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07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30.3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32.21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18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0.725" calcext:value-type="float">
            <text:p>0,725</text:p>
          </table:table-cell>
          <table:table-cell office:value-type="float" office:value="-5.1464539607313" calcext:value-type="float">
            <text:p>-5,1464539607</text:p>
          </table:table-cell>
          <table:table-cell office:value-type="float" office:value="0.231245391759096" calcext:value-type="float">
            <text:p>0,2312453918</text:p>
          </table:table-cell>
          <table:table-cell office:value-type="float" office:value="3.02011072513978" calcext:value-type="float">
            <text:p>3,0201107251</text:p>
          </table:table-cell>
          <table:table-cell office:value-type="float" office:value="0.106189506553747" calcext:value-type="float">
            <text:p>0,1061895066</text:p>
          </table:table-cell>
          <table:table-cell office:value-type="float" office:value="3.13429079377134" calcext:value-type="float">
            <text:p>3,1342907938</text:p>
          </table:table-cell>
          <table:table-cell table:style-name="ce1" office:value-type="float" office:value="0.0012827387184283" calcext:value-type="float">
            <text:p>1,28E-03</text:p>
          </table:table-cell>
          <table:table-cell table:style-name="ce1" office:value-type="float" office:value="0.00879215781115444" calcext:value-type="float">
            <text:p>8,79E-03</text:p>
          </table:table-cell>
          <table:table-cell table:style-name="ce1" office:value-type="float" office:value="0.00154388409536123" calcext:value-type="float">
            <text:p>1,54E-03</text:p>
          </table:table-cell>
          <table:table-cell table:style-name="ce1" office:value-type="float" office:value="0.0306441951800131" calcext:value-type="float">
            <text:p>3,06E-02</text:p>
          </table:table-cell>
          <table:table-cell table:style-name="ce1" office:value-type="float" office:value="0.0482186841682979" calcext:value-type="float">
            <text:p>4,82E-02</text:p>
          </table:table-cell>
          <table:table-cell office:value-type="float" office:value="9.29295671501223" calcext:value-type="float">
            <text:p>9,292956715</text:p>
          </table:table-cell>
          <table:table-cell office:value-type="float" office:value="4.57208617816821" calcext:value-type="float">
            <text:p>4,57E+00</text:p>
          </table:table-cell>
          <table:table-cell office:value-type="float" office:value="0.208540314098727" calcext:value-type="float">
            <text:p>0,2085403141</text:p>
          </table:table-cell>
          <table:table-cell office:value-type="float" office:value="0.0128929901996887" calcext:value-type="float">
            <text:p>1,29E-02</text:p>
          </table:table-cell>
          <table:table-cell office:value-type="float" office:value="127.503247310978" calcext:value-type="float">
            <text:p>127,503247311</text:p>
          </table:table-cell>
          <table:table-cell table:style-name="ce1" office:value-type="float" office:value="0.000000233628195087191" calcext:value-type="float">
            <text:p>2,34E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0.75" calcext:value-type="float">
            <text:p>0,75</text:p>
          </table:table-cell>
          <table:table-cell office:value-type="float" office:value="4.24416095745693" calcext:value-type="float">
            <text:p>4,2441609575</text:p>
          </table:table-cell>
          <table:table-cell office:value-type="float" office:value="0.411720439413725" calcext:value-type="float">
            <text:p>0,4117204394</text:p>
          </table:table-cell>
          <table:table-cell office:value-type="float" office:value="0.244714196651937" calcext:value-type="float">
            <text:p>0,2447141967</text:p>
          </table:table-cell>
          <table:table-cell office:value-type="float" office:value="0.205802584420667" calcext:value-type="float">
            <text:p>0,2058025844</text:p>
          </table:table-cell>
          <table:table-cell office:value-type="float" office:value="0.976369326485454" calcext:value-type="float">
            <text:p>0,9763693265</text:p>
          </table:table-cell>
          <table:table-cell table:style-name="ce1" office:value-type="float" office:value="0.0779646928806154" calcext:value-type="float">
            <text:p>7,80E-02</text:p>
          </table:table-cell>
          <table:table-cell office:value-type="float" office:value="2.56331790083877" calcext:value-type="float">
            <text:p>2,5633179008</text:p>
          </table:table-cell>
          <table:table-cell table:style-name="ce1" office:value-type="float" office:value="0.0786812744607718" calcext:value-type="float">
            <text:p>7,87E-02</text:p>
          </table:table-cell>
          <table:table-cell office:value-type="float" office:value="1.70727543540892" calcext:value-type="float">
            <text:p>1,7072754354</text:p>
          </table:table-cell>
          <table:table-cell office:value-type="float" office:value="0.646036016980966" calcext:value-type="float">
            <text:p>0,646036017</text:p>
          </table:table-cell>
          <table:table-cell office:value-type="float" office:value="4.72068969380871" calcext:value-type="float">
            <text:p>4,7206896938</text:p>
          </table:table-cell>
          <table:table-cell office:value-type="float" office:value="0.465405185079662" calcext:value-type="float">
            <text:p>4,65E-01</text:p>
          </table:table-cell>
          <table:table-cell office:value-type="float" office:value="0.328042561135253" calcext:value-type="float">
            <text:p>0,3280425611</text:p>
          </table:table-cell>
          <table:table-cell office:value-type="float" office:value="0.00714922566620698" calcext:value-type="float">
            <text:p>7,15E-03</text:p>
          </table:table-cell>
          <table:table-cell office:value-type="float" office:value="64.9506323879808" calcext:value-type="float">
            <text:p>64,950632388</text:p>
          </table:table-cell>
          <table:table-cell office:value-type="float" office:value="3.41658633886165" calcext:value-type="float">
            <text:p>3,4165863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0.775" calcext:value-type="float">
            <text:p>0,775</text:p>
          </table:table-cell>
          <table:table-cell office:value-type="float" office:value="4.19583086778096" calcext:value-type="float">
            <text:p>4,1958308678</text:p>
          </table:table-cell>
          <table:table-cell office:value-type="float" office:value="0.405488719495876" calcext:value-type="float">
            <text:p>0,4054887195</text:p>
          </table:table-cell>
          <table:table-cell office:value-type="float" office:value="0.263439223722367" calcext:value-type="float">
            <text:p>0,2634392237</text:p>
          </table:table-cell>
          <table:table-cell office:value-type="float" office:value="0.204476120384805" calcext:value-type="float">
            <text:p>0,2044761204</text:p>
          </table:table-cell>
          <table:table-cell office:value-type="float" office:value="0.9731503220857" calcext:value-type="float">
            <text:p>0,9731503221</text:p>
          </table:table-cell>
          <table:table-cell table:style-name="ce1" office:value-type="float" office:value="0.0777969134234375" calcext:value-type="float">
            <text:p>7,78E-02</text:p>
          </table:table-cell>
          <table:table-cell office:value-type="float" office:value="2.56577411099027" calcext:value-type="float">
            <text:p>2,565774111</text:p>
          </table:table-cell>
          <table:table-cell table:style-name="ce1" office:value-type="float" office:value="0.0784669040372933" calcext:value-type="float">
            <text:p>7,85E-02</text:p>
          </table:table-cell>
          <table:table-cell office:value-type="float" office:value="1.63915420282099" calcext:value-type="float">
            <text:p>1,6391542028</text:p>
          </table:table-cell>
          <table:table-cell office:value-type="float" office:value="0.611823235591757" calcext:value-type="float">
            <text:p>0,6118232356</text:p>
          </table:table-cell>
          <table:table-cell office:value-type="float" office:value="4.87057011564032" calcext:value-type="float">
            <text:p>4,8705701156</text:p>
          </table:table-cell>
          <table:table-cell office:value-type="float" office:value="0.544643041560705" calcext:value-type="float">
            <text:p>5,45E-01</text:p>
          </table:table-cell>
          <table:table-cell office:value-type="float" office:value="0.32819762371846" calcext:value-type="float">
            <text:p>0,3281976237</text:p>
          </table:table-cell>
          <table:table-cell office:value-type="float" office:value="0.00719808334224134" calcext:value-type="float">
            <text:p>7,20E-03</text:p>
          </table:table-cell>
          <table:table-cell office:value-type="float" office:value="64.6469270097278" calcext:value-type="float">
            <text:p>64,6469270097</text:p>
          </table:table-cell>
          <table:table-cell office:value-type="float" office:value="2.89229279259239" calcext:value-type="float">
            <text:p>2,89229279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,8</text:p>
          </table:table-cell>
          <table:table-cell office:value-type="float" office:value="4.11670703456491" calcext:value-type="float">
            <text:p>4,1167070346</text:p>
          </table:table-cell>
          <table:table-cell office:value-type="float" office:value="0.387911494466948" calcext:value-type="float">
            <text:p>0,3879114945</text:p>
          </table:table-cell>
          <table:table-cell office:value-type="float" office:value="0.2936860139451" calcext:value-type="float">
            <text:p>0,2936860139</text:p>
          </table:table-cell>
          <table:table-cell office:value-type="float" office:value="0.200022545990272" calcext:value-type="float">
            <text:p>0,200022546</text:p>
          </table:table-cell>
          <table:table-cell office:value-type="float" office:value="0.962676733060742" calcext:value-type="float">
            <text:p>0,9626767331</text:p>
          </table:table-cell>
          <table:table-cell table:style-name="ce1" office:value-type="float" office:value="0.077719323073904" calcext:value-type="float">
            <text:p>7,77E-02</text:p>
          </table:table-cell>
          <table:table-cell office:value-type="float" office:value="2.57272840282348" calcext:value-type="float">
            <text:p>2,5727284028</text:p>
          </table:table-cell>
          <table:table-cell table:style-name="ce1" office:value-type="float" office:value="0.0781614568234389" calcext:value-type="float">
            <text:p>7,82E-02</text:p>
          </table:table-cell>
          <table:table-cell office:value-type="float" office:value="1.54759326841877" calcext:value-type="float">
            <text:p>1,5475932684</text:p>
          </table:table-cell>
          <table:table-cell office:value-type="float" office:value="0.548130160495753" calcext:value-type="float">
            <text:p>0,5481301605</text:p>
          </table:table-cell>
          <table:table-cell office:value-type="float" office:value="5.20261484807456" calcext:value-type="float">
            <text:p>5,2026148481</text:p>
          </table:table-cell>
          <table:table-cell office:value-type="float" office:value="0.670193012232043" calcext:value-type="float">
            <text:p>6,70E-01</text:p>
          </table:table-cell>
          <table:table-cell office:value-type="float" office:value="0.328466963215739" calcext:value-type="float">
            <text:p>0,3284669632</text:p>
          </table:table-cell>
          <table:table-cell office:value-type="float" office:value="0.00727982805716918" calcext:value-type="float">
            <text:p>7,28E-03</text:p>
          </table:table-cell>
          <table:table-cell office:value-type="float" office:value="63.8842662264113" calcext:value-type="float">
            <text:p>63,8842662264</text:p>
          </table:table-cell>
          <table:table-cell office:value-type="float" office:value="2.65831493629495" calcext:value-type="float">
            <text:p>2,65831493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0.825" calcext:value-type="float">
            <text:p>0,825</text:p>
          </table:table-cell>
          <table:table-cell office:value-type="float" office:value="3.98709700135558" calcext:value-type="float">
            <text:p>3,9870970014</text:p>
          </table:table-cell>
          <table:table-cell office:value-type="float" office:value="0.360572765912947" calcext:value-type="float">
            <text:p>0,3605727659</text:p>
          </table:table-cell>
          <table:table-cell office:value-type="float" office:value="0.346228012429708" calcext:value-type="float">
            <text:p>0,3462280124</text:p>
          </table:table-cell>
          <table:table-cell office:value-type="float" office:value="0.193150062070197" calcext:value-type="float">
            <text:p>0,1931500621</text:p>
          </table:table-cell>
          <table:table-cell office:value-type="float" office:value="0.942639549609053" calcext:value-type="float">
            <text:p>0,9426395496</text:p>
          </table:table-cell>
          <table:table-cell table:style-name="ce1" office:value-type="float" office:value="0.0771595232673484" calcext:value-type="float">
            <text:p>7,72E-02</text:p>
          </table:table-cell>
          <table:table-cell office:value-type="float" office:value="2.58620406569101" calcext:value-type="float">
            <text:p>2,5862040657</text:p>
          </table:table-cell>
          <table:table-cell table:style-name="ce1" office:value-type="float" office:value="0.0775563859917601" calcext:value-type="float">
            <text:p>7,76E-02</text:p>
          </table:table-cell>
          <table:table-cell office:value-type="float" office:value="1.42110401533548" calcext:value-type="float">
            <text:p>1,4211040153</text:p>
          </table:table-cell>
          <table:table-cell office:value-type="float" office:value="0.457464443046427" calcext:value-type="float">
            <text:p>0,457464443</text:p>
          </table:table-cell>
          <table:table-cell office:value-type="float" office:value="5.85426115923358" calcext:value-type="float">
            <text:p>5,8542611592</text:p>
          </table:table-cell>
          <table:table-cell office:value-type="float" office:value="0.869231169664983" calcext:value-type="float">
            <text:p>8,69E-01</text:p>
          </table:table-cell>
          <table:table-cell office:value-type="float" office:value="0.328636561943751" calcext:value-type="float">
            <text:p>0,3286365619</text:p>
          </table:table-cell>
          <table:table-cell office:value-type="float" office:value="0.00745406998935552" calcext:value-type="float">
            <text:p>7,45E-03</text:p>
          </table:table-cell>
          <table:table-cell office:value-type="float" office:value="62.2996395526976" calcext:value-type="float">
            <text:p>62,2996395527</text:p>
          </table:table-cell>
          <table:table-cell office:value-type="float" office:value="2.85950127703367" calcext:value-type="float">
            <text:p>2,8595012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0.85" calcext:value-type="float">
            <text:p>0,85</text:p>
          </table:table-cell>
          <table:table-cell office:value-type="float" office:value="4.02758112871545" calcext:value-type="float">
            <text:p>4,0275811287</text:p>
          </table:table-cell>
          <table:table-cell office:value-type="float" office:value="0.380927512710314" calcext:value-type="float">
            <text:p>0,3809275127</text:p>
          </table:table-cell>
          <table:table-cell office:value-type="float" office:value="0.329727185736549" calcext:value-type="float">
            <text:p>0,3297271857</text:p>
          </table:table-cell>
          <table:table-cell office:value-type="float" office:value="0.199055364121786" calcext:value-type="float">
            <text:p>0,1990553641</text:p>
          </table:table-cell>
          <table:table-cell office:value-type="float" office:value="0.952568830921986" calcext:value-type="float">
            <text:p>0,9525688309</text:p>
          </table:table-cell>
          <table:table-cell table:style-name="ce1" office:value-type="float" office:value="0.0811008503575507" calcext:value-type="float">
            <text:p>8,11E-02</text:p>
          </table:table-cell>
          <table:table-cell office:value-type="float" office:value="2.57971354348966" calcext:value-type="float">
            <text:p>2,5797135435</text:p>
          </table:table-cell>
          <table:table-cell table:style-name="ce1" office:value-type="float" office:value="0.0793507854780721" calcext:value-type="float">
            <text:p>7,94E-02</text:p>
          </table:table-cell>
          <table:table-cell office:value-type="float" office:value="1.45302756679096" calcext:value-type="float">
            <text:p>1,4530275668</text:p>
          </table:table-cell>
          <table:table-cell office:value-type="float" office:value="0.489428132573122" calcext:value-type="float">
            <text:p>0,4894281326</text:p>
          </table:table-cell>
          <table:table-cell office:value-type="float" office:value="5.633917999875" calcext:value-type="float">
            <text:p>5,6339179999</text:p>
          </table:table-cell>
          <table:table-cell office:value-type="float" office:value="0.968129106831339" calcext:value-type="float">
            <text:p>9,68E-01</text:p>
          </table:table-cell>
          <table:table-cell office:value-type="float" office:value="0.328635560586893" calcext:value-type="float">
            <text:p>0,3286355606</text:p>
          </table:table-cell>
          <table:table-cell office:value-type="float" office:value="0.00740879613753192" calcext:value-type="float">
            <text:p>7,41E-03</text:p>
          </table:table-cell>
          <table:table-cell office:value-type="float" office:value="62.081198154981" calcext:value-type="float">
            <text:p>62,081198155</text:p>
          </table:table-cell>
          <table:table-cell office:value-type="float" office:value="2.35345669039188" calcext:value-type="float">
            <text:p>2,3534566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0.875" calcext:value-type="float">
            <text:p>0,875</text:p>
          </table:table-cell>
          <table:table-cell office:value-type="float" office:value="3.95041009685222" calcext:value-type="float">
            <text:p>3,9504100969</text:p>
          </table:table-cell>
          <table:table-cell office:value-type="float" office:value="0.360456803615101" calcext:value-type="float">
            <text:p>0,3604568036</text:p>
          </table:table-cell>
          <table:table-cell office:value-type="float" office:value="0.360425510078321" calcext:value-type="float">
            <text:p>0,3604255101</text:p>
          </table:table-cell>
          <table:table-cell office:value-type="float" office:value="0.193110909442543" calcext:value-type="float">
            <text:p>0,1931109094</text:p>
          </table:table-cell>
          <table:table-cell office:value-type="float" office:value="0.9230550942528" calcext:value-type="float">
            <text:p>0,9230550943</text:p>
          </table:table-cell>
          <table:table-cell table:style-name="ce1" office:value-type="float" office:value="0.0849524966754326" calcext:value-type="float">
            <text:p>8,50E-02</text:p>
          </table:table-cell>
          <table:table-cell office:value-type="float" office:value="2.59786784647795" calcext:value-type="float">
            <text:p>2,5978678465</text:p>
          </table:table-cell>
          <table:table-cell table:style-name="ce1" office:value-type="float" office:value="0.0807298659906675" calcext:value-type="float">
            <text:p>8,07E-02</text:p>
          </table:table-cell>
          <table:table-cell office:value-type="float" office:value="1.42514204339309" calcext:value-type="float">
            <text:p>1,4251420434</text:p>
          </table:table-cell>
          <table:table-cell office:value-type="float" office:value="0.431915841601836" calcext:value-type="float">
            <text:p>0,4319158416</text:p>
          </table:table-cell>
          <table:table-cell office:value-type="float" office:value="6.18681179995618" calcext:value-type="float">
            <text:p>6,1868118</text:p>
          </table:table-cell>
          <table:table-cell office:value-type="float" office:value="1.16888548897996" calcext:value-type="float">
            <text:p>1,17E+00</text:p>
          </table:table-cell>
          <table:table-cell office:value-type="float" office:value="0.328653689899546" calcext:value-type="float">
            <text:p>0,3286536899</text:p>
          </table:table-cell>
          <table:table-cell office:value-type="float" office:value="0.00751575937217363" calcext:value-type="float">
            <text:p>7,52E-03</text:p>
          </table:table-cell>
          <table:table-cell office:value-type="float" office:value="61.3400841292408" calcext:value-type="float">
            <text:p>61,3400841292</text:p>
          </table:table-cell>
          <table:table-cell office:value-type="float" office:value="2.13696489805904" calcext:value-type="float">
            <text:p>2,1369648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3.8306007113574" calcext:value-type="float">
            <text:p>3,8306007114</text:p>
          </table:table-cell>
          <table:table-cell office:value-type="float" office:value="0.328216880627522" calcext:value-type="float">
            <text:p>0,3282168806</text:p>
          </table:table-cell>
          <table:table-cell office:value-type="float" office:value="0.409798358124739" calcext:value-type="float">
            <text:p>0,4097983581</text:p>
          </table:table-cell>
          <table:table-cell office:value-type="float" office:value="0.184181103603508" calcext:value-type="float">
            <text:p>0,1841811036</text:p>
          </table:table-cell>
          <table:table-cell office:value-type="float" office:value="0.847824604812912" calcext:value-type="float">
            <text:p>0,8478246048</text:p>
          </table:table-cell>
          <table:table-cell table:style-name="ce1" office:value-type="float" office:value="0.0894809983763282" calcext:value-type="float">
            <text:p>8,95E-02</text:p>
          </table:table-cell>
          <table:table-cell office:value-type="float" office:value="2.64219385475841" calcext:value-type="float">
            <text:p>2,6421938548</text:p>
          </table:table-cell>
          <table:table-cell table:style-name="ce1" office:value-type="float" office:value="0.082319529455905" calcext:value-type="float">
            <text:p>8,23E-02</text:p>
          </table:table-cell>
          <table:table-cell office:value-type="float" office:value="1.50736236353395" calcext:value-type="float">
            <text:p>1,5073623635</text:p>
          </table:table-cell>
          <table:table-cell office:value-type="float" office:value="0.370310207006349" calcext:value-type="float">
            <text:p>0,370310207</text:p>
          </table:table-cell>
          <table:table-cell office:value-type="float" office:value="7.45914461999564" calcext:value-type="float">
            <text:p>7,45914462</text:p>
          </table:table-cell>
          <table:table-cell office:value-type="float" office:value="1.44563643866643" calcext:value-type="float">
            <text:p>1,45E+00</text:p>
          </table:table-cell>
          <table:table-cell office:value-type="float" office:value="0.328140865529026" calcext:value-type="float">
            <text:p>0,3281408655</text:p>
          </table:table-cell>
          <table:table-cell office:value-type="float" office:value="0.00773572252541217" calcext:value-type="float">
            <text:p>7,74E-03</text:p>
          </table:table-cell>
          <table:table-cell office:value-type="float" office:value="59.0905996101216" calcext:value-type="float">
            <text:p>59,0905996101</text:p>
          </table:table-cell>
          <table:table-cell office:value-type="float" office:value="2.62940020813983" calcext:value-type="float">
            <text:p>2,6294002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.925" calcext:value-type="float">
            <text:p>0,925</text:p>
          </table:table-cell>
          <table:table-cell office:value-type="float" office:value="3.83114925934238" calcext:value-type="float">
            <text:p>3,8311492593</text:p>
          </table:table-cell>
          <table:table-cell office:value-type="float" office:value="0.331582777932935" calcext:value-type="float">
            <text:p>0,3315827779</text:p>
          </table:table-cell>
          <table:table-cell office:value-type="float" office:value="0.409493998485541" calcext:value-type="float">
            <text:p>0,4094939985</text:p>
          </table:table-cell>
          <table:table-cell office:value-type="float" office:value="0.185387457077896" calcext:value-type="float">
            <text:p>0,1853874571</text:p>
          </table:table-cell>
          <table:table-cell office:value-type="float" office:value="0.847987267360551" calcext:value-type="float">
            <text:p>0,8479872674</text:p>
          </table:table-cell>
          <table:table-cell office:value-type="float" office:value="0.115312915491935" calcext:value-type="float">
            <text:p>0,1153129155</text:p>
          </table:table-cell>
          <table:table-cell office:value-type="float" office:value="2.64210549449517" calcext:value-type="float">
            <text:p>2,6421054945</text:p>
          </table:table-cell>
          <table:table-cell table:style-name="ce1" office:value-type="float" office:value="0.0902410389784767" calcext:value-type="float">
            <text:p>9,02E-02</text:p>
          </table:table-cell>
          <table:table-cell office:value-type="float" office:value="1.50725425866135" calcext:value-type="float">
            <text:p>1,5072542587</text:p>
          </table:table-cell>
          <table:table-cell office:value-type="float" office:value="0.434196140794534" calcext:value-type="float">
            <text:p>0,4341961408</text:p>
          </table:table-cell>
          <table:table-cell office:value-type="float" office:value="7.45627388159562" calcext:value-type="float">
            <text:p>7,4562738816</text:p>
          </table:table-cell>
          <table:table-cell office:value-type="float" office:value="1.67603985433737" calcext:value-type="float">
            <text:p>1,68E+00</text:p>
          </table:table-cell>
          <table:table-cell office:value-type="float" office:value="0.328153621814677" calcext:value-type="float">
            <text:p>0,3281536218</text:p>
          </table:table-cell>
          <table:table-cell office:value-type="float" office:value="0.00781177092434106" calcext:value-type="float">
            <text:p>7,81E-03</text:p>
          </table:table-cell>
          <table:table-cell office:value-type="float" office:value="59.0905927527111" calcext:value-type="float">
            <text:p>59,0905927527</text:p>
          </table:table-cell>
          <table:table-cell office:value-type="float" office:value="2.04772484588751" calcext:value-type="float">
            <text:p>2,0477248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95" calcext:value-type="float">
            <text:p>0,95</text:p>
          </table:table-cell>
          <table:table-cell office:value-type="float" office:value="5.00175627205999" calcext:value-type="float">
            <text:p>5,0017562721</text:p>
          </table:table-cell>
          <table:table-cell office:value-type="float" office:value="0.20677963814899" calcext:value-type="float">
            <text:p>0,2067796381</text:p>
          </table:table-cell>
          <table:table-cell office:value-type="float" office:value="0.486451649287891" calcext:value-type="float">
            <text:p>0,4864516493</text:p>
          </table:table-cell>
          <table:table-cell office:value-type="float" office:value="0.113161227898414" calcext:value-type="float">
            <text:p>0,1131612279</text:p>
          </table:table-cell>
          <table:table-cell office:value-type="float" office:value="1.62681733001906" calcext:value-type="float">
            <text:p>1,62681733</text:p>
          </table:table-cell>
          <table:table-cell office:value-type="float" office:value="0.125358703119035" calcext:value-type="float">
            <text:p>0,1253587031</text:p>
          </table:table-cell>
          <table:table-cell office:value-type="float" office:value="2.25408832599348" calcext:value-type="float">
            <text:p>2,254088326</text:p>
          </table:table-cell>
          <table:table-cell table:style-name="ce1" office:value-type="float" office:value="0.0893510486271549" calcext:value-type="float">
            <text:p>8,94E-02</text:p>
          </table:table-cell>
          <table:table-cell office:value-type="float" office:value="2.99299810416355" calcext:value-type="float">
            <text:p>2,9929981042</text:p>
          </table:table-cell>
          <table:table-cell office:value-type="float" office:value="0.825536278084612" calcext:value-type="float">
            <text:p>0,8255362781</text:p>
          </table:table-cell>
          <table:table-cell table:style-name="ce1" office:value-type="float" office:value="0.000354296975219048" calcext:value-type="float">
            <text:p>3,54E-04</text:p>
          </table:table-cell>
          <table:table-cell office:value-type="float" office:value="17.5090479069996" calcext:value-type="float">
            <text:p>1,75E+01</text:p>
          </table:table-cell>
          <table:table-cell office:value-type="float" office:value="0.341501105552895" calcext:value-type="float">
            <text:p>0,3415011056</text:p>
          </table:table-cell>
          <table:table-cell office:value-type="float" office:value="0.00731158273662814" calcext:value-type="float">
            <text:p>7,31E-03</text:p>
          </table:table-cell>
          <table:table-cell office:value-type="float" office:value="64.1301454227337" calcext:value-type="float">
            <text:p>64,1301454227</text:p>
          </table:table-cell>
          <table:table-cell office:value-type="float" office:value="0.506066276383931" calcext:value-type="float">
            <text:p>0,50606627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.975" calcext:value-type="float">
            <text:p>0,975</text:p>
          </table:table-cell>
          <table:table-cell office:value-type="float" office:value="5.0919679224374" calcext:value-type="float">
            <text:p>5,0919679224</text:p>
          </table:table-cell>
          <table:table-cell office:value-type="float" office:value="1.92182179746466" calcext:value-type="float">
            <text:p>1,9218217975</text:p>
          </table:table-cell>
          <table:table-cell office:value-type="float" office:value="0.435778177703387" calcext:value-type="float">
            <text:p>0,4357781777</text:p>
          </table:table-cell>
          <table:table-cell office:value-type="float" office:value="0.152289113742199" calcext:value-type="float">
            <text:p>0,1522891137</text:p>
          </table:table-cell>
          <table:table-cell office:value-type="float" office:value="1.68035797884453" calcext:value-type="float">
            <text:p>1,6803579788</text:p>
          </table:table-cell>
          <table:table-cell office:value-type="float" office:value="0.15010724261176" calcext:value-type="float">
            <text:p>0,1501072426</text:p>
          </table:table-cell>
          <table:table-cell office:value-type="float" office:value="2.22659068035197" calcext:value-type="float">
            <text:p>2,2265906804</text:p>
          </table:table-cell>
          <table:table-cell office:value-type="float" office:value="0.102752475907741" calcext:value-type="float">
            <text:p>0,1027524759</text:p>
          </table:table-cell>
          <table:table-cell office:value-type="float" office:value="3.03798571921403" calcext:value-type="float">
            <text:p>3,0379857192</text:p>
          </table:table-cell>
          <table:table-cell office:value-type="float" office:value="7.93612748629613" calcext:value-type="float">
            <text:p>7,9361274863</text:p>
          </table:table-cell>
          <table:table-cell table:style-name="ce1" office:value-type="float" office:value="0.00000337174800302265" calcext:value-type="float">
            <text:p>3,37E-06</text:p>
          </table:table-cell>
          <table:table-cell office:value-type="float" office:value="3.94601132652149" calcext:value-type="float">
            <text:p>3,95E+00</text:p>
          </table:table-cell>
          <table:table-cell office:value-type="float" office:value="0.344767118065602" calcext:value-type="float">
            <text:p>0,3447671181</text:p>
          </table:table-cell>
          <table:table-cell office:value-type="float" office:value="0.00941864818486406" calcext:value-type="float">
            <text:p>9,42E-03</text:p>
          </table:table-cell>
          <table:table-cell office:value-type="float" office:value="63.2675095760388" calcext:value-type="float">
            <text:p>63,267509576</text:p>
          </table:table-cell>
          <table:table-cell office:value-type="float" office:value="0.456267584560008" calcext:value-type="float">
            <text:p>0,45626758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.1723236593578" calcext:value-type="float">
            <text:p>5,1723236594</text:p>
          </table:table-cell>
          <table:table-cell office:value-type="float" office:value="2.56370175806425" calcext:value-type="float">
            <text:p>2,5637017581</text:p>
          </table:table-cell>
          <table:table-cell office:value-type="float" office:value="0.382153164897487" calcext:value-type="float">
            <text:p>0,3821531649</text:p>
          </table:table-cell>
          <table:table-cell office:value-type="float" office:value="0.158709350386394" calcext:value-type="float">
            <text:p>0,1587093504</text:p>
          </table:table-cell>
          <table:table-cell office:value-type="float" office:value="1.75392532213409" calcext:value-type="float">
            <text:p>1,7539253221</text:p>
          </table:table-cell>
          <table:table-cell office:value-type="float" office:value="0.161515444562596" calcext:value-type="float">
            <text:p>0,1615154446</text:p>
          </table:table-cell>
          <table:table-cell office:value-type="float" office:value="2.18947665644414" calcext:value-type="float">
            <text:p>2,1894766564</text:p>
          </table:table-cell>
          <table:table-cell office:value-type="float" office:value="0.108657018439929" calcext:value-type="float">
            <text:p>0,1086570184</text:p>
          </table:table-cell>
          <table:table-cell office:value-type="float" office:value="3.02620920023324" calcext:value-type="float">
            <text:p>3,0262092002</text:p>
          </table:table-cell>
          <table:table-cell office:value-type="float" office:value="10.5776833372128" calcext:value-type="float">
            <text:p>10,5776833372</text:p>
          </table:table-cell>
          <table:table-cell table:style-name="ce1" office:value-type="float" office:value="0.0000244113834146908" calcext:value-type="float">
            <text:p>2,44E-05</text:p>
          </table:table-cell>
          <table:table-cell table:style-name="Default" office:value-type="float" office:value="2.16968545381613" calcext:value-type="float">
            <text:p>2,1696854538</text:p>
          </table:table-cell>
          <table:table-cell office:value-type="float" office:value="0.348577469896754" calcext:value-type="float">
            <text:p>0,3485774699</text:p>
          </table:table-cell>
          <table:table-cell office:value-type="float" office:value="0.00982770323037809" calcext:value-type="float">
            <text:p>9,83E-03</text:p>
          </table:table-cell>
          <table:table-cell office:value-type="float" office:value="62.0718100453658" calcext:value-type="float">
            <text:p>62,0718100454</text:p>
          </table:table-cell>
          <table:table-cell office:value-type="float" office:value="0.444298926891983" calcext:value-type="float">
            <text:p>0,44429892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.025" calcext:value-type="float">
            <text:p>1,025</text:p>
          </table:table-cell>
          <table:table-cell office:value-type="float" office:value="5.2827861306771" calcext:value-type="float">
            <text:p>5,2827861307</text:p>
          </table:table-cell>
          <table:table-cell office:value-type="float" office:value="2.09922119781593" calcext:value-type="float">
            <text:p>2,0992211978</text:p>
          </table:table-cell>
          <table:table-cell office:value-type="float" office:value="0.439235392212023" calcext:value-type="float">
            <text:p>0,4392353922</text:p>
          </table:table-cell>
          <table:table-cell office:value-type="float" office:value="0.165229826978972" calcext:value-type="float">
            <text:p>0,165229827</text:p>
          </table:table-cell>
          <table:table-cell table:style-name="ce1" office:value-type="float" office:value="1.64020263474341" calcext:value-type="float">
            <text:p>1,64E+00</text:p>
          </table:table-cell>
          <table:table-cell office:value-type="float" office:value="0.18574201731338" calcext:value-type="float">
            <text:p>0,1857420173</text:p>
          </table:table-cell>
          <table:table-cell office:value-type="float" office:value="2.24987000698336" calcext:value-type="float">
            <text:p>2,249870007</text:p>
          </table:table-cell>
          <table:table-cell office:value-type="float" office:value="0.116686517514949" calcext:value-type="float">
            <text:p>0,1166865175</text:p>
          </table:table-cell>
          <table:table-cell office:value-type="float" office:value="3.93315760780357" calcext:value-type="float">
            <text:p>3,9331576078</text:p>
          </table:table-cell>
          <table:table-cell office:value-type="float" office:value="10.6247601273483" calcext:value-type="float">
            <text:p>10,6247601273</text:p>
          </table:table-cell>
          <table:table-cell table:style-name="ce1" office:value-type="float" office:value="0.00000267795747244115" calcext:value-type="float">
            <text:p>2,68E-06</text:p>
          </table:table-cell>
          <table:table-cell office:value-type="float" office:value="4.23961704017168" calcext:value-type="float">
            <text:p>4,24E+00</text:p>
          </table:table-cell>
          <table:table-cell office:value-type="float" office:value="0.344137263217249" calcext:value-type="float">
            <text:p>0,3441372632</text:p>
          </table:table-cell>
          <table:table-cell office:value-type="float" office:value="0.0104764699465242" calcext:value-type="float">
            <text:p>1,05E-02</text:p>
          </table:table-cell>
          <table:table-cell office:value-type="float" office:value="60.3718024877446" calcext:value-type="float">
            <text:p>60,3718024877</text:p>
          </table:table-cell>
          <table:table-cell office:value-type="float" office:value="0.488379838957248" calcext:value-type="float">
            <text:p>0,4883798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.05" calcext:value-type="float">
            <text:p>1,05</text:p>
          </table:table-cell>
          <table:table-cell office:value-type="float" office:value="5.1572139398053" calcext:value-type="float">
            <text:p>5,1572139398</text:p>
          </table:table-cell>
          <table:table-cell office:value-type="float" office:value="2.29926044549284" calcext:value-type="float">
            <text:p>2,2992604455</text:p>
          </table:table-cell>
          <table:table-cell office:value-type="float" office:value="0.420518883286498" calcext:value-type="float">
            <text:p>0,4205188833</text:p>
          </table:table-cell>
          <table:table-cell office:value-type="float" office:value="0.168990484123813" calcext:value-type="float">
            <text:p>0,1689904841</text:p>
          </table:table-cell>
          <table:table-cell table:style-name="ce1" office:value-type="float" office:value="1.68814947648578" calcext:value-type="float">
            <text:p>1,69E+00</text:p>
          </table:table-cell>
          <table:table-cell office:value-type="float" office:value="0.206673267695445" calcext:value-type="float">
            <text:p>0,2066732677</text:p>
          </table:table-cell>
          <table:table-cell office:value-type="float" office:value="2.22490117469003" calcext:value-type="float">
            <text:p>2,2249011747</text:p>
          </table:table-cell>
          <table:table-cell office:value-type="float" office:value="0.12650006308899" calcext:value-type="float">
            <text:p>0,1265000631</text:p>
          </table:table-cell>
          <table:table-cell office:value-type="float" office:value="3.21962231502359" calcext:value-type="float">
            <text:p>3,219622315</text:p>
          </table:table-cell>
          <table:table-cell office:value-type="float" office:value="9.96259145511022" calcext:value-type="float">
            <text:p>9,9625914551</text:p>
          </table:table-cell>
          <table:table-cell table:style-name="ce1" office:value-type="float" office:value="0.0000144398768164855" calcext:value-type="float">
            <text:p>1,44E-05</text:p>
          </table:table-cell>
          <table:table-cell office:value-type="float" office:value="3.14542353377979" calcext:value-type="float">
            <text:p>3,15E+00</text:p>
          </table:table-cell>
          <table:table-cell office:value-type="float" office:value="0.345801450831918" calcext:value-type="float">
            <text:p>0,3458014508</text:p>
          </table:table-cell>
          <table:table-cell office:value-type="float" office:value="0.0109623408433016" calcext:value-type="float">
            <text:p>1,10E-02</text:p>
          </table:table-cell>
          <table:table-cell office:value-type="float" office:value="60.0740730860079" calcext:value-type="float">
            <text:p>60,074073086</text:p>
          </table:table-cell>
          <table:table-cell office:value-type="float" office:value="0.380203339993766" calcext:value-type="float">
            <text:p>0,380203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.075" calcext:value-type="float">
            <text:p>1,075</text:p>
          </table:table-cell>
          <table:table-cell office:value-type="float" office:value="4.84380065372375" calcext:value-type="float">
            <text:p>4,8438006537</text:p>
          </table:table-cell>
          <table:table-cell table:style-name="ce1" office:value-type="float" office:value="0.00151448486454519" calcext:value-type="float">
            <text:p>1,51E-03</text:p>
          </table:table-cell>
          <table:table-cell office:value-type="float" office:value="0.285926540345232" calcext:value-type="float">
            <text:p>0,2859265403</text:p>
          </table:table-cell>
          <table:table-cell table:style-name="ce1" office:value-type="float" office:value="0.0014066670756455" calcext:value-type="float">
            <text:p>1,41E-03</text:p>
          </table:table-cell>
          <table:table-cell office:value-type="float" office:value="1.87657038584808" calcext:value-type="float">
            <text:p>1,8765703858</text:p>
          </table:table-cell>
          <table:table-cell table:style-name="ce1" office:value-type="float" office:value="0.00318552653553665" calcext:value-type="float">
            <text:p>3,19E-03</text:p>
          </table:table-cell>
          <table:table-cell office:value-type="float" office:value="2.07407121485092" calcext:value-type="float">
            <text:p>2,0740712149</text:p>
          </table:table-cell>
          <table:table-cell table:style-name="ce1" office:value-type="float" office:value="0.00383884689131773" calcext:value-type="float">
            <text:p>3,84E-03</text:p>
          </table:table-cell>
          <table:table-cell office:value-type="float" office:value="1.54425854535449" calcext:value-type="float">
            <text:p>1,5442585454</text:p>
          </table:table-cell>
          <table:table-cell table:style-name="ce1" office:value-type="float" office:value="0.00134629123468831" calcext:value-type="float">
            <text:p>1,35E-03</text:p>
          </table:table-cell>
          <table:table-cell office:value-type="float" office:value="0.125739232152045" calcext:value-type="float">
            <text:p>0,1257392322</text:p>
          </table:table-cell>
          <table:table-cell office:value-type="float" office:value="59.7260200339214" calcext:value-type="float">
            <text:p>5,97E+01</text:p>
          </table:table-cell>
          <table:table-cell office:value-type="float" office:value="0.353870211363269" calcext:value-type="float">
            <text:p>0,3538702114</text:p>
          </table:table-cell>
          <table:table-cell office:value-type="float" office:value="0.000084089894192309" calcext:value-type="float">
            <text:p>8,41E-05</text:p>
          </table:table-cell>
          <table:table-cell office:value-type="float" office:value="62.1263744338677" calcext:value-type="float">
            <text:p>62,1263744339</text:p>
          </table:table-cell>
          <table:table-cell office:value-type="float" office:value="0.159202332258557" calcext:value-type="float">
            <text:p>0,15920233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,1</text:p>
          </table:table-cell>
          <table:table-cell office:value-type="float" office:value="3.76778476345913" calcext:value-type="float">
            <text:p>3,7677847635</text:p>
          </table:table-cell>
          <table:table-cell office:value-type="float" office:value="0.252839807513662" calcext:value-type="float">
            <text:p>0,2528398075</text:p>
          </table:table-cell>
          <table:table-cell office:value-type="float" office:value="0.388115137344196" calcext:value-type="float">
            <text:p>0,3881151373</text:p>
          </table:table-cell>
          <table:table-cell table:style-name="ce1" office:value-type="float" office:value="0.162240896556526" calcext:value-type="float">
            <text:p>1,62E-01</text:p>
          </table:table-cell>
          <table:table-cell table:style-name="ce1" office:value-type="float" office:value="1.72152575285645" calcext:value-type="float">
            <text:p>1,72E+00</text:p>
          </table:table-cell>
          <table:table-cell office:value-type="float" office:value="0.244349757223375" calcext:value-type="float">
            <text:p>0,2443497572</text:p>
          </table:table-cell>
          <table:table-cell office:value-type="float" office:value="2.20964462191918" calcext:value-type="float">
            <text:p>2,2096446219</text:p>
          </table:table-cell>
          <table:table-cell office:value-type="float" office:value="0.142826871285038" calcext:value-type="float">
            <text:p>0,1428268713</text:p>
          </table:table-cell>
          <table:table-cell office:value-type="float" office:value="3.00229986627601" calcext:value-type="float">
            <text:p>3,0022998663</text:p>
          </table:table-cell>
          <table:table-cell office:value-type="float" office:value="1.40981933410688" calcext:value-type="float">
            <text:p>1,4098193341</text:p>
          </table:table-cell>
          <table:table-cell office:value-type="float" office:value="99.4208053812388" calcext:value-type="float">
            <text:p>99,4208053812</text:p>
          </table:table-cell>
          <table:table-cell office:value-type="float" office:value="74.60476386283" calcext:value-type="float">
            <text:p>7,46E+01</text:p>
          </table:table-cell>
          <table:table-cell office:value-type="float" office:value="0.348050186874508" calcext:value-type="float">
            <text:p>0,3480501869</text:p>
          </table:table-cell>
          <table:table-cell office:value-type="float" office:value="0.0111278868786138" calcext:value-type="float">
            <text:p>1,11E-02</text:p>
          </table:table-cell>
          <table:table-cell office:value-type="float" office:value="52.79486378475" calcext:value-type="float">
            <text:p>52,7948637848</text:p>
          </table:table-cell>
          <table:table-cell office:value-type="float" office:value="1.17737524778601" calcext:value-type="float">
            <text:p>1,17737524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.125" calcext:value-type="float">
            <text:p>1,125</text:p>
          </table:table-cell>
          <table:table-cell office:value-type="float" office:value="3.8192472750934" calcext:value-type="float">
            <text:p>3,8192472751</text:p>
          </table:table-cell>
          <table:table-cell table:style-name="ce1" office:value-type="float" office:value="0.000309198912164019" calcext:value-type="float">
            <text:p>3,09E-04</text:p>
          </table:table-cell>
          <table:table-cell office:value-type="float" office:value="0.740478832166426" calcext:value-type="float">
            <text:p>0,7404788322</text:p>
          </table:table-cell>
          <table:table-cell table:style-name="ce1" office:value-type="float" office:value="0.00152971345685494" calcext:value-type="float">
            <text:p>1,53E-03</text:p>
          </table:table-cell>
          <table:table-cell office:value-type="float" office:value="-152.094656755546" calcext:value-type="float">
            <text:p>-152,0946567555</text:p>
          </table:table-cell>
          <table:table-cell table:style-name="ce1" office:value-type="float" office:value="0.00216754281341614" calcext:value-type="float">
            <text:p>2,17E-03</text:p>
          </table:table-cell>
          <table:table-cell office:value-type="float" office:value="0.511389396965833" calcext:value-type="float">
            <text:p>0,511389397</text:p>
          </table:table-cell>
          <table:table-cell table:style-name="ce1" office:value-type="float" office:value="0.00387112864238021" calcext:value-type="float">
            <text:p>3,87E-03</text:p>
          </table:table-cell>
          <table:table-cell office:value-type="float" office:value="3.07445118752895" calcext:value-type="float">
            <text:p>3,0744511875</text:p>
          </table:table-cell>
          <table:table-cell table:style-name="ce1" office:value-type="float" office:value="0.000253826261661318" calcext:value-type="float">
            <text:p>2,54E-04</text:p>
          </table:table-cell>
          <table:table-cell office:value-type="float" office:value="20.2381042982938" calcext:value-type="float">
            <text:p>20,2381042983</text:p>
          </table:table-cell>
          <table:table-cell office:value-type="float" office:value="0.0141453774553373" calcext:value-type="float">
            <text:p>1,41E-02</text:p>
          </table:table-cell>
          <table:table-cell office:value-type="float" office:value="0.402451662589686" calcext:value-type="float">
            <text:p>0,4024516626</text:p>
          </table:table-cell>
          <table:table-cell office:value-type="float" office:value="1.4671898781502" calcext:value-type="float">
            <text:p>1,47E+00</text:p>
          </table:table-cell>
          <table:table-cell office:value-type="float" office:value="549.715011180604" calcext:value-type="float">
            <text:p>549,7150111806</text:p>
          </table:table-cell>
          <table:table-cell table:style-name="ce1" office:value-type="float" office:value="3.13741557126698E-094" calcext:value-type="float">
            <text:p>3,14E-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.15" calcext:value-type="float">
            <text:p>1,15</text:p>
          </table:table-cell>
          <table:table-cell office:value-type="float" office:value="3.5307193919715" calcext:value-type="float">
            <text:p>3,530719392</text:p>
          </table:table-cell>
          <table:table-cell office:value-type="float" office:value="0.346191863710441" calcext:value-type="float">
            <text:p>0,3461918637</text:p>
          </table:table-cell>
          <table:table-cell office:value-type="float" office:value="0.577088217350624" calcext:value-type="float">
            <text:p>0,5770882174</text:p>
          </table:table-cell>
          <table:table-cell office:value-type="float" office:value="0.205417076739416" calcext:value-type="float">
            <text:p>0,2054170767</text:p>
          </table:table-cell>
          <table:table-cell office:value-type="float" office:value="75.151302831476" calcext:value-type="float">
            <text:p>75,1513028315</text:p>
          </table:table-cell>
          <table:table-cell office:value-type="float" office:value="0.33537952916677" calcext:value-type="float">
            <text:p>0,3353795292</text:p>
          </table:table-cell>
          <table:table-cell office:value-type="float" office:value="3.21664270613819" calcext:value-type="float">
            <text:p>3,2166427061</text:p>
          </table:table-cell>
          <table:table-cell office:value-type="float" office:value="0.189692600493183" calcext:value-type="float">
            <text:p>0,1896926005</text:p>
          </table:table-cell>
          <table:table-cell office:value-type="float" office:value="18.4065339185136" calcext:value-type="float">
            <text:p>18,4065339185</text:p>
          </table:table-cell>
          <table:table-cell office:value-type="float" office:value="14.4817130321531" calcext:value-type="float">
            <text:p>14,4817130322</text:p>
          </table:table-cell>
          <table:table-cell office:value-type="float" office:value="14.697214176038" calcext:value-type="float">
            <text:p>14,697214176</text:p>
          </table:table-cell>
          <table:table-cell office:value-type="float" office:value="2.79600289209524" calcext:value-type="float">
            <text:p>2,80E+00</text:p>
          </table:table-cell>
          <table:table-cell office:value-type="float" office:value="0.313403114138197" calcext:value-type="float">
            <text:p>0,3134031141</text:p>
          </table:table-cell>
          <table:table-cell office:value-type="float" office:value="0.00899298221848462" calcext:value-type="float">
            <text:p>8,99E-03</text:p>
          </table:table-cell>
          <table:table-cell office:value-type="float" office:value="38.052541493901" calcext:value-type="float">
            <text:p>38,0525414939</text:p>
          </table:table-cell>
          <table:table-cell office:value-type="float" office:value="14.8405174641419" calcext:value-type="float">
            <text:p>14,84051746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.175" calcext:value-type="float">
            <text:p>1,175</text:p>
          </table:table-cell>
          <table:table-cell office:value-type="float" office:value="3.78603006153821" calcext:value-type="float">
            <text:p>3,7860300615</text:p>
          </table:table-cell>
          <table:table-cell office:value-type="float" office:value="0.260250587597045" calcext:value-type="float">
            <text:p>0,2602505876</text:p>
          </table:table-cell>
          <table:table-cell office:value-type="float" office:value="0.374827136570432" calcext:value-type="float">
            <text:p>0,3748271366</text:p>
          </table:table-cell>
          <table:table-cell office:value-type="float" office:value="0.166515477426513" calcext:value-type="float">
            <text:p>0,1665154774</text:p>
          </table:table-cell>
          <table:table-cell table:style-name="ce1" office:value-type="float" office:value="1.64673586868727" calcext:value-type="float">
            <text:p>1,65E+00</text:p>
          </table:table-cell>
          <table:table-cell office:value-type="float" office:value="0.309281258534479" calcext:value-type="float">
            <text:p>0,3092812585</text:p>
          </table:table-cell>
          <table:table-cell office:value-type="float" office:value="2.25057172628443" calcext:value-type="float">
            <text:p>2,2505717263</text:p>
          </table:table-cell>
          <table:table-cell office:value-type="float" office:value="0.173253497192997" calcext:value-type="float">
            <text:p>0,1732534972</text:p>
          </table:table-cell>
          <table:table-cell office:value-type="float" office:value="3.0011894906465" calcext:value-type="float">
            <text:p>3,0011894906</text:p>
          </table:table-cell>
          <table:table-cell office:value-type="float" office:value="1.41387130782892" calcext:value-type="float">
            <text:p>1,4138713078</text:p>
          </table:table-cell>
          <table:table-cell office:value-type="float" office:value="93.6142381393914" calcext:value-type="float">
            <text:p>93,6142381394</text:p>
          </table:table-cell>
          <table:table-cell office:value-type="float" office:value="80.4818153578667" calcext:value-type="float">
            <text:p>8,05E+01</text:p>
          </table:table-cell>
          <table:table-cell office:value-type="float" office:value="0.347503843045957" calcext:value-type="float">
            <text:p>0,347503843</text:p>
          </table:table-cell>
          <table:table-cell office:value-type="float" office:value="0.0120415604061752" calcext:value-type="float">
            <text:p>1,20E-02</text:p>
          </table:table-cell>
          <table:table-cell office:value-type="float" office:value="47.3931061338796" calcext:value-type="float">
            <text:p>47,3931061339</text:p>
          </table:table-cell>
          <table:table-cell office:value-type="float" office:value="1.69749623036603" calcext:value-type="float">
            <text:p>1,6974962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,2</text:p>
          </table:table-cell>
          <table:table-cell office:value-type="float" office:value="3.85704637023516" calcext:value-type="float">
            <text:p>3,8570463702</text:p>
          </table:table-cell>
          <table:table-cell office:value-type="float" office:value="0.15013346413688" calcext:value-type="float">
            <text:p>0,1501334641</text:p>
          </table:table-cell>
          <table:table-cell office:value-type="float" office:value="0.329877303116114" calcext:value-type="float">
            <text:p>0,3298773031</text:p>
          </table:table-cell>
          <table:table-cell table:style-name="ce1" office:value-type="float" office:value="0.0705601499630493" calcext:value-type="float">
            <text:p>7,06E-02</text:p>
          </table:table-cell>
          <table:table-cell table:style-name="ce1" office:value-type="float" office:value="1.3727800090413" calcext:value-type="float">
            <text:p>1,37E+00</text:p>
          </table:table-cell>
          <table:table-cell office:value-type="float" office:value="0.138166309340288" calcext:value-type="float">
            <text:p>0,1381663093</text:p>
          </table:table-cell>
          <table:table-cell office:value-type="float" office:value="2.4084412813909" calcext:value-type="float">
            <text:p>2,4084412814</text:p>
          </table:table-cell>
          <table:table-cell table:style-name="ce1" office:value-type="float" office:value="0.0554802269434931" calcext:value-type="float">
            <text:p>5,55E-02</text:p>
          </table:table-cell>
          <table:table-cell office:value-type="float" office:value="3.0044686870174" calcext:value-type="float">
            <text:p>3,004468687</text:p>
          </table:table-cell>
          <table:table-cell office:value-type="float" office:value="0.398846639878429" calcext:value-type="float">
            <text:p>0,3988466399</text:p>
          </table:table-cell>
          <table:table-cell office:value-type="float" office:value="27.8813162926044" calcext:value-type="float">
            <text:p>27,8813162926</text:p>
          </table:table-cell>
          <table:table-cell office:value-type="float" office:value="81.1463833148169" calcext:value-type="float">
            <text:p>8,11E+01</text:p>
          </table:table-cell>
          <table:table-cell office:value-type="float" office:value="0.347214629590544" calcext:value-type="float">
            <text:p>0,3472146296</text:p>
          </table:table-cell>
          <table:table-cell office:value-type="float" office:value="0.019553119048766" calcext:value-type="float">
            <text:p>1,96E-02</text:p>
          </table:table-cell>
          <table:table-cell office:value-type="float" office:value="46.1437489195509" calcext:value-type="float">
            <text:p>46,1437489196</text:p>
          </table:table-cell>
          <table:table-cell office:value-type="float" office:value="1.68404428432061" calcext:value-type="float">
            <text:p>1,6840442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.225" calcext:value-type="float">
            <text:p>1,225</text:p>
          </table:table-cell>
          <table:table-cell office:value-type="float" office:value="3.64185677381207" calcext:value-type="float">
            <text:p>3,6418567738</text:p>
          </table:table-cell>
          <table:table-cell office:value-type="float" office:value="0.267845528297692" calcext:value-type="float">
            <text:p>0,2678455283</text:p>
          </table:table-cell>
          <table:table-cell office:value-type="float" office:value="0.46780061771246" calcext:value-type="float">
            <text:p>0,4678006177</text:p>
          </table:table-cell>
          <table:table-cell office:value-type="float" office:value="0.172188134082459" calcext:value-type="float">
            <text:p>0,1721881341</text:p>
          </table:table-cell>
          <table:table-cell office:value-type="float" office:value="1.21384742617235" calcext:value-type="float">
            <text:p>1,2138474262</text:p>
          </table:table-cell>
          <table:table-cell office:value-type="float" office:value="0.346599468575788" calcext:value-type="float">
            <text:p>0,3465994686</text:p>
          </table:table-cell>
          <table:table-cell office:value-type="float" office:value="2.47477332757142" calcext:value-type="float">
            <text:p>2,4747733276</text:p>
          </table:table-cell>
          <table:table-cell office:value-type="float" office:value="0.193493769223418" calcext:value-type="float">
            <text:p>0,1934937692</text:p>
          </table:table-cell>
          <table:table-cell office:value-type="float" office:value="3.00175344190475" calcext:value-type="float">
            <text:p>3,0017534419</text:p>
          </table:table-cell>
          <table:table-cell office:value-type="float" office:value="1.40614073800302" calcext:value-type="float">
            <text:p>1,406140738</text:p>
          </table:table-cell>
          <table:table-cell office:value-type="float" office:value="63.6921632221433" calcext:value-type="float">
            <text:p>63,6921632221</text:p>
          </table:table-cell>
          <table:table-cell office:value-type="float" office:value="79.5286736162326" calcext:value-type="float">
            <text:p>7,95E+01</text:p>
          </table:table-cell>
          <table:table-cell office:value-type="float" office:value="0.336639775059227" calcext:value-type="float">
            <text:p>0,3366397751</text:p>
          </table:table-cell>
          <table:table-cell office:value-type="float" office:value="0.0116345793396277" calcext:value-type="float">
            <text:p>1,16E-02</text:p>
          </table:table-cell>
          <table:table-cell office:value-type="float" office:value="44.0414737596231" calcext:value-type="float">
            <text:p>44,0414737596</text:p>
          </table:table-cell>
          <table:table-cell office:value-type="float" office:value="2.04749276615932" calcext:value-type="float">
            <text:p>2,04749276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.25" calcext:value-type="float">
            <text:p>1,25</text:p>
          </table:table-cell>
          <table:table-cell office:value-type="float" office:value="4.85228971749406" calcext:value-type="float">
            <text:p>4,8522897175</text:p>
          </table:table-cell>
          <table:table-cell office:value-type="float" office:value="2.69727905510065" calcext:value-type="float">
            <text:p>2,6972790551</text:p>
          </table:table-cell>
          <table:table-cell office:value-type="float" office:value="0.486743320127479" calcext:value-type="float">
            <text:p>0,4867433201</text:p>
          </table:table-cell>
          <table:table-cell office:value-type="float" office:value="0.19223499231799" calcext:value-type="float">
            <text:p>0,1922349923</text:p>
          </table:table-cell>
          <table:table-cell office:value-type="float" office:value="1.13085610426282" calcext:value-type="float">
            <text:p>1,1308561043</text:p>
          </table:table-cell>
          <table:table-cell office:value-type="float" office:value="0.413725565051147" calcext:value-type="float">
            <text:p>0,4137255651</text:p>
          </table:table-cell>
          <table:table-cell office:value-type="float" office:value="2.51644938617316" calcext:value-type="float">
            <text:p>2,5164493862</text:p>
          </table:table-cell>
          <table:table-cell office:value-type="float" office:value="0.226276228776983" calcext:value-type="float">
            <text:p>0,2262762288</text:p>
          </table:table-cell>
          <table:table-cell office:value-type="float" office:value="2.45104362399784" calcext:value-type="float">
            <text:p>2,451043624</text:p>
          </table:table-cell>
          <table:table-cell office:value-type="float" office:value="9.52320880296486" calcext:value-type="float">
            <text:p>9,523208803</text:p>
          </table:table-cell>
          <table:table-cell table:style-name="ce1" office:value-type="float" office:value="0.00000047830672755822" calcext:value-type="float">
            <text:p>4,78E-07</text:p>
          </table:table-cell>
          <table:table-cell office:value-type="float" office:value="3.66184365754129" calcext:value-type="float">
            <text:p>3,66E+00</text:p>
          </table:table-cell>
          <table:table-cell office:value-type="float" office:value="0.334642627013924" calcext:value-type="float">
            <text:p>0,334642627</text:p>
          </table:table-cell>
          <table:table-cell office:value-type="float" office:value="0.0130305386199616" calcext:value-type="float">
            <text:p>1,30E-02</text:p>
          </table:table-cell>
          <table:table-cell office:value-type="float" office:value="43.8730257242098" calcext:value-type="float">
            <text:p>43,8730257242</text:p>
          </table:table-cell>
          <table:table-cell office:value-type="float" office:value="1.55982419313806" calcext:value-type="float">
            <text:p>1,55982419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.275" calcext:value-type="float">
            <text:p>1,275</text:p>
          </table:table-cell>
          <table:table-cell office:value-type="float" office:value="4.62711873481206" calcext:value-type="float">
            <text:p>4,6271187348</text:p>
          </table:table-cell>
          <table:table-cell table:style-name="ce1" office:value-type="float" office:value="0.000621231593238485" calcext:value-type="float">
            <text:p>6,21E-04</text:p>
          </table:table-cell>
          <table:table-cell table:style-name="ce1" office:value-type="float" office:value="0.014037916727149" calcext:value-type="float">
            <text:p>1,40E-02</text:p>
          </table:table-cell>
          <table:table-cell table:style-name="ce1" office:value-type="float" office:value="0.000564232754338353" calcext:value-type="float">
            <text:p>5,64E-04</text:p>
          </table:table-cell>
          <table:table-cell office:value-type="float" office:value="37.8780032288013" calcext:value-type="float">
            <text:p>37,8780032288</text:p>
          </table:table-cell>
          <table:table-cell office:value-type="float" office:value="1.7870760531688" calcext:value-type="float">
            <text:p>1,7870760532</text:p>
          </table:table-cell>
          <table:table-cell office:value-type="float" office:value="2.97668854871323" calcext:value-type="float">
            <text:p>2,9766885487</text:p>
          </table:table-cell>
          <table:table-cell table:style-name="ce1" office:value-type="float" office:value="0.05320202162991" calcext:value-type="float">
            <text:p>5,32E-02</text:p>
          </table:table-cell>
          <table:table-cell office:value-type="float" office:value="3.00222930571402" calcext:value-type="float">
            <text:p>3,0022293057</text:p>
          </table:table-cell>
          <table:table-cell table:style-name="ce1" office:value-type="float" office:value="0.000952664927629087" calcext:value-type="float">
            <text:p>9,53E-04</text:p>
          </table:table-cell>
          <table:table-cell office:value-type="float" office:value="5.82975167699214" calcext:value-type="float">
            <text:p>5,829751677</text:p>
          </table:table-cell>
          <table:table-cell office:value-type="float" office:value="0.014055398480578" calcext:value-type="float">
            <text:p>1,41E-02</text:p>
          </table:table-cell>
          <table:table-cell office:value-type="float" office:value="0.343804878434132" calcext:value-type="float">
            <text:p>0,3438048784</text:p>
          </table:table-cell>
          <table:table-cell office:value-type="float" office:value="0.000314826822544729" calcext:value-type="float">
            <text:p>3,15E-04</text:p>
          </table:table-cell>
          <table:table-cell office:value-type="float" office:value="67.424260838978" calcext:value-type="float">
            <text:p>67,424260839</text:p>
          </table:table-cell>
          <table:table-cell table:style-name="ce1" office:value-type="float" office:value="0.000921751308465096" calcext:value-type="float">
            <text:p>9,22E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,3</text:p>
          </table:table-cell>
          <table:table-cell office:value-type="float" office:value="3.66138310978218" calcext:value-type="float">
            <text:p>3,6613831098</text:p>
          </table:table-cell>
          <table:table-cell office:value-type="float" office:value="0.472222952356161" calcext:value-type="float">
            <text:p>0,4722229524</text:p>
          </table:table-cell>
          <table:table-cell office:value-type="float" office:value="0.542048027287694" calcext:value-type="float">
            <text:p>0,5420480273</text:p>
          </table:table-cell>
          <table:table-cell office:value-type="float" office:value="0.260820899708127" calcext:value-type="float">
            <text:p>0,2608208997</text:p>
          </table:table-cell>
          <table:table-cell office:value-type="float" office:value="36.0854509856244" calcext:value-type="float">
            <text:p>36,0854509856</text:p>
          </table:table-cell>
          <table:table-cell office:value-type="float" office:value="0.473694771242362" calcext:value-type="float">
            <text:p>0,4736947712</text:p>
          </table:table-cell>
          <table:table-cell office:value-type="float" office:value="3.90464666748734" calcext:value-type="float">
            <text:p>3,9046466675</text:p>
          </table:table-cell>
          <table:table-cell office:value-type="float" office:value="0.255486701295121" calcext:value-type="float">
            <text:p>0,2554867013</text:p>
          </table:table-cell>
          <table:table-cell office:value-type="float" office:value="185.639481723395" calcext:value-type="float">
            <text:p>185,6394817234</text:p>
          </table:table-cell>
          <table:table-cell office:value-type="float" office:value="274.336453178568" calcext:value-type="float">
            <text:p>274,3364531786</text:p>
          </table:table-cell>
          <table:table-cell office:value-type="float" office:value="16.5948139269433" calcext:value-type="float">
            <text:p>16,5948139269</text:p>
          </table:table-cell>
          <table:table-cell office:value-type="float" office:value="3.87202475530328" calcext:value-type="float">
            <text:p>3,87E+00</text:p>
          </table:table-cell>
          <table:table-cell office:value-type="float" office:value="0.300485729473031" calcext:value-type="float">
            <text:p>0,3004857295</text:p>
          </table:table-cell>
          <table:table-cell office:value-type="float" office:value="0.0083065335930226" calcext:value-type="float">
            <text:p>8,31E-03</text:p>
          </table:table-cell>
          <table:table-cell office:value-type="float" office:value="34.3215353664388" calcext:value-type="float">
            <text:p>34,3215353664</text:p>
          </table:table-cell>
          <table:table-cell office:value-type="float" office:value="7.91146201477353" calcext:value-type="float">
            <text:p>7,9114620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.325" calcext:value-type="float">
            <text:p>1,325</text:p>
          </table:table-cell>
          <table:table-cell office:value-type="float" office:value="3.67745316774889" calcext:value-type="float">
            <text:p>3,6774531677</text:p>
          </table:table-cell>
          <table:table-cell office:value-type="float" office:value="0.482843788008312" calcext:value-type="float">
            <text:p>0,482843788</text:p>
          </table:table-cell>
          <table:table-cell office:value-type="float" office:value="0.537741147202687" calcext:value-type="float">
            <text:p>0,5377411472</text:p>
          </table:table-cell>
          <table:table-cell office:value-type="float" office:value="0.265191190477072" calcext:value-type="float">
            <text:p>0,2651911905</text:p>
          </table:table-cell>
          <table:table-cell office:value-type="float" office:value="-1.75355238380391" calcext:value-type="float">
            <text:p>-1,7535523838</text:p>
          </table:table-cell>
          <table:table-cell office:value-type="float" office:value="0.591867866219426" calcext:value-type="float">
            <text:p>0,5918678662</text:p>
          </table:table-cell>
          <table:table-cell office:value-type="float" office:value="3.97333558481913" calcext:value-type="float">
            <text:p>3,9733355848</text:p>
          </table:table-cell>
          <table:table-cell office:value-type="float" office:value="0.308568749102282" calcext:value-type="float">
            <text:p>0,3085687491</text:p>
          </table:table-cell>
          <table:table-cell office:value-type="float" office:value="231.212871268586" calcext:value-type="float">
            <text:p>231,2128712686</text:p>
          </table:table-cell>
          <table:table-cell office:value-type="float" office:value="382.17619516675" calcext:value-type="float">
            <text:p>382,1761951668</text:p>
          </table:table-cell>
          <table:table-cell office:value-type="float" office:value="16.7825211876183" calcext:value-type="float">
            <text:p>16,7825211876</text:p>
          </table:table-cell>
          <table:table-cell office:value-type="float" office:value="4.03689628802991" calcext:value-type="float">
            <text:p>4,04E+00</text:p>
          </table:table-cell>
          <table:table-cell office:value-type="float" office:value="0.299299493504118" calcext:value-type="float">
            <text:p>0,2992994935</text:p>
          </table:table-cell>
          <table:table-cell office:value-type="float" office:value="0.00877371406766684" calcext:value-type="float">
            <text:p>8,77E-03</text:p>
          </table:table-cell>
          <table:table-cell office:value-type="float" office:value="34.2373806302513" calcext:value-type="float">
            <text:p>34,2373806303</text:p>
          </table:table-cell>
          <table:table-cell office:value-type="float" office:value="6.18028036990348" calcext:value-type="float">
            <text:p>6,18028036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.35" calcext:value-type="float">
            <text:p>1,35</text:p>
          </table:table-cell>
          <table:table-cell office:value-type="float" office:value="4.55307910315719" calcext:value-type="float">
            <text:p>4,5530791032</text:p>
          </table:table-cell>
          <table:table-cell office:value-type="float" office:value="2.71663391592285" calcext:value-type="float">
            <text:p>2,7166339159</text:p>
          </table:table-cell>
          <table:table-cell office:value-type="float" office:value="0.637166954208011" calcext:value-type="float">
            <text:p>0,6371669542</text:p>
          </table:table-cell>
          <table:table-cell office:value-type="float" office:value="0.22034230968884" calcext:value-type="float">
            <text:p>0,2203423097</text:p>
          </table:table-cell>
          <table:table-cell table:style-name="ce1" office:value-type="float" office:value="0.0706244831033643" calcext:value-type="float">
            <text:p>7,06E-02</text:p>
          </table:table-cell>
          <table:table-cell office:value-type="float" office:value="0.481597582412915" calcext:value-type="float">
            <text:p>0,4815975824</text:p>
          </table:table-cell>
          <table:table-cell office:value-type="float" office:value="3.06501492993393" calcext:value-type="float">
            <text:p>3,0650149299</text:p>
          </table:table-cell>
          <table:table-cell office:value-type="float" office:value="0.26276118831305" calcext:value-type="float">
            <text:p>0,2627611883</text:p>
          </table:table-cell>
          <table:table-cell office:value-type="float" office:value="2.20576390179144" calcext:value-type="float">
            <text:p>2,2057639018</text:p>
          </table:table-cell>
          <table:table-cell office:value-type="float" office:value="8.93101375837993" calcext:value-type="float">
            <text:p>8,9310137584</text:p>
          </table:table-cell>
          <table:table-cell table:style-name="ce1" office:value-type="float" office:value="0.0000072429827191467" calcext:value-type="float">
            <text:p>7,24E-06</text:p>
          </table:table-cell>
          <table:table-cell office:value-type="float" office:value="7.80690420672808" calcext:value-type="float">
            <text:p>7,81E+00</text:p>
          </table:table-cell>
          <table:table-cell office:value-type="float" office:value="0.317035246474293" calcext:value-type="float">
            <text:p>0,3170352465</text:p>
          </table:table-cell>
          <table:table-cell office:value-type="float" office:value="0.0113402868179662" calcext:value-type="float">
            <text:p>1,13E-02</text:p>
          </table:table-cell>
          <table:table-cell office:value-type="float" office:value="36.2642426590876" calcext:value-type="float">
            <text:p>36,2642426591</text:p>
          </table:table-cell>
          <table:table-cell office:value-type="float" office:value="2.84435742460929" calcext:value-type="float">
            <text:p>2,8443574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.375" calcext:value-type="float">
            <text:p>1,375</text:p>
          </table:table-cell>
          <table:table-cell office:value-type="float" office:value="3.4829602756868" calcext:value-type="float">
            <text:p>3,4829602757</text:p>
          </table:table-cell>
          <table:table-cell office:value-type="float" office:value="0.540002807672696" calcext:value-type="float">
            <text:p>0,5400028077</text:p>
          </table:table-cell>
          <table:table-cell office:value-type="float" office:value="0.657105913214269" calcext:value-type="float">
            <text:p>0,6571059132</text:p>
          </table:table-cell>
          <table:table-cell office:value-type="float" office:value="0.298899132651065" calcext:value-type="float">
            <text:p>0,2988991327</text:p>
          </table:table-cell>
          <table:table-cell office:value-type="float" office:value="-2.88301914037371" calcext:value-type="float">
            <text:p>-2,8830191404</text:p>
          </table:table-cell>
          <table:table-cell office:value-type="float" office:value="0.409383134141745" calcext:value-type="float">
            <text:p>0,4093831341</text:p>
          </table:table-cell>
          <table:table-cell office:value-type="float" office:value="4.53843190956951" calcext:value-type="float">
            <text:p>4,5384319096</text:p>
          </table:table-cell>
          <table:table-cell office:value-type="float" office:value="0.234355100767862" calcext:value-type="float">
            <text:p>0,2343551008</text:p>
          </table:table-cell>
          <table:table-cell office:value-type="float" office:value="9104.96602409484" calcext:value-type="float">
            <text:p>9104,9660240948</text:p>
          </table:table-cell>
          <table:table-cell office:value-type="float" office:value="19445.7412898071" calcext:value-type="float">
            <text:p>19445,7412898071</text:p>
          </table:table-cell>
          <table:table-cell office:value-type="float" office:value="24.2670412442395" calcext:value-type="float">
            <text:p>24,2670412442</text:p>
          </table:table-cell>
          <table:table-cell office:value-type="float" office:value="5.45191187648233" calcext:value-type="float">
            <text:p>5,45E+00</text:p>
          </table:table-cell>
          <table:table-cell office:value-type="float" office:value="0.291088318796243" calcext:value-type="float">
            <text:p>0,2910883188</text:p>
          </table:table-cell>
          <table:table-cell office:value-type="float" office:value="0.00781218827441865" calcext:value-type="float">
            <text:p>7,81E-03</text:p>
          </table:table-cell>
          <table:table-cell office:value-type="float" office:value="29.1851033530073" calcext:value-type="float">
            <text:p>29,185103353</text:p>
          </table:table-cell>
          <table:table-cell office:value-type="float" office:value="10.9627955317963" calcext:value-type="float">
            <text:p>10,96279553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,4</text:p>
          </table:table-cell>
          <table:table-cell office:value-type="float" office:value="-8.53163066318282" calcext:value-type="float">
            <text:p>-8,5316306632</text:p>
          </table:table-cell>
          <table:table-cell office:value-type="float" office:value="1.29733210516265" calcext:value-type="float">
            <text:p>1,2973321052</text:p>
          </table:table-cell>
          <table:table-cell office:value-type="float" office:value="9.13873520250314" calcext:value-type="float">
            <text:p>9,1387352025</text:p>
          </table:table-cell>
          <table:table-cell office:value-type="float" office:value="0.827694139726666" calcext:value-type="float">
            <text:p>0,8276941397</text:p>
          </table:table-cell>
          <table:table-cell table:style-name="ce1" office:value-type="float" office:value="-1.27040721597778" calcext:value-type="float">
            <text:p>-1,27E+00</text:p>
          </table:table-cell>
          <table:table-cell office:value-type="float" office:value="1.69970790410212" calcext:value-type="float">
            <text:p>1,6997079041</text:p>
          </table:table-cell>
          <table:table-cell office:value-type="float" office:value="3.75426484485171" calcext:value-type="float">
            <text:p>3,7542648449</text:p>
          </table:table-cell>
          <table:table-cell office:value-type="float" office:value="0.841999140747667" calcext:value-type="float">
            <text:p>0,8419991407</text:p>
          </table:table-cell>
          <table:table-cell table:style-name="ce1" office:value-type="float" office:value="0.00113292621288847" calcext:value-type="float">
            <text:p>1,13E-03</text:p>
          </table:table-cell>
          <table:table-cell table:style-name="ce1" office:value-type="float" office:value="0.00137242544796308" calcext:value-type="float">
            <text:p>1,37E-03</text:p>
          </table:table-cell>
          <table:table-cell office:value-type="float" office:value="-17.313938846223" calcext:value-type="float">
            <text:p>-17,3139388462</text:p>
          </table:table-cell>
          <table:table-cell table:style-name="Default" office:value-type="float" office:value="1.51082290760706" calcext:value-type="float">
            <text:p>1,5108229076</text:p>
          </table:table-cell>
          <table:table-cell office:value-type="float" office:value="0.317267928351519" calcext:value-type="float">
            <text:p>0,3172679284</text:p>
          </table:table-cell>
          <table:table-cell office:value-type="float" office:value="0.0184601265335539" calcext:value-type="float">
            <text:p>1,85E-02</text:p>
          </table:table-cell>
          <table:table-cell office:value-type="float" office:value="26.5255777933626" calcext:value-type="float">
            <text:p>26,5255777934</text:p>
          </table:table-cell>
          <table:table-cell office:value-type="float" office:value="14.9146777686928" calcext:value-type="float">
            <text:p>14,9146777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.425" calcext:value-type="float">
            <text:p>1,425</text:p>
          </table:table-cell>
          <table:table-cell office:value-type="float" office:value="3.49385697042227" calcext:value-type="float">
            <text:p>3,4938569704</text:p>
          </table:table-cell>
          <table:table-cell office:value-type="float" office:value="0.505041564050921" calcext:value-type="float">
            <text:p>0,5050415641</text:p>
          </table:table-cell>
          <table:table-cell office:value-type="float" office:value="0.63581229848692" calcext:value-type="float">
            <text:p>0,6358122985</text:p>
          </table:table-cell>
          <table:table-cell office:value-type="float" office:value="0.281073986770122" calcext:value-type="float">
            <text:p>0,2810739868</text:p>
          </table:table-cell>
          <table:table-cell table:style-name="ce1" office:value-type="float" office:value="4.06187254330633" calcext:value-type="float">
            <text:p>4,06E+00</text:p>
          </table:table-cell>
          <table:table-cell office:value-type="float" office:value="1.12862051764212" calcext:value-type="float">
            <text:p>1,1286205176</text:p>
          </table:table-cell>
          <table:table-cell office:value-type="float" office:value="4.21488964070833" calcext:value-type="float">
            <text:p>4,2148896407</text:p>
          </table:table-cell>
          <table:table-cell office:value-type="float" office:value="0.564411940883582" calcext:value-type="float">
            <text:p>0,5644119409</text:p>
          </table:table-cell>
          <table:table-cell office:value-type="float" office:value="5415.51161612425" calcext:value-type="float">
            <text:p>5415,5116161243</text:p>
          </table:table-cell>
          <table:table-cell office:value-type="float" office:value="17023.8642882554" calcext:value-type="float">
            <text:p>17023,8642882554</text:p>
          </table:table-cell>
          <table:table-cell office:value-type="float" office:value="24.6044968733856" calcext:value-type="float">
            <text:p>24,6044968734</text:p>
          </table:table-cell>
          <table:table-cell table:style-name="Default" office:value-type="float" office:value="9.83327200350743" calcext:value-type="float">
            <text:p>9,8332720035</text:p>
          </table:table-cell>
          <table:table-cell office:value-type="float" office:value="0.296079574527063" calcext:value-type="float">
            <text:p>0,2960795745</text:p>
          </table:table-cell>
          <table:table-cell office:value-type="float" office:value="0.011713413659906" calcext:value-type="float">
            <text:p>1,17E-02</text:p>
          </table:table-cell>
          <table:table-cell office:value-type="float" office:value="28.7679340000777" calcext:value-type="float">
            <text:p>28,7679340001</text:p>
          </table:table-cell>
          <table:table-cell office:value-type="float" office:value="6.97241160607938" calcext:value-type="float">
            <text:p>6,9724116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.45" calcext:value-type="float">
            <text:p>1,45</text:p>
          </table:table-cell>
          <table:table-cell office:value-type="float" office:value="-7.60974378849058" calcext:value-type="float">
            <text:p>-7,6097437885</text:p>
          </table:table-cell>
          <table:table-cell office:value-type="float" office:value="1.58335548503243" calcext:value-type="float">
            <text:p>1,583355485</text:p>
          </table:table-cell>
          <table:table-cell office:value-type="float" office:value="8.30559261891684" calcext:value-type="float">
            <text:p>8,3055926189</text:p>
          </table:table-cell>
          <table:table-cell office:value-type="float" office:value="0.942492933428194" calcext:value-type="float">
            <text:p>0,9424929334</text:p>
          </table:table-cell>
          <table:table-cell office:value-type="float" office:value="-2.05693809832614" calcext:value-type="float">
            <text:p>-2,0569380983</text:p>
          </table:table-cell>
          <table:table-cell office:value-type="float" office:value="2.54508295647657" calcext:value-type="float">
            <text:p>2,5450829565</text:p>
          </table:table-cell>
          <table:table-cell office:value-type="float" office:value="4.13974391006211" calcext:value-type="float">
            <text:p>4,1397439101</text:p>
          </table:table-cell>
          <table:table-cell office:value-type="float" office:value="1.24615201624498" calcext:value-type="float">
            <text:p>1,2461520162</text:p>
          </table:table-cell>
          <table:table-cell table:style-name="ce1" office:value-type="float" office:value="0.00129965389707819" calcext:value-type="float">
            <text:p>1,30E-03</text:p>
          </table:table-cell>
          <table:table-cell table:style-name="ce1" office:value-type="float" office:value="0.00266601365072599" calcext:value-type="float">
            <text:p>2,67E-03</text:p>
          </table:table-cell>
          <table:table-cell office:value-type="float" office:value="-15.9025271060778" calcext:value-type="float">
            <text:p>-15,9025271061</text:p>
          </table:table-cell>
          <table:table-cell table:style-name="Default" office:value-type="float" office:value="1.7675139432635" calcext:value-type="float">
            <text:p>1,7675139433</text:p>
          </table:table-cell>
          <table:table-cell office:value-type="float" office:value="0.309657681581606" calcext:value-type="float">
            <text:p>0,3096576816</text:p>
          </table:table-cell>
          <table:table-cell office:value-type="float" office:value="0.0251036482256439" calcext:value-type="float">
            <text:p>2,51E-02</text:p>
          </table:table-cell>
          <table:table-cell office:value-type="float" office:value="26.3516113385316" calcext:value-type="float">
            <text:p>26,3516113385</text:p>
          </table:table-cell>
          <table:table-cell office:value-type="float" office:value="9.19860134563136" calcext:value-type="float">
            <text:p>9,19860134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475" calcext:value-type="float">
            <text:p>1,475</text:p>
          </table:table-cell>
          <table:table-cell office:value-type="float" office:value="-8.84225895244794" calcext:value-type="float">
            <text:p>-8,8422589524</text:p>
          </table:table-cell>
          <table:table-cell office:value-type="float" office:value="1.50340713559939" calcext:value-type="float">
            <text:p>1,5034071356</text:p>
          </table:table-cell>
          <table:table-cell office:value-type="float" office:value="9.26082833282347" calcext:value-type="float">
            <text:p>9,2608283328</text:p>
          </table:table-cell>
          <table:table-cell office:value-type="float" office:value="1.01925807852311" calcext:value-type="float">
            <text:p>1,0192580785</text:p>
          </table:table-cell>
          <table:table-cell office:value-type="float" office:value="-1.44981108314728" calcext:value-type="float">
            <text:p>-1,4498110831</text:p>
          </table:table-cell>
          <table:table-cell office:value-type="float" office:value="2.86221806710541" calcext:value-type="float">
            <text:p>2,8622180671</text:p>
          </table:table-cell>
          <table:table-cell office:value-type="float" office:value="3.84152331690421" calcext:value-type="float">
            <text:p>3,8415233169</text:p>
          </table:table-cell>
          <table:table-cell office:value-type="float" office:value="1.41712343971816" calcext:value-type="float">
            <text:p>1,4171234397</text:p>
          </table:table-cell>
          <table:table-cell table:style-name="ce1" office:value-type="float" office:value="0.00083862836122363" calcext:value-type="float">
            <text:p>8,39E-04</text:p>
          </table:table-cell>
          <table:table-cell table:style-name="ce1" office:value-type="float" office:value="0.00136358990438569" calcext:value-type="float">
            <text:p>1,36E-03</text:p>
          </table:table-cell>
          <table:table-cell office:value-type="float" office:value="-17.633286681034" calcext:value-type="float">
            <text:p>-17,633286681</text:p>
          </table:table-cell>
          <table:table-cell table:style-name="Default" office:value-type="float" office:value="1.87142247516998" calcext:value-type="float">
            <text:p>1,8714224752</text:p>
          </table:table-cell>
          <table:table-cell office:value-type="float" office:value="0.315937098591032" calcext:value-type="float">
            <text:p>0,3159370986</text:p>
          </table:table-cell>
          <table:table-cell office:value-type="float" office:value="0.0280665137898496" calcext:value-type="float">
            <text:p>2,81E-02</text:p>
          </table:table-cell>
          <table:table-cell office:value-type="float" office:value="26.1699796190427" calcext:value-type="float">
            <text:p>26,169979619</text:p>
          </table:table-cell>
          <table:table-cell office:value-type="float" office:value="7.14188608726198" calcext:value-type="float">
            <text:p>7,14188608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,5</text:p>
          </table:table-cell>
          <table:table-cell office:value-type="float" office:value="-13.336774408299" calcext:value-type="float">
            <text:p>-13,3367744083</text:p>
          </table:table-cell>
          <table:table-cell office:value-type="float" office:value="1.46386286933934" calcext:value-type="float">
            <text:p>1,4638628693</text:p>
          </table:table-cell>
          <table:table-cell office:value-type="float" office:value="12.2486896539291" calcext:value-type="float">
            <text:p>12,2486896539</text:p>
          </table:table-cell>
          <table:table-cell office:value-type="float" office:value="0.986302526437348" calcext:value-type="float">
            <text:p>0,9863025264</text:p>
          </table:table-cell>
          <table:table-cell office:value-type="float" office:value="18.5986667852134" calcext:value-type="float">
            <text:p>18,5986667852</text:p>
          </table:table-cell>
          <table:table-cell office:value-type="float" office:value="2.58105581593399" calcext:value-type="float">
            <text:p>2,5810558159</text:p>
          </table:table-cell>
          <table:table-cell office:value-type="float" office:value="3.24839320231558" calcext:value-type="float">
            <text:p>3,2483932023</text:p>
          </table:table-cell>
          <table:table-cell office:value-type="float" office:value="1.28723094166812" calcext:value-type="float">
            <text:p>1,2872309417</text:p>
          </table:table-cell>
          <table:table-cell table:style-name="ce1" office:value-type="float" office:value="0.0000782890972560307" calcext:value-type="float">
            <text:p>7,83E-05</text:p>
          </table:table-cell>
          <table:table-cell table:style-name="ce1" office:value-type="float" office:value="0.0000880129905898857" calcext:value-type="float">
            <text:p>8,80E-05</text:p>
          </table:table-cell>
          <table:table-cell office:value-type="float" office:value="-23.4629545985512" calcext:value-type="float">
            <text:p>-23,4629545986</text:p>
          </table:table-cell>
          <table:table-cell office:value-type="float" office:value="1.94017522573787" calcext:value-type="float">
            <text:p>1,94E+00</text:p>
          </table:table-cell>
          <table:table-cell office:value-type="float" office:value="0.325521635593934" calcext:value-type="float">
            <text:p>0,3255216356</text:p>
          </table:table-cell>
          <table:table-cell office:value-type="float" office:value="0.0238559678151478" calcext:value-type="float">
            <text:p>2,39E-02</text:p>
          </table:table-cell>
          <table:table-cell office:value-type="float" office:value="25.0593621934834" calcext:value-type="float">
            <text:p>25,0593621935</text:p>
          </table:table-cell>
          <table:table-cell office:value-type="float" office:value="6.87857756339028" calcext:value-type="float">
            <text:p>6,87857756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.525" calcext:value-type="float">
            <text:p>1,525</text:p>
          </table:table-cell>
          <table:table-cell office:value-type="float" office:value="-22.9336683567019" calcext:value-type="float">
            <text:p>-22,9336683567</text:p>
          </table:table-cell>
          <table:table-cell office:value-type="float" office:value="0.44948993275795" calcext:value-type="float">
            <text:p>0,4494899328</text:p>
          </table:table-cell>
          <table:table-cell office:value-type="float" office:value="18.1828754401586" calcext:value-type="float">
            <text:p>18,1828754402</text:p>
          </table:table-cell>
          <table:table-cell office:value-type="float" office:value="0.296781550196503" calcext:value-type="float">
            <text:p>0,2967815502</text:p>
          </table:table-cell>
          <table:table-cell office:value-type="float" office:value="22.4020859639229" calcext:value-type="float">
            <text:p>22,4020859639</text:p>
          </table:table-cell>
          <table:table-cell office:value-type="float" office:value="0.115395726104733" calcext:value-type="float">
            <text:p>0,1153957261</text:p>
          </table:table-cell>
          <table:table-cell office:value-type="float" office:value="1.36022555585242" calcext:value-type="float">
            <text:p>1,3602255559</text:p>
          </table:table-cell>
          <table:table-cell table:style-name="ce1" office:value-type="float" office:value="0.0576464691954856" calcext:value-type="float">
            <text:p>5,76E-02</text:p>
          </table:table-cell>
          <table:table-cell table:style-name="ce1" office:value-type="float" office:value="0.000000594632051339657" calcext:value-type="float">
            <text:p>5,95E-07</text:p>
          </table:table-cell>
          <table:table-cell table:style-name="ce1" office:value-type="float" office:value="0.000000281764982124984" calcext:value-type="float">
            <text:p>2,82E-07</text:p>
          </table:table-cell>
          <table:table-cell office:value-type="float" office:value="-35.0475187915295" calcext:value-type="float">
            <text:p>-35,0475187915</text:p>
          </table:table-cell>
          <table:table-cell office:value-type="float" office:value="0.626575372610102" calcext:value-type="float">
            <text:p>6,27E-01</text:p>
          </table:table-cell>
          <table:table-cell office:value-type="float" office:value="0.333629400113736" calcext:value-type="float">
            <text:p>0,3336294001</text:p>
          </table:table-cell>
          <table:table-cell office:value-type="float" office:value="0.0151489194983396" calcext:value-type="float">
            <text:p>1,51E-02</text:p>
          </table:table-cell>
          <table:table-cell office:value-type="float" office:value="24.7002965456048" calcext:value-type="float">
            <text:p>24,7002965456</text:p>
          </table:table-cell>
          <table:table-cell office:value-type="float" office:value="5.41160313668939" calcext:value-type="float">
            <text:p>5,4116031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.55" calcext:value-type="float">
            <text:p>1,55</text:p>
          </table:table-cell>
          <table:table-cell office:value-type="float" office:value="-8.85680401734445" calcext:value-type="float">
            <text:p>-8,8568040173</text:p>
          </table:table-cell>
          <table:table-cell office:value-type="float" office:value="4.11494991687809" calcext:value-type="float">
            <text:p>4,1149499169</text:p>
          </table:table-cell>
          <table:table-cell table:style-name="ce1" office:value-type="float" office:value="13.6813920548475" calcext:value-type="float">
            <text:p>1,37E+01</text:p>
          </table:table-cell>
          <table:table-cell office:value-type="float" office:value="1.19220580200643" calcext:value-type="float">
            <text:p>1,192205802</text:p>
          </table:table-cell>
          <table:table-cell table:style-name="ce1" office:value-type="float" office:value="1.65682766534845" calcext:value-type="float">
            <text:p>1,66E+00</text:p>
          </table:table-cell>
          <table:table-cell office:value-type="float" office:value="2.36065082652406" calcext:value-type="float">
            <text:p>2,3606508265</text:p>
          </table:table-cell>
          <table:table-cell office:value-type="float" office:value="2.30555225675996" calcext:value-type="float">
            <text:p>2,3055522568</text:p>
          </table:table-cell>
          <table:table-cell office:value-type="float" office:value="1.18348804165049" calcext:value-type="float">
            <text:p>1,1834880417</text:p>
          </table:table-cell>
          <table:table-cell table:style-name="ce1" office:value-type="float" office:value="0.0298971610588159" calcext:value-type="float">
            <text:p>2,99E-02</text:p>
          </table:table-cell>
          <table:table-cell office:value-type="float" office:value="0.135263444360718" calcext:value-type="float">
            <text:p>0,1352634444</text:p>
          </table:table-cell>
          <table:table-cell office:value-type="float" office:value="-25.9379139260515" calcext:value-type="float">
            <text:p>-25,9379139261</text:p>
          </table:table-cell>
          <table:table-cell table:style-name="Default" office:value-type="float" office:value="2.35228174297905" calcext:value-type="float">
            <text:p>2,352281743</text:p>
          </table:table-cell>
          <table:table-cell office:value-type="float" office:value="0.334536848803227" calcext:value-type="float">
            <text:p>0,3345368488</text:p>
          </table:table-cell>
          <table:table-cell office:value-type="float" office:value="0.021541352236042" calcext:value-type="float">
            <text:p>2,15E-02</text:p>
          </table:table-cell>
          <table:table-cell office:value-type="float" office:value="22.5168531240544" calcext:value-type="float">
            <text:p>22,5168531241</text:p>
          </table:table-cell>
          <table:table-cell office:value-type="float" office:value="6.8599772023258" calcext:value-type="float">
            <text:p>6,859977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575" calcext:value-type="float">
            <text:p>1,575</text:p>
          </table:table-cell>
          <table:table-cell office:value-type="float" office:value="-15.1306689995543" calcext:value-type="float">
            <text:p>-15,1306689996</text:p>
          </table:table-cell>
          <table:table-cell office:value-type="float" office:value="1.75848657486294" calcext:value-type="float">
            <text:p>1,7584865749</text:p>
          </table:table-cell>
          <table:table-cell table:style-name="ce1" office:value-type="float" office:value="13.3972845598308" calcext:value-type="float">
            <text:p>1,34E+01</text:p>
          </table:table-cell>
          <table:table-cell office:value-type="float" office:value="1.02029350875384" calcext:value-type="float">
            <text:p>1,0202935088</text:p>
          </table:table-cell>
          <table:table-cell office:value-type="float" office:value="0.373773996227847" calcext:value-type="float">
            <text:p>0,3737739962</text:p>
          </table:table-cell>
          <table:table-cell office:value-type="float" office:value="3.01828765759166" calcext:value-type="float">
            <text:p>3,0182876576</text:p>
          </table:table-cell>
          <table:table-cell office:value-type="float" office:value="2.9392417788446" calcext:value-type="float">
            <text:p>2,9392417788</text:p>
          </table:table-cell>
          <table:table-cell office:value-type="float" office:value="1.50193617774566" calcext:value-type="float">
            <text:p>1,5019361777</text:p>
          </table:table-cell>
          <table:table-cell table:style-name="ce1" office:value-type="float" office:value="0.0000301063461931535" calcext:value-type="float">
            <text:p>3,01E-05</text:p>
          </table:table-cell>
          <table:table-cell table:style-name="ce1" office:value-type="float" office:value="0.0000555595881629036" calcext:value-type="float">
            <text:p>5,56E-05</text:p>
          </table:table-cell>
          <table:table-cell office:value-type="float" office:value="-25.7079836598954" calcext:value-type="float">
            <text:p>-25,7079836599</text:p>
          </table:table-cell>
          <table:table-cell table:style-name="Default" office:value-type="float" office:value="1.99341935478326" calcext:value-type="float">
            <text:p>1,9934193548</text:p>
          </table:table-cell>
          <table:table-cell office:value-type="float" office:value="0.328820026444182" calcext:value-type="float">
            <text:p>0,3288200264</text:p>
          </table:table-cell>
          <table:table-cell office:value-type="float" office:value="0.0242496101613877" calcext:value-type="float">
            <text:p>2,42E-02</text:p>
          </table:table-cell>
          <table:table-cell office:value-type="float" office:value="21.2122646759634" calcext:value-type="float">
            <text:p>21,212264676</text:p>
          </table:table-cell>
          <table:table-cell office:value-type="float" office:value="6.88349910158095" calcext:value-type="float">
            <text:p>6,8834991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,6</text:p>
          </table:table-cell>
          <table:table-cell office:value-type="float" office:value="5.00199292134279" calcext:value-type="float">
            <text:p>5,0019929213</text:p>
          </table:table-cell>
          <table:table-cell table:style-name="ce1" office:value-type="float" office:value="0.0328843626285946" calcext:value-type="float">
            <text:p>3,29E-02</text:p>
          </table:table-cell>
          <table:table-cell table:style-name="ce1" office:value-type="float" office:value="0.20230770892117" calcext:value-type="float">
            <text:p>2,02E-01</text:p>
          </table:table-cell>
          <table:table-cell table:style-name="ce1" office:value-type="float" office:value="0.0196705029973651" calcext:value-type="float">
            <text:p>1,97E-02</text:p>
          </table:table-cell>
          <table:table-cell table:style-name="ce1" office:value-type="float" office:value="2.96655086053292" calcext:value-type="float">
            <text:p>2,97E+00</text:p>
          </table:table-cell>
          <table:table-cell office:value-type="float" office:value="5.05059364387827" calcext:value-type="float">
            <text:p>5,0505936439</text:p>
          </table:table-cell>
          <table:table-cell office:value-type="float" office:value="4.78437406703418" calcext:value-type="float">
            <text:p>4,784374067</text:p>
          </table:table-cell>
          <table:table-cell table:style-name="ce1" office:value-type="float" office:value="0.01627426693419" calcext:value-type="float">
            <text:p>1,63E-02</text:p>
          </table:table-cell>
          <table:table-cell office:value-type="float" office:value="3.38133796480901" calcext:value-type="float">
            <text:p>3,3813379648</text:p>
          </table:table-cell>
          <table:table-cell office:value-type="float" office:value="0.10459138660041" calcext:value-type="float">
            <text:p>0,1045913866</text:p>
          </table:table-cell>
          <table:table-cell office:value-type="float" office:value="1.98874733773186" calcext:value-type="float">
            <text:p>1,9887473377</text:p>
          </table:table-cell>
          <table:table-cell office:value-type="float" office:value="0.0716610728132396" calcext:value-type="float">
            <text:p>7,17E-02</text:p>
          </table:table-cell>
          <table:table-cell office:value-type="float" office:value="0.295795740866756" calcext:value-type="float">
            <text:p>0,2957957409</text:p>
          </table:table-cell>
          <table:table-cell office:value-type="float" office:value="0.00954641381384312" calcext:value-type="float">
            <text:p>9,55E-03</text:p>
          </table:table-cell>
          <table:table-cell office:value-type="float" office:value="26.0366402839539" calcext:value-type="float">
            <text:p>26,036640284</text:p>
          </table:table-cell>
          <table:table-cell office:value-type="float" office:value="1.06064840524289" calcext:value-type="float">
            <text:p>1,0606484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.625" calcext:value-type="float">
            <text:p>1,625</text:p>
          </table:table-cell>
          <table:table-cell office:value-type="float" office:value="-2.54158855370463" calcext:value-type="float">
            <text:p>-2,5415885537</text:p>
          </table:table-cell>
          <table:table-cell office:value-type="float" office:value="3.48567840239869" calcext:value-type="float">
            <text:p>3,4856784024</text:p>
          </table:table-cell>
          <table:table-cell office:value-type="float" office:value="1.91433711163551" calcext:value-type="float">
            <text:p>1,9143371116</text:p>
          </table:table-cell>
          <table:table-cell office:value-type="float" office:value="0.810893417165866" calcext:value-type="float">
            <text:p>0,8108934172</text:p>
          </table:table-cell>
          <table:table-cell office:value-type="float" office:value="-1.09676182531384" calcext:value-type="float">
            <text:p>-1,0967618253</text:p>
          </table:table-cell>
          <table:table-cell office:value-type="float" office:value="1.98510720821438" calcext:value-type="float">
            <text:p>1,9851072082</text:p>
          </table:table-cell>
          <table:table-cell office:value-type="float" office:value="3.66923097281744" calcext:value-type="float">
            <text:p>3,6692309728</text:p>
          </table:table-cell>
          <table:table-cell office:value-type="float" office:value="0.984604527771879" calcext:value-type="float">
            <text:p>0,9846045278</text:p>
          </table:table-cell>
          <table:table-cell office:value-type="float" office:value="-1.02499745895443" calcext:value-type="float">
            <text:p>-1,024997459</text:p>
          </table:table-cell>
          <table:table-cell office:value-type="float" office:value="0.127350552495719" calcext:value-type="float">
            <text:p>0,1273505525</text:p>
          </table:table-cell>
          <table:table-cell table:style-name="ce1" office:value-type="float" office:value="0.0906175695492906" calcext:value-type="float">
            <text:p>9,06E-02</text:p>
          </table:table-cell>
          <table:table-cell office:value-type="float" office:value="0.404987595021996" calcext:value-type="float">
            <text:p>4,05E-01</text:p>
          </table:table-cell>
          <table:table-cell office:value-type="float" office:value="0.31219506772524" calcext:value-type="float">
            <text:p>0,3121950677</text:p>
          </table:table-cell>
          <table:table-cell office:value-type="float" office:value="0.0247986113283856" calcext:value-type="float">
            <text:p>2,48E-02</text:p>
          </table:table-cell>
          <table:table-cell office:value-type="float" office:value="22.5499807975191" calcext:value-type="float">
            <text:p>22,5499807975</text:p>
          </table:table-cell>
          <table:table-cell office:value-type="float" office:value="2.04423787161374" calcext:value-type="float">
            <text:p>2,0442378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.65" calcext:value-type="float">
            <text:p>1,65</text:p>
          </table:table-cell>
          <table:table-cell office:value-type="float" office:value="3.53505263649869" calcext:value-type="float">
            <text:p>3,5350526365</text:p>
          </table:table-cell>
          <table:table-cell office:value-type="float" office:value="0.69386093670092" calcext:value-type="float">
            <text:p>0,6938609367</text:p>
          </table:table-cell>
          <table:table-cell office:value-type="float" office:value="0.605253191392124" calcext:value-type="float">
            <text:p>0,6052531914</text:p>
          </table:table-cell>
          <table:table-cell office:value-type="float" office:value="0.340369162019344" calcext:value-type="float">
            <text:p>0,340369162</text:p>
          </table:table-cell>
          <table:table-cell office:value-type="float" office:value="-2.00865579873006" calcext:value-type="float">
            <text:p>-2,0086557987</text:p>
          </table:table-cell>
          <table:table-cell table:style-name="ce1" office:value-type="float" office:value="1.59602738443835" calcext:value-type="float">
            <text:p>1,60E+00</text:p>
          </table:table-cell>
          <table:table-cell office:value-type="float" office:value="4.10795716427205" calcext:value-type="float">
            <text:p>4,1079571643</text:p>
          </table:table-cell>
          <table:table-cell table:style-name="ce1" office:value-type="float" office:value="0.78421436510688" calcext:value-type="float">
            <text:p>7,84E-01</text:p>
          </table:table-cell>
          <table:table-cell office:value-type="float" office:value="282845135.376151" calcext:value-type="float">
            <text:p>282845135,376151</text:p>
          </table:table-cell>
          <table:table-cell table:style-name="ce1" office:value-type="float" office:value="209827743.228605" calcext:value-type="float">
            <text:p>2,10E+08</text:p>
          </table:table-cell>
          <table:table-cell office:value-type="float" office:value="43.4729418158227" calcext:value-type="float">
            <text:p>43,4729418158</text:p>
          </table:table-cell>
          <table:table-cell office:value-type="float" office:value="5.44700370229457" calcext:value-type="float">
            <text:p>5,45E+00</text:p>
          </table:table-cell>
          <table:table-cell office:value-type="float" office:value="0.29796380859104" calcext:value-type="float">
            <text:p>0,2979638086</text:p>
          </table:table-cell>
          <table:table-cell office:value-type="float" office:value="0.0155340135018776" calcext:value-type="float">
            <text:p>1,55E-02</text:p>
          </table:table-cell>
          <table:table-cell office:value-type="float" office:value="22.9543970611426" calcext:value-type="float">
            <text:p>22,9543970611</text:p>
          </table:table-cell>
          <table:table-cell office:value-type="float" office:value="1.0916163746024" calcext:value-type="float">
            <text:p>1,0916163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.675" calcext:value-type="float">
            <text:p>1,675</text:p>
          </table:table-cell>
          <table:table-cell office:value-type="float" office:value="3.71393983141257" calcext:value-type="float">
            <text:p>3,7139398314</text:p>
          </table:table-cell>
          <table:table-cell office:value-type="float" office:value="0.635026465850005" calcext:value-type="float">
            <text:p>0,6350264659</text:p>
          </table:table-cell>
          <table:table-cell office:value-type="float" office:value="0.530697338986421" calcext:value-type="float">
            <text:p>0,530697339</text:p>
          </table:table-cell>
          <table:table-cell office:value-type="float" office:value="0.323413082552112" calcext:value-type="float">
            <text:p>0,3234130826</text:p>
          </table:table-cell>
          <table:table-cell office:value-type="float" office:value="-2.33952328758069" calcext:value-type="float">
            <text:p>-2,3395232876</text:p>
          </table:table-cell>
          <table:table-cell table:style-name="ce1" office:value-type="float" office:value="1.55467286876019" calcext:value-type="float">
            <text:p>1,55E+00</text:p>
          </table:table-cell>
          <table:table-cell office:value-type="float" office:value="4.26063646911497" calcext:value-type="float">
            <text:p>4,2606364691</text:p>
          </table:table-cell>
          <table:table-cell table:style-name="ce1" office:value-type="float" office:value="0.760279737158767" calcext:value-type="float">
            <text:p>7,60E-01</text:p>
          </table:table-cell>
          <table:table-cell table:style-name="ce1" office:value-type="float" office:value="4.75189093393492E+024" calcext:value-type="float">
            <text:p>4,75E+24</text:p>
          </table:table-cell>
          <table:table-cell table:style-name="ce1" office:value-type="float" office:value="8.56962056903443E+024" calcext:value-type="float">
            <text:p>8,57E+24</text:p>
          </table:table-cell>
          <table:table-cell office:value-type="float" office:value="112.291009671605" calcext:value-type="float">
            <text:p>112,2910096716</text:p>
          </table:table-cell>
          <table:table-cell office:value-type="float" office:value="3.95204552651414" calcext:value-type="float">
            <text:p>3,95E+00</text:p>
          </table:table-cell>
          <table:table-cell office:value-type="float" office:value="0.295058429499815" calcext:value-type="float">
            <text:p>0,2950584295</text:p>
          </table:table-cell>
          <table:table-cell office:value-type="float" office:value="0.0144362313902977" calcext:value-type="float">
            <text:p>1,44E-02</text:p>
          </table:table-cell>
          <table:table-cell office:value-type="float" office:value="21.9008704408654" calcext:value-type="float">
            <text:p>21,9008704409</text:p>
          </table:table-cell>
          <table:table-cell office:value-type="float" office:value="0.9198511987079" calcext:value-type="float">
            <text:p>0,9198511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office:value-type="float" office:value="3.65380679245124" calcext:value-type="float">
            <text:p>3,6538067925</text:p>
          </table:table-cell>
          <table:table-cell table:style-name="ce1" office:value-type="float" office:value="0.0135029679328257" calcext:value-type="float">
            <text:p>1,35E-02</text:p>
          </table:table-cell>
          <table:table-cell office:value-type="float" office:value="0.556088664510328" calcext:value-type="float">
            <text:p>0,5560886645</text:p>
          </table:table-cell>
          <table:table-cell table:style-name="ce1" office:value-type="float" office:value="0.00703362437233348" calcext:value-type="float">
            <text:p>7,03E-03</text:p>
          </table:table-cell>
          <table:table-cell office:value-type="float" office:value="-2.27535365900137" calcext:value-type="float">
            <text:p>-2,275353659</text:p>
          </table:table-cell>
          <table:table-cell table:style-name="ce1" office:value-type="float" office:value="0.0118877307171928" calcext:value-type="float">
            <text:p>1,19E-02</text:p>
          </table:table-cell>
          <table:table-cell office:value-type="float" office:value="4.2310961222779" calcext:value-type="float">
            <text:p>4,2310961223</text:p>
          </table:table-cell>
          <table:table-cell table:style-name="ce1" office:value-type="float" office:value="0.0062645806599078" calcext:value-type="float">
            <text:p>6,26E-03</text:p>
          </table:table-cell>
          <table:table-cell office:value-type="float" office:value="20.2112458586592" calcext:value-type="float">
            <text:p>20,2112458587</text:p>
          </table:table-cell>
          <table:table-cell table:style-name="ce1" office:value-type="float" office:value="10008693.3770644" calcext:value-type="float">
            <text:p>1,00E+07</text:p>
          </table:table-cell>
          <table:table-cell office:value-type="float" office:value="31.5394925030223" calcext:value-type="float">
            <text:p>31,539492503</text:p>
          </table:table-cell>
          <table:table-cell office:value-type="float" office:value="3207.01426863815" calcext:value-type="float">
            <text:p>3,21E+03</text:p>
          </table:table-cell>
          <table:table-cell office:value-type="float" office:value="0.295712168591054" calcext:value-type="float">
            <text:p>0,2957121686</text:p>
          </table:table-cell>
          <table:table-cell office:value-type="float" office:value="0.000952130812548538" calcext:value-type="float">
            <text:p>9,52E-04</text:p>
          </table:table-cell>
          <table:table-cell office:value-type="float" office:value="21.9379187109319" calcext:value-type="float">
            <text:p>21,9379187109</text:p>
          </table:table-cell>
          <table:table-cell office:value-type="float" office:value="0.503218014807239" calcext:value-type="float">
            <text:p>0,5032180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.75" calcext:value-type="float">
            <text:p>1,75</text:p>
          </table:table-cell>
          <table:table-cell office:value-type="float" office:value="-16.5717392606612" calcext:value-type="float">
            <text:p>-16,5717392607</text:p>
          </table:table-cell>
          <table:table-cell office:value-type="float" office:value="0.882007039337923" calcext:value-type="float">
            <text:p>0,8820070393</text:p>
          </table:table-cell>
          <table:table-cell office:value-type="float" office:value="34.888996934678" calcext:value-type="float">
            <text:p>34,8889969347</text:p>
          </table:table-cell>
          <table:table-cell office:value-type="float" office:value="0.436373618453674" calcext:value-type="float">
            <text:p>0,4363736185</text:p>
          </table:table-cell>
          <table:table-cell office:value-type="float" office:value="5.8658390259521" calcext:value-type="float">
            <text:p>5,865839026</text:p>
          </table:table-cell>
          <table:table-cell table:style-name="ce1" office:value-type="float" office:value="0.0183650428153063" calcext:value-type="float">
            <text:p>1,84E-02</text:p>
          </table:table-cell>
          <table:table-cell office:value-type="float" office:value="0.207279267426149" calcext:value-type="float">
            <text:p>0,2072792674</text:p>
          </table:table-cell>
          <table:table-cell table:style-name="ce1" office:value-type="float" office:value="0.00912845163366422" calcext:value-type="float">
            <text:p>9,13E-03</text:p>
          </table:table-cell>
          <table:table-cell office:value-type="float" office:value="35.688530763718" calcext:value-type="float">
            <text:p>35,6885307637</text:p>
          </table:table-cell>
          <table:table-cell table:style-name="ce1" office:value-type="float" office:value="32.0976471680218" calcext:value-type="float">
            <text:p>3,21E+01</text:p>
          </table:table-cell>
          <table:table-cell office:value-type="float" office:value="-69.6062482070144" calcext:value-type="float">
            <text:p>-69,606248207</text:p>
          </table:table-cell>
          <table:table-cell office:value-type="float" office:value="1.02570217982057" calcext:value-type="float">
            <text:p>1,03E+00</text:p>
          </table:table-cell>
          <table:table-cell office:value-type="float" office:value="0.318308905740637" calcext:value-type="float">
            <text:p>0,3183089057</text:p>
          </table:table-cell>
          <table:table-cell office:value-type="float" office:value="0.0134865891537524" calcext:value-type="float">
            <text:p>1,35E-02</text:p>
          </table:table-cell>
          <table:table-cell office:value-type="float" office:value="16.0674116229619" calcext:value-type="float">
            <text:p>16,067411623</text:p>
          </table:table-cell>
          <table:table-cell office:value-type="float" office:value="2.450756399942" calcext:value-type="float">
            <text:p>2,4507563999</text:p>
          </table:table-cell>
          <table:table-cell office:value-type="float" office:value="2" calcext:value-type="float">
            <text:p>2</text:p>
          </table:table-cell>
        </table:table-row>
      </table:table>
      <table:table table:name="Tabelle3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4"/>
          <table:table-cell table:style-name="ce4" office:value-type="string" calcext:value-type="string" table:number-columns-spanned="5" table:number-rows-spanned="2">
            <text:p>Model → Exp[-delta -gamma t] (Sin[alpha+beta t] + beta' Sin[alpha' + 2 beta t]) , CIPT</text:p>
          </table:table-cell>
          <table:covered-table-cell table:number-columns-repeated="4" table:style-name="Default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covered-table-cell table:number-columns-repeated="5" table:style-name="Default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deltaV</text:p>
          </table:table-cell>
          <table:table-cell table:style-name="ce2" office:value-type="string" calcext:value-type="string">
            <text:p>gammaV</text:p>
          </table:table-cell>
          <table:table-cell table:style-name="ce2" office:value-type="string" calcext:value-type="string">
            <text:p>alphaV</text:p>
          </table:table-cell>
          <table:table-cell table:style-name="ce2" office:value-type="string" calcext:value-type="string">
            <text:p>betaV</text:p>
          </table:table-cell>
          <table:table-cell table:style-name="ce2" office:value-type="string" calcext:value-type="string">
            <text:p>alphaV‘</text:p>
          </table:table-cell>
          <table:table-cell table:style-name="ce2" office:value-type="string" calcext:value-type="string">
            <text:p>betaV‘</text:p>
          </table:table-cell>
          <table:table-cell table:style-name="ce2" office:value-type="string" calcext:value-type="string">
            <text:p>atau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P – Value</text:p>
          </table:table-cell>
          <table:table-cell office:value-type="string" calcext:value-type="string">
            <text:p>ERR MAT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formula="of:=[Tabelle1.A28]" office:value-type="float" office:value="20" calcext:value-type="float">
            <text:p>20</text:p>
          </table:table-cell>
          <table:table-cell table:formula="of:=[Tabelle1.B28]" office:value-type="float" office:value="52" calcext:value-type="float">
            <text:p>52</text:p>
          </table:table-cell>
          <table:table-cell table:formula="of:=[Tabelle1.C28]" office:value-type="float" office:value="1.4" calcext:value-type="float">
            <text:p>1,4</text:p>
          </table:table-cell>
          <table:table-cell table:formula="of:=CONCATENATE([Tabelle2.D28];&quot;(&quot;;[Tabelle2.E28];&quot;)&quot;)" office:value-type="string" office:string-value="-8,5(1,3)" calcext:value-type="string">
            <text:p>-8,5(1,3)</text:p>
          </table:table-cell>
          <table:table-cell table:formula="of:=CONCATENATE([Tabelle2.F28];&quot;(&quot;;[Tabelle2.G28];&quot;)&quot;)" office:value-type="string" office:string-value="9,14(0,83)" calcext:value-type="string">
            <text:p>9,14(0,83)</text:p>
          </table:table-cell>
          <table:table-cell table:formula="of:=CONCATENATE([Tabelle2.H28];&quot;(&quot;;[Tabelle2.I28];&quot;)&quot;)" office:value-type="string" office:string-value="-1,3(1,7)" calcext:value-type="string">
            <text:p>-1,3(1,7)</text:p>
          </table:table-cell>
          <table:table-cell table:formula="of:=CONCATENATE([Tabelle2.J28];&quot;(&quot;;[Tabelle2.K28];&quot;)&quot;)" office:value-type="string" office:string-value="3,75(0,84)" calcext:value-type="string">
            <text:p>3,75(0,84)</text:p>
          </table:table-cell>
          <table:table-cell table:formula="of:=CONCATENATE([Tabelle2.L28];&quot;(&quot;;[Tabelle2.M28];&quot;)&quot;)" office:value-type="string" office:string-value="0,0011(0,0014)" calcext:value-type="string">
            <text:p>0,0011(0,0014)</text:p>
          </table:table-cell>
          <table:table-cell table:formula="of:=CONCATENATE([Tabelle2.N28];&quot;(&quot;;[Tabelle2.O28];&quot;)&quot;)" office:value-type="string" office:string-value="-17,3(1,5)" calcext:value-type="string">
            <text:p>-17,3(1,5)</text:p>
          </table:table-cell>
          <table:table-cell table:formula="of:=CONCATENATE([Tabelle2.P28];&quot;(&quot;;[Tabelle2.Q28];&quot;)&quot;)" office:value-type="string" office:string-value="0,317(0,018)" calcext:value-type="string">
            <text:p>0,317(0,018)</text:p>
          </table:table-cell>
          <table:table-cell table:formula="of:=[Tabelle2.R28]" office:value-type="float" office:value="26.53" calcext:value-type="float">
            <text:p>26,53</text:p>
          </table:table-cell>
          <table:table-cell table:formula="of:=[Tabelle2.S28]" office:value-type="float" office:value="14.91" calcext:value-type="float">
            <text:p>14,91</text:p>
          </table:table-cell>
          <table:table-cell table:formula="of:=[Tabelle1.T28]" office:value-type="float" office:value="3" calcext:value-type="float">
            <text:p>3</text:p>
          </table:table-cell>
        </table:table-row>
        <table:table-row table:style-name="ro1">
          <table:table-cell table:formula="of:=[Tabelle1.A18]" office:value-type="float" office:value="30" calcext:value-type="float">
            <text:p>30</text:p>
          </table:table-cell>
          <table:table-cell table:formula="of:=[Tabelle1.B18]" office:value-type="float" office:value="42" calcext:value-type="float">
            <text:p>42</text:p>
          </table:table-cell>
          <table:table-cell table:formula="of:=[Tabelle1.C18]" office:value-type="float" office:value="1.15" calcext:value-type="float">
            <text:p>1,15</text:p>
          </table:table-cell>
          <table:table-cell table:formula="of:=CONCATENATE([Tabelle2.D18];&quot;(&quot;;[Tabelle2.E18];&quot;)&quot;)" office:value-type="string" office:string-value="3,53(0,35)" calcext:value-type="string">
            <text:p>3,53(0,35)</text:p>
          </table:table-cell>
          <table:table-cell table:formula="of:=CONCATENATE([Tabelle2.F18];&quot;(&quot;;[Tabelle2.G18];&quot;)&quot;)" office:value-type="string" office:string-value="0,58(0,21)" calcext:value-type="string">
            <text:p>0,58(0,21)</text:p>
          </table:table-cell>
          <table:table-cell table:formula="of:=CONCATENATE([Tabelle2.H18];&quot;(&quot;;[Tabelle2.I18];&quot;)&quot;)" office:value-type="string" office:string-value="75,15(0,34)" calcext:value-type="string">
            <text:p>75,15(0,34)</text:p>
          </table:table-cell>
          <table:table-cell table:formula="of:=CONCATENATE([Tabelle2.J18];&quot;(&quot;;[Tabelle2.K18];&quot;)&quot;)" office:value-type="string" office:string-value="3,22(0,19)" calcext:value-type="string">
            <text:p>3,22(0,19)</text:p>
          </table:table-cell>
          <table:table-cell table:formula="of:=CONCATENATE([Tabelle2.L18];&quot;(&quot;;[Tabelle2.M18];&quot;)&quot;)" office:value-type="string" office:string-value="18(14)" calcext:value-type="string">
            <text:p>18(14)</text:p>
          </table:table-cell>
          <table:table-cell table:formula="of:=CONCATENATE([Tabelle2.N18];&quot;(&quot;;[Tabelle2.O18];&quot;)&quot;)" office:value-type="string" office:string-value="14,7(2,8)" calcext:value-type="string">
            <text:p>14,7(2,8)</text:p>
          </table:table-cell>
          <table:table-cell table:formula="of:=CONCATENATE([Tabelle2.P18];&quot;(&quot;;[Tabelle2.Q18];&quot;)&quot;)" office:value-type="string" office:string-value="0,3134(0,009)" calcext:value-type="string">
            <text:p>0,3134(0,009)</text:p>
          </table:table-cell>
          <table:table-cell table:formula="of:=[Tabelle2.R18]" office:value-type="float" office:value="38.05" calcext:value-type="float">
            <text:p>38,05</text:p>
          </table:table-cell>
          <table:table-cell table:formula="of:=[Tabelle2.S18]" office:value-type="float" office:value="14.84" calcext:value-type="float">
            <text:p>14,84</text:p>
          </table:table-cell>
          <table:table-cell table:formula="of:=[Tabelle1.T18]" office:value-type="float" office:value="3" calcext:value-type="float">
            <text:p>3</text:p>
          </table:table-cell>
        </table:table-row>
        <table:table-row table:style-name="ro1">
          <table:table-cell table:formula="of:=[Tabelle1.A27]" office:value-type="float" office:value="21" calcext:value-type="float">
            <text:p>21</text:p>
          </table:table-cell>
          <table:table-cell table:formula="of:=[Tabelle1.B27]" office:value-type="float" office:value="51" calcext:value-type="float">
            <text:p>51</text:p>
          </table:table-cell>
          <table:table-cell table:formula="of:=[Tabelle1.C27]" office:value-type="float" office:value="1.375" calcext:value-type="float">
            <text:p>1,375</text:p>
          </table:table-cell>
          <table:table-cell table:formula="of:=CONCATENATE([Tabelle2.D27];&quot;(&quot;;[Tabelle2.E27];&quot;)&quot;)" office:value-type="string" office:string-value="3,48(0,54)" calcext:value-type="string">
            <text:p>3,48(0,54)</text:p>
          </table:table-cell>
          <table:table-cell table:formula="of:=CONCATENATE([Tabelle2.F27];&quot;(&quot;;[Tabelle2.G27];&quot;)&quot;)" office:value-type="string" office:string-value="0,66(0,3)" calcext:value-type="string">
            <text:p>0,66(0,3)</text:p>
          </table:table-cell>
          <table:table-cell table:formula="of:=CONCATENATE([Tabelle2.H27];&quot;(&quot;;[Tabelle2.I27];&quot;)&quot;)" office:value-type="string" office:string-value="-2,88(0,41)" calcext:value-type="string">
            <text:p>-2,88(0,41)</text:p>
          </table:table-cell>
          <table:table-cell table:formula="of:=CONCATENATE([Tabelle2.J27];&quot;(&quot;;[Tabelle2.K27];&quot;)&quot;)" office:value-type="string" office:string-value="4,54(0,23)" calcext:value-type="string">
            <text:p>4,54(0,23)</text:p>
          </table:table-cell>
          <table:table-cell table:formula="of:=CONCATENATE([Tabelle2.L27];&quot;(&quot;;[Tabelle2.M27];&quot;)&quot;)" office:value-type="string" office:string-value="9104,966(19000)" calcext:value-type="string">
            <text:p>9104,966(19000)</text:p>
          </table:table-cell>
          <table:table-cell table:formula="of:=CONCATENATE([Tabelle2.N27];&quot;(&quot;;[Tabelle2.O27];&quot;)&quot;)" office:value-type="string" office:string-value="24,3(5,5)" calcext:value-type="string">
            <text:p>24,3(5,5)</text:p>
          </table:table-cell>
          <table:table-cell table:formula="of:=CONCATENATE([Tabelle2.P27];&quot;(&quot;;[Tabelle2.Q27];&quot;)&quot;)" office:value-type="string" office:string-value="0,2911(0,0078)" calcext:value-type="string">
            <text:p>0,2911(0,0078)</text:p>
          </table:table-cell>
          <table:table-cell table:formula="of:=[Tabelle2.R27]" office:value-type="float" office:value="29.19" calcext:value-type="float">
            <text:p>29,19</text:p>
          </table:table-cell>
          <table:table-cell table:formula="of:=[Tabelle2.S27]" office:value-type="float" office:value="10.96" calcext:value-type="float">
            <text:p>10,96</text:p>
          </table:table-cell>
          <table:table-cell table:formula="of:=[Tabelle1.T27]" office:value-type="float" office:value="3" calcext:value-type="float">
            <text:p>3</text:p>
          </table:table-cell>
        </table:table-row>
        <table:table-row table:style-name="ro1">
          <table:table-cell table:formula="of:=[Tabelle1.A30]" office:value-type="float" office:value="18" calcext:value-type="float">
            <text:p>18</text:p>
          </table:table-cell>
          <table:table-cell table:formula="of:=[Tabelle1.B30]" office:value-type="float" office:value="54" calcext:value-type="float">
            <text:p>54</text:p>
          </table:table-cell>
          <table:table-cell table:formula="of:=[Tabelle1.C30]" office:value-type="float" office:value="1.45" calcext:value-type="float">
            <text:p>1,45</text:p>
          </table:table-cell>
          <table:table-cell table:formula="of:=CONCATENATE([Tabelle2.D30];&quot;(&quot;;[Tabelle2.E30];&quot;)&quot;)" office:value-type="string" office:string-value="-7,6(1,6)" calcext:value-type="string">
            <text:p>-7,6(1,6)</text:p>
          </table:table-cell>
          <table:table-cell table:formula="of:=CONCATENATE([Tabelle2.F30];&quot;(&quot;;[Tabelle2.G30];&quot;)&quot;)" office:value-type="string" office:string-value="8,31(0,94)" calcext:value-type="string">
            <text:p>8,31(0,94)</text:p>
          </table:table-cell>
          <table:table-cell table:formula="of:=CONCATENATE([Tabelle2.H30];&quot;(&quot;;[Tabelle2.I30];&quot;)&quot;)" office:value-type="string" office:string-value="-2,1(2,5)" calcext:value-type="string">
            <text:p>-2,1(2,5)</text:p>
          </table:table-cell>
          <table:table-cell table:formula="of:=CONCATENATE([Tabelle2.J30];&quot;(&quot;;[Tabelle2.K30];&quot;)&quot;)" office:value-type="string" office:string-value="4,1(1,2)" calcext:value-type="string">
            <text:p>4,1(1,2)</text:p>
          </table:table-cell>
          <table:table-cell table:formula="of:=CONCATENATE([Tabelle2.L30];&quot;(&quot;;[Tabelle2.M30];&quot;)&quot;)" office:value-type="string" office:string-value="0,0013(0,0027)" calcext:value-type="string">
            <text:p>0,0013(0,0027)</text:p>
          </table:table-cell>
          <table:table-cell table:formula="of:=CONCATENATE([Tabelle2.N30];&quot;(&quot;;[Tabelle2.O30];&quot;)&quot;)" office:value-type="string" office:string-value="-15,9(1,8)" calcext:value-type="string">
            <text:p>-15,9(1,8)</text:p>
          </table:table-cell>
          <table:table-cell table:formula="of:=CONCATENATE([Tabelle2.P30];&quot;(&quot;;[Tabelle2.Q30];&quot;)&quot;)" office:value-type="string" office:string-value="0,31(0,025)" calcext:value-type="string">
            <text:p>0,31(0,025)</text:p>
          </table:table-cell>
          <table:table-cell table:formula="of:=[Tabelle2.R30]" office:value-type="float" office:value="26.35" calcext:value-type="float">
            <text:p>26,35</text:p>
          </table:table-cell>
          <table:table-cell table:formula="of:=[Tabelle2.S30]" office:value-type="float" office:value="9.2" calcext:value-type="float">
            <text:p>9,2</text:p>
          </table:table-cell>
          <table:table-cell table:formula="of:=[Tabelle1.T30]" office:value-type="float" office:value="3" calcext:value-type="float">
            <text:p>3</text:p>
          </table:table-cell>
        </table:table-row>
        <table:table-row table:style-name="ro1">
          <table:table-cell table:formula="of:=[Tabelle1.A24]" office:value-type="float" office:value="24" calcext:value-type="float">
            <text:p>24</text:p>
          </table:table-cell>
          <table:table-cell table:formula="of:=[Tabelle1.B24]" office:value-type="float" office:value="48" calcext:value-type="float">
            <text:p>48</text:p>
          </table:table-cell>
          <table:table-cell table:formula="of:=[Tabelle1.C24]" office:value-type="float" office:value="1.3" calcext:value-type="float">
            <text:p>1,3</text:p>
          </table:table-cell>
          <table:table-cell table:formula="of:=CONCATENATE([Tabelle2.D24];&quot;(&quot;;[Tabelle2.E24];&quot;)&quot;)" office:value-type="string" office:string-value="3,66(0,47)" calcext:value-type="string">
            <text:p>3,66(0,47)</text:p>
          </table:table-cell>
          <table:table-cell table:formula="of:=CONCATENATE([Tabelle2.F24];&quot;(&quot;;[Tabelle2.G24];&quot;)&quot;)" office:value-type="string" office:string-value="0,54(0,26)" calcext:value-type="string">
            <text:p>0,54(0,26)</text:p>
          </table:table-cell>
          <table:table-cell table:formula="of:=CONCATENATE([Tabelle2.H24];&quot;(&quot;;[Tabelle2.I24];&quot;)&quot;)" office:value-type="string" office:string-value="36,09(0,47)" calcext:value-type="string">
            <text:p>36,09(0,47)</text:p>
          </table:table-cell>
          <table:table-cell table:formula="of:=CONCATENATE([Tabelle2.J24];&quot;(&quot;;[Tabelle2.K24];&quot;)&quot;)" office:value-type="string" office:string-value="3,9(0,26)" calcext:value-type="string">
            <text:p>3,9(0,26)</text:p>
          </table:table-cell>
          <table:table-cell table:formula="of:=CONCATENATE([Tabelle2.L24];&quot;(&quot;;[Tabelle2.M24];&quot;)&quot;)" office:value-type="string" office:string-value="185,6(270)" calcext:value-type="string">
            <text:p>185,6(270)</text:p>
          </table:table-cell>
          <table:table-cell table:formula="of:=CONCATENATE([Tabelle2.N24];&quot;(&quot;;[Tabelle2.O24];&quot;)&quot;)" office:value-type="string" office:string-value="16,6(3,9)" calcext:value-type="string">
            <text:p>16,6(3,9)</text:p>
          </table:table-cell>
          <table:table-cell table:formula="of:=CONCATENATE([Tabelle2.P24];&quot;(&quot;;[Tabelle2.Q24];&quot;)&quot;)" office:value-type="string" office:string-value="0,3005(0,0083)" calcext:value-type="string">
            <text:p>0,3005(0,0083)</text:p>
          </table:table-cell>
          <table:table-cell table:formula="of:=[Tabelle2.R24]" office:value-type="float" office:value="34.32" calcext:value-type="float">
            <text:p>34,32</text:p>
          </table:table-cell>
          <table:table-cell table:formula="of:=[Tabelle2.S24]" office:value-type="float" office:value="7.91" calcext:value-type="float">
            <text:p>7,91</text:p>
          </table:table-cell>
          <table:table-cell table:formula="of:=[Tabelle1.T24]" office:value-type="float" office:value="3" calcext:value-type="float">
            <text:p>3</text:p>
          </table:table-cell>
        </table:table-row>
        <table:table-row table:style-name="ro1">
          <table:table-cell table:formula="of:=[Tabelle1.A31]" office:value-type="float" office:value="17" calcext:value-type="float">
            <text:p>17</text:p>
          </table:table-cell>
          <table:table-cell table:formula="of:=[Tabelle1.B31]" office:value-type="float" office:value="55" calcext:value-type="float">
            <text:p>55</text:p>
          </table:table-cell>
          <table:table-cell table:formula="of:=[Tabelle1.C31]" office:value-type="float" office:value="1.475" calcext:value-type="float">
            <text:p>1,475</text:p>
          </table:table-cell>
          <table:table-cell table:formula="of:=CONCATENATE([Tabelle2.D31];&quot;(&quot;;[Tabelle2.E31];&quot;)&quot;)" office:value-type="string" office:string-value="-8,8(1,5)" calcext:value-type="string">
            <text:p>-8,8(1,5)</text:p>
          </table:table-cell>
          <table:table-cell table:formula="of:=CONCATENATE([Tabelle2.F31];&quot;(&quot;;[Tabelle2.G31];&quot;)&quot;)" office:value-type="string" office:string-value="9,3(1)" calcext:value-type="string">
            <text:p>9,3(1)</text:p>
          </table:table-cell>
          <table:table-cell table:formula="of:=CONCATENATE([Tabelle2.H31];&quot;(&quot;;[Tabelle2.I31];&quot;)&quot;)" office:value-type="string" office:string-value="-1,4(2,9)" calcext:value-type="string">
            <text:p>-1,4(2,9)</text:p>
          </table:table-cell>
          <table:table-cell table:formula="of:=CONCATENATE([Tabelle2.J31];&quot;(&quot;;[Tabelle2.K31];&quot;)&quot;)" office:value-type="string" office:string-value="3,8(1,4)" calcext:value-type="string">
            <text:p>3,8(1,4)</text:p>
          </table:table-cell>
          <table:table-cell table:formula="of:=CONCATENATE([Tabelle2.L31];&quot;(&quot;;[Tabelle2.M31];&quot;)&quot;)" office:value-type="string" office:string-value="0,0008(0,0014)" calcext:value-type="string">
            <text:p>0,0008(0,0014)</text:p>
          </table:table-cell>
          <table:table-cell table:formula="of:=CONCATENATE([Tabelle2.N31];&quot;(&quot;;[Tabelle2.O31];&quot;)&quot;)" office:value-type="string" office:string-value="-17,6(1,9)" calcext:value-type="string">
            <text:p>-17,6(1,9)</text:p>
          </table:table-cell>
          <table:table-cell table:formula="of:=CONCATENATE([Tabelle2.P31];&quot;(&quot;;[Tabelle2.Q31];&quot;)&quot;)" office:value-type="string" office:string-value="0,316(0,028)" calcext:value-type="string">
            <text:p>0,316(0,028)</text:p>
          </table:table-cell>
          <table:table-cell table:formula="of:=[Tabelle2.R31]" office:value-type="float" office:value="26.17" calcext:value-type="float">
            <text:p>26,17</text:p>
          </table:table-cell>
          <table:table-cell table:formula="of:=[Tabelle2.S31]" office:value-type="float" office:value="7.14" calcext:value-type="float">
            <text:p>7,14</text:p>
          </table:table-cell>
          <table:table-cell table:formula="of:=[Tabelle1.T31]" office:value-type="float" office:value="3" calcext:value-type="float">
            <text:p>3</text:p>
          </table:table-cell>
        </table:table-row>
        <table:table-row table:style-name="ro1">
          <table:table-cell table:formula="of:=[Tabelle1.A29]" office:value-type="float" office:value="19" calcext:value-type="float">
            <text:p>19</text:p>
          </table:table-cell>
          <table:table-cell table:formula="of:=[Tabelle1.B29]" office:value-type="float" office:value="53" calcext:value-type="float">
            <text:p>53</text:p>
          </table:table-cell>
          <table:table-cell table:formula="of:=[Tabelle1.C29]" office:value-type="float" office:value="1.425" calcext:value-type="float">
            <text:p>1,425</text:p>
          </table:table-cell>
          <table:table-cell table:formula="of:=CONCATENATE([Tabelle2.D29];&quot;(&quot;;[Tabelle2.E29];&quot;)&quot;)" office:value-type="string" office:string-value="3,49(0,51)" calcext:value-type="string">
            <text:p>3,49(0,51)</text:p>
          </table:table-cell>
          <table:table-cell table:formula="of:=CONCATENATE([Tabelle2.F29];&quot;(&quot;;[Tabelle2.G29];&quot;)&quot;)" office:value-type="string" office:string-value="0,64(0,28)" calcext:value-type="string">
            <text:p>0,64(0,28)</text:p>
          </table:table-cell>
          <table:table-cell table:formula="of:=CONCATENATE([Tabelle2.H29];&quot;(&quot;;[Tabelle2.I29];&quot;)&quot;)" office:value-type="string" office:string-value="4,1(1,1)" calcext:value-type="string">
            <text:p>4,1(1,1)</text:p>
          </table:table-cell>
          <table:table-cell table:formula="of:=CONCATENATE([Tabelle2.J29];&quot;(&quot;;[Tabelle2.K29];&quot;)&quot;)" office:value-type="string" office:string-value="4,21(0,56)" calcext:value-type="string">
            <text:p>4,21(0,56)</text:p>
          </table:table-cell>
          <table:table-cell table:formula="of:=CONCATENATE([Tabelle2.L29];&quot;(&quot;;[Tabelle2.M29];&quot;)&quot;)" office:value-type="string" office:string-value="5415,512(17000)" calcext:value-type="string">
            <text:p>5415,512(17000)</text:p>
          </table:table-cell>
          <table:table-cell table:formula="of:=CONCATENATE([Tabelle2.N29];&quot;(&quot;;[Tabelle2.O29];&quot;)&quot;)" office:value-type="string" office:string-value="24,6(9,8)" calcext:value-type="string">
            <text:p>24,6(9,8)</text:p>
          </table:table-cell>
          <table:table-cell table:formula="of:=CONCATENATE([Tabelle2.P29];&quot;(&quot;;[Tabelle2.Q29];&quot;)&quot;)" office:value-type="string" office:string-value="0,296(0,012)" calcext:value-type="string">
            <text:p>0,296(0,012)</text:p>
          </table:table-cell>
          <table:table-cell table:formula="of:=[Tabelle2.R29]" office:value-type="float" office:value="28.77" calcext:value-type="float">
            <text:p>28,77</text:p>
          </table:table-cell>
          <table:table-cell table:formula="of:=[Tabelle2.S29]" office:value-type="float" office:value="6.97" calcext:value-type="float">
            <text:p>6,97</text:p>
          </table:table-cell>
          <table:table-cell table:formula="of:=[Tabelle1.T29]" office:value-type="float" office:value="3" calcext:value-type="float">
            <text:p>3</text:p>
          </table:table-cell>
        </table:table-row>
        <table:table-row table:style-name="ro1">
          <table:table-cell table:formula="of:=[Tabelle1.A32]" office:value-type="float" office:value="16" calcext:value-type="float">
            <text:p>16</text:p>
          </table:table-cell>
          <table:table-cell table:formula="of:=[Tabelle1.B32]" office:value-type="float" office:value="56" calcext:value-type="float">
            <text:p>56</text:p>
          </table:table-cell>
          <table:table-cell table:formula="of:=[Tabelle1.C32]" office:value-type="float" office:value="1.5" calcext:value-type="float">
            <text:p>1,5</text:p>
          </table:table-cell>
          <table:table-cell table:formula="of:=CONCATENATE([Tabelle2.D32];&quot;(&quot;;[Tabelle2.E32];&quot;)&quot;)" office:value-type="string" office:string-value="-13,3(1,5)" calcext:value-type="string">
            <text:p>-13,3(1,5)</text:p>
          </table:table-cell>
          <table:table-cell table:formula="of:=CONCATENATE([Tabelle2.F32];&quot;(&quot;;[Tabelle2.G32];&quot;)&quot;)" office:value-type="string" office:string-value="12,25(0,99)" calcext:value-type="string">
            <text:p>12,25(0,99)</text:p>
          </table:table-cell>
          <table:table-cell table:formula="of:=CONCATENATE([Tabelle2.H32];&quot;(&quot;;[Tabelle2.I32];&quot;)&quot;)" office:value-type="string" office:string-value="18,6(2,6)" calcext:value-type="string">
            <text:p>18,6(2,6)</text:p>
          </table:table-cell>
          <table:table-cell table:formula="of:=CONCATENATE([Tabelle2.J32];&quot;(&quot;;[Tabelle2.K32];&quot;)&quot;)" office:value-type="string" office:string-value="3,2(1,3)" calcext:value-type="string">
            <text:p>3,2(1,3)</text:p>
          </table:table-cell>
          <table:table-cell table:formula="of:=CONCATENATE([Tabelle2.L32];&quot;(&quot;;[Tabelle2.M32];&quot;)&quot;)" office:value-type="string" office:string-value="0,000078(0,000088)" calcext:value-type="string">
            <text:p>0,000078(0,000088)</text:p>
          </table:table-cell>
          <table:table-cell table:formula="of:=CONCATENATE([Tabelle2.N32];&quot;(&quot;;[Tabelle2.O32];&quot;)&quot;)" office:value-type="string" office:string-value="-23,5(1,9)" calcext:value-type="string">
            <text:p>-23,5(1,9)</text:p>
          </table:table-cell>
          <table:table-cell table:formula="of:=CONCATENATE([Tabelle2.P32];&quot;(&quot;;[Tabelle2.Q32];&quot;)&quot;)" office:value-type="string" office:string-value="0,326(0,024)" calcext:value-type="string">
            <text:p>0,326(0,024)</text:p>
          </table:table-cell>
          <table:table-cell table:formula="of:=[Tabelle2.R32]" office:value-type="float" office:value="25.06" calcext:value-type="float">
            <text:p>25,06</text:p>
          </table:table-cell>
          <table:table-cell table:formula="of:=[Tabelle2.S32]" office:value-type="float" office:value="6.88" calcext:value-type="float">
            <text:p>6,88</text:p>
          </table:table-cell>
          <table:table-cell table:formula="of:=[Tabelle1.T32]" office:value-type="float" office:value="3" calcext:value-type="float">
            <text:p>3</text:p>
          </table:table-cell>
        </table:table-row>
        <table:table-row table:style-name="ro1">
          <table:table-cell table:formula="of:=[Tabelle1.A35]" office:value-type="float" office:value="13" calcext:value-type="float">
            <text:p>13</text:p>
          </table:table-cell>
          <table:table-cell table:formula="of:=[Tabelle1.B35]" office:value-type="float" office:value="59" calcext:value-type="float">
            <text:p>59</text:p>
          </table:table-cell>
          <table:table-cell table:formula="of:=[Tabelle1.C35]" office:value-type="float" office:value="1.575" calcext:value-type="float">
            <text:p>1,575</text:p>
          </table:table-cell>
          <table:table-cell table:formula="of:=CONCATENATE([Tabelle2.D35];&quot;(&quot;;[Tabelle2.E35];&quot;)&quot;)" office:value-type="string" office:string-value="-15,1(1,8)" calcext:value-type="string">
            <text:p>-15,1(1,8)</text:p>
          </table:table-cell>
          <table:table-cell table:formula="of:=CONCATENATE([Tabelle2.F35];&quot;(&quot;;[Tabelle2.G35];&quot;)&quot;)" office:value-type="string" office:string-value="13,4(1)" calcext:value-type="string">
            <text:p>13,4(1)</text:p>
          </table:table-cell>
          <table:table-cell table:formula="of:=CONCATENATE([Tabelle2.H35];&quot;(&quot;;[Tabelle2.I35];&quot;)&quot;)" office:value-type="string" office:string-value="0,4(3)" calcext:value-type="string">
            <text:p>0,4(3)</text:p>
          </table:table-cell>
          <table:table-cell table:formula="of:=CONCATENATE([Tabelle2.J35];&quot;(&quot;;[Tabelle2.K35];&quot;)&quot;)" office:value-type="string" office:string-value="2,9(1,5)" calcext:value-type="string">
            <text:p>2,9(1,5)</text:p>
          </table:table-cell>
          <table:table-cell table:formula="of:=CONCATENATE([Tabelle2.L35];&quot;(&quot;;[Tabelle2.M35];&quot;)&quot;)" office:value-type="string" office:string-value="0,00003(0,000056)" calcext:value-type="string">
            <text:p>0,00003(0,000056)</text:p>
          </table:table-cell>
          <table:table-cell table:formula="of:=CONCATENATE([Tabelle2.N35];&quot;(&quot;;[Tabelle2.O35];&quot;)&quot;)" office:value-type="string" office:string-value="-25,7(2)" calcext:value-type="string">
            <text:p>-25,7(2)</text:p>
          </table:table-cell>
          <table:table-cell table:formula="of:=CONCATENATE([Tabelle2.P35];&quot;(&quot;;[Tabelle2.Q35];&quot;)&quot;)" office:value-type="string" office:string-value="0,329(0,024)" calcext:value-type="string">
            <text:p>0,329(0,024)</text:p>
          </table:table-cell>
          <table:table-cell table:formula="of:=[Tabelle2.R35]" office:value-type="float" office:value="21.21" calcext:value-type="float">
            <text:p>21,21</text:p>
          </table:table-cell>
          <table:table-cell table:formula="of:=[Tabelle2.S35]" office:value-type="float" office:value="6.88" calcext:value-type="float">
            <text:p>6,88</text:p>
          </table:table-cell>
          <table:table-cell table:formula="of:=[Tabelle1.T35]" office:value-type="float" office:value="3" calcext:value-type="float">
            <text:p>3</text:p>
          </table:table-cell>
        </table:table-row>
        <table:table-row table:style-name="ro1">
          <table:table-cell table:formula="of:=[Tabelle1.A34]" office:value-type="float" office:value="14" calcext:value-type="float">
            <text:p>14</text:p>
          </table:table-cell>
          <table:table-cell table:formula="of:=[Tabelle1.B34]" office:value-type="float" office:value="58" calcext:value-type="float">
            <text:p>58</text:p>
          </table:table-cell>
          <table:table-cell table:formula="of:=[Tabelle1.C34]" office:value-type="float" office:value="1.55" calcext:value-type="float">
            <text:p>1,55</text:p>
          </table:table-cell>
          <table:table-cell table:formula="of:=CONCATENATE([Tabelle2.D34];&quot;(&quot;;[Tabelle2.E34];&quot;)&quot;)" office:value-type="string" office:string-value="-8,9(4,1)" calcext:value-type="string">
            <text:p>-8,9(4,1)</text:p>
          </table:table-cell>
          <table:table-cell table:formula="of:=CONCATENATE([Tabelle2.F34];&quot;(&quot;;[Tabelle2.G34];&quot;)&quot;)" office:value-type="string" office:string-value="13,7(1,2)" calcext:value-type="string">
            <text:p>13,7(1,2)</text:p>
          </table:table-cell>
          <table:table-cell table:formula="of:=CONCATENATE([Tabelle2.H34];&quot;(&quot;;[Tabelle2.I34];&quot;)&quot;)" office:value-type="string" office:string-value="1,7(2,4)" calcext:value-type="string">
            <text:p>1,7(2,4)</text:p>
          </table:table-cell>
          <table:table-cell table:formula="of:=CONCATENATE([Tabelle2.J34];&quot;(&quot;;[Tabelle2.K34];&quot;)&quot;)" office:value-type="string" office:string-value="2,3(1,2)" calcext:value-type="string">
            <text:p>2,3(1,2)</text:p>
          </table:table-cell>
          <table:table-cell table:formula="of:=CONCATENATE([Tabelle2.L34];&quot;(&quot;;[Tabelle2.M34];&quot;)&quot;)" office:value-type="string" office:string-value="0,03(0,14)" calcext:value-type="string">
            <text:p>0,03(0,14)</text:p>
          </table:table-cell>
          <table:table-cell table:formula="of:=CONCATENATE([Tabelle2.N34];&quot;(&quot;;[Tabelle2.O34];&quot;)&quot;)" office:value-type="string" office:string-value="-25,9(2,4)" calcext:value-type="string">
            <text:p>-25,9(2,4)</text:p>
          </table:table-cell>
          <table:table-cell table:formula="of:=CONCATENATE([Tabelle2.P34];&quot;(&quot;;[Tabelle2.Q34];&quot;)&quot;)" office:value-type="string" office:string-value="0,335(0,022)" calcext:value-type="string">
            <text:p>0,335(0,022)</text:p>
          </table:table-cell>
          <table:table-cell table:formula="of:=[Tabelle2.R34]" office:value-type="float" office:value="22.52" calcext:value-type="float">
            <text:p>22,52</text:p>
          </table:table-cell>
          <table:table-cell table:formula="of:=[Tabelle2.S34]" office:value-type="float" office:value="6.86" calcext:value-type="float">
            <text:p>6,86</text:p>
          </table:table-cell>
          <table:table-cell table:formula="of:=[Tabelle1.T34]" office:value-type="float" office:value="3" calcext:value-type="float">
            <text:p>3</text:p>
          </table:table-cell>
        </table:table-row>
        <table:table-row table:style-name="ro1">
          <table:table-cell table:formula="of:=[Tabelle1.A25]" office:value-type="float" office:value="23" calcext:value-type="float">
            <text:p>23</text:p>
          </table:table-cell>
          <table:table-cell table:formula="of:=[Tabelle1.B25]" office:value-type="float" office:value="49" calcext:value-type="float">
            <text:p>49</text:p>
          </table:table-cell>
          <table:table-cell table:formula="of:=[Tabelle1.C25]" office:value-type="float" office:value="1.325" calcext:value-type="float">
            <text:p>1,325</text:p>
          </table:table-cell>
          <table:table-cell table:formula="of:=CONCATENATE([Tabelle2.D25];&quot;(&quot;;[Tabelle2.E25];&quot;)&quot;)" office:value-type="string" office:string-value="3,68(0,48)" calcext:value-type="string">
            <text:p>3,68(0,48)</text:p>
          </table:table-cell>
          <table:table-cell table:formula="of:=CONCATENATE([Tabelle2.F25];&quot;(&quot;;[Tabelle2.G25];&quot;)&quot;)" office:value-type="string" office:string-value="0,54(0,27)" calcext:value-type="string">
            <text:p>0,54(0,27)</text:p>
          </table:table-cell>
          <table:table-cell table:formula="of:=CONCATENATE([Tabelle2.H25];&quot;(&quot;;[Tabelle2.I25];&quot;)&quot;)" office:value-type="string" office:string-value="-1,75(0,59)" calcext:value-type="string">
            <text:p>-1,75(0,59)</text:p>
          </table:table-cell>
          <table:table-cell table:formula="of:=CONCATENATE([Tabelle2.J25];&quot;(&quot;;[Tabelle2.K25];&quot;)&quot;)" office:value-type="string" office:string-value="3,97(0,31)" calcext:value-type="string">
            <text:p>3,97(0,31)</text:p>
          </table:table-cell>
          <table:table-cell table:formula="of:=CONCATENATE([Tabelle2.L25];&quot;(&quot;;[Tabelle2.M25];&quot;)&quot;)" office:value-type="string" office:string-value="231,2(380)" calcext:value-type="string">
            <text:p>231,2(380)</text:p>
          </table:table-cell>
          <table:table-cell table:formula="of:=CONCATENATE([Tabelle2.N25];&quot;(&quot;;[Tabelle2.O25];&quot;)&quot;)" office:value-type="string" office:string-value="16,8(4)" calcext:value-type="string">
            <text:p>16,8(4)</text:p>
          </table:table-cell>
          <table:table-cell table:formula="of:=CONCATENATE([Tabelle2.P25];&quot;(&quot;;[Tabelle2.Q25];&quot;)&quot;)" office:value-type="string" office:string-value="0,2993(0,0088)" calcext:value-type="string">
            <text:p>0,2993(0,0088)</text:p>
          </table:table-cell>
          <table:table-cell table:formula="of:=[Tabelle2.R25]" office:value-type="float" office:value="34.24" calcext:value-type="float">
            <text:p>34,24</text:p>
          </table:table-cell>
          <table:table-cell table:formula="of:=[Tabelle2.S25]" office:value-type="float" office:value="6.18" calcext:value-type="float">
            <text:p>6,18</text:p>
          </table:table-cell>
          <table:table-cell table:formula="of:=[Tabelle1.T25]" office:value-type="float" office:value="3" calcext:value-type="float">
            <text:p>3</text:p>
          </table:table-cell>
        </table:table-row>
        <table:table-row table:style-name="ro1">
          <table:table-cell table:formula="of:=[Tabelle1.A33]" office:value-type="float" office:value="15" calcext:value-type="float">
            <text:p>15</text:p>
          </table:table-cell>
          <table:table-cell table:formula="of:=[Tabelle1.B33]" office:value-type="float" office:value="57" calcext:value-type="float">
            <text:p>57</text:p>
          </table:table-cell>
          <table:table-cell table:formula="of:=[Tabelle1.C33]" office:value-type="float" office:value="1.525" calcext:value-type="float">
            <text:p>1,525</text:p>
          </table:table-cell>
          <table:table-cell table:formula="of:=CONCATENATE([Tabelle2.D33];&quot;(&quot;;[Tabelle2.E33];&quot;)&quot;)" office:value-type="string" office:string-value="-22,93(0,45)" calcext:value-type="string">
            <text:p>-22,93(0,45)</text:p>
          </table:table-cell>
          <table:table-cell table:formula="of:=CONCATENATE([Tabelle2.F33];&quot;(&quot;;[Tabelle2.G33];&quot;)&quot;)" office:value-type="string" office:string-value="18,18(0,3)" calcext:value-type="string">
            <text:p>18,18(0,3)</text:p>
          </table:table-cell>
          <table:table-cell table:formula="of:=CONCATENATE([Tabelle2.H33];&quot;(&quot;;[Tabelle2.I33];&quot;)&quot;)" office:value-type="string" office:string-value="22,4(0,12)" calcext:value-type="string">
            <text:p>22,4(0,12)</text:p>
          </table:table-cell>
          <table:table-cell table:formula="of:=CONCATENATE([Tabelle2.J33];&quot;(&quot;;[Tabelle2.K33];&quot;)&quot;)" office:value-type="string" office:string-value="1,36(0,058)" calcext:value-type="string">
            <text:p>1,36(0,058)</text:p>
          </table:table-cell>
          <table:table-cell table:formula="of:=CONCATENATE([Tabelle2.L33];&quot;(&quot;;[Tabelle2.M33];&quot;)&quot;)" office:value-type="string" office:string-value="0,00000059(0,00000028)" calcext:value-type="string">
            <text:p>0,00000059(0,00000028)</text:p>
          </table:table-cell>
          <table:table-cell table:formula="of:=CONCATENATE([Tabelle2.N33];&quot;(&quot;;[Tabelle2.O33];&quot;)&quot;)" office:value-type="string" office:string-value="-35,05(0,63)" calcext:value-type="string">
            <text:p>-35,05(0,63)</text:p>
          </table:table-cell>
          <table:table-cell table:formula="of:=CONCATENATE([Tabelle2.P33];&quot;(&quot;;[Tabelle2.Q33];&quot;)&quot;)" office:value-type="string" office:string-value="0,334(0,015)" calcext:value-type="string">
            <text:p>0,334(0,015)</text:p>
          </table:table-cell>
          <table:table-cell table:formula="of:=[Tabelle2.R33]" office:value-type="float" office:value="24.7" calcext:value-type="float">
            <text:p>24,7</text:p>
          </table:table-cell>
          <table:table-cell table:formula="of:=[Tabelle2.S33]" office:value-type="float" office:value="5.41" calcext:value-type="float">
            <text:p>5,41</text:p>
          </table:table-cell>
          <table:table-cell table:formula="of:=[Tabelle1.T33]" office:value-type="float" office:value="2" calcext:value-type="float">
            <text:p>2</text:p>
          </table:table-cell>
        </table:table-row>
        <table:table-row table:style-name="ro1">
          <table:table-cell table:formula="of:=[Tabelle1.A2]" office:value-type="float" office:value="46" calcext:value-type="float">
            <text:p>46</text:p>
          </table:table-cell>
          <table:table-cell table:formula="of:=[Tabelle1.B2]" office:value-type="float" office:value="26" calcext:value-type="float">
            <text:p>26</text:p>
          </table:table-cell>
          <table:table-cell table:formula="of:=[Tabelle1.C2]" office:value-type="float" office:value="0.75" calcext:value-type="float">
            <text:p>0,75</text:p>
          </table:table-cell>
          <table:table-cell table:formula="of:=CONCATENATE([Tabelle2.D2];&quot;(&quot;;[Tabelle2.E2];&quot;)&quot;)" office:value-type="string" office:string-value="4,24(0,41)" calcext:value-type="string">
            <text:p>4,24(0,41)</text:p>
          </table:table-cell>
          <table:table-cell table:formula="of:=CONCATENATE([Tabelle2.F2];&quot;(&quot;;[Tabelle2.G2];&quot;)&quot;)" office:value-type="string" office:string-value="0,24(0,21)" calcext:value-type="string">
            <text:p>0,24(0,21)</text:p>
          </table:table-cell>
          <table:table-cell table:formula="of:=CONCATENATE([Tabelle2.H2];&quot;(&quot;;[Tabelle2.I2];&quot;)&quot;)" office:value-type="string" office:string-value="0,976(0,078)" calcext:value-type="string">
            <text:p>0,976(0,078)</text:p>
          </table:table-cell>
          <table:table-cell table:formula="of:=CONCATENATE([Tabelle2.J2];&quot;(&quot;;[Tabelle2.K2];&quot;)&quot;)" office:value-type="string" office:string-value="2,563(0,079)" calcext:value-type="string">
            <text:p>2,563(0,079)</text:p>
          </table:table-cell>
          <table:table-cell table:formula="of:=CONCATENATE([Tabelle2.L2];&quot;(&quot;;[Tabelle2.M2];&quot;)&quot;)" office:value-type="string" office:string-value="1,71(0,65)" calcext:value-type="string">
            <text:p>1,71(0,65)</text:p>
          </table:table-cell>
          <table:table-cell table:formula="of:=CONCATENATE([Tabelle2.N2];&quot;(&quot;;[Tabelle2.O2];&quot;)&quot;)" office:value-type="string" office:string-value="4,72(0,47)" calcext:value-type="string">
            <text:p>4,72(0,47)</text:p>
          </table:table-cell>
          <table:table-cell table:formula="of:=CONCATENATE([Tabelle2.P2];&quot;(&quot;;[Tabelle2.Q2];&quot;)&quot;)" office:value-type="string" office:string-value="0,328(0,0071)" calcext:value-type="string">
            <text:p>0,328(0,0071)</text:p>
          </table:table-cell>
          <table:table-cell table:formula="of:=[Tabelle2.R2]" office:value-type="float" office:value="64.95" calcext:value-type="float">
            <text:p>64,95</text:p>
          </table:table-cell>
          <table:table-cell table:formula="of:=[Tabelle2.S2]" office:value-type="float" office:value="3.42" calcext:value-type="float">
            <text:p>3,42</text:p>
          </table:table-cell>
          <table:table-cell table:formula="of:=[Tabelle1.T2]" office:value-type="float" office:value="3" calcext:value-type="float">
            <text:p>3</text:p>
          </table:table-cell>
        </table:table-row>
        <table:table-row table:style-name="ro1">
          <table:table-cell table:formula="of:=[Tabelle1.A3]" office:value-type="float" office:value="45" calcext:value-type="float">
            <text:p>45</text:p>
          </table:table-cell>
          <table:table-cell table:formula="of:=[Tabelle1.B3]" office:value-type="float" office:value="27" calcext:value-type="float">
            <text:p>27</text:p>
          </table:table-cell>
          <table:table-cell table:formula="of:=[Tabelle1.C3]" office:value-type="float" office:value="0.775" calcext:value-type="float">
            <text:p>0,775</text:p>
          </table:table-cell>
          <table:table-cell table:formula="of:=CONCATENATE([Tabelle2.D3];&quot;(&quot;;[Tabelle2.E3];&quot;)&quot;)" office:value-type="string" office:string-value="4,2(0,41)" calcext:value-type="string">
            <text:p>4,2(0,41)</text:p>
          </table:table-cell>
          <table:table-cell table:formula="of:=CONCATENATE([Tabelle2.F3];&quot;(&quot;;[Tabelle2.G3];&quot;)&quot;)" office:value-type="string" office:string-value="0,26(0,2)" calcext:value-type="string">
            <text:p>0,26(0,2)</text:p>
          </table:table-cell>
          <table:table-cell table:formula="of:=CONCATENATE([Tabelle2.H3];&quot;(&quot;;[Tabelle2.I3];&quot;)&quot;)" office:value-type="string" office:string-value="0,973(0,078)" calcext:value-type="string">
            <text:p>0,973(0,078)</text:p>
          </table:table-cell>
          <table:table-cell table:formula="of:=CONCATENATE([Tabelle2.J3];&quot;(&quot;;[Tabelle2.K3];&quot;)&quot;)" office:value-type="string" office:string-value="2,566(0,078)" calcext:value-type="string">
            <text:p>2,566(0,078)</text:p>
          </table:table-cell>
          <table:table-cell table:formula="of:=CONCATENATE([Tabelle2.L3];&quot;(&quot;;[Tabelle2.M3];&quot;)&quot;)" office:value-type="string" office:string-value="1,64(0,61)" calcext:value-type="string">
            <text:p>1,64(0,61)</text:p>
          </table:table-cell>
          <table:table-cell table:formula="of:=CONCATENATE([Tabelle2.N3];&quot;(&quot;;[Tabelle2.O3];&quot;)&quot;)" office:value-type="string" office:string-value="4,87(0,54)" calcext:value-type="string">
            <text:p>4,87(0,54)</text:p>
          </table:table-cell>
          <table:table-cell table:formula="of:=CONCATENATE([Tabelle2.P3];&quot;(&quot;;[Tabelle2.Q3];&quot;)&quot;)" office:value-type="string" office:string-value="0,3282(0,0072)" calcext:value-type="string">
            <text:p>0,3282(0,0072)</text:p>
          </table:table-cell>
          <table:table-cell table:formula="of:=[Tabelle2.R3]" office:value-type="float" office:value="64.65" calcext:value-type="float">
            <text:p>64,65</text:p>
          </table:table-cell>
          <table:table-cell table:formula="of:=[Tabelle2.S3]" office:value-type="float" office:value="2.89" calcext:value-type="float">
            <text:p>2,89</text:p>
          </table:table-cell>
          <table:table-cell table:formula="of:=[Tabelle1.T3]" office:value-type="float" office:value="3" calcext:value-type="float">
            <text:p>3</text:p>
          </table:table-cell>
        </table:table-row>
        <table:table-row table:style-name="ro1">
          <table:table-cell table:formula="of:=[Tabelle1.A5]" office:value-type="float" office:value="43" calcext:value-type="float">
            <text:p>43</text:p>
          </table:table-cell>
          <table:table-cell table:formula="of:=[Tabelle1.B5]" office:value-type="float" office:value="29" calcext:value-type="float">
            <text:p>29</text:p>
          </table:table-cell>
          <table:table-cell table:formula="of:=[Tabelle1.C5]" office:value-type="float" office:value="0.825" calcext:value-type="float">
            <text:p>0,825</text:p>
          </table:table-cell>
          <table:table-cell table:formula="of:=CONCATENATE([Tabelle2.D5];&quot;(&quot;;[Tabelle2.E5];&quot;)&quot;)" office:value-type="string" office:string-value="3,99(0,36)" calcext:value-type="string">
            <text:p>3,99(0,36)</text:p>
          </table:table-cell>
          <table:table-cell table:formula="of:=CONCATENATE([Tabelle2.F5];&quot;(&quot;;[Tabelle2.G5];&quot;)&quot;)" office:value-type="string" office:string-value="0,35(0,19)" calcext:value-type="string">
            <text:p>0,35(0,19)</text:p>
          </table:table-cell>
          <table:table-cell table:formula="of:=CONCATENATE([Tabelle2.H5];&quot;(&quot;;[Tabelle2.I5];&quot;)&quot;)" office:value-type="string" office:string-value="0,943(0,077)" calcext:value-type="string">
            <text:p>0,943(0,077)</text:p>
          </table:table-cell>
          <table:table-cell table:formula="of:=CONCATENATE([Tabelle2.J5];&quot;(&quot;;[Tabelle2.K5];&quot;)&quot;)" office:value-type="string" office:string-value="2,586(0,078)" calcext:value-type="string">
            <text:p>2,586(0,078)</text:p>
          </table:table-cell>
          <table:table-cell table:formula="of:=CONCATENATE([Tabelle2.L5];&quot;(&quot;;[Tabelle2.M5];&quot;)&quot;)" office:value-type="string" office:string-value="1,42(0,46)" calcext:value-type="string">
            <text:p>1,42(0,46)</text:p>
          </table:table-cell>
          <table:table-cell table:formula="of:=CONCATENATE([Tabelle2.N5];&quot;(&quot;;[Tabelle2.O5];&quot;)&quot;)" office:value-type="string" office:string-value="5,85(0,87)" calcext:value-type="string">
            <text:p>5,85(0,87)</text:p>
          </table:table-cell>
          <table:table-cell table:formula="of:=CONCATENATE([Tabelle2.P5];&quot;(&quot;;[Tabelle2.Q5];&quot;)&quot;)" office:value-type="string" office:string-value="0,3286(0,0075)" calcext:value-type="string">
            <text:p>0,3286(0,0075)</text:p>
          </table:table-cell>
          <table:table-cell table:formula="of:=[Tabelle2.R5]" office:value-type="float" office:value="62.3" calcext:value-type="float">
            <text:p>62,3</text:p>
          </table:table-cell>
          <table:table-cell table:formula="of:=[Tabelle2.S5]" office:value-type="float" office:value="2.86" calcext:value-type="float">
            <text:p>2,86</text:p>
          </table:table-cell>
          <table:table-cell table:formula="of:=[Tabelle1.T5]" office:value-type="float" office:value="3" calcext:value-type="float">
            <text:p>3</text:p>
          </table:table-cell>
        </table:table-row>
        <table:table-row table:style-name="ro1">
          <table:table-cell table:formula="of:=[Tabelle1.A26]" office:value-type="float" office:value="22" calcext:value-type="float">
            <text:p>22</text:p>
          </table:table-cell>
          <table:table-cell table:formula="of:=[Tabelle1.B26]" office:value-type="float" office:value="50" calcext:value-type="float">
            <text:p>50</text:p>
          </table:table-cell>
          <table:table-cell table:formula="of:=[Tabelle1.C26]" office:value-type="float" office:value="1.35" calcext:value-type="float">
            <text:p>1,35</text:p>
          </table:table-cell>
          <table:table-cell table:formula="of:=CONCATENATE([Tabelle2.D26];&quot;(&quot;;[Tabelle2.E26];&quot;)&quot;)" office:value-type="string" office:string-value="4,6(2,7)" calcext:value-type="string">
            <text:p>4,6(2,7)</text:p>
          </table:table-cell>
          <table:table-cell table:formula="of:=CONCATENATE([Tabelle2.F26];&quot;(&quot;;[Tabelle2.G26];&quot;)&quot;)" office:value-type="string" office:string-value="0,64(0,22)" calcext:value-type="string">
            <text:p>0,64(0,22)</text:p>
          </table:table-cell>
          <table:table-cell table:formula="of:=CONCATENATE([Tabelle2.H26];&quot;(&quot;;[Tabelle2.I26];&quot;)&quot;)" office:value-type="string" office:string-value="0,07(0,48)" calcext:value-type="string">
            <text:p>0,07(0,48)</text:p>
          </table:table-cell>
          <table:table-cell table:formula="of:=CONCATENATE([Tabelle2.J26];&quot;(&quot;;[Tabelle2.K26];&quot;)&quot;)" office:value-type="string" office:string-value="3,07(0,26)" calcext:value-type="string">
            <text:p>3,07(0,26)</text:p>
          </table:table-cell>
          <table:table-cell table:formula="of:=CONCATENATE([Tabelle2.L26];&quot;(&quot;;[Tabelle2.M26];&quot;)&quot;)" office:value-type="string" office:string-value="2,2(8,9)" calcext:value-type="string">
            <text:p>2,2(8,9)</text:p>
          </table:table-cell>
          <table:table-cell table:formula="of:=CONCATENATE([Tabelle2.N26];&quot;(&quot;;[Tabelle2.O26];&quot;)&quot;)" office:value-type="string" office:string-value="0(7,8)" calcext:value-type="string">
            <text:p>0(7,8)</text:p>
          </table:table-cell>
          <table:table-cell table:formula="of:=CONCATENATE([Tabelle2.P26];&quot;(&quot;;[Tabelle2.Q26];&quot;)&quot;)" office:value-type="string" office:string-value="0,317(0,011)" calcext:value-type="string">
            <text:p>0,317(0,011)</text:p>
          </table:table-cell>
          <table:table-cell table:formula="of:=[Tabelle2.R26]" office:value-type="float" office:value="36.26" calcext:value-type="float">
            <text:p>36,26</text:p>
          </table:table-cell>
          <table:table-cell table:formula="of:=[Tabelle2.S26]" office:value-type="float" office:value="2.84" calcext:value-type="float">
            <text:p>2,84</text:p>
          </table:table-cell>
          <table:table-cell table:formula="of:=[Tabelle1.T26]" office:value-type="float" office:value="3" calcext:value-type="float">
            <text:p>3</text:p>
          </table:table-cell>
        </table:table-row>
        <table:table-row table:style-name="ro1">
          <table:table-cell table:formula="of:=[Tabelle1.A4]" office:value-type="float" office:value="44" calcext:value-type="float">
            <text:p>44</text:p>
          </table:table-cell>
          <table:table-cell table:formula="of:=[Tabelle1.B4]" office:value-type="float" office:value="28" calcext:value-type="float">
            <text:p>28</text:p>
          </table:table-cell>
          <table:table-cell table:formula="of:=[Tabelle1.C4]" office:value-type="float" office:value="0.8" calcext:value-type="float">
            <text:p>0,8</text:p>
          </table:table-cell>
          <table:table-cell table:formula="of:=CONCATENATE([Tabelle2.D4];&quot;(&quot;;[Tabelle2.E4];&quot;)&quot;)" office:value-type="string" office:string-value="4,12(0,39)" calcext:value-type="string">
            <text:p>4,12(0,39)</text:p>
          </table:table-cell>
          <table:table-cell table:formula="of:=CONCATENATE([Tabelle2.F4];&quot;(&quot;;[Tabelle2.G4];&quot;)&quot;)" office:value-type="string" office:string-value="0,29(0,2)" calcext:value-type="string">
            <text:p>0,29(0,2)</text:p>
          </table:table-cell>
          <table:table-cell table:formula="of:=CONCATENATE([Tabelle2.H4];&quot;(&quot;;[Tabelle2.I4];&quot;)&quot;)" office:value-type="string" office:string-value="0,963(0,078)" calcext:value-type="string">
            <text:p>0,963(0,078)</text:p>
          </table:table-cell>
          <table:table-cell table:formula="of:=CONCATENATE([Tabelle2.J4];&quot;(&quot;;[Tabelle2.K4];&quot;)&quot;)" office:value-type="string" office:string-value="2,573(0,078)" calcext:value-type="string">
            <text:p>2,573(0,078)</text:p>
          </table:table-cell>
          <table:table-cell table:formula="of:=CONCATENATE([Tabelle2.L4];&quot;(&quot;;[Tabelle2.M4];&quot;)&quot;)" office:value-type="string" office:string-value="1,55(0,55)" calcext:value-type="string">
            <text:p>1,55(0,55)</text:p>
          </table:table-cell>
          <table:table-cell table:formula="of:=CONCATENATE([Tabelle2.N4];&quot;(&quot;;[Tabelle2.O4];&quot;)&quot;)" office:value-type="string" office:string-value="5,2(0,67)" calcext:value-type="string">
            <text:p>5,2(0,67)</text:p>
          </table:table-cell>
          <table:table-cell table:formula="of:=CONCATENATE([Tabelle2.P4];&quot;(&quot;;[Tabelle2.Q4];&quot;)&quot;)" office:value-type="string" office:string-value="0,3285(0,0073)" calcext:value-type="string">
            <text:p>0,3285(0,0073)</text:p>
          </table:table-cell>
          <table:table-cell table:formula="of:=[Tabelle2.R4]" office:value-type="float" office:value="63.88" calcext:value-type="float">
            <text:p>63,88</text:p>
          </table:table-cell>
          <table:table-cell table:formula="of:=[Tabelle2.S4]" office:value-type="float" office:value="2.66" calcext:value-type="float">
            <text:p>2,66</text:p>
          </table:table-cell>
          <table:table-cell table:formula="of:=[Tabelle1.T4]" office:value-type="float" office:value="3" calcext:value-type="float">
            <text:p>3</text:p>
          </table:table-cell>
        </table:table-row>
        <table:table-row table:style-name="ro1">
          <table:table-cell table:formula="of:=[Tabelle1.A8]" office:value-type="float" office:value="40" calcext:value-type="float">
            <text:p>40</text:p>
          </table:table-cell>
          <table:table-cell table:formula="of:=[Tabelle1.B8]" office:value-type="float" office:value="32" calcext:value-type="float">
            <text:p>32</text:p>
          </table:table-cell>
          <table:table-cell table:formula="of:=[Tabelle1.C8]" office:value-type="float" office:value="0.9" calcext:value-type="float">
            <text:p>0,9</text:p>
          </table:table-cell>
          <table:table-cell table:formula="of:=CONCATENATE([Tabelle2.D8];&quot;(&quot;;[Tabelle2.E8];&quot;)&quot;)" office:value-type="string" office:string-value="3,83(0,33)" calcext:value-type="string">
            <text:p>3,83(0,33)</text:p>
          </table:table-cell>
          <table:table-cell table:formula="of:=CONCATENATE([Tabelle2.F8];&quot;(&quot;;[Tabelle2.G8];&quot;)&quot;)" office:value-type="string" office:string-value="0,41(0,18)" calcext:value-type="string">
            <text:p>0,41(0,18)</text:p>
          </table:table-cell>
          <table:table-cell table:formula="of:=CONCATENATE([Tabelle2.H8];&quot;(&quot;;[Tabelle2.I8];&quot;)&quot;)" office:value-type="string" office:string-value="0,848(0,089)" calcext:value-type="string">
            <text:p>0,848(0,089)</text:p>
          </table:table-cell>
          <table:table-cell table:formula="of:=CONCATENATE([Tabelle2.J8];&quot;(&quot;;[Tabelle2.K8];&quot;)&quot;)" office:value-type="string" office:string-value="2,642(0,082)" calcext:value-type="string">
            <text:p>2,642(0,082)</text:p>
          </table:table-cell>
          <table:table-cell table:formula="of:=CONCATENATE([Tabelle2.L8];&quot;(&quot;;[Tabelle2.M8];&quot;)&quot;)" office:value-type="string" office:string-value="1,51(0,37)" calcext:value-type="string">
            <text:p>1,51(0,37)</text:p>
          </table:table-cell>
          <table:table-cell table:formula="of:=CONCATENATE([Tabelle2.N8];&quot;(&quot;;[Tabelle2.O8];&quot;)&quot;)" office:value-type="string" office:string-value="7,5(1,4)" calcext:value-type="string">
            <text:p>7,5(1,4)</text:p>
          </table:table-cell>
          <table:table-cell table:formula="of:=CONCATENATE([Tabelle2.P8];&quot;(&quot;;[Tabelle2.Q8];&quot;)&quot;)" office:value-type="string" office:string-value="0,3281(0,0077)" calcext:value-type="string">
            <text:p>0,3281(0,0077)</text:p>
          </table:table-cell>
          <table:table-cell table:formula="of:=[Tabelle2.R8]" office:value-type="float" office:value="59.09" calcext:value-type="float">
            <text:p>59,09</text:p>
          </table:table-cell>
          <table:table-cell table:formula="of:=[Tabelle2.S8]" office:value-type="float" office:value="2.63" calcext:value-type="float">
            <text:p>2,63</text:p>
          </table:table-cell>
          <table:table-cell table:formula="of:=[Tabelle1.T8]" office:value-type="float" office:value="3" calcext:value-type="float">
            <text:p>3</text:p>
          </table:table-cell>
        </table:table-row>
        <table:table-row table:style-name="ro1">
          <table:table-cell table:formula="of:=[Tabelle1.A41]" office:value-type="float" office:value="7" calcext:value-type="float">
            <text:p>7</text:p>
          </table:table-cell>
          <table:table-cell table:formula="of:=[Tabelle1.B41]" office:value-type="float" office:value="65" calcext:value-type="float">
            <text:p>65</text:p>
          </table:table-cell>
          <table:table-cell table:formula="of:=[Tabelle1.C41]" office:value-type="float" office:value="1.75" calcext:value-type="float">
            <text:p>1,75</text:p>
          </table:table-cell>
          <table:table-cell table:formula="of:=CONCATENATE([Tabelle2.D41];&quot;(&quot;;[Tabelle2.E41];&quot;)&quot;)" office:value-type="string" office:string-value="-16,57(0,88)" calcext:value-type="string">
            <text:p>-16,57(0,88)</text:p>
          </table:table-cell>
          <table:table-cell table:formula="of:=CONCATENATE([Tabelle2.F41];&quot;(&quot;;[Tabelle2.G41];&quot;)&quot;)" office:value-type="string" office:string-value="34,89(0,44)" calcext:value-type="string">
            <text:p>34,89(0,44)</text:p>
          </table:table-cell>
          <table:table-cell table:formula="of:=CONCATENATE([Tabelle2.H41];&quot;(&quot;;[Tabelle2.I41];&quot;)&quot;)" office:value-type="string" office:string-value="5,866(0,018)" calcext:value-type="string">
            <text:p>5,866(0,018)</text:p>
          </table:table-cell>
          <table:table-cell table:formula="of:=CONCATENATE([Tabelle2.J41];&quot;(&quot;;[Tabelle2.K41];&quot;)&quot;)" office:value-type="string" office:string-value="0,2073(0,0091)" calcext:value-type="string">
            <text:p>0,2073(0,0091)</text:p>
          </table:table-cell>
          <table:table-cell table:formula="of:=CONCATENATE([Tabelle2.L41];&quot;(&quot;;[Tabelle2.M41];&quot;)&quot;)" office:value-type="string" office:string-value="36(32)" calcext:value-type="string">
            <text:p>36(32)</text:p>
          </table:table-cell>
          <table:table-cell table:formula="of:=CONCATENATE([Tabelle2.N41];&quot;(&quot;;[Tabelle2.O41];&quot;)&quot;)" office:value-type="string" office:string-value="-69,6(1)" calcext:value-type="string">
            <text:p>-69,6(1)</text:p>
          </table:table-cell>
          <table:table-cell table:formula="of:=CONCATENATE([Tabelle2.P41];&quot;(&quot;;[Tabelle2.Q41];&quot;)&quot;)" office:value-type="string" office:string-value="0,318(0,013)" calcext:value-type="string">
            <text:p>0,318(0,013)</text:p>
          </table:table-cell>
          <table:table-cell table:formula="of:=[Tabelle2.R41]" office:value-type="float" office:value="16.07" calcext:value-type="float">
            <text:p>16,07</text:p>
          </table:table-cell>
          <table:table-cell table:formula="of:=[Tabelle2.S41]" office:value-type="float" office:value="2.45" calcext:value-type="float">
            <text:p>2,45</text:p>
          </table:table-cell>
          <table:table-cell table:formula="of:=[Tabelle1.T41]" office:value-type="float" office:value="2" calcext:value-type="float">
            <text:p>2</text:p>
          </table:table-cell>
        </table:table-row>
        <table:table-row table:style-name="ro1">
          <table:table-cell table:formula="of:=[Tabelle1.A6]" office:value-type="float" office:value="42" calcext:value-type="float">
            <text:p>42</text:p>
          </table:table-cell>
          <table:table-cell table:formula="of:=[Tabelle1.B6]" office:value-type="float" office:value="30" calcext:value-type="float">
            <text:p>30</text:p>
          </table:table-cell>
          <table:table-cell table:formula="of:=[Tabelle1.C6]" office:value-type="float" office:value="0.85" calcext:value-type="float">
            <text:p>0,85</text:p>
          </table:table-cell>
          <table:table-cell table:formula="of:=CONCATENATE([Tabelle2.D6];&quot;(&quot;;[Tabelle2.E6];&quot;)&quot;)" office:value-type="string" office:string-value="4,03(0,38)" calcext:value-type="string">
            <text:p>4,03(0,38)</text:p>
          </table:table-cell>
          <table:table-cell table:formula="of:=CONCATENATE([Tabelle2.F6];&quot;(&quot;;[Tabelle2.G6];&quot;)&quot;)" office:value-type="string" office:string-value="0,33(0,2)" calcext:value-type="string">
            <text:p>0,33(0,2)</text:p>
          </table:table-cell>
          <table:table-cell table:formula="of:=CONCATENATE([Tabelle2.H6];&quot;(&quot;;[Tabelle2.I6];&quot;)&quot;)" office:value-type="string" office:string-value="0,953(0,081)" calcext:value-type="string">
            <text:p>0,953(0,081)</text:p>
          </table:table-cell>
          <table:table-cell table:formula="of:=CONCATENATE([Tabelle2.J6];&quot;(&quot;;[Tabelle2.K6];&quot;)&quot;)" office:value-type="string" office:string-value="2,58(0,079)" calcext:value-type="string">
            <text:p>2,58(0,079)</text:p>
          </table:table-cell>
          <table:table-cell table:formula="of:=CONCATENATE([Tabelle2.L6];&quot;(&quot;;[Tabelle2.M6];&quot;)&quot;)" office:value-type="string" office:string-value="1,45(0,49)" calcext:value-type="string">
            <text:p>1,45(0,49)</text:p>
          </table:table-cell>
          <table:table-cell table:formula="of:=CONCATENATE([Tabelle2.N6];&quot;(&quot;;[Tabelle2.O6];&quot;)&quot;)" office:value-type="string" office:string-value="5,63(0,97)" calcext:value-type="string">
            <text:p>5,63(0,97)</text:p>
          </table:table-cell>
          <table:table-cell table:formula="of:=CONCATENATE([Tabelle2.P6];&quot;(&quot;;[Tabelle2.Q6];&quot;)&quot;)" office:value-type="string" office:string-value="0,3286(0,0074)" calcext:value-type="string">
            <text:p>0,3286(0,0074)</text:p>
          </table:table-cell>
          <table:table-cell table:formula="of:=[Tabelle2.R6]" office:value-type="float" office:value="62.08" calcext:value-type="float">
            <text:p>62,08</text:p>
          </table:table-cell>
          <table:table-cell table:formula="of:=[Tabelle2.S6]" office:value-type="float" office:value="2.35" calcext:value-type="float">
            <text:p>2,35</text:p>
          </table:table-cell>
          <table:table-cell table:formula="of:=[Tabelle1.T6]" office:value-type="float" office:value="3" calcext:value-type="float">
            <text:p>3</text:p>
          </table:table-cell>
        </table:table-row>
        <table:table-row table:style-name="ro1">
          <table:table-cell table:formula="of:=[Tabelle1.A7]" office:value-type="float" office:value="41" calcext:value-type="float">
            <text:p>41</text:p>
          </table:table-cell>
          <table:table-cell table:formula="of:=[Tabelle1.B7]" office:value-type="float" office:value="31" calcext:value-type="float">
            <text:p>31</text:p>
          </table:table-cell>
          <table:table-cell table:formula="of:=[Tabelle1.C7]" office:value-type="float" office:value="0.875" calcext:value-type="float">
            <text:p>0,875</text:p>
          </table:table-cell>
          <table:table-cell table:formula="of:=CONCATENATE([Tabelle2.D7];&quot;(&quot;;[Tabelle2.E7];&quot;)&quot;)" office:value-type="string" office:string-value="3,95(0,36)" calcext:value-type="string">
            <text:p>3,95(0,36)</text:p>
          </table:table-cell>
          <table:table-cell table:formula="of:=CONCATENATE([Tabelle2.F7];&quot;(&quot;;[Tabelle2.G7];&quot;)&quot;)" office:value-type="string" office:string-value="0,36(0,19)" calcext:value-type="string">
            <text:p>0,36(0,19)</text:p>
          </table:table-cell>
          <table:table-cell table:formula="of:=CONCATENATE([Tabelle2.H7];&quot;(&quot;;[Tabelle2.I7];&quot;)&quot;)" office:value-type="string" office:string-value="0,923(0,085)" calcext:value-type="string">
            <text:p>0,923(0,085)</text:p>
          </table:table-cell>
          <table:table-cell table:formula="of:=CONCATENATE([Tabelle2.J7];&quot;(&quot;;[Tabelle2.K7];&quot;)&quot;)" office:value-type="string" office:string-value="2,598(0,081)" calcext:value-type="string">
            <text:p>2,598(0,081)</text:p>
          </table:table-cell>
          <table:table-cell table:formula="of:=CONCATENATE([Tabelle2.L7];&quot;(&quot;;[Tabelle2.M7];&quot;)&quot;)" office:value-type="string" office:string-value="1,43(0,43)" calcext:value-type="string">
            <text:p>1,43(0,43)</text:p>
          </table:table-cell>
          <table:table-cell table:formula="of:=CONCATENATE([Tabelle2.N7];&quot;(&quot;;[Tabelle2.O7];&quot;)&quot;)" office:value-type="string" office:string-value="6,2(1,2)" calcext:value-type="string">
            <text:p>6,2(1,2)</text:p>
          </table:table-cell>
          <table:table-cell table:formula="of:=CONCATENATE([Tabelle2.P7];&quot;(&quot;;[Tabelle2.Q7];&quot;)&quot;)" office:value-type="string" office:string-value="0,3287(0,0075)" calcext:value-type="string">
            <text:p>0,3287(0,0075)</text:p>
          </table:table-cell>
          <table:table-cell table:formula="of:=[Tabelle2.R7]" office:value-type="float" office:value="61.34" calcext:value-type="float">
            <text:p>61,34</text:p>
          </table:table-cell>
          <table:table-cell table:formula="of:=[Tabelle2.S7]" office:value-type="float" office:value="2.14" calcext:value-type="float">
            <text:p>2,14</text:p>
          </table:table-cell>
          <table:table-cell table:formula="of:=[Tabelle1.T7]" office:value-type="float" office:value="3" calcext:value-type="float">
            <text:p>3</text:p>
          </table:table-cell>
        </table:table-row>
        <table:table-row table:style-name="ro1">
          <table:table-cell table:formula="of:=[Tabelle1.A9]" office:value-type="float" office:value="39" calcext:value-type="float">
            <text:p>39</text:p>
          </table:table-cell>
          <table:table-cell table:formula="of:=[Tabelle1.B9]" office:value-type="float" office:value="33" calcext:value-type="float">
            <text:p>33</text:p>
          </table:table-cell>
          <table:table-cell table:formula="of:=[Tabelle1.C9]" office:value-type="float" office:value="0.925" calcext:value-type="float">
            <text:p>0,925</text:p>
          </table:table-cell>
          <table:table-cell table:formula="of:=CONCATENATE([Tabelle2.D9];&quot;(&quot;;[Tabelle2.E9];&quot;)&quot;)" office:value-type="string" office:string-value="3,83(0,33)" calcext:value-type="string">
            <text:p>3,83(0,33)</text:p>
          </table:table-cell>
          <table:table-cell table:formula="of:=CONCATENATE([Tabelle2.F9];&quot;(&quot;;[Tabelle2.G9];&quot;)&quot;)" office:value-type="string" office:string-value="0,41(0,19)" calcext:value-type="string">
            <text:p>0,41(0,19)</text:p>
          </table:table-cell>
          <table:table-cell table:formula="of:=CONCATENATE([Tabelle2.H9];&quot;(&quot;;[Tabelle2.I9];&quot;)&quot;)" office:value-type="string" office:string-value="0,85(0,12)" calcext:value-type="string">
            <text:p>0,85(0,12)</text:p>
          </table:table-cell>
          <table:table-cell table:formula="of:=CONCATENATE([Tabelle2.J9];&quot;(&quot;;[Tabelle2.K9];&quot;)&quot;)" office:value-type="string" office:string-value="2,642(0,09)" calcext:value-type="string">
            <text:p>2,642(0,09)</text:p>
          </table:table-cell>
          <table:table-cell table:formula="of:=CONCATENATE([Tabelle2.L9];&quot;(&quot;;[Tabelle2.M9];&quot;)&quot;)" office:value-type="string" office:string-value="1,51(0,43)" calcext:value-type="string">
            <text:p>1,51(0,43)</text:p>
          </table:table-cell>
          <table:table-cell table:formula="of:=CONCATENATE([Tabelle2.N9];&quot;(&quot;;[Tabelle2.O9];&quot;)&quot;)" office:value-type="string" office:string-value="7,5(1,7)" calcext:value-type="string">
            <text:p>7,5(1,7)</text:p>
          </table:table-cell>
          <table:table-cell table:formula="of:=CONCATENATE([Tabelle2.P9];&quot;(&quot;;[Tabelle2.Q9];&quot;)&quot;)" office:value-type="string" office:string-value="0,3282(0,0078)" calcext:value-type="string">
            <text:p>0,3282(0,0078)</text:p>
          </table:table-cell>
          <table:table-cell table:formula="of:=[Tabelle2.R9]" office:value-type="float" office:value="59.09" calcext:value-type="float">
            <text:p>59,09</text:p>
          </table:table-cell>
          <table:table-cell table:formula="of:=[Tabelle2.S9]" office:value-type="float" office:value="2.05" calcext:value-type="float">
            <text:p>2,05</text:p>
          </table:table-cell>
          <table:table-cell table:formula="of:=[Tabelle1.T9]" office:value-type="float" office:value="3" calcext:value-type="float">
            <text:p>3</text:p>
          </table:table-cell>
        </table:table-row>
        <table:table-row table:style-name="ro1">
          <table:table-cell table:formula="of:=[Tabelle1.A21]" office:value-type="float" office:value="27" calcext:value-type="float">
            <text:p>27</text:p>
          </table:table-cell>
          <table:table-cell table:formula="of:=[Tabelle1.B21]" office:value-type="float" office:value="45" calcext:value-type="float">
            <text:p>45</text:p>
          </table:table-cell>
          <table:table-cell table:formula="of:=[Tabelle1.C21]" office:value-type="float" office:value="1.225" calcext:value-type="float">
            <text:p>1,225</text:p>
          </table:table-cell>
          <table:table-cell table:formula="of:=CONCATENATE([Tabelle2.D21];&quot;(&quot;;[Tabelle2.E21];&quot;)&quot;)" office:value-type="string" office:string-value="3,64(0,27)" calcext:value-type="string">
            <text:p>3,64(0,27)</text:p>
          </table:table-cell>
          <table:table-cell table:formula="of:=CONCATENATE([Tabelle2.F21];&quot;(&quot;;[Tabelle2.G21];&quot;)&quot;)" office:value-type="string" office:string-value="0,47(0,17)" calcext:value-type="string">
            <text:p>0,47(0,17)</text:p>
          </table:table-cell>
          <table:table-cell table:formula="of:=CONCATENATE([Tabelle2.H21];&quot;(&quot;;[Tabelle2.I21];&quot;)&quot;)" office:value-type="string" office:string-value="1,21(0,35)" calcext:value-type="string">
            <text:p>1,21(0,35)</text:p>
          </table:table-cell>
          <table:table-cell table:formula="of:=CONCATENATE([Tabelle2.J21];&quot;(&quot;;[Tabelle2.K21];&quot;)&quot;)" office:value-type="string" office:string-value="2,47(0,19)" calcext:value-type="string">
            <text:p>2,47(0,19)</text:p>
          </table:table-cell>
          <table:table-cell table:formula="of:=CONCATENATE([Tabelle2.L21];&quot;(&quot;;[Tabelle2.M21];&quot;)&quot;)" office:value-type="string" office:string-value="3(1,4)" calcext:value-type="string">
            <text:p>3(1,4)</text:p>
          </table:table-cell>
          <table:table-cell table:formula="of:=CONCATENATE([Tabelle2.N21];&quot;(&quot;;[Tabelle2.O21];&quot;)&quot;)" office:value-type="string" office:string-value="64(80)" calcext:value-type="string">
            <text:p>64(80)</text:p>
          </table:table-cell>
          <table:table-cell table:formula="of:=CONCATENATE([Tabelle2.P21];&quot;(&quot;;[Tabelle2.Q21];&quot;)&quot;)" office:value-type="string" office:string-value="0,337(0,012)" calcext:value-type="string">
            <text:p>0,337(0,012)</text:p>
          </table:table-cell>
          <table:table-cell table:formula="of:=[Tabelle2.R21]" office:value-type="float" office:value="44.04" calcext:value-type="float">
            <text:p>44,04</text:p>
          </table:table-cell>
          <table:table-cell table:formula="of:=[Tabelle2.S21]" office:value-type="float" office:value="2.05" calcext:value-type="float">
            <text:p>2,05</text:p>
          </table:table-cell>
          <table:table-cell table:formula="of:=[Tabelle1.T21]" office:value-type="float" office:value="3" calcext:value-type="float">
            <text:p>3</text:p>
          </table:table-cell>
        </table:table-row>
        <table:table-row table:style-name="ro1">
          <table:table-cell table:formula="of:=[Tabelle1.A37]" office:value-type="float" office:value="11" calcext:value-type="float">
            <text:p>11</text:p>
          </table:table-cell>
          <table:table-cell table:formula="of:=[Tabelle1.B37]" office:value-type="float" office:value="61" calcext:value-type="float">
            <text:p>61</text:p>
          </table:table-cell>
          <table:table-cell table:formula="of:=[Tabelle1.C37]" office:value-type="float" office:value="1.625" calcext:value-type="float">
            <text:p>1,625</text:p>
          </table:table-cell>
          <table:table-cell table:formula="of:=CONCATENATE([Tabelle2.D37];&quot;(&quot;;[Tabelle2.E37];&quot;)&quot;)" office:value-type="string" office:string-value="-2,5(3,5)" calcext:value-type="string">
            <text:p>-2,5(3,5)</text:p>
          </table:table-cell>
          <table:table-cell table:formula="of:=CONCATENATE([Tabelle2.F37];&quot;(&quot;;[Tabelle2.G37];&quot;)&quot;)" office:value-type="string" office:string-value="1,91(0,81)" calcext:value-type="string">
            <text:p>1,91(0,81)</text:p>
          </table:table-cell>
          <table:table-cell table:formula="of:=CONCATENATE([Tabelle2.H37];&quot;(&quot;;[Tabelle2.I37];&quot;)&quot;)" office:value-type="string" office:string-value="-1,1(2)" calcext:value-type="string">
            <text:p>-1,1(2)</text:p>
          </table:table-cell>
          <table:table-cell table:formula="of:=CONCATENATE([Tabelle2.J37];&quot;(&quot;;[Tabelle2.K37];&quot;)&quot;)" office:value-type="string" office:string-value="3,67(0,98)" calcext:value-type="string">
            <text:p>3,67(0,98)</text:p>
          </table:table-cell>
          <table:table-cell table:formula="of:=CONCATENATE([Tabelle2.L37];&quot;(&quot;;[Tabelle2.M37];&quot;)&quot;)" office:value-type="string" office:string-value="-1,02(0,13)" calcext:value-type="string">
            <text:p>-1,02(0,13)</text:p>
          </table:table-cell>
          <table:table-cell table:formula="of:=CONCATENATE([Tabelle2.N37];&quot;(&quot;;[Tabelle2.O37];&quot;)&quot;)" office:value-type="string" office:string-value="0,09(0,4)" calcext:value-type="string">
            <text:p>0,09(0,4)</text:p>
          </table:table-cell>
          <table:table-cell table:formula="of:=CONCATENATE([Tabelle2.P37];&quot;(&quot;;[Tabelle2.Q37];&quot;)&quot;)" office:value-type="string" office:string-value="0,312(0,025)" calcext:value-type="string">
            <text:p>0,312(0,025)</text:p>
          </table:table-cell>
          <table:table-cell table:formula="of:=[Tabelle2.R37]" office:value-type="float" office:value="22.55" calcext:value-type="float">
            <text:p>22,55</text:p>
          </table:table-cell>
          <table:table-cell table:formula="of:=[Tabelle2.S37]" office:value-type="float" office:value="2.04" calcext:value-type="float">
            <text:p>2,04</text:p>
          </table:table-cell>
          <table:table-cell table:formula="of:=[Tabelle1.T37]" office:value-type="float" office:value="1" calcext:value-type="float">
            <text:p>1</text:p>
          </table:table-cell>
        </table:table-row>
        <table:table-row table:style-name="ro1">
          <table:table-cell table:formula="of:=[Tabelle1.A19]" office:value-type="float" office:value="29" calcext:value-type="float">
            <text:p>29</text:p>
          </table:table-cell>
          <table:table-cell table:formula="of:=[Tabelle1.B19]" office:value-type="float" office:value="43" calcext:value-type="float">
            <text:p>43</text:p>
          </table:table-cell>
          <table:table-cell table:formula="of:=[Tabelle1.C19]" office:value-type="float" office:value="1.175" calcext:value-type="float">
            <text:p>1,175</text:p>
          </table:table-cell>
          <table:table-cell table:formula="of:=CONCATENATE([Tabelle2.D19];&quot;(&quot;;[Tabelle2.E19];&quot;)&quot;)" office:value-type="string" office:string-value="3,79(0,26)" calcext:value-type="string">
            <text:p>3,79(0,26)</text:p>
          </table:table-cell>
          <table:table-cell table:formula="of:=CONCATENATE([Tabelle2.F19];&quot;(&quot;;[Tabelle2.G19];&quot;)&quot;)" office:value-type="string" office:string-value="0,37(0,17)" calcext:value-type="string">
            <text:p>0,37(0,17)</text:p>
          </table:table-cell>
          <table:table-cell table:formula="of:=CONCATENATE([Tabelle2.H19];&quot;(&quot;;[Tabelle2.I19];&quot;)&quot;)" office:value-type="string" office:string-value="1,65(0,31)" calcext:value-type="string">
            <text:p>1,65(0,31)</text:p>
          </table:table-cell>
          <table:table-cell table:formula="of:=CONCATENATE([Tabelle2.J19];&quot;(&quot;;[Tabelle2.K19];&quot;)&quot;)" office:value-type="string" office:string-value="2,25(0,17)" calcext:value-type="string">
            <text:p>2,25(0,17)</text:p>
          </table:table-cell>
          <table:table-cell table:formula="of:=CONCATENATE([Tabelle2.L19];&quot;(&quot;;[Tabelle2.M19];&quot;)&quot;)" office:value-type="string" office:string-value="3(1,4)" calcext:value-type="string">
            <text:p>3(1,4)</text:p>
          </table:table-cell>
          <table:table-cell table:formula="of:=CONCATENATE([Tabelle2.N19];&quot;(&quot;;[Tabelle2.O19];&quot;)&quot;)" office:value-type="string" office:string-value="94(80)" calcext:value-type="string">
            <text:p>94(80)</text:p>
          </table:table-cell>
          <table:table-cell table:formula="of:=CONCATENATE([Tabelle2.P19];&quot;(&quot;;[Tabelle2.Q19];&quot;)&quot;)" office:value-type="string" office:string-value="0,348(0,012)" calcext:value-type="string">
            <text:p>0,348(0,012)</text:p>
          </table:table-cell>
          <table:table-cell table:formula="of:=[Tabelle2.R19]" office:value-type="float" office:value="47.39" calcext:value-type="float">
            <text:p>47,39</text:p>
          </table:table-cell>
          <table:table-cell table:formula="of:=[Tabelle2.S19]" office:value-type="float" office:value="1.7" calcext:value-type="float">
            <text:p>1,7</text:p>
          </table:table-cell>
          <table:table-cell table:formula="of:=[Tabelle1.T19]" office:value-type="float" office:value="3" calcext:value-type="float">
            <text:p>3</text:p>
          </table:table-cell>
        </table:table-row>
        <table:table-row table:style-name="ro1">
          <table:table-cell table:formula="of:=[Tabelle1.A20]" office:value-type="float" office:value="28" calcext:value-type="float">
            <text:p>28</text:p>
          </table:table-cell>
          <table:table-cell table:formula="of:=[Tabelle1.B20]" office:value-type="float" office:value="44" calcext:value-type="float">
            <text:p>44</text:p>
          </table:table-cell>
          <table:table-cell table:formula="of:=[Tabelle1.C20]" office:value-type="float" office:value="1.2" calcext:value-type="float">
            <text:p>1,2</text:p>
          </table:table-cell>
          <table:table-cell table:formula="of:=CONCATENATE([Tabelle2.D20];&quot;(&quot;;[Tabelle2.E20];&quot;)&quot;)" office:value-type="string" office:string-value="3,86(0,15)" calcext:value-type="string">
            <text:p>3,86(0,15)</text:p>
          </table:table-cell>
          <table:table-cell table:formula="of:=CONCATENATE([Tabelle2.F20];&quot;(&quot;;[Tabelle2.G20];&quot;)&quot;)" office:value-type="string" office:string-value="0,33(0,071)" calcext:value-type="string">
            <text:p>0,33(0,071)</text:p>
          </table:table-cell>
          <table:table-cell table:formula="of:=CONCATENATE([Tabelle2.H20];&quot;(&quot;;[Tabelle2.I20];&quot;)&quot;)" office:value-type="string" office:string-value="1,37(0,14)" calcext:value-type="string">
            <text:p>1,37(0,14)</text:p>
          </table:table-cell>
          <table:table-cell table:formula="of:=CONCATENATE([Tabelle2.J20];&quot;(&quot;;[Tabelle2.K20];&quot;)&quot;)" office:value-type="string" office:string-value="2,408(0,055)" calcext:value-type="string">
            <text:p>2,408(0,055)</text:p>
          </table:table-cell>
          <table:table-cell table:formula="of:=CONCATENATE([Tabelle2.L20];&quot;(&quot;;[Tabelle2.M20];&quot;)&quot;)" office:value-type="string" office:string-value="3(0,4)" calcext:value-type="string">
            <text:p>3(0,4)</text:p>
          </table:table-cell>
          <table:table-cell table:formula="of:=CONCATENATE([Tabelle2.N20];&quot;(&quot;;[Tabelle2.O20];&quot;)&quot;)" office:value-type="string" office:string-value="28(81)" calcext:value-type="string">
            <text:p>28(81)</text:p>
          </table:table-cell>
          <table:table-cell table:formula="of:=CONCATENATE([Tabelle2.P20];&quot;(&quot;;[Tabelle2.Q20];&quot;)&quot;)" office:value-type="string" office:string-value="0,347(0,02)" calcext:value-type="string">
            <text:p>0,347(0,02)</text:p>
          </table:table-cell>
          <table:table-cell table:formula="of:=[Tabelle2.R20]" office:value-type="float" office:value="46.14" calcext:value-type="float">
            <text:p>46,14</text:p>
          </table:table-cell>
          <table:table-cell table:formula="of:=[Tabelle2.S20]" office:value-type="float" office:value="1.68" calcext:value-type="float">
            <text:p>1,68</text:p>
          </table:table-cell>
          <table:table-cell table:formula="of:=[Tabelle1.T20]" office:value-type="float" office:value="2" calcext:value-type="float">
            <text:p>2</text:p>
          </table:table-cell>
        </table:table-row>
        <table:table-row table:style-name="ro1">
          <table:table-cell table:formula="of:=[Tabelle1.A22]" office:value-type="float" office:value="26" calcext:value-type="float">
            <text:p>26</text:p>
          </table:table-cell>
          <table:table-cell table:formula="of:=[Tabelle1.B22]" office:value-type="float" office:value="46" calcext:value-type="float">
            <text:p>46</text:p>
          </table:table-cell>
          <table:table-cell table:formula="of:=[Tabelle1.C22]" office:value-type="float" office:value="1.25" calcext:value-type="float">
            <text:p>1,25</text:p>
          </table:table-cell>
          <table:table-cell table:formula="of:=CONCATENATE([Tabelle2.D22];&quot;(&quot;;[Tabelle2.E22];&quot;)&quot;)" office:value-type="string" office:string-value="4,9(2,7)" calcext:value-type="string">
            <text:p>4,9(2,7)</text:p>
          </table:table-cell>
          <table:table-cell table:formula="of:=CONCATENATE([Tabelle2.F22];&quot;(&quot;;[Tabelle2.G22];&quot;)&quot;)" office:value-type="string" office:string-value="0,49(0,19)" calcext:value-type="string">
            <text:p>0,49(0,19)</text:p>
          </table:table-cell>
          <table:table-cell table:formula="of:=CONCATENATE([Tabelle2.H22];&quot;(&quot;;[Tabelle2.I22];&quot;)&quot;)" office:value-type="string" office:string-value="1,13(0,41)" calcext:value-type="string">
            <text:p>1,13(0,41)</text:p>
          </table:table-cell>
          <table:table-cell table:formula="of:=CONCATENATE([Tabelle2.J22];&quot;(&quot;;[Tabelle2.K22];&quot;)&quot;)" office:value-type="string" office:string-value="2,52(0,23)" calcext:value-type="string">
            <text:p>2,52(0,23)</text:p>
          </table:table-cell>
          <table:table-cell table:formula="of:=CONCATENATE([Tabelle2.L22];&quot;(&quot;;[Tabelle2.M22];&quot;)&quot;)" office:value-type="string" office:string-value="2,5(9,5)" calcext:value-type="string">
            <text:p>2,5(9,5)</text:p>
          </table:table-cell>
          <table:table-cell table:formula="of:=CONCATENATE([Tabelle2.N22];&quot;(&quot;;[Tabelle2.O22];&quot;)&quot;)" office:value-type="string" office:string-value="0(3,7)" calcext:value-type="string">
            <text:p>0(3,7)</text:p>
          </table:table-cell>
          <table:table-cell table:formula="of:=CONCATENATE([Tabelle2.P22];&quot;(&quot;;[Tabelle2.Q22];&quot;)&quot;)" office:value-type="string" office:string-value="0,335(0,013)" calcext:value-type="string">
            <text:p>0,335(0,013)</text:p>
          </table:table-cell>
          <table:table-cell table:formula="of:=[Tabelle2.R22]" office:value-type="float" office:value="43.87" calcext:value-type="float">
            <text:p>43,87</text:p>
          </table:table-cell>
          <table:table-cell table:formula="of:=[Tabelle2.S22]" office:value-type="float" office:value="1.56" calcext:value-type="float">
            <text:p>1,56</text:p>
          </table:table-cell>
          <table:table-cell table:formula="of:=[Tabelle1.T22]" office:value-type="float" office:value="3" calcext:value-type="float">
            <text:p>3</text:p>
          </table:table-cell>
        </table:table-row>
        <table:table-row table:style-name="ro1">
          <table:table-cell table:formula="of:=[Tabelle1.A16]" office:value-type="float" office:value="32" calcext:value-type="float">
            <text:p>32</text:p>
          </table:table-cell>
          <table:table-cell table:formula="of:=[Tabelle1.B16]" office:value-type="float" office:value="40" calcext:value-type="float">
            <text:p>40</text:p>
          </table:table-cell>
          <table:table-cell table:formula="of:=[Tabelle1.C16]" office:value-type="float" office:value="1.1" calcext:value-type="float">
            <text:p>1,1</text:p>
          </table:table-cell>
          <table:table-cell table:formula="of:=CONCATENATE([Tabelle2.D16];&quot;(&quot;;[Tabelle2.E16];&quot;)&quot;)" office:value-type="string" office:string-value="3,77(0,25)" calcext:value-type="string">
            <text:p>3,77(0,25)</text:p>
          </table:table-cell>
          <table:table-cell table:formula="of:=CONCATENATE([Tabelle2.F16];&quot;(&quot;;[Tabelle2.G16];&quot;)&quot;)" office:value-type="string" office:string-value="0,39(0,16)" calcext:value-type="string">
            <text:p>0,39(0,16)</text:p>
          </table:table-cell>
          <table:table-cell table:formula="of:=CONCATENATE([Tabelle2.H16];&quot;(&quot;;[Tabelle2.I16];&quot;)&quot;)" office:value-type="string" office:string-value="1,72(0,24)" calcext:value-type="string">
            <text:p>1,72(0,24)</text:p>
          </table:table-cell>
          <table:table-cell table:formula="of:=CONCATENATE([Tabelle2.J16];&quot;(&quot;;[Tabelle2.K16];&quot;)&quot;)" office:value-type="string" office:string-value="2,21(0,14)" calcext:value-type="string">
            <text:p>2,21(0,14)</text:p>
          </table:table-cell>
          <table:table-cell table:formula="of:=CONCATENATE([Tabelle2.L16];&quot;(&quot;;[Tabelle2.M16];&quot;)&quot;)" office:value-type="string" office:string-value="3(1,4)" calcext:value-type="string">
            <text:p>3(1,4)</text:p>
          </table:table-cell>
          <table:table-cell table:formula="of:=CONCATENATE([Tabelle2.N16];&quot;(&quot;;[Tabelle2.O16];&quot;)&quot;)" office:value-type="string" office:string-value="99(75)" calcext:value-type="string">
            <text:p>99(75)</text:p>
          </table:table-cell>
          <table:table-cell table:formula="of:=CONCATENATE([Tabelle2.P16];&quot;(&quot;;[Tabelle2.Q16];&quot;)&quot;)" office:value-type="string" office:string-value="0,348(0,011)" calcext:value-type="string">
            <text:p>0,348(0,011)</text:p>
          </table:table-cell>
          <table:table-cell table:formula="of:=[Tabelle2.R16]" office:value-type="float" office:value="52.79" calcext:value-type="float">
            <text:p>52,79</text:p>
          </table:table-cell>
          <table:table-cell table:formula="of:=[Tabelle2.S16]" office:value-type="float" office:value="1.18" calcext:value-type="float">
            <text:p>1,18</text:p>
          </table:table-cell>
          <table:table-cell table:formula="of:=[Tabelle1.T16]" office:value-type="float" office:value="3" calcext:value-type="float">
            <text:p>3</text:p>
          </table:table-cell>
        </table:table-row>
        <table:table-row table:style-name="ro1">
          <table:table-cell table:formula="of:=[Tabelle1.A38]" office:value-type="float" office:value="10" calcext:value-type="float">
            <text:p>10</text:p>
          </table:table-cell>
          <table:table-cell table:formula="of:=[Tabelle1.B38]" office:value-type="float" office:value="62" calcext:value-type="float">
            <text:p>62</text:p>
          </table:table-cell>
          <table:table-cell table:formula="of:=[Tabelle1.C38]" office:value-type="float" office:value="1.65" calcext:value-type="float">
            <text:p>1,65</text:p>
          </table:table-cell>
          <table:table-cell table:formula="of:=CONCATENATE([Tabelle2.D38];&quot;(&quot;;[Tabelle2.E38];&quot;)&quot;)" office:value-type="string" office:string-value="3,54(0,69)" calcext:value-type="string">
            <text:p>3,54(0,69)</text:p>
          </table:table-cell>
          <table:table-cell table:formula="of:=CONCATENATE([Tabelle2.F38];&quot;(&quot;;[Tabelle2.G38];&quot;)&quot;)" office:value-type="string" office:string-value="0,61(0,34)" calcext:value-type="string">
            <text:p>0,61(0,34)</text:p>
          </table:table-cell>
          <table:table-cell table:formula="of:=CONCATENATE([Tabelle2.H38];&quot;(&quot;;[Tabelle2.I38];&quot;)&quot;)" office:value-type="string" office:string-value="-2(1,6)" calcext:value-type="string">
            <text:p>-2(1,6)</text:p>
          </table:table-cell>
          <table:table-cell table:formula="of:=CONCATENATE([Tabelle2.J38];&quot;(&quot;;[Tabelle2.K38];&quot;)&quot;)" office:value-type="string" office:string-value="4,11(0,78)" calcext:value-type="string">
            <text:p>4,11(0,78)</text:p>
          </table:table-cell>
          <table:table-cell table:formula="of:=CONCATENATE([Tabelle2.L38];&quot;(&quot;;[Tabelle2.M38];&quot;)&quot;)" office:value-type="string" office:string-value="282845135,376151(210000000)" calcext:value-type="string">
            <text:p>282845135,376151(210000000)</text:p>
          </table:table-cell>
          <table:table-cell table:formula="of:=CONCATENATE([Tabelle2.N38];&quot;(&quot;;[Tabelle2.O38];&quot;)&quot;)" office:value-type="string" office:string-value="43,5(5,4)" calcext:value-type="string">
            <text:p>43,5(5,4)</text:p>
          </table:table-cell>
          <table:table-cell table:formula="of:=CONCATENATE([Tabelle2.P38];&quot;(&quot;;[Tabelle2.Q38];&quot;)&quot;)" office:value-type="string" office:string-value="0,298(0,016)" calcext:value-type="string">
            <text:p>0,298(0,016)</text:p>
          </table:table-cell>
          <table:table-cell table:formula="of:=[Tabelle2.R38]" office:value-type="float" office:value="22.95" calcext:value-type="float">
            <text:p>22,95</text:p>
          </table:table-cell>
          <table:table-cell table:formula="of:=[Tabelle2.S38]" office:value-type="float" office:value="1.09" calcext:value-type="float">
            <text:p>1,09</text:p>
          </table:table-cell>
          <table:table-cell table:formula="of:=[Tabelle1.T38]" office:value-type="float" office:value="3" calcext:value-type="float">
            <text:p>3</text:p>
          </table:table-cell>
        </table:table-row>
        <table:table-row table:style-name="ro1">
          <table:table-cell table:formula="of:=[Tabelle1.A36]" office:value-type="float" office:value="12" calcext:value-type="float">
            <text:p>12</text:p>
          </table:table-cell>
          <table:table-cell table:formula="of:=[Tabelle1.B36]" office:value-type="float" office:value="60" calcext:value-type="float">
            <text:p>60</text:p>
          </table:table-cell>
          <table:table-cell table:formula="of:=[Tabelle1.C36]" office:value-type="float" office:value="1.6" calcext:value-type="float">
            <text:p>1,6</text:p>
          </table:table-cell>
          <table:table-cell table:formula="of:=CONCATENATE([Tabelle2.D36];&quot;(&quot;;[Tabelle2.E36];&quot;)&quot;)" office:value-type="string" office:string-value="5,002(0,033)" calcext:value-type="string">
            <text:p>5,002(0,033)</text:p>
          </table:table-cell>
          <table:table-cell table:formula="of:=CONCATENATE([Tabelle2.F36];&quot;(&quot;;[Tabelle2.G36];&quot;)&quot;)" office:value-type="string" office:string-value="0,202(0,02)" calcext:value-type="string">
            <text:p>0,202(0,02)</text:p>
          </table:table-cell>
          <table:table-cell table:formula="of:=CONCATENATE([Tabelle2.H36];&quot;(&quot;;[Tabelle2.I36];&quot;)&quot;)" office:value-type="string" office:string-value="3(5,1)" calcext:value-type="string">
            <text:p>3(5,1)</text:p>
          </table:table-cell>
          <table:table-cell table:formula="of:=CONCATENATE([Tabelle2.J36];&quot;(&quot;;[Tabelle2.K36];&quot;)&quot;)" office:value-type="string" office:string-value="4,784(0,016)" calcext:value-type="string">
            <text:p>4,784(0,016)</text:p>
          </table:table-cell>
          <table:table-cell table:formula="of:=CONCATENATE([Tabelle2.L36];&quot;(&quot;;[Tabelle2.M36];&quot;)&quot;)" office:value-type="string" office:string-value="3,38(0,1)" calcext:value-type="string">
            <text:p>3,38(0,1)</text:p>
          </table:table-cell>
          <table:table-cell table:formula="of:=CONCATENATE([Tabelle2.N36];&quot;(&quot;;[Tabelle2.O36];&quot;)&quot;)" office:value-type="string" office:string-value="1,989(0,072)" calcext:value-type="string">
            <text:p>1,989(0,072)</text:p>
          </table:table-cell>
          <table:table-cell table:formula="of:=CONCATENATE([Tabelle2.P36];&quot;(&quot;;[Tabelle2.Q36];&quot;)&quot;)" office:value-type="string" office:string-value="0,2958(0,0095)" calcext:value-type="string">
            <text:p>0,2958(0,0095)</text:p>
          </table:table-cell>
          <table:table-cell table:formula="of:=[Tabelle2.R36]" office:value-type="float" office:value="26.04" calcext:value-type="float">
            <text:p>26,04</text:p>
          </table:table-cell>
          <table:table-cell table:formula="of:=[Tabelle2.S36]" office:value-type="float" office:value="1.06" calcext:value-type="float">
            <text:p>1,06</text:p>
          </table:table-cell>
          <table:table-cell table:formula="of:=[Tabelle1.T36]" office:value-type="float" office:value="2" calcext:value-type="float">
            <text:p>2</text:p>
          </table:table-cell>
        </table:table-row>
        <table:table-row table:style-name="ro1">
          <table:table-cell table:formula="of:=[Tabelle1.A39]" office:value-type="float" office:value="9" calcext:value-type="float">
            <text:p>9</text:p>
          </table:table-cell>
          <table:table-cell table:formula="of:=[Tabelle1.B39]" office:value-type="float" office:value="63" calcext:value-type="float">
            <text:p>63</text:p>
          </table:table-cell>
          <table:table-cell table:formula="of:=[Tabelle1.C39]" office:value-type="float" office:value="1.675" calcext:value-type="float">
            <text:p>1,675</text:p>
          </table:table-cell>
          <table:table-cell table:formula="of:=CONCATENATE([Tabelle2.D39];&quot;(&quot;;[Tabelle2.E39];&quot;)&quot;)" office:value-type="string" office:string-value="3,71(0,64)" calcext:value-type="string">
            <text:p>3,71(0,64)</text:p>
          </table:table-cell>
          <table:table-cell table:formula="of:=CONCATENATE([Tabelle2.F39];&quot;(&quot;;[Tabelle2.G39];&quot;)&quot;)" office:value-type="string" office:string-value="0,53(0,32)" calcext:value-type="string">
            <text:p>0,53(0,32)</text:p>
          </table:table-cell>
          <table:table-cell table:formula="of:=CONCATENATE([Tabelle2.H39];&quot;(&quot;;[Tabelle2.I39];&quot;)&quot;)" office:value-type="string" office:string-value="-2,3(1,6)" calcext:value-type="string">
            <text:p>-2,3(1,6)</text:p>
          </table:table-cell>
          <table:table-cell table:formula="of:=CONCATENATE([Tabelle2.J39];&quot;(&quot;;[Tabelle2.K39];&quot;)&quot;)" office:value-type="string" office:string-value="4,26(0,76)" calcext:value-type="string">
            <text:p>4,26(0,76)</text:p>
          </table:table-cell>
          <table:table-cell table:formula="of:=CONCATENATE([Tabelle2.L39];&quot;(&quot;;[Tabelle2.M39];&quot;)&quot;)" office:value-type="string" office:string-value="" calcext:value-type="error">
            <text:p>Err:502</text:p>
          </table:table-cell>
          <table:table-cell table:formula="of:=CONCATENATE([Tabelle2.N39];&quot;(&quot;;[Tabelle2.O39];&quot;)&quot;)" office:value-type="string" office:string-value="112,3(4)" calcext:value-type="string">
            <text:p>112,3(4)</text:p>
          </table:table-cell>
          <table:table-cell table:formula="of:=CONCATENATE([Tabelle2.P39];&quot;(&quot;;[Tabelle2.Q39];&quot;)&quot;)" office:value-type="string" office:string-value="0,295(0,014)" calcext:value-type="string">
            <text:p>0,295(0,014)</text:p>
          </table:table-cell>
          <table:table-cell table:formula="of:=[Tabelle2.R39]" office:value-type="float" office:value="21.9" calcext:value-type="float">
            <text:p>21,9</text:p>
          </table:table-cell>
          <table:table-cell table:formula="of:=[Tabelle2.S39]" office:value-type="float" office:value="0.92" calcext:value-type="float">
            <text:p>0,92</text:p>
          </table:table-cell>
          <table:table-cell table:formula="of:=[Tabelle1.T39]" office:value-type="float" office:value="3" calcext:value-type="float">
            <text:p>3</text:p>
          </table:table-cell>
        </table:table-row>
        <table:table-row table:style-name="ro1">
          <table:table-cell table:formula="of:=[Tabelle1.A10]" office:value-type="float" office:value="38" calcext:value-type="float">
            <text:p>38</text:p>
          </table:table-cell>
          <table:table-cell table:formula="of:=[Tabelle1.B10]" office:value-type="float" office:value="34" calcext:value-type="float">
            <text:p>34</text:p>
          </table:table-cell>
          <table:table-cell table:formula="of:=[Tabelle1.C10]" office:value-type="float" office:value="0.95" calcext:value-type="float">
            <text:p>0,95</text:p>
          </table:table-cell>
          <table:table-cell table:formula="of:=CONCATENATE([Tabelle2.D10];&quot;(&quot;;[Tabelle2.E10];&quot;)&quot;)" office:value-type="string" office:string-value="5(0,21)" calcext:value-type="string">
            <text:p>5(0,21)</text:p>
          </table:table-cell>
          <table:table-cell table:formula="of:=CONCATENATE([Tabelle2.F10];&quot;(&quot;;[Tabelle2.G10];&quot;)&quot;)" office:value-type="string" office:string-value="0,49(0,11)" calcext:value-type="string">
            <text:p>0,49(0,11)</text:p>
          </table:table-cell>
          <table:table-cell table:formula="of:=CONCATENATE([Tabelle2.H10];&quot;(&quot;;[Tabelle2.I10];&quot;)&quot;)" office:value-type="string" office:string-value="1,63(0,13)" calcext:value-type="string">
            <text:p>1,63(0,13)</text:p>
          </table:table-cell>
          <table:table-cell table:formula="of:=CONCATENATE([Tabelle2.J10];&quot;(&quot;;[Tabelle2.K10];&quot;)&quot;)" office:value-type="string" office:string-value="2,254(0,089)" calcext:value-type="string">
            <text:p>2,254(0,089)</text:p>
          </table:table-cell>
          <table:table-cell table:formula="of:=CONCATENATE([Tabelle2.L10];&quot;(&quot;;[Tabelle2.M10];&quot;)&quot;)" office:value-type="string" office:string-value="2,99(0,83)" calcext:value-type="string">
            <text:p>2,99(0,83)</text:p>
          </table:table-cell>
          <table:table-cell table:formula="of:=CONCATENATE([Tabelle2.N10];&quot;(&quot;;[Tabelle2.O10];&quot;)&quot;)" office:value-type="string" office:string-value="0(18)" calcext:value-type="string">
            <text:p>0(18)</text:p>
          </table:table-cell>
          <table:table-cell table:formula="of:=CONCATENATE([Tabelle2.P10];&quot;(&quot;;[Tabelle2.Q10];&quot;)&quot;)" office:value-type="string" office:string-value="0,3415(0,0073)" calcext:value-type="string">
            <text:p>0,3415(0,0073)</text:p>
          </table:table-cell>
          <table:table-cell table:formula="of:=[Tabelle2.R10]" office:value-type="float" office:value="64.13" calcext:value-type="float">
            <text:p>64,13</text:p>
          </table:table-cell>
          <table:table-cell table:formula="of:=[Tabelle2.S10]" office:value-type="float" office:value="0.51" calcext:value-type="float">
            <text:p>0,51</text:p>
          </table:table-cell>
          <table:table-cell table:formula="of:=[Tabelle1.T10]" office:value-type="float" office:value="2" calcext:value-type="float">
            <text:p>2</text:p>
          </table:table-cell>
        </table:table-row>
        <table:table-row table:style-name="ro1">
          <table:table-cell table:formula="of:=[Tabelle1.A40]" office:value-type="float" office:value="8" calcext:value-type="float">
            <text:p>8</text:p>
          </table:table-cell>
          <table:table-cell table:formula="of:=[Tabelle1.B40]" office:value-type="float" office:value="64" calcext:value-type="float">
            <text:p>64</text:p>
          </table:table-cell>
          <table:table-cell table:formula="of:=[Tabelle1.C40]" office:value-type="float" office:value="1.7" calcext:value-type="float">
            <text:p>1,7</text:p>
          </table:table-cell>
          <table:table-cell table:formula="of:=CONCATENATE([Tabelle2.D40];&quot;(&quot;;[Tabelle2.E40];&quot;)&quot;)" office:value-type="string" office:string-value="3,654(0,014)" calcext:value-type="string">
            <text:p>3,654(0,014)</text:p>
          </table:table-cell>
          <table:table-cell table:formula="of:=CONCATENATE([Tabelle2.F40];&quot;(&quot;;[Tabelle2.G40];&quot;)&quot;)" office:value-type="string" office:string-value="0,5561(0,007)" calcext:value-type="string">
            <text:p>0,5561(0,007)</text:p>
          </table:table-cell>
          <table:table-cell table:formula="of:=CONCATENATE([Tabelle2.H40];&quot;(&quot;;[Tabelle2.I40];&quot;)&quot;)" office:value-type="string" office:string-value="-2,275(0,012)" calcext:value-type="string">
            <text:p>-2,275(0,012)</text:p>
          </table:table-cell>
          <table:table-cell table:formula="of:=CONCATENATE([Tabelle2.J40];&quot;(&quot;;[Tabelle2.K40];&quot;)&quot;)" office:value-type="string" office:string-value="4,2311(0,0063)" calcext:value-type="string">
            <text:p>4,2311(0,0063)</text:p>
          </table:table-cell>
          <table:table-cell table:formula="of:=CONCATENATE([Tabelle2.L40];&quot;(&quot;;[Tabelle2.M40];&quot;)&quot;)" office:value-type="string" office:string-value="20,211246(10000000)" calcext:value-type="string">
            <text:p>20,211246(10000000)</text:p>
          </table:table-cell>
          <table:table-cell table:formula="of:=CONCATENATE([Tabelle2.N40];&quot;(&quot;;[Tabelle2.O40];&quot;)&quot;)" office:value-type="string" office:string-value="31,54(3200)" calcext:value-type="string">
            <text:p>31,54(3200)</text:p>
          </table:table-cell>
          <table:table-cell table:formula="of:=CONCATENATE([Tabelle2.P40];&quot;(&quot;;[Tabelle2.Q40];&quot;)&quot;)" office:value-type="string" office:string-value="0,29571(0,00095)" calcext:value-type="string">
            <text:p>0,29571(0,00095)</text:p>
          </table:table-cell>
          <table:table-cell table:formula="of:=[Tabelle2.R40]" office:value-type="float" office:value="21.94" calcext:value-type="float">
            <text:p>21,94</text:p>
          </table:table-cell>
          <table:table-cell table:formula="of:=[Tabelle2.S40]" office:value-type="float" office:value="0.5" calcext:value-type="float">
            <text:p>0,5</text:p>
          </table:table-cell>
          <table:table-cell table:formula="of:=[Tabelle1.T40]" office:value-type="float" office:value="2" calcext:value-type="float">
            <text:p>2</text:p>
          </table:table-cell>
        </table:table-row>
        <table:table-row table:style-name="ro1">
          <table:table-cell table:formula="of:=[Tabelle1.A13]" office:value-type="float" office:value="35" calcext:value-type="float">
            <text:p>35</text:p>
          </table:table-cell>
          <table:table-cell table:formula="of:=[Tabelle1.B13]" office:value-type="float" office:value="37" calcext:value-type="float">
            <text:p>37</text:p>
          </table:table-cell>
          <table:table-cell table:formula="of:=[Tabelle1.C13]" office:value-type="float" office:value="1.025" calcext:value-type="float">
            <text:p>1,025</text:p>
          </table:table-cell>
          <table:table-cell table:formula="of:=CONCATENATE([Tabelle2.D13];&quot;(&quot;;[Tabelle2.E13];&quot;)&quot;)" office:value-type="string" office:string-value="5,3(2,1)" calcext:value-type="string">
            <text:p>5,3(2,1)</text:p>
          </table:table-cell>
          <table:table-cell table:formula="of:=CONCATENATE([Tabelle2.F13];&quot;(&quot;;[Tabelle2.G13];&quot;)&quot;)" office:value-type="string" office:string-value="0,44(0,17)" calcext:value-type="string">
            <text:p>0,44(0,17)</text:p>
          </table:table-cell>
          <table:table-cell table:formula="of:=CONCATENATE([Tabelle2.H13];&quot;(&quot;;[Tabelle2.I13];&quot;)&quot;)" office:value-type="string" office:string-value="1,64(0,19)" calcext:value-type="string">
            <text:p>1,64(0,19)</text:p>
          </table:table-cell>
          <table:table-cell table:formula="of:=CONCATENATE([Tabelle2.J13];&quot;(&quot;;[Tabelle2.K13];&quot;)&quot;)" office:value-type="string" office:string-value="2,25(0,12)" calcext:value-type="string">
            <text:p>2,25(0,12)</text:p>
          </table:table-cell>
          <table:table-cell table:formula="of:=CONCATENATE([Tabelle2.L13];&quot;(&quot;;[Tabelle2.M13];&quot;)&quot;)" office:value-type="string" office:string-value="4(11)" calcext:value-type="string">
            <text:p>4(11)</text:p>
          </table:table-cell>
          <table:table-cell table:formula="of:=CONCATENATE([Tabelle2.N13];&quot;(&quot;;[Tabelle2.O13];&quot;)&quot;)" office:value-type="string" office:string-value="0(4,2)" calcext:value-type="string">
            <text:p>0(4,2)</text:p>
          </table:table-cell>
          <table:table-cell table:formula="of:=CONCATENATE([Tabelle2.P13];&quot;(&quot;;[Tabelle2.Q13];&quot;)&quot;)" office:value-type="string" office:string-value="0,344(0,01)" calcext:value-type="string">
            <text:p>0,344(0,01)</text:p>
          </table:table-cell>
          <table:table-cell table:formula="of:=[Tabelle2.R13]" office:value-type="float" office:value="60.37" calcext:value-type="float">
            <text:p>60,37</text:p>
          </table:table-cell>
          <table:table-cell table:formula="of:=[Tabelle2.S13]" office:value-type="float" office:value="0.49" calcext:value-type="float">
            <text:p>0,49</text:p>
          </table:table-cell>
          <table:table-cell table:formula="of:=[Tabelle1.T13]" office:value-type="float" office:value="3" calcext:value-type="float">
            <text:p>3</text:p>
          </table:table-cell>
        </table:table-row>
        <table:table-row table:style-name="ro1">
          <table:table-cell table:formula="of:=[Tabelle1.A11]" office:value-type="float" office:value="37" calcext:value-type="float">
            <text:p>37</text:p>
          </table:table-cell>
          <table:table-cell table:formula="of:=[Tabelle1.B11]" office:value-type="float" office:value="35" calcext:value-type="float">
            <text:p>35</text:p>
          </table:table-cell>
          <table:table-cell table:formula="of:=[Tabelle1.C11]" office:value-type="float" office:value="0.975" calcext:value-type="float">
            <text:p>0,975</text:p>
          </table:table-cell>
          <table:table-cell table:formula="of:=CONCATENATE([Tabelle2.D11];&quot;(&quot;;[Tabelle2.E11];&quot;)&quot;)" office:value-type="string" office:string-value="5,1(1,9)" calcext:value-type="string">
            <text:p>5,1(1,9)</text:p>
          </table:table-cell>
          <table:table-cell table:formula="of:=CONCATENATE([Tabelle2.F11];&quot;(&quot;;[Tabelle2.G11];&quot;)&quot;)" office:value-type="string" office:string-value="0,44(0,15)" calcext:value-type="string">
            <text:p>0,44(0,15)</text:p>
          </table:table-cell>
          <table:table-cell table:formula="of:=CONCATENATE([Tabelle2.H11];&quot;(&quot;;[Tabelle2.I11];&quot;)&quot;)" office:value-type="string" office:string-value="1,68(0,15)" calcext:value-type="string">
            <text:p>1,68(0,15)</text:p>
          </table:table-cell>
          <table:table-cell table:formula="of:=CONCATENATE([Tabelle2.J11];&quot;(&quot;;[Tabelle2.K11];&quot;)&quot;)" office:value-type="string" office:string-value="2,23(0,1)" calcext:value-type="string">
            <text:p>2,23(0,1)</text:p>
          </table:table-cell>
          <table:table-cell table:formula="of:=CONCATENATE([Tabelle2.L11];&quot;(&quot;;[Tabelle2.M11];&quot;)&quot;)" office:value-type="string" office:string-value="3(7,9)" calcext:value-type="string">
            <text:p>3(7,9)</text:p>
          </table:table-cell>
          <table:table-cell table:formula="of:=CONCATENATE([Tabelle2.N11];&quot;(&quot;;[Tabelle2.O11];&quot;)&quot;)" office:value-type="string" office:string-value="0(3,9)" calcext:value-type="string">
            <text:p>0(3,9)</text:p>
          </table:table-cell>
          <table:table-cell table:formula="of:=CONCATENATE([Tabelle2.P11];&quot;(&quot;;[Tabelle2.Q11];&quot;)&quot;)" office:value-type="string" office:string-value="0,3448(0,0094)" calcext:value-type="string">
            <text:p>0,3448(0,0094)</text:p>
          </table:table-cell>
          <table:table-cell table:formula="of:=[Tabelle2.R11]" office:value-type="float" office:value="63.27" calcext:value-type="float">
            <text:p>63,27</text:p>
          </table:table-cell>
          <table:table-cell table:formula="of:=[Tabelle2.S11]" office:value-type="float" office:value="0.46" calcext:value-type="float">
            <text:p>0,46</text:p>
          </table:table-cell>
          <table:table-cell table:formula="of:=[Tabelle1.T11]" office:value-type="float" office:value="3" calcext:value-type="float">
            <text:p>3</text:p>
          </table:table-cell>
        </table:table-row>
        <table:table-row table:style-name="ro1">
          <table:table-cell table:formula="of:=[Tabelle1.A12]" office:value-type="float" office:value="36" calcext:value-type="float">
            <text:p>36</text:p>
          </table:table-cell>
          <table:table-cell table:formula="of:=[Tabelle1.B12]" office:value-type="float" office:value="36" calcext:value-type="float">
            <text:p>36</text:p>
          </table:table-cell>
          <table:table-cell table:formula="of:=[Tabelle1.C12]" office:value-type="float" office:value="1" calcext:value-type="float">
            <text:p>1</text:p>
          </table:table-cell>
          <table:table-cell table:formula="of:=CONCATENATE([Tabelle2.D12];&quot;(&quot;;[Tabelle2.E12];&quot;)&quot;)" office:value-type="string" office:string-value="5,2(2,6)" calcext:value-type="string">
            <text:p>5,2(2,6)</text:p>
          </table:table-cell>
          <table:table-cell table:formula="of:=CONCATENATE([Tabelle2.F12];&quot;(&quot;;[Tabelle2.G12];&quot;)&quot;)" office:value-type="string" office:string-value="0,38(0,16)" calcext:value-type="string">
            <text:p>0,38(0,16)</text:p>
          </table:table-cell>
          <table:table-cell table:formula="of:=CONCATENATE([Tabelle2.H12];&quot;(&quot;;[Tabelle2.I12];&quot;)&quot;)" office:value-type="string" office:string-value="1,75(0,16)" calcext:value-type="string">
            <text:p>1,75(0,16)</text:p>
          </table:table-cell>
          <table:table-cell table:formula="of:=CONCATENATE([Tabelle2.J12];&quot;(&quot;;[Tabelle2.K12];&quot;)&quot;)" office:value-type="string" office:string-value="2,19(0,11)" calcext:value-type="string">
            <text:p>2,19(0,11)</text:p>
          </table:table-cell>
          <table:table-cell table:formula="of:=CONCATENATE([Tabelle2.L12];&quot;(&quot;;[Tabelle2.M12];&quot;)&quot;)" office:value-type="string" office:string-value="3(11)" calcext:value-type="string">
            <text:p>3(11)</text:p>
          </table:table-cell>
          <table:table-cell table:formula="of:=CONCATENATE([Tabelle2.N12];&quot;(&quot;;[Tabelle2.O12];&quot;)&quot;)" office:value-type="string" office:string-value="0(2,2)" calcext:value-type="string">
            <text:p>0(2,2)</text:p>
          </table:table-cell>
          <table:table-cell table:formula="of:=CONCATENATE([Tabelle2.P12];&quot;(&quot;;[Tabelle2.Q12];&quot;)&quot;)" office:value-type="string" office:string-value="0,3486(0,0098)" calcext:value-type="string">
            <text:p>0,3486(0,0098)</text:p>
          </table:table-cell>
          <table:table-cell table:formula="of:=[Tabelle2.R12]" office:value-type="float" office:value="62.07" calcext:value-type="float">
            <text:p>62,07</text:p>
          </table:table-cell>
          <table:table-cell table:formula="of:=[Tabelle2.S12]" office:value-type="float" office:value="0.44" calcext:value-type="float">
            <text:p>0,44</text:p>
          </table:table-cell>
          <table:table-cell table:formula="of:=[Tabelle1.T12]" office:value-type="float" office:value="3" calcext:value-type="float">
            <text:p>3</text:p>
          </table:table-cell>
        </table:table-row>
        <table:table-row table:style-name="ro1">
          <table:table-cell table:formula="of:=[Tabelle1.A14]" office:value-type="float" office:value="34" calcext:value-type="float">
            <text:p>34</text:p>
          </table:table-cell>
          <table:table-cell table:formula="of:=[Tabelle1.B14]" office:value-type="float" office:value="38" calcext:value-type="float">
            <text:p>38</text:p>
          </table:table-cell>
          <table:table-cell table:formula="of:=[Tabelle1.C14]" office:value-type="float" office:value="1.05" calcext:value-type="float">
            <text:p>1,05</text:p>
          </table:table-cell>
          <table:table-cell table:formula="of:=CONCATENATE([Tabelle2.D14];&quot;(&quot;;[Tabelle2.E14];&quot;)&quot;)" office:value-type="string" office:string-value="5,2(2,3)" calcext:value-type="string">
            <text:p>5,2(2,3)</text:p>
          </table:table-cell>
          <table:table-cell table:formula="of:=CONCATENATE([Tabelle2.F14];&quot;(&quot;;[Tabelle2.G14];&quot;)&quot;)" office:value-type="string" office:string-value="0,42(0,17)" calcext:value-type="string">
            <text:p>0,42(0,17)</text:p>
          </table:table-cell>
          <table:table-cell table:formula="of:=CONCATENATE([Tabelle2.H14];&quot;(&quot;;[Tabelle2.I14];&quot;)&quot;)" office:value-type="string" office:string-value="1,69(0,21)" calcext:value-type="string">
            <text:p>1,69(0,21)</text:p>
          </table:table-cell>
          <table:table-cell table:formula="of:=CONCATENATE([Tabelle2.J14];&quot;(&quot;;[Tabelle2.K14];&quot;)&quot;)" office:value-type="string" office:string-value="2,22(0,13)" calcext:value-type="string">
            <text:p>2,22(0,13)</text:p>
          </table:table-cell>
          <table:table-cell table:formula="of:=CONCATENATE([Tabelle2.L14];&quot;(&quot;;[Tabelle2.M14];&quot;)&quot;)" office:value-type="string" office:string-value="3,2(10)" calcext:value-type="string">
            <text:p>3,2(10)</text:p>
          </table:table-cell>
          <table:table-cell table:formula="of:=CONCATENATE([Tabelle2.N14];&quot;(&quot;;[Tabelle2.O14];&quot;)&quot;)" office:value-type="string" office:string-value="0(3,1)" calcext:value-type="string">
            <text:p>0(3,1)</text:p>
          </table:table-cell>
          <table:table-cell table:formula="of:=CONCATENATE([Tabelle2.P14];&quot;(&quot;;[Tabelle2.Q14];&quot;)&quot;)" office:value-type="string" office:string-value="0,346(0,011)" calcext:value-type="string">
            <text:p>0,346(0,011)</text:p>
          </table:table-cell>
          <table:table-cell table:formula="of:=[Tabelle2.R14]" office:value-type="float" office:value="60.07" calcext:value-type="float">
            <text:p>60,07</text:p>
          </table:table-cell>
          <table:table-cell table:formula="of:=[Tabelle2.S14]" office:value-type="float" office:value="0.38" calcext:value-type="float">
            <text:p>0,38</text:p>
          </table:table-cell>
          <table:table-cell table:formula="of:=[Tabelle1.T14]" office:value-type="float" office:value="3" calcext:value-type="float">
            <text:p>3</text:p>
          </table:table-cell>
        </table:table-row>
        <table:table-row table:style-name="ro1">
          <table:table-cell table:formula="of:=[Tabelle1.A15]" office:value-type="float" office:value="33" calcext:value-type="float">
            <text:p>33</text:p>
          </table:table-cell>
          <table:table-cell table:formula="of:=[Tabelle1.B15]" office:value-type="float" office:value="39" calcext:value-type="float">
            <text:p>39</text:p>
          </table:table-cell>
          <table:table-cell table:formula="of:=[Tabelle1.C15]" office:value-type="float" office:value="1.075" calcext:value-type="float">
            <text:p>1,075</text:p>
          </table:table-cell>
          <table:table-cell table:formula="of:=CONCATENATE([Tabelle2.D15];&quot;(&quot;;[Tabelle2.E15];&quot;)&quot;)" office:value-type="string" office:string-value="4,8438(0,0015)" calcext:value-type="string">
            <text:p>4,8438(0,0015)</text:p>
          </table:table-cell>
          <table:table-cell table:formula="of:=CONCATENATE([Tabelle2.F15];&quot;(&quot;;[Tabelle2.G15];&quot;)&quot;)" office:value-type="string" office:string-value="0,2859(0,0014)" calcext:value-type="string">
            <text:p>0,2859(0,0014)</text:p>
          </table:table-cell>
          <table:table-cell table:formula="of:=CONCATENATE([Tabelle2.H15];&quot;(&quot;;[Tabelle2.I15];&quot;)&quot;)" office:value-type="string" office:string-value="1,8766(0,0032)" calcext:value-type="string">
            <text:p>1,8766(0,0032)</text:p>
          </table:table-cell>
          <table:table-cell table:formula="of:=CONCATENATE([Tabelle2.J15];&quot;(&quot;;[Tabelle2.K15];&quot;)&quot;)" office:value-type="string" office:string-value="2,0741(0,0038)" calcext:value-type="string">
            <text:p>2,0741(0,0038)</text:p>
          </table:table-cell>
          <table:table-cell table:formula="of:=CONCATENATE([Tabelle2.L15];&quot;(&quot;;[Tabelle2.M15];&quot;)&quot;)" office:value-type="string" office:string-value="1,5443(0,0013)" calcext:value-type="string">
            <text:p>1,5443(0,0013)</text:p>
          </table:table-cell>
          <table:table-cell table:formula="of:=CONCATENATE([Tabelle2.N15];&quot;(&quot;;[Tabelle2.O15];&quot;)&quot;)" office:value-type="string" office:string-value="0(60)" calcext:value-type="string">
            <text:p>0(60)</text:p>
          </table:table-cell>
          <table:table-cell table:formula="of:=CONCATENATE([Tabelle2.P15];&quot;(&quot;;[Tabelle2.Q15];&quot;)&quot;)" office:value-type="string" office:string-value="0,35387(0,000084)" calcext:value-type="string">
            <text:p>0,35387(0,000084)</text:p>
          </table:table-cell>
          <table:table-cell table:formula="of:=[Tabelle2.R15]" office:value-type="float" office:value="62.13" calcext:value-type="float">
            <text:p>62,13</text:p>
          </table:table-cell>
          <table:table-cell table:formula="of:=[Tabelle2.S15]" office:value-type="float" office:value="0.16" calcext:value-type="float">
            <text:p>0,16</text:p>
          </table:table-cell>
          <table:table-cell table:formula="of:=[Tabelle1.T15]" office:value-type="float" office:value="2" calcext:value-type="float">
            <text:p>2</text:p>
          </table:table-cell>
        </table:table-row>
        <table:table-row table:style-name="ro1">
          <table:table-cell table:formula="of:=[Tabelle1.A1]" office:value-type="float" office:value="47" calcext:value-type="float">
            <text:p>47</text:p>
          </table:table-cell>
          <table:table-cell table:formula="of:=[Tabelle1.B1]" office:value-type="float" office:value="25" calcext:value-type="float">
            <text:p>25</text:p>
          </table:table-cell>
          <table:table-cell table:formula="of:=[Tabelle1.C1]" office:value-type="float" office:value="0.725" calcext:value-type="float">
            <text:p>0,725</text:p>
          </table:table-cell>
          <table:table-cell table:formula="of:=CONCATENATE([Tabelle2.D1];&quot;(&quot;;[Tabelle2.E1];&quot;)&quot;)" office:value-type="string" office:string-value="-5,15(0,23)" calcext:value-type="string">
            <text:p>-5,15(0,23)</text:p>
          </table:table-cell>
          <table:table-cell table:formula="of:=CONCATENATE([Tabelle2.F1];&quot;(&quot;;[Tabelle2.G1];&quot;)&quot;)" office:value-type="string" office:string-value="3,02(0,11)" calcext:value-type="string">
            <text:p>3,02(0,11)</text:p>
          </table:table-cell>
          <table:table-cell table:formula="of:=CONCATENATE([Tabelle2.H1];&quot;(&quot;;[Tabelle2.I1];&quot;)&quot;)" office:value-type="string" office:string-value="3,1343(0,0013)" calcext:value-type="string">
            <text:p>3,1343(0,0013)</text:p>
          </table:table-cell>
          <table:table-cell table:formula="of:=CONCATENATE([Tabelle2.J1];&quot;(&quot;;[Tabelle2.K1];&quot;)&quot;)" office:value-type="string" office:string-value="0,0088(0,0015)" calcext:value-type="string">
            <text:p>0,0088(0,0015)</text:p>
          </table:table-cell>
          <table:table-cell table:formula="of:=CONCATENATE([Tabelle2.L1];&quot;(&quot;;[Tabelle2.M1];&quot;)&quot;)" office:value-type="string" office:string-value="0,031(0,048)" calcext:value-type="string">
            <text:p>0,031(0,048)</text:p>
          </table:table-cell>
          <table:table-cell table:formula="of:=CONCATENATE([Tabelle2.N1];&quot;(&quot;;[Tabelle2.O1];&quot;)&quot;)" office:value-type="string" office:string-value="9,3(4,6)" calcext:value-type="string">
            <text:p>9,3(4,6)</text:p>
          </table:table-cell>
          <table:table-cell table:formula="of:=CONCATENATE([Tabelle2.P1];&quot;(&quot;;[Tabelle2.Q1];&quot;)&quot;)" office:value-type="string" office:string-value="0,209(0,013)" calcext:value-type="string">
            <text:p>0,209(0,013)</text:p>
          </table:table-cell>
          <table:table-cell table:formula="of:=[Tabelle2.R1]" office:value-type="float" office:value="127.5" calcext:value-type="float">
            <text:p>127,5</text:p>
          </table:table-cell>
          <table:table-cell table:formula="of:=[Tabelle2.S1]" office:value-type="float" office:value="0" calcext:value-type="float">
            <text:p>0</text:p>
          </table:table-cell>
          <table:table-cell table:formula="of:=[Tabelle1.T1]" office:value-type="float" office:value="3" calcext:value-type="float">
            <text:p>3</text:p>
          </table:table-cell>
        </table:table-row>
        <table:table-row table:style-name="ro1">
          <table:table-cell table:formula="of:=[Tabelle1.A17]" office:value-type="float" office:value="31" calcext:value-type="float">
            <text:p>31</text:p>
          </table:table-cell>
          <table:table-cell table:formula="of:=[Tabelle1.B17]" office:value-type="float" office:value="41" calcext:value-type="float">
            <text:p>41</text:p>
          </table:table-cell>
          <table:table-cell table:formula="of:=[Tabelle1.C17]" office:value-type="float" office:value="1.125" calcext:value-type="float">
            <text:p>1,125</text:p>
          </table:table-cell>
          <table:table-cell table:formula="of:=CONCATENATE([Tabelle2.D17];&quot;(&quot;;[Tabelle2.E17];&quot;)&quot;)" office:value-type="string" office:string-value="3,81925(0,00031)" calcext:value-type="string">
            <text:p>3,81925(0,00031)</text:p>
          </table:table-cell>
          <table:table-cell table:formula="of:=CONCATENATE([Tabelle2.F17];&quot;(&quot;;[Tabelle2.G17];&quot;)&quot;)" office:value-type="string" office:string-value="0,7405(0,0015)" calcext:value-type="string">
            <text:p>0,7405(0,0015)</text:p>
          </table:table-cell>
          <table:table-cell table:formula="of:=CONCATENATE([Tabelle2.H17];&quot;(&quot;;[Tabelle2.I17];&quot;)&quot;)" office:value-type="string" office:string-value="-152,0947(0,0022)" calcext:value-type="string">
            <text:p>-152,0947(0,0022)</text:p>
          </table:table-cell>
          <table:table-cell table:formula="of:=CONCATENATE([Tabelle2.J17];&quot;(&quot;;[Tabelle2.K17];&quot;)&quot;)" office:value-type="string" office:string-value="0,5114(0,0039)" calcext:value-type="string">
            <text:p>0,5114(0,0039)</text:p>
          </table:table-cell>
          <table:table-cell table:formula="of:=CONCATENATE([Tabelle2.L17];&quot;(&quot;;[Tabelle2.M17];&quot;)&quot;)" office:value-type="string" office:string-value="3,07445(0,00025)" calcext:value-type="string">
            <text:p>3,07445(0,00025)</text:p>
          </table:table-cell>
          <table:table-cell table:formula="of:=CONCATENATE([Tabelle2.N17];&quot;(&quot;;[Tabelle2.O17];&quot;)&quot;)" office:value-type="string" office:string-value="20,238(0,014)" calcext:value-type="string">
            <text:p>20,238(0,014)</text:p>
          </table:table-cell>
          <table:table-cell table:formula="of:=CONCATENATE([Tabelle2.P17];&quot;(&quot;;[Tabelle2.Q17];&quot;)&quot;)" office:value-type="string" office:string-value="0,4(1,5)" calcext:value-type="string">
            <text:p>0,4(1,5)</text:p>
          </table:table-cell>
          <table:table-cell table:formula="of:=[Tabelle2.R17]" office:value-type="float" office:value="549.72" calcext:value-type="float">
            <text:p>549,72</text:p>
          </table:table-cell>
          <table:table-cell table:formula="of:=[Tabelle2.S17]" office:value-type="float" office:value="0" calcext:value-type="float">
            <text:p>0</text:p>
          </table:table-cell>
          <table:table-cell table:formula="of:=[Tabelle1.T17]" office:value-type="float" office:value="2" calcext:value-type="float">
            <text:p>2</text:p>
          </table:table-cell>
        </table:table-row>
        <table:table-row table:style-name="ro1">
          <table:table-cell table:formula="of:=[Tabelle1.A23]" office:value-type="float" office:value="25" calcext:value-type="float">
            <text:p>25</text:p>
          </table:table-cell>
          <table:table-cell table:formula="of:=[Tabelle1.B23]" office:value-type="float" office:value="47" calcext:value-type="float">
            <text:p>47</text:p>
          </table:table-cell>
          <table:table-cell table:formula="of:=[Tabelle1.C23]" office:value-type="float" office:value="1.275" calcext:value-type="float">
            <text:p>1,275</text:p>
          </table:table-cell>
          <table:table-cell table:formula="of:=CONCATENATE([Tabelle2.D23];&quot;(&quot;;[Tabelle2.E23];&quot;)&quot;)" office:value-type="string" office:string-value="4,62712(0,00062)" calcext:value-type="string">
            <text:p>4,62712(0,00062)</text:p>
          </table:table-cell>
          <table:table-cell table:formula="of:=CONCATENATE([Tabelle2.F23];&quot;(&quot;;[Tabelle2.G23];&quot;)&quot;)" office:value-type="string" office:string-value="0,01404(0,00056)" calcext:value-type="string">
            <text:p>0,01404(0,00056)</text:p>
          </table:table-cell>
          <table:table-cell table:formula="of:=CONCATENATE([Tabelle2.H23];&quot;(&quot;;[Tabelle2.I23];&quot;)&quot;)" office:value-type="string" office:string-value="37,9(1,8)" calcext:value-type="string">
            <text:p>37,9(1,8)</text:p>
          </table:table-cell>
          <table:table-cell table:formula="of:=CONCATENATE([Tabelle2.J23];&quot;(&quot;;[Tabelle2.K23];&quot;)&quot;)" office:value-type="string" office:string-value="2,977(0,053)" calcext:value-type="string">
            <text:p>2,977(0,053)</text:p>
          </table:table-cell>
          <table:table-cell table:formula="of:=CONCATENATE([Tabelle2.L23];&quot;(&quot;;[Tabelle2.M23];&quot;)&quot;)" office:value-type="string" office:string-value="3,00223(0,00095)" calcext:value-type="string">
            <text:p>3,00223(0,00095)</text:p>
          </table:table-cell>
          <table:table-cell table:formula="of:=CONCATENATE([Tabelle2.N23];&quot;(&quot;;[Tabelle2.O23];&quot;)&quot;)" office:value-type="string" office:string-value="5,83(0,014)" calcext:value-type="string">
            <text:p>5,83(0,014)</text:p>
          </table:table-cell>
          <table:table-cell table:formula="of:=CONCATENATE([Tabelle2.P23];&quot;(&quot;;[Tabelle2.Q23];&quot;)&quot;)" office:value-type="string" office:string-value="0,3438(0,00031)" calcext:value-type="string">
            <text:p>0,3438(0,00031)</text:p>
          </table:table-cell>
          <table:table-cell table:formula="of:=[Tabelle2.R23]" office:value-type="float" office:value="67.42" calcext:value-type="float">
            <text:p>67,42</text:p>
          </table:table-cell>
          <table:table-cell table:formula="of:=[Tabelle2.S23]" office:value-type="float" office:value="0" calcext:value-type="float">
            <text:p>0</text:p>
          </table:table-cell>
          <table:table-cell table:formula="of:=[Tabelle1.T23]" office:value-type="float" office:value="2" calcext:value-type="float">
            <text:p>2</text:p>
          </table:table-cell>
        </table:table-row>
        <table:table-row table:style-name="ro1" table:number-rows-repeated="104852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abelle2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formula="of:=[Tabelle1.A1]" office:value-type="float" office:value="47" calcext:value-type="float">
            <text:p>47</text:p>
          </table:table-cell>
          <table:table-cell table:formula="of:=[Tabelle1.B1]" office:value-type="float" office:value="25" calcext:value-type="float">
            <text:p>25</text:p>
          </table:table-cell>
          <table:table-cell table:formula="of:=ROUND([Tabelle1.C1];4)" office:value-type="float" office:value="0.725" calcext:value-type="float">
            <text:p>0,725</text:p>
          </table:table-cell>
          <table:table-cell table:formula="of:=ROUND([Tabelle1.D1];ABS(INT(LOG(ABS([Tabelle1.E1])))-1))" office:value-type="float" office:value="-5.15" calcext:value-type="float">
            <text:p>-5,15</text:p>
          </table:table-cell>
          <table:table-cell table:formula="of:=IF([Tabelle1.E1]=0;0;ROUND([Tabelle1.E1];2-(INT(LOG(ABS([Tabelle1.E1])))+1)))" office:value-type="float" office:value="0.23" calcext:value-type="float">
            <text:p>0,23</text:p>
          </table:table-cell>
          <table:table-cell table:formula="of:=ROUND([Tabelle1.F1];ABS(INT(LOG(ABS([Tabelle1.G1])))-1))" office:value-type="float" office:value="3.02" calcext:value-type="float">
            <text:p>3,02</text:p>
          </table:table-cell>
          <table:table-cell table:formula="of:=IF([Tabelle1.G1]=0;0;ROUND([Tabelle1.G1];2-(INT(LOG(ABS([Tabelle1.G1])))+1)))" office:value-type="float" office:value="0.11" calcext:value-type="float">
            <text:p>0,11</text:p>
          </table:table-cell>
          <table:table-cell table:formula="of:=ROUND([Tabelle1.H1];ABS(INT(LOG(ABS([Tabelle1.I1])))-1))" office:value-type="float" office:value="3.1343" calcext:value-type="float">
            <text:p>3,1343</text:p>
          </table:table-cell>
          <table:table-cell table:formula="of:=IF([Tabelle1.I1]=0;0;ROUND([Tabelle1.I1];2-(INT(LOG(ABS([Tabelle1.I1])))+1)))" office:value-type="float" office:value="0.0013" calcext:value-type="float">
            <text:p>0,0013</text:p>
          </table:table-cell>
          <table:table-cell table:formula="of:=ROUND([Tabelle1.J1];ABS(INT(LOG(ABS([Tabelle1.K1])))-1))" office:value-type="float" office:value="0.0088" calcext:value-type="float">
            <text:p>0,0088</text:p>
          </table:table-cell>
          <table:table-cell table:formula="of:=IF([Tabelle1.K1]=0;0;ROUND([Tabelle1.K1];2-(INT(LOG(ABS([Tabelle1.K1])))+1)))" office:value-type="float" office:value="0.0015" calcext:value-type="float">
            <text:p>0,0015</text:p>
          </table:table-cell>
          <table:table-cell table:formula="of:=ROUND([Tabelle1.L1];ABS(INT(LOG(ABS([Tabelle1.M1])))-1))" office:value-type="float" office:value="0.031" calcext:value-type="float">
            <text:p>0,031</text:p>
          </table:table-cell>
          <table:table-cell table:formula="of:=IF([Tabelle1.M1]=0;0;ROUND([Tabelle1.M1];2-(INT(LOG(ABS([Tabelle1.M1])))+1)))" office:value-type="float" office:value="0.048" calcext:value-type="float">
            <text:p>0,048</text:p>
          </table:table-cell>
          <table:table-cell table:formula="of:=ROUND([Tabelle1.N1];ABS(INT(LOG(ABS([Tabelle1.O1])))-1))" office:value-type="float" office:value="9.3" calcext:value-type="float">
            <text:p>9,3</text:p>
          </table:table-cell>
          <table:table-cell table:formula="of:=IF([Tabelle1.O1]=0;0;ROUND([Tabelle1.O1];2-(INT(LOG(ABS([Tabelle1.O1])))+1)))" office:value-type="float" office:value="4.6" calcext:value-type="float">
            <text:p>4,6</text:p>
          </table:table-cell>
          <table:table-cell table:formula="of:=ROUND([Tabelle1.P1];ABS(INT(LOG(ABS([Tabelle1.Q1])))-1))" office:value-type="float" office:value="0.209" calcext:value-type="float">
            <text:p>0,209</text:p>
          </table:table-cell>
          <table:table-cell table:formula="of:=IF([Tabelle1.Q1]=0;0;ROUND([Tabelle1.Q1];2-(INT(LOG(ABS([Tabelle1.Q1])))+1)))" office:value-type="float" office:value="0.013" calcext:value-type="float">
            <text:p>0,013</text:p>
          </table:table-cell>
          <table:table-cell table:formula="of:=ROUND([Tabelle1.R1];2)" office:value-type="float" office:value="127.5" calcext:value-type="float">
            <text:p>127,5</text:p>
          </table:table-cell>
          <table:table-cell table:formula="of:=ROUND([Tabelle1.S1];2)" office:value-type="float" office:value="0" calcext:value-type="float">
            <text:p>0</text:p>
          </table:table-cell>
        </table:table-row>
        <table:table-row table:style-name="ro1">
          <table:table-cell table:formula="of:=[Tabelle1.A2]" office:value-type="float" office:value="46" calcext:value-type="float">
            <text:p>46</text:p>
          </table:table-cell>
          <table:table-cell table:formula="of:=[Tabelle1.B2]" office:value-type="float" office:value="26" calcext:value-type="float">
            <text:p>26</text:p>
          </table:table-cell>
          <table:table-cell table:formula="of:=[Tabelle1.C2]" office:value-type="float" office:value="0.75" calcext:value-type="float">
            <text:p>0,75</text:p>
          </table:table-cell>
          <table:table-cell table:formula="of:=ROUND([Tabelle1.D2];ABS(INT(LOG(ABS([Tabelle1.E2])))-1))" office:value-type="float" office:value="4.24" calcext:value-type="float">
            <text:p>4,24</text:p>
          </table:table-cell>
          <table:table-cell table:formula="of:=IF([Tabelle1.E2]=0;0;ROUND([Tabelle1.E2];2-(INT(LOG(ABS([Tabelle1.E2])))+1)))" office:value-type="float" office:value="0.41" calcext:value-type="float">
            <text:p>0,41</text:p>
          </table:table-cell>
          <table:table-cell table:formula="of:=ROUND([Tabelle1.F2];ABS(INT(LOG(ABS([Tabelle1.G2])))-1))" office:value-type="float" office:value="0.24" calcext:value-type="float">
            <text:p>0,24</text:p>
          </table:table-cell>
          <table:table-cell table:formula="of:=IF([Tabelle1.G2]=0;0;ROUND([Tabelle1.G2];2-(INT(LOG(ABS([Tabelle1.G2])))+1)))" office:value-type="float" office:value="0.21" calcext:value-type="float">
            <text:p>0,21</text:p>
          </table:table-cell>
          <table:table-cell table:formula="of:=ROUND([Tabelle1.H2];ABS(INT(LOG(ABS([Tabelle1.I2])))-1))" office:value-type="float" office:value="0.976" calcext:value-type="float">
            <text:p>0,976</text:p>
          </table:table-cell>
          <table:table-cell table:formula="of:=IF([Tabelle1.I2]=0;0;ROUND([Tabelle1.I2];2-(INT(LOG(ABS([Tabelle1.I2])))+1)))" office:value-type="float" office:value="0.078" calcext:value-type="float">
            <text:p>0,078</text:p>
          </table:table-cell>
          <table:table-cell table:formula="of:=ROUND([Tabelle1.J2];ABS(INT(LOG(ABS([Tabelle1.K2])))-1))" office:value-type="float" office:value="2.563" calcext:value-type="float">
            <text:p>2,563</text:p>
          </table:table-cell>
          <table:table-cell table:formula="of:=IF([Tabelle1.K2]=0;0;ROUND([Tabelle1.K2];2-(INT(LOG(ABS([Tabelle1.K2])))+1)))" office:value-type="float" office:value="0.079" calcext:value-type="float">
            <text:p>0,079</text:p>
          </table:table-cell>
          <table:table-cell table:formula="of:=ROUND([Tabelle1.L2];ABS(INT(LOG(ABS([Tabelle1.M2])))-1))" office:value-type="float" office:value="1.71" calcext:value-type="float">
            <text:p>1,71</text:p>
          </table:table-cell>
          <table:table-cell table:formula="of:=IF([Tabelle1.M2]=0;0;ROUND([Tabelle1.M2];2-(INT(LOG(ABS([Tabelle1.M2])))+1)))" office:value-type="float" office:value="0.65" calcext:value-type="float">
            <text:p>0,65</text:p>
          </table:table-cell>
          <table:table-cell table:formula="of:=ROUND([Tabelle1.N2];ABS(INT(LOG(ABS([Tabelle1.O2])))-1))" office:value-type="float" office:value="4.72" calcext:value-type="float">
            <text:p>4,72</text:p>
          </table:table-cell>
          <table:table-cell table:formula="of:=IF([Tabelle1.O2]=0;0;ROUND([Tabelle1.O2];2-(INT(LOG(ABS([Tabelle1.O2])))+1)))" office:value-type="float" office:value="0.47" calcext:value-type="float">
            <text:p>0,47</text:p>
          </table:table-cell>
          <table:table-cell table:formula="of:=ROUND([Tabelle1.P2];ABS(INT(LOG(ABS([Tabelle1.Q2])))-1))" office:value-type="float" office:value="0.328" calcext:value-type="float">
            <text:p>0,328</text:p>
          </table:table-cell>
          <table:table-cell table:formula="of:=IF([Tabelle1.Q2]=0;0;ROUND([Tabelle1.Q2];2-(INT(LOG(ABS([Tabelle1.Q2])))+1)))" office:value-type="float" office:value="0.0071" calcext:value-type="float">
            <text:p>0,0071</text:p>
          </table:table-cell>
          <table:table-cell table:formula="of:=ROUND([Tabelle1.R2];2)" office:value-type="float" office:value="64.95" calcext:value-type="float">
            <text:p>64,95</text:p>
          </table:table-cell>
          <table:table-cell table:formula="of:=ROUND([Tabelle1.S2];2)" office:value-type="float" office:value="3.42" calcext:value-type="float">
            <text:p>3,42</text:p>
          </table:table-cell>
        </table:table-row>
        <table:table-row table:style-name="ro1">
          <table:table-cell table:formula="of:=[Tabelle1.A3]" office:value-type="float" office:value="45" calcext:value-type="float">
            <text:p>45</text:p>
          </table:table-cell>
          <table:table-cell table:formula="of:=[Tabelle1.B3]" office:value-type="float" office:value="27" calcext:value-type="float">
            <text:p>27</text:p>
          </table:table-cell>
          <table:table-cell table:formula="of:=[Tabelle1.C3]" office:value-type="float" office:value="0.775" calcext:value-type="float">
            <text:p>0,775</text:p>
          </table:table-cell>
          <table:table-cell table:formula="of:=ROUND([Tabelle1.D3];ABS(INT(LOG(ABS([Tabelle1.E3])))-1))" office:value-type="float" office:value="4.2" calcext:value-type="float">
            <text:p>4,2</text:p>
          </table:table-cell>
          <table:table-cell table:formula="of:=IF([Tabelle1.E3]=0;0;ROUND([Tabelle1.E3];2-(INT(LOG(ABS([Tabelle1.E3])))+1)))" office:value-type="float" office:value="0.41" calcext:value-type="float">
            <text:p>0,41</text:p>
          </table:table-cell>
          <table:table-cell table:formula="of:=ROUND([Tabelle1.F3];ABS(INT(LOG(ABS([Tabelle1.G3])))-1))" office:value-type="float" office:value="0.26" calcext:value-type="float">
            <text:p>0,26</text:p>
          </table:table-cell>
          <table:table-cell table:formula="of:=IF([Tabelle1.G3]=0;0;ROUND([Tabelle1.G3];2-(INT(LOG(ABS([Tabelle1.G3])))+1)))" office:value-type="float" office:value="0.2" calcext:value-type="float">
            <text:p>0,2</text:p>
          </table:table-cell>
          <table:table-cell table:formula="of:=ROUND([Tabelle1.H3];ABS(INT(LOG(ABS([Tabelle1.I3])))-1))" office:value-type="float" office:value="0.973" calcext:value-type="float">
            <text:p>0,973</text:p>
          </table:table-cell>
          <table:table-cell table:formula="of:=IF([Tabelle1.I3]=0;0;ROUND([Tabelle1.I3];2-(INT(LOG(ABS([Tabelle1.I3])))+1)))" office:value-type="float" office:value="0.078" calcext:value-type="float">
            <text:p>0,078</text:p>
          </table:table-cell>
          <table:table-cell table:formula="of:=ROUND([Tabelle1.J3];ABS(INT(LOG(ABS([Tabelle1.K3])))-1))" office:value-type="float" office:value="2.566" calcext:value-type="float">
            <text:p>2,566</text:p>
          </table:table-cell>
          <table:table-cell table:formula="of:=IF([Tabelle1.K3]=0;0;ROUND([Tabelle1.K3];2-(INT(LOG(ABS([Tabelle1.K3])))+1)))" office:value-type="float" office:value="0.078" calcext:value-type="float">
            <text:p>0,078</text:p>
          </table:table-cell>
          <table:table-cell table:formula="of:=ROUND([Tabelle1.L3];ABS(INT(LOG(ABS([Tabelle1.M3])))-1))" office:value-type="float" office:value="1.64" calcext:value-type="float">
            <text:p>1,64</text:p>
          </table:table-cell>
          <table:table-cell table:formula="of:=IF([Tabelle1.M3]=0;0;ROUND([Tabelle1.M3];2-(INT(LOG(ABS([Tabelle1.M3])))+1)))" office:value-type="float" office:value="0.61" calcext:value-type="float">
            <text:p>0,61</text:p>
          </table:table-cell>
          <table:table-cell table:formula="of:=ROUND([Tabelle1.N3];ABS(INT(LOG(ABS([Tabelle1.O3])))-1))" office:value-type="float" office:value="4.87" calcext:value-type="float">
            <text:p>4,87</text:p>
          </table:table-cell>
          <table:table-cell table:formula="of:=IF([Tabelle1.O3]=0;0;ROUND([Tabelle1.O3];2-(INT(LOG(ABS([Tabelle1.O3])))+1)))" office:value-type="float" office:value="0.54" calcext:value-type="float">
            <text:p>0,54</text:p>
          </table:table-cell>
          <table:table-cell table:formula="of:=ROUND([Tabelle1.P3];ABS(INT(LOG(ABS([Tabelle1.Q3])))-1))" office:value-type="float" office:value="0.3282" calcext:value-type="float">
            <text:p>0,3282</text:p>
          </table:table-cell>
          <table:table-cell table:formula="of:=IF([Tabelle1.Q3]=0;0;ROUND([Tabelle1.Q3];2-(INT(LOG(ABS([Tabelle1.Q3])))+1)))" office:value-type="float" office:value="0.0072" calcext:value-type="float">
            <text:p>0,0072</text:p>
          </table:table-cell>
          <table:table-cell table:formula="of:=ROUND([Tabelle1.R3];2)" office:value-type="float" office:value="64.65" calcext:value-type="float">
            <text:p>64,65</text:p>
          </table:table-cell>
          <table:table-cell table:formula="of:=ROUND([Tabelle1.S3];2)" office:value-type="float" office:value="2.89" calcext:value-type="float">
            <text:p>2,89</text:p>
          </table:table-cell>
        </table:table-row>
        <table:table-row table:style-name="ro1">
          <table:table-cell table:formula="of:=[Tabelle1.A4]" office:value-type="float" office:value="44" calcext:value-type="float">
            <text:p>44</text:p>
          </table:table-cell>
          <table:table-cell table:formula="of:=[Tabelle1.B4]" office:value-type="float" office:value="28" calcext:value-type="float">
            <text:p>28</text:p>
          </table:table-cell>
          <table:table-cell table:formula="of:=[Tabelle1.C4]" office:value-type="float" office:value="0.8" calcext:value-type="float">
            <text:p>0,8</text:p>
          </table:table-cell>
          <table:table-cell table:formula="of:=ROUND([Tabelle1.D4];ABS(INT(LOG(ABS([Tabelle1.E4])))-1))" office:value-type="float" office:value="4.12" calcext:value-type="float">
            <text:p>4,12</text:p>
          </table:table-cell>
          <table:table-cell table:formula="of:=IF([Tabelle1.E4]=0;0;ROUND([Tabelle1.E4];2-(INT(LOG(ABS([Tabelle1.E4])))+1)))" office:value-type="float" office:value="0.39" calcext:value-type="float">
            <text:p>0,39</text:p>
          </table:table-cell>
          <table:table-cell table:formula="of:=ROUND([Tabelle1.F4];ABS(INT(LOG(ABS([Tabelle1.G4])))-1))" office:value-type="float" office:value="0.29" calcext:value-type="float">
            <text:p>0,29</text:p>
          </table:table-cell>
          <table:table-cell table:formula="of:=IF([Tabelle1.G4]=0;0;ROUND([Tabelle1.G4];2-(INT(LOG(ABS([Tabelle1.G4])))+1)))" office:value-type="float" office:value="0.2" calcext:value-type="float">
            <text:p>0,2</text:p>
          </table:table-cell>
          <table:table-cell table:formula="of:=ROUND([Tabelle1.H4];ABS(INT(LOG(ABS([Tabelle1.I4])))-1))" office:value-type="float" office:value="0.963" calcext:value-type="float">
            <text:p>0,963</text:p>
          </table:table-cell>
          <table:table-cell table:formula="of:=IF([Tabelle1.I4]=0;0;ROUND([Tabelle1.I4];2-(INT(LOG(ABS([Tabelle1.I4])))+1)))" office:value-type="float" office:value="0.078" calcext:value-type="float">
            <text:p>0,078</text:p>
          </table:table-cell>
          <table:table-cell table:formula="of:=ROUND([Tabelle1.J4];ABS(INT(LOG(ABS([Tabelle1.K4])))-1))" office:value-type="float" office:value="2.573" calcext:value-type="float">
            <text:p>2,573</text:p>
          </table:table-cell>
          <table:table-cell table:formula="of:=IF([Tabelle1.K4]=0;0;ROUND([Tabelle1.K4];2-(INT(LOG(ABS([Tabelle1.K4])))+1)))" office:value-type="float" office:value="0.078" calcext:value-type="float">
            <text:p>0,078</text:p>
          </table:table-cell>
          <table:table-cell table:formula="of:=ROUND([Tabelle1.L4];ABS(INT(LOG(ABS([Tabelle1.M4])))-1))" office:value-type="float" office:value="1.55" calcext:value-type="float">
            <text:p>1,55</text:p>
          </table:table-cell>
          <table:table-cell table:formula="of:=IF([Tabelle1.M4]=0;0;ROUND([Tabelle1.M4];2-(INT(LOG(ABS([Tabelle1.M4])))+1)))" office:value-type="float" office:value="0.55" calcext:value-type="float">
            <text:p>0,55</text:p>
          </table:table-cell>
          <table:table-cell table:formula="of:=ROUND([Tabelle1.N4];ABS(INT(LOG(ABS([Tabelle1.O4])))-1))" office:value-type="float" office:value="5.2" calcext:value-type="float">
            <text:p>5,2</text:p>
          </table:table-cell>
          <table:table-cell table:formula="of:=IF([Tabelle1.O4]=0;0;ROUND([Tabelle1.O4];2-(INT(LOG(ABS([Tabelle1.O4])))+1)))" office:value-type="float" office:value="0.67" calcext:value-type="float">
            <text:p>0,67</text:p>
          </table:table-cell>
          <table:table-cell table:formula="of:=ROUND([Tabelle1.P4];ABS(INT(LOG(ABS([Tabelle1.Q4])))-1))" office:value-type="float" office:value="0.3285" calcext:value-type="float">
            <text:p>0,3285</text:p>
          </table:table-cell>
          <table:table-cell table:formula="of:=IF([Tabelle1.Q4]=0;0;ROUND([Tabelle1.Q4];2-(INT(LOG(ABS([Tabelle1.Q4])))+1)))" office:value-type="float" office:value="0.0073" calcext:value-type="float">
            <text:p>0,0073</text:p>
          </table:table-cell>
          <table:table-cell table:formula="of:=ROUND([Tabelle1.R4];2)" office:value-type="float" office:value="63.88" calcext:value-type="float">
            <text:p>63,88</text:p>
          </table:table-cell>
          <table:table-cell table:formula="of:=ROUND([Tabelle1.S4];2)" office:value-type="float" office:value="2.66" calcext:value-type="float">
            <text:p>2,66</text:p>
          </table:table-cell>
        </table:table-row>
        <table:table-row table:style-name="ro1">
          <table:table-cell table:formula="of:=[Tabelle1.A5]" office:value-type="float" office:value="43" calcext:value-type="float">
            <text:p>43</text:p>
          </table:table-cell>
          <table:table-cell table:formula="of:=[Tabelle1.B5]" office:value-type="float" office:value="29" calcext:value-type="float">
            <text:p>29</text:p>
          </table:table-cell>
          <table:table-cell table:formula="of:=[Tabelle1.C5]" office:value-type="float" office:value="0.825" calcext:value-type="float">
            <text:p>0,825</text:p>
          </table:table-cell>
          <table:table-cell table:formula="of:=ROUND([Tabelle1.D5];ABS(INT(LOG(ABS([Tabelle1.E5])))-1))" office:value-type="float" office:value="3.99" calcext:value-type="float">
            <text:p>3,99</text:p>
          </table:table-cell>
          <table:table-cell table:formula="of:=IF([Tabelle1.E5]=0;0;ROUND([Tabelle1.E5];2-(INT(LOG(ABS([Tabelle1.E5])))+1)))" office:value-type="float" office:value="0.36" calcext:value-type="float">
            <text:p>0,36</text:p>
          </table:table-cell>
          <table:table-cell table:formula="of:=ROUND([Tabelle1.F5];ABS(INT(LOG(ABS([Tabelle1.G5])))-1))" office:value-type="float" office:value="0.35" calcext:value-type="float">
            <text:p>0,35</text:p>
          </table:table-cell>
          <table:table-cell table:formula="of:=IF([Tabelle1.G5]=0;0;ROUND([Tabelle1.G5];2-(INT(LOG(ABS([Tabelle1.G5])))+1)))" office:value-type="float" office:value="0.19" calcext:value-type="float">
            <text:p>0,19</text:p>
          </table:table-cell>
          <table:table-cell table:formula="of:=ROUND([Tabelle1.H5];ABS(INT(LOG(ABS([Tabelle1.I5])))-1))" office:value-type="float" office:value="0.943" calcext:value-type="float">
            <text:p>0,943</text:p>
          </table:table-cell>
          <table:table-cell table:formula="of:=IF([Tabelle1.I5]=0;0;ROUND([Tabelle1.I5];2-(INT(LOG(ABS([Tabelle1.I5])))+1)))" office:value-type="float" office:value="0.077" calcext:value-type="float">
            <text:p>0,077</text:p>
          </table:table-cell>
          <table:table-cell table:formula="of:=ROUND([Tabelle1.J5];ABS(INT(LOG(ABS([Tabelle1.K5])))-1))" office:value-type="float" office:value="2.586" calcext:value-type="float">
            <text:p>2,586</text:p>
          </table:table-cell>
          <table:table-cell table:formula="of:=IF([Tabelle1.K5]=0;0;ROUND([Tabelle1.K5];2-(INT(LOG(ABS([Tabelle1.K5])))+1)))" office:value-type="float" office:value="0.078" calcext:value-type="float">
            <text:p>0,078</text:p>
          </table:table-cell>
          <table:table-cell table:formula="of:=ROUND([Tabelle1.L5];ABS(INT(LOG(ABS([Tabelle1.M5])))-1))" office:value-type="float" office:value="1.42" calcext:value-type="float">
            <text:p>1,42</text:p>
          </table:table-cell>
          <table:table-cell table:formula="of:=IF([Tabelle1.M5]=0;0;ROUND([Tabelle1.M5];2-(INT(LOG(ABS([Tabelle1.M5])))+1)))" office:value-type="float" office:value="0.46" calcext:value-type="float">
            <text:p>0,46</text:p>
          </table:table-cell>
          <table:table-cell table:formula="of:=ROUND([Tabelle1.N5];ABS(INT(LOG(ABS([Tabelle1.O5])))-1))" office:value-type="float" office:value="5.85" calcext:value-type="float">
            <text:p>5,85</text:p>
          </table:table-cell>
          <table:table-cell table:formula="of:=IF([Tabelle1.O5]=0;0;ROUND([Tabelle1.O5];2-(INT(LOG(ABS([Tabelle1.O5])))+1)))" office:value-type="float" office:value="0.87" calcext:value-type="float">
            <text:p>0,87</text:p>
          </table:table-cell>
          <table:table-cell table:formula="of:=ROUND([Tabelle1.P5];ABS(INT(LOG(ABS([Tabelle1.Q5])))-1))" office:value-type="float" office:value="0.3286" calcext:value-type="float">
            <text:p>0,3286</text:p>
          </table:table-cell>
          <table:table-cell table:formula="of:=IF([Tabelle1.Q5]=0;0;ROUND([Tabelle1.Q5];2-(INT(LOG(ABS([Tabelle1.Q5])))+1)))" office:value-type="float" office:value="0.0075" calcext:value-type="float">
            <text:p>0,0075</text:p>
          </table:table-cell>
          <table:table-cell table:formula="of:=ROUND([Tabelle1.R5];2)" office:value-type="float" office:value="62.3" calcext:value-type="float">
            <text:p>62,3</text:p>
          </table:table-cell>
          <table:table-cell table:formula="of:=ROUND([Tabelle1.S5];2)" office:value-type="float" office:value="2.86" calcext:value-type="float">
            <text:p>2,86</text:p>
          </table:table-cell>
        </table:table-row>
        <table:table-row table:style-name="ro1">
          <table:table-cell table:formula="of:=[Tabelle1.A6]" office:value-type="float" office:value="42" calcext:value-type="float">
            <text:p>42</text:p>
          </table:table-cell>
          <table:table-cell table:formula="of:=[Tabelle1.B6]" office:value-type="float" office:value="30" calcext:value-type="float">
            <text:p>30</text:p>
          </table:table-cell>
          <table:table-cell table:formula="of:=[Tabelle1.C6]" office:value-type="float" office:value="0.85" calcext:value-type="float">
            <text:p>0,85</text:p>
          </table:table-cell>
          <table:table-cell table:formula="of:=ROUND([Tabelle1.D6];ABS(INT(LOG(ABS([Tabelle1.E6])))-1))" office:value-type="float" office:value="4.03" calcext:value-type="float">
            <text:p>4,03</text:p>
          </table:table-cell>
          <table:table-cell table:formula="of:=IF([Tabelle1.E6]=0;0;ROUND([Tabelle1.E6];2-(INT(LOG(ABS([Tabelle1.E6])))+1)))" office:value-type="float" office:value="0.38" calcext:value-type="float">
            <text:p>0,38</text:p>
          </table:table-cell>
          <table:table-cell table:formula="of:=ROUND([Tabelle1.F6];ABS(INT(LOG(ABS([Tabelle1.G6])))-1))" office:value-type="float" office:value="0.33" calcext:value-type="float">
            <text:p>0,33</text:p>
          </table:table-cell>
          <table:table-cell table:formula="of:=IF([Tabelle1.G6]=0;0;ROUND([Tabelle1.G6];2-(INT(LOG(ABS([Tabelle1.G6])))+1)))" office:value-type="float" office:value="0.2" calcext:value-type="float">
            <text:p>0,2</text:p>
          </table:table-cell>
          <table:table-cell table:formula="of:=ROUND([Tabelle1.H6];ABS(INT(LOG(ABS([Tabelle1.I6])))-1))" office:value-type="float" office:value="0.953" calcext:value-type="float">
            <text:p>0,953</text:p>
          </table:table-cell>
          <table:table-cell table:formula="of:=IF([Tabelle1.I6]=0;0;ROUND([Tabelle1.I6];2-(INT(LOG(ABS([Tabelle1.I6])))+1)))" office:value-type="float" office:value="0.081" calcext:value-type="float">
            <text:p>0,081</text:p>
          </table:table-cell>
          <table:table-cell table:formula="of:=ROUND([Tabelle1.J6];ABS(INT(LOG(ABS([Tabelle1.K6])))-1))" office:value-type="float" office:value="2.58" calcext:value-type="float">
            <text:p>2,58</text:p>
          </table:table-cell>
          <table:table-cell table:formula="of:=IF([Tabelle1.K6]=0;0;ROUND([Tabelle1.K6];2-(INT(LOG(ABS([Tabelle1.K6])))+1)))" office:value-type="float" office:value="0.079" calcext:value-type="float">
            <text:p>0,079</text:p>
          </table:table-cell>
          <table:table-cell table:formula="of:=ROUND([Tabelle1.L6];ABS(INT(LOG(ABS([Tabelle1.M6])))-1))" office:value-type="float" office:value="1.45" calcext:value-type="float">
            <text:p>1,45</text:p>
          </table:table-cell>
          <table:table-cell table:formula="of:=IF([Tabelle1.M6]=0;0;ROUND([Tabelle1.M6];2-(INT(LOG(ABS([Tabelle1.M6])))+1)))" office:value-type="float" office:value="0.49" calcext:value-type="float">
            <text:p>0,49</text:p>
          </table:table-cell>
          <table:table-cell table:formula="of:=ROUND([Tabelle1.N6];ABS(INT(LOG(ABS([Tabelle1.O6])))-1))" office:value-type="float" office:value="5.63" calcext:value-type="float">
            <text:p>5,63</text:p>
          </table:table-cell>
          <table:table-cell table:formula="of:=IF([Tabelle1.O6]=0;0;ROUND([Tabelle1.O6];2-(INT(LOG(ABS([Tabelle1.O6])))+1)))" office:value-type="float" office:value="0.97" calcext:value-type="float">
            <text:p>0,97</text:p>
          </table:table-cell>
          <table:table-cell table:formula="of:=ROUND([Tabelle1.P6];ABS(INT(LOG(ABS([Tabelle1.Q6])))-1))" office:value-type="float" office:value="0.3286" calcext:value-type="float">
            <text:p>0,3286</text:p>
          </table:table-cell>
          <table:table-cell table:formula="of:=IF([Tabelle1.Q6]=0;0;ROUND([Tabelle1.Q6];2-(INT(LOG(ABS([Tabelle1.Q6])))+1)))" office:value-type="float" office:value="0.0074" calcext:value-type="float">
            <text:p>0,0074</text:p>
          </table:table-cell>
          <table:table-cell table:formula="of:=ROUND([Tabelle1.R6];2)" office:value-type="float" office:value="62.08" calcext:value-type="float">
            <text:p>62,08</text:p>
          </table:table-cell>
          <table:table-cell table:formula="of:=ROUND([Tabelle1.S6];2)" office:value-type="float" office:value="2.35" calcext:value-type="float">
            <text:p>2,35</text:p>
          </table:table-cell>
        </table:table-row>
        <table:table-row table:style-name="ro1">
          <table:table-cell table:formula="of:=[Tabelle1.A7]" office:value-type="float" office:value="41" calcext:value-type="float">
            <text:p>41</text:p>
          </table:table-cell>
          <table:table-cell table:formula="of:=[Tabelle1.B7]" office:value-type="float" office:value="31" calcext:value-type="float">
            <text:p>31</text:p>
          </table:table-cell>
          <table:table-cell table:formula="of:=[Tabelle1.C7]" office:value-type="float" office:value="0.875" calcext:value-type="float">
            <text:p>0,875</text:p>
          </table:table-cell>
          <table:table-cell table:formula="of:=ROUND([Tabelle1.D7];ABS(INT(LOG(ABS([Tabelle1.E7])))-1))" office:value-type="float" office:value="3.95" calcext:value-type="float">
            <text:p>3,95</text:p>
          </table:table-cell>
          <table:table-cell table:formula="of:=IF([Tabelle1.E7]=0;0;ROUND([Tabelle1.E7];2-(INT(LOG(ABS([Tabelle1.E7])))+1)))" office:value-type="float" office:value="0.36" calcext:value-type="float">
            <text:p>0,36</text:p>
          </table:table-cell>
          <table:table-cell table:formula="of:=ROUND([Tabelle1.F7];ABS(INT(LOG(ABS([Tabelle1.G7])))-1))" office:value-type="float" office:value="0.36" calcext:value-type="float">
            <text:p>0,36</text:p>
          </table:table-cell>
          <table:table-cell table:formula="of:=IF([Tabelle1.G7]=0;0;ROUND([Tabelle1.G7];2-(INT(LOG(ABS([Tabelle1.G7])))+1)))" office:value-type="float" office:value="0.19" calcext:value-type="float">
            <text:p>0,19</text:p>
          </table:table-cell>
          <table:table-cell table:formula="of:=ROUND([Tabelle1.H7];ABS(INT(LOG(ABS([Tabelle1.I7])))-1))" office:value-type="float" office:value="0.923" calcext:value-type="float">
            <text:p>0,923</text:p>
          </table:table-cell>
          <table:table-cell table:formula="of:=IF([Tabelle1.I7]=0;0;ROUND([Tabelle1.I7];2-(INT(LOG(ABS([Tabelle1.I7])))+1)))" office:value-type="float" office:value="0.085" calcext:value-type="float">
            <text:p>0,085</text:p>
          </table:table-cell>
          <table:table-cell table:formula="of:=ROUND([Tabelle1.J7];ABS(INT(LOG(ABS([Tabelle1.K7])))-1))" office:value-type="float" office:value="2.598" calcext:value-type="float">
            <text:p>2,598</text:p>
          </table:table-cell>
          <table:table-cell table:formula="of:=IF([Tabelle1.K7]=0;0;ROUND([Tabelle1.K7];2-(INT(LOG(ABS([Tabelle1.K7])))+1)))" office:value-type="float" office:value="0.081" calcext:value-type="float">
            <text:p>0,081</text:p>
          </table:table-cell>
          <table:table-cell table:formula="of:=ROUND([Tabelle1.L7];ABS(INT(LOG(ABS([Tabelle1.M7])))-1))" office:value-type="float" office:value="1.43" calcext:value-type="float">
            <text:p>1,43</text:p>
          </table:table-cell>
          <table:table-cell table:formula="of:=IF([Tabelle1.M7]=0;0;ROUND([Tabelle1.M7];2-(INT(LOG(ABS([Tabelle1.M7])))+1)))" office:value-type="float" office:value="0.43" calcext:value-type="float">
            <text:p>0,43</text:p>
          </table:table-cell>
          <table:table-cell table:formula="of:=ROUND([Tabelle1.N7];ABS(INT(LOG(ABS([Tabelle1.O7])))-1))" office:value-type="float" office:value="6.2" calcext:value-type="float">
            <text:p>6,2</text:p>
          </table:table-cell>
          <table:table-cell table:formula="of:=IF([Tabelle1.O7]=0;0;ROUND([Tabelle1.O7];2-(INT(LOG(ABS([Tabelle1.O7])))+1)))" office:value-type="float" office:value="1.2" calcext:value-type="float">
            <text:p>1,2</text:p>
          </table:table-cell>
          <table:table-cell table:formula="of:=ROUND([Tabelle1.P7];ABS(INT(LOG(ABS([Tabelle1.Q7])))-1))" office:value-type="float" office:value="0.3287" calcext:value-type="float">
            <text:p>0,3287</text:p>
          </table:table-cell>
          <table:table-cell table:formula="of:=IF([Tabelle1.Q7]=0;0;ROUND([Tabelle1.Q7];2-(INT(LOG(ABS([Tabelle1.Q7])))+1)))" office:value-type="float" office:value="0.0075" calcext:value-type="float">
            <text:p>0,0075</text:p>
          </table:table-cell>
          <table:table-cell table:formula="of:=ROUND([Tabelle1.R7];2)" office:value-type="float" office:value="61.34" calcext:value-type="float">
            <text:p>61,34</text:p>
          </table:table-cell>
          <table:table-cell table:formula="of:=ROUND([Tabelle1.S7];2)" office:value-type="float" office:value="2.14" calcext:value-type="float">
            <text:p>2,14</text:p>
          </table:table-cell>
        </table:table-row>
        <table:table-row table:style-name="ro1">
          <table:table-cell table:formula="of:=[Tabelle1.A8]" office:value-type="float" office:value="40" calcext:value-type="float">
            <text:p>40</text:p>
          </table:table-cell>
          <table:table-cell table:formula="of:=[Tabelle1.B8]" office:value-type="float" office:value="32" calcext:value-type="float">
            <text:p>32</text:p>
          </table:table-cell>
          <table:table-cell table:formula="of:=[Tabelle1.C8]" office:value-type="float" office:value="0.9" calcext:value-type="float">
            <text:p>0,9</text:p>
          </table:table-cell>
          <table:table-cell table:formula="of:=ROUND([Tabelle1.D8];ABS(INT(LOG(ABS([Tabelle1.E8])))-1))" office:value-type="float" office:value="3.83" calcext:value-type="float">
            <text:p>3,83</text:p>
          </table:table-cell>
          <table:table-cell table:formula="of:=IF([Tabelle1.E8]=0;0;ROUND([Tabelle1.E8];2-(INT(LOG(ABS([Tabelle1.E8])))+1)))" office:value-type="float" office:value="0.33" calcext:value-type="float">
            <text:p>0,33</text:p>
          </table:table-cell>
          <table:table-cell table:formula="of:=ROUND([Tabelle1.F8];ABS(INT(LOG(ABS([Tabelle1.G8])))-1))" office:value-type="float" office:value="0.41" calcext:value-type="float">
            <text:p>0,41</text:p>
          </table:table-cell>
          <table:table-cell table:formula="of:=IF([Tabelle1.G8]=0;0;ROUND([Tabelle1.G8];2-(INT(LOG(ABS([Tabelle1.G8])))+1)))" office:value-type="float" office:value="0.18" calcext:value-type="float">
            <text:p>0,18</text:p>
          </table:table-cell>
          <table:table-cell table:formula="of:=ROUND([Tabelle1.H8];ABS(INT(LOG(ABS([Tabelle1.I8])))-1))" office:value-type="float" office:value="0.848" calcext:value-type="float">
            <text:p>0,848</text:p>
          </table:table-cell>
          <table:table-cell table:formula="of:=IF([Tabelle1.I8]=0;0;ROUND([Tabelle1.I8];2-(INT(LOG(ABS([Tabelle1.I8])))+1)))" office:value-type="float" office:value="0.089" calcext:value-type="float">
            <text:p>0,089</text:p>
          </table:table-cell>
          <table:table-cell table:formula="of:=ROUND([Tabelle1.J8];ABS(INT(LOG(ABS([Tabelle1.K8])))-1))" office:value-type="float" office:value="2.642" calcext:value-type="float">
            <text:p>2,642</text:p>
          </table:table-cell>
          <table:table-cell table:formula="of:=IF([Tabelle1.K8]=0;0;ROUND([Tabelle1.K8];2-(INT(LOG(ABS([Tabelle1.K8])))+1)))" office:value-type="float" office:value="0.082" calcext:value-type="float">
            <text:p>0,082</text:p>
          </table:table-cell>
          <table:table-cell table:formula="of:=ROUND([Tabelle1.L8];ABS(INT(LOG(ABS([Tabelle1.M8])))-1))" office:value-type="float" office:value="1.51" calcext:value-type="float">
            <text:p>1,51</text:p>
          </table:table-cell>
          <table:table-cell table:formula="of:=IF([Tabelle1.M8]=0;0;ROUND([Tabelle1.M8];2-(INT(LOG(ABS([Tabelle1.M8])))+1)))" office:value-type="float" office:value="0.37" calcext:value-type="float">
            <text:p>0,37</text:p>
          </table:table-cell>
          <table:table-cell table:formula="of:=ROUND([Tabelle1.N8];ABS(INT(LOG(ABS([Tabelle1.O8])))-1))" office:value-type="float" office:value="7.5" calcext:value-type="float">
            <text:p>7,5</text:p>
          </table:table-cell>
          <table:table-cell table:formula="of:=IF([Tabelle1.O8]=0;0;ROUND([Tabelle1.O8];2-(INT(LOG(ABS([Tabelle1.O8])))+1)))" office:value-type="float" office:value="1.4" calcext:value-type="float">
            <text:p>1,4</text:p>
          </table:table-cell>
          <table:table-cell table:formula="of:=ROUND([Tabelle1.P8];ABS(INT(LOG(ABS([Tabelle1.Q8])))-1))" office:value-type="float" office:value="0.3281" calcext:value-type="float">
            <text:p>0,3281</text:p>
          </table:table-cell>
          <table:table-cell table:formula="of:=IF([Tabelle1.Q8]=0;0;ROUND([Tabelle1.Q8];2-(INT(LOG(ABS([Tabelle1.Q8])))+1)))" office:value-type="float" office:value="0.0077" calcext:value-type="float">
            <text:p>0,0077</text:p>
          </table:table-cell>
          <table:table-cell table:formula="of:=ROUND([Tabelle1.R8];2)" office:value-type="float" office:value="59.09" calcext:value-type="float">
            <text:p>59,09</text:p>
          </table:table-cell>
          <table:table-cell table:formula="of:=ROUND([Tabelle1.S8];2)" office:value-type="float" office:value="2.63" calcext:value-type="float">
            <text:p>2,63</text:p>
          </table:table-cell>
        </table:table-row>
        <table:table-row table:style-name="ro1">
          <table:table-cell table:formula="of:=[Tabelle1.A9]" office:value-type="float" office:value="39" calcext:value-type="float">
            <text:p>39</text:p>
          </table:table-cell>
          <table:table-cell table:formula="of:=[Tabelle1.B9]" office:value-type="float" office:value="33" calcext:value-type="float">
            <text:p>33</text:p>
          </table:table-cell>
          <table:table-cell table:formula="of:=[Tabelle1.C9]" office:value-type="float" office:value="0.925" calcext:value-type="float">
            <text:p>0,925</text:p>
          </table:table-cell>
          <table:table-cell table:formula="of:=ROUND([Tabelle1.D9];ABS(INT(LOG(ABS([Tabelle1.E9])))-1))" office:value-type="float" office:value="3.83" calcext:value-type="float">
            <text:p>3,83</text:p>
          </table:table-cell>
          <table:table-cell table:formula="of:=IF([Tabelle1.E9]=0;0;ROUND([Tabelle1.E9];2-(INT(LOG(ABS([Tabelle1.E9])))+1)))" office:value-type="float" office:value="0.33" calcext:value-type="float">
            <text:p>0,33</text:p>
          </table:table-cell>
          <table:table-cell table:formula="of:=ROUND([Tabelle1.F9];ABS(INT(LOG(ABS([Tabelle1.G9])))-1))" office:value-type="float" office:value="0.41" calcext:value-type="float">
            <text:p>0,41</text:p>
          </table:table-cell>
          <table:table-cell table:formula="of:=IF([Tabelle1.G9]=0;0;ROUND([Tabelle1.G9];2-(INT(LOG(ABS([Tabelle1.G9])))+1)))" office:value-type="float" office:value="0.19" calcext:value-type="float">
            <text:p>0,19</text:p>
          </table:table-cell>
          <table:table-cell table:formula="of:=ROUND([Tabelle1.H9];ABS(INT(LOG(ABS([Tabelle1.I9])))-1))" office:value-type="float" office:value="0.85" calcext:value-type="float">
            <text:p>0,85</text:p>
          </table:table-cell>
          <table:table-cell table:formula="of:=IF([Tabelle1.I9]=0;0;ROUND([Tabelle1.I9];2-(INT(LOG(ABS([Tabelle1.I9])))+1)))" office:value-type="float" office:value="0.12" calcext:value-type="float">
            <text:p>0,12</text:p>
          </table:table-cell>
          <table:table-cell table:formula="of:=ROUND([Tabelle1.J9];ABS(INT(LOG(ABS([Tabelle1.K9])))-1))" office:value-type="float" office:value="2.642" calcext:value-type="float">
            <text:p>2,642</text:p>
          </table:table-cell>
          <table:table-cell table:formula="of:=IF([Tabelle1.K9]=0;0;ROUND([Tabelle1.K9];2-(INT(LOG(ABS([Tabelle1.K9])))+1)))" office:value-type="float" office:value="0.09" calcext:value-type="float">
            <text:p>0,09</text:p>
          </table:table-cell>
          <table:table-cell table:formula="of:=ROUND([Tabelle1.L9];ABS(INT(LOG(ABS([Tabelle1.M9])))-1))" office:value-type="float" office:value="1.51" calcext:value-type="float">
            <text:p>1,51</text:p>
          </table:table-cell>
          <table:table-cell table:formula="of:=IF([Tabelle1.M9]=0;0;ROUND([Tabelle1.M9];2-(INT(LOG(ABS([Tabelle1.M9])))+1)))" office:value-type="float" office:value="0.43" calcext:value-type="float">
            <text:p>0,43</text:p>
          </table:table-cell>
          <table:table-cell table:formula="of:=ROUND([Tabelle1.N9];ABS(INT(LOG(ABS([Tabelle1.O9])))-1))" office:value-type="float" office:value="7.5" calcext:value-type="float">
            <text:p>7,5</text:p>
          </table:table-cell>
          <table:table-cell table:formula="of:=IF([Tabelle1.O9]=0;0;ROUND([Tabelle1.O9];2-(INT(LOG(ABS([Tabelle1.O9])))+1)))" office:value-type="float" office:value="1.7" calcext:value-type="float">
            <text:p>1,7</text:p>
          </table:table-cell>
          <table:table-cell table:formula="of:=ROUND([Tabelle1.P9];ABS(INT(LOG(ABS([Tabelle1.Q9])))-1))" office:value-type="float" office:value="0.3282" calcext:value-type="float">
            <text:p>0,3282</text:p>
          </table:table-cell>
          <table:table-cell table:formula="of:=IF([Tabelle1.Q9]=0;0;ROUND([Tabelle1.Q9];2-(INT(LOG(ABS([Tabelle1.Q9])))+1)))" office:value-type="float" office:value="0.0078" calcext:value-type="float">
            <text:p>0,0078</text:p>
          </table:table-cell>
          <table:table-cell table:formula="of:=ROUND([Tabelle1.R9];2)" office:value-type="float" office:value="59.09" calcext:value-type="float">
            <text:p>59,09</text:p>
          </table:table-cell>
          <table:table-cell table:formula="of:=ROUND([Tabelle1.S9];2)" office:value-type="float" office:value="2.05" calcext:value-type="float">
            <text:p>2,05</text:p>
          </table:table-cell>
        </table:table-row>
        <table:table-row table:style-name="ro1">
          <table:table-cell table:formula="of:=[Tabelle1.A10]" office:value-type="float" office:value="38" calcext:value-type="float">
            <text:p>38</text:p>
          </table:table-cell>
          <table:table-cell table:formula="of:=[Tabelle1.B10]" office:value-type="float" office:value="34" calcext:value-type="float">
            <text:p>34</text:p>
          </table:table-cell>
          <table:table-cell table:formula="of:=[Tabelle1.C10]" office:value-type="float" office:value="0.95" calcext:value-type="float">
            <text:p>0,95</text:p>
          </table:table-cell>
          <table:table-cell table:formula="of:=ROUND([Tabelle1.D10];ABS(INT(LOG(ABS([Tabelle1.E10])))-1))" office:value-type="float" office:value="5" calcext:value-type="float">
            <text:p>5</text:p>
          </table:table-cell>
          <table:table-cell table:formula="of:=IF([Tabelle1.E10]=0;0;ROUND([Tabelle1.E10];2-(INT(LOG(ABS([Tabelle1.E10])))+1)))" office:value-type="float" office:value="0.21" calcext:value-type="float">
            <text:p>0,21</text:p>
          </table:table-cell>
          <table:table-cell table:formula="of:=ROUND([Tabelle1.F10];ABS(INT(LOG(ABS([Tabelle1.G10])))-1))" office:value-type="float" office:value="0.49" calcext:value-type="float">
            <text:p>0,49</text:p>
          </table:table-cell>
          <table:table-cell table:formula="of:=IF([Tabelle1.G10]=0;0;ROUND([Tabelle1.G10];2-(INT(LOG(ABS([Tabelle1.G10])))+1)))" office:value-type="float" office:value="0.11" calcext:value-type="float">
            <text:p>0,11</text:p>
          </table:table-cell>
          <table:table-cell table:formula="of:=ROUND([Tabelle1.H10];ABS(INT(LOG(ABS([Tabelle1.I10])))-1))" office:value-type="float" office:value="1.63" calcext:value-type="float">
            <text:p>1,63</text:p>
          </table:table-cell>
          <table:table-cell table:formula="of:=IF([Tabelle1.I10]=0;0;ROUND([Tabelle1.I10];2-(INT(LOG(ABS([Tabelle1.I10])))+1)))" office:value-type="float" office:value="0.13" calcext:value-type="float">
            <text:p>0,13</text:p>
          </table:table-cell>
          <table:table-cell table:formula="of:=ROUND([Tabelle1.J10];ABS(INT(LOG(ABS([Tabelle1.K10])))-1))" office:value-type="float" office:value="2.254" calcext:value-type="float">
            <text:p>2,254</text:p>
          </table:table-cell>
          <table:table-cell table:formula="of:=IF([Tabelle1.K10]=0;0;ROUND([Tabelle1.K10];2-(INT(LOG(ABS([Tabelle1.K10])))+1)))" office:value-type="float" office:value="0.089" calcext:value-type="float">
            <text:p>0,089</text:p>
          </table:table-cell>
          <table:table-cell table:formula="of:=ROUND([Tabelle1.L10];ABS(INT(LOG(ABS([Tabelle1.M10])))-1))" office:value-type="float" office:value="2.99" calcext:value-type="float">
            <text:p>2,99</text:p>
          </table:table-cell>
          <table:table-cell table:formula="of:=IF([Tabelle1.M10]=0;0;ROUND([Tabelle1.M10];2-(INT(LOG(ABS([Tabelle1.M10])))+1)))" office:value-type="float" office:value="0.83" calcext:value-type="float">
            <text:p>0,83</text:p>
          </table:table-cell>
          <table:table-cell table:formula="of:=ROUND([Tabelle1.N10];ABS(INT(LOG(ABS([Tabelle1.O10])))-1))" office:value-type="float" office:value="0" calcext:value-type="float">
            <text:p>0</text:p>
          </table:table-cell>
          <table:table-cell table:formula="of:=IF([Tabelle1.O10]=0;0;ROUND([Tabelle1.O10];2-(INT(LOG(ABS([Tabelle1.O10])))+1)))" office:value-type="float" office:value="18" calcext:value-type="float">
            <text:p>18</text:p>
          </table:table-cell>
          <table:table-cell table:formula="of:=ROUND([Tabelle1.P10];ABS(INT(LOG(ABS([Tabelle1.Q10])))-1))" office:value-type="float" office:value="0.3415" calcext:value-type="float">
            <text:p>0,3415</text:p>
          </table:table-cell>
          <table:table-cell table:formula="of:=IF([Tabelle1.Q10]=0;0;ROUND([Tabelle1.Q10];2-(INT(LOG(ABS([Tabelle1.Q10])))+1)))" office:value-type="float" office:value="0.0073" calcext:value-type="float">
            <text:p>0,0073</text:p>
          </table:table-cell>
          <table:table-cell table:formula="of:=ROUND([Tabelle1.R10];2)" office:value-type="float" office:value="64.13" calcext:value-type="float">
            <text:p>64,13</text:p>
          </table:table-cell>
          <table:table-cell table:formula="of:=ROUND([Tabelle1.S10];2)" office:value-type="float" office:value="0.51" calcext:value-type="float">
            <text:p>0,51</text:p>
          </table:table-cell>
        </table:table-row>
        <table:table-row table:style-name="ro1">
          <table:table-cell table:formula="of:=[Tabelle1.A11]" office:value-type="float" office:value="37" calcext:value-type="float">
            <text:p>37</text:p>
          </table:table-cell>
          <table:table-cell table:formula="of:=[Tabelle1.B11]" office:value-type="float" office:value="35" calcext:value-type="float">
            <text:p>35</text:p>
          </table:table-cell>
          <table:table-cell table:formula="of:=[Tabelle1.C11]" office:value-type="float" office:value="0.975" calcext:value-type="float">
            <text:p>0,975</text:p>
          </table:table-cell>
          <table:table-cell table:formula="of:=ROUND([Tabelle1.D11];ABS(INT(LOG(ABS([Tabelle1.E11])))-1))" office:value-type="float" office:value="5.1" calcext:value-type="float">
            <text:p>5,1</text:p>
          </table:table-cell>
          <table:table-cell table:formula="of:=IF([Tabelle1.E11]=0;0;ROUND([Tabelle1.E11];2-(INT(LOG(ABS([Tabelle1.E11])))+1)))" office:value-type="float" office:value="1.9" calcext:value-type="float">
            <text:p>1,9</text:p>
          </table:table-cell>
          <table:table-cell table:formula="of:=ROUND([Tabelle1.F11];ABS(INT(LOG(ABS([Tabelle1.G11])))-1))" office:value-type="float" office:value="0.44" calcext:value-type="float">
            <text:p>0,44</text:p>
          </table:table-cell>
          <table:table-cell table:formula="of:=IF([Tabelle1.G11]=0;0;ROUND([Tabelle1.G11];2-(INT(LOG(ABS([Tabelle1.G11])))+1)))" office:value-type="float" office:value="0.15" calcext:value-type="float">
            <text:p>0,15</text:p>
          </table:table-cell>
          <table:table-cell table:formula="of:=ROUND([Tabelle1.H11];ABS(INT(LOG(ABS([Tabelle1.I11])))-1))" office:value-type="float" office:value="1.68" calcext:value-type="float">
            <text:p>1,68</text:p>
          </table:table-cell>
          <table:table-cell table:formula="of:=IF([Tabelle1.I11]=0;0;ROUND([Tabelle1.I11];2-(INT(LOG(ABS([Tabelle1.I11])))+1)))" office:value-type="float" office:value="0.15" calcext:value-type="float">
            <text:p>0,15</text:p>
          </table:table-cell>
          <table:table-cell table:formula="of:=ROUND([Tabelle1.J11];ABS(INT(LOG(ABS([Tabelle1.K11])))-1))" office:value-type="float" office:value="2.23" calcext:value-type="float">
            <text:p>2,23</text:p>
          </table:table-cell>
          <table:table-cell table:formula="of:=IF([Tabelle1.K11]=0;0;ROUND([Tabelle1.K11];2-(INT(LOG(ABS([Tabelle1.K11])))+1)))" office:value-type="float" office:value="0.1" calcext:value-type="float">
            <text:p>0,1</text:p>
          </table:table-cell>
          <table:table-cell table:formula="of:=ROUND([Tabelle1.L11];ABS(INT(LOG(ABS([Tabelle1.M11])))-1))" office:value-type="float" office:value="3" calcext:value-type="float">
            <text:p>3</text:p>
          </table:table-cell>
          <table:table-cell table:formula="of:=IF([Tabelle1.M11]=0;0;ROUND([Tabelle1.M11];2-(INT(LOG(ABS([Tabelle1.M11])))+1)))" office:value-type="float" office:value="7.9" calcext:value-type="float">
            <text:p>7,9</text:p>
          </table:table-cell>
          <table:table-cell table:formula="of:=ROUND([Tabelle1.N11];ABS(INT(LOG(ABS([Tabelle1.O11])))-1))" office:value-type="float" office:value="0" calcext:value-type="float">
            <text:p>0</text:p>
          </table:table-cell>
          <table:table-cell table:formula="of:=IF([Tabelle1.O11]=0;0;ROUND([Tabelle1.O11];2-(INT(LOG(ABS([Tabelle1.O11])))+1)))" office:value-type="float" office:value="3.9" calcext:value-type="float">
            <text:p>3,9</text:p>
          </table:table-cell>
          <table:table-cell table:formula="of:=ROUND([Tabelle1.P11];ABS(INT(LOG(ABS([Tabelle1.Q11])))-1))" office:value-type="float" office:value="0.3448" calcext:value-type="float">
            <text:p>0,3448</text:p>
          </table:table-cell>
          <table:table-cell table:formula="of:=IF([Tabelle1.Q11]=0;0;ROUND([Tabelle1.Q11];2-(INT(LOG(ABS([Tabelle1.Q11])))+1)))" office:value-type="float" office:value="0.0094" calcext:value-type="float">
            <text:p>0,0094</text:p>
          </table:table-cell>
          <table:table-cell table:formula="of:=ROUND([Tabelle1.R11];2)" office:value-type="float" office:value="63.27" calcext:value-type="float">
            <text:p>63,27</text:p>
          </table:table-cell>
          <table:table-cell table:formula="of:=ROUND([Tabelle1.S11];2)" office:value-type="float" office:value="0.46" calcext:value-type="float">
            <text:p>0,46</text:p>
          </table:table-cell>
        </table:table-row>
        <table:table-row table:style-name="ro1">
          <table:table-cell table:formula="of:=[Tabelle1.A12]" office:value-type="float" office:value="36" calcext:value-type="float">
            <text:p>36</text:p>
          </table:table-cell>
          <table:table-cell table:formula="of:=[Tabelle1.B12]" office:value-type="float" office:value="36" calcext:value-type="float">
            <text:p>36</text:p>
          </table:table-cell>
          <table:table-cell table:formula="of:=[Tabelle1.C12]" office:value-type="float" office:value="1" calcext:value-type="float">
            <text:p>1</text:p>
          </table:table-cell>
          <table:table-cell table:formula="of:=ROUND([Tabelle1.D12];ABS(INT(LOG(ABS([Tabelle1.E12])))-1))" office:value-type="float" office:value="5.2" calcext:value-type="float">
            <text:p>5,2</text:p>
          </table:table-cell>
          <table:table-cell table:formula="of:=IF([Tabelle1.E12]=0;0;ROUND([Tabelle1.E12];2-(INT(LOG(ABS([Tabelle1.E12])))+1)))" office:value-type="float" office:value="2.6" calcext:value-type="float">
            <text:p>2,6</text:p>
          </table:table-cell>
          <table:table-cell table:formula="of:=ROUND([Tabelle1.F12];ABS(INT(LOG(ABS([Tabelle1.G12])))-1))" office:value-type="float" office:value="0.38" calcext:value-type="float">
            <text:p>0,38</text:p>
          </table:table-cell>
          <table:table-cell table:formula="of:=IF([Tabelle1.G12]=0;0;ROUND([Tabelle1.G12];2-(INT(LOG(ABS([Tabelle1.G12])))+1)))" office:value-type="float" office:value="0.16" calcext:value-type="float">
            <text:p>0,16</text:p>
          </table:table-cell>
          <table:table-cell table:formula="of:=ROUND([Tabelle1.H12];ABS(INT(LOG(ABS([Tabelle1.I12])))-1))" office:value-type="float" office:value="1.75" calcext:value-type="float">
            <text:p>1,75</text:p>
          </table:table-cell>
          <table:table-cell table:formula="of:=IF([Tabelle1.I12]=0;0;ROUND([Tabelle1.I12];2-(INT(LOG(ABS([Tabelle1.I12])))+1)))" office:value-type="float" office:value="0.16" calcext:value-type="float">
            <text:p>0,16</text:p>
          </table:table-cell>
          <table:table-cell table:formula="of:=ROUND([Tabelle1.J12];ABS(INT(LOG(ABS([Tabelle1.K12])))-1))" office:value-type="float" office:value="2.19" calcext:value-type="float">
            <text:p>2,19</text:p>
          </table:table-cell>
          <table:table-cell table:formula="of:=IF([Tabelle1.K12]=0;0;ROUND([Tabelle1.K12];2-(INT(LOG(ABS([Tabelle1.K12])))+1)))" office:value-type="float" office:value="0.11" calcext:value-type="float">
            <text:p>0,11</text:p>
          </table:table-cell>
          <table:table-cell table:formula="of:=ROUND([Tabelle1.L12];ABS(INT(LOG(ABS([Tabelle1.M12])))-1))" office:value-type="float" office:value="3" calcext:value-type="float">
            <text:p>3</text:p>
          </table:table-cell>
          <table:table-cell table:formula="of:=IF([Tabelle1.M12]=0;0;ROUND([Tabelle1.M12];2-(INT(LOG(ABS([Tabelle1.M12])))+1)))" office:value-type="float" office:value="11" calcext:value-type="float">
            <text:p>11</text:p>
          </table:table-cell>
          <table:table-cell table:formula="of:=ROUND([Tabelle1.N12];ABS(INT(LOG(ABS([Tabelle1.O12])))-1))" office:value-type="float" office:value="0" calcext:value-type="float">
            <text:p>0</text:p>
          </table:table-cell>
          <table:table-cell table:formula="of:=IF([Tabelle1.O12]=0;0;ROUND([Tabelle1.O12];2-(INT(LOG(ABS([Tabelle1.O12])))+1)))" office:value-type="float" office:value="2.2" calcext:value-type="float">
            <text:p>2,2</text:p>
          </table:table-cell>
          <table:table-cell table:formula="of:=ROUND([Tabelle1.P12];ABS(INT(LOG(ABS([Tabelle1.Q12])))-1))" office:value-type="float" office:value="0.3486" calcext:value-type="float">
            <text:p>0,3486</text:p>
          </table:table-cell>
          <table:table-cell table:formula="of:=IF([Tabelle1.Q12]=0;0;ROUND([Tabelle1.Q12];2-(INT(LOG(ABS([Tabelle1.Q12])))+1)))" office:value-type="float" office:value="0.0098" calcext:value-type="float">
            <text:p>0,0098</text:p>
          </table:table-cell>
          <table:table-cell table:formula="of:=ROUND([Tabelle1.R12];2)" office:value-type="float" office:value="62.07" calcext:value-type="float">
            <text:p>62,07</text:p>
          </table:table-cell>
          <table:table-cell table:formula="of:=ROUND([Tabelle1.S12];2)" office:value-type="float" office:value="0.44" calcext:value-type="float">
            <text:p>0,44</text:p>
          </table:table-cell>
        </table:table-row>
        <table:table-row table:style-name="ro1">
          <table:table-cell table:formula="of:=[Tabelle1.A13]" office:value-type="float" office:value="35" calcext:value-type="float">
            <text:p>35</text:p>
          </table:table-cell>
          <table:table-cell table:formula="of:=[Tabelle1.B13]" office:value-type="float" office:value="37" calcext:value-type="float">
            <text:p>37</text:p>
          </table:table-cell>
          <table:table-cell table:formula="of:=[Tabelle1.C13]" office:value-type="float" office:value="1.025" calcext:value-type="float">
            <text:p>1,025</text:p>
          </table:table-cell>
          <table:table-cell table:formula="of:=ROUND([Tabelle1.D13];ABS(INT(LOG(ABS([Tabelle1.E13])))-1))" office:value-type="float" office:value="5.3" calcext:value-type="float">
            <text:p>5,3</text:p>
          </table:table-cell>
          <table:table-cell table:formula="of:=IF([Tabelle1.E13]=0;0;ROUND([Tabelle1.E13];2-(INT(LOG(ABS([Tabelle1.E13])))+1)))" office:value-type="float" office:value="2.1" calcext:value-type="float">
            <text:p>2,1</text:p>
          </table:table-cell>
          <table:table-cell table:formula="of:=ROUND([Tabelle1.F13];ABS(INT(LOG(ABS([Tabelle1.G13])))-1))" office:value-type="float" office:value="0.44" calcext:value-type="float">
            <text:p>0,44</text:p>
          </table:table-cell>
          <table:table-cell table:formula="of:=IF([Tabelle1.G13]=0;0;ROUND([Tabelle1.G13];2-(INT(LOG(ABS([Tabelle1.G13])))+1)))" office:value-type="float" office:value="0.17" calcext:value-type="float">
            <text:p>0,17</text:p>
          </table:table-cell>
          <table:table-cell table:formula="of:=ROUND([Tabelle1.H13];ABS(INT(LOG(ABS([Tabelle1.I13])))-1))" office:value-type="float" office:value="1.64" calcext:value-type="float">
            <text:p>1,64</text:p>
          </table:table-cell>
          <table:table-cell table:formula="of:=IF([Tabelle1.I13]=0;0;ROUND([Tabelle1.I13];2-(INT(LOG(ABS([Tabelle1.I13])))+1)))" office:value-type="float" office:value="0.19" calcext:value-type="float">
            <text:p>0,19</text:p>
          </table:table-cell>
          <table:table-cell table:formula="of:=ROUND([Tabelle1.J13];ABS(INT(LOG(ABS([Tabelle1.K13])))-1))" office:value-type="float" office:value="2.25" calcext:value-type="float">
            <text:p>2,25</text:p>
          </table:table-cell>
          <table:table-cell table:formula="of:=IF([Tabelle1.K13]=0;0;ROUND([Tabelle1.K13];2-(INT(LOG(ABS([Tabelle1.K13])))+1)))" office:value-type="float" office:value="0.12" calcext:value-type="float">
            <text:p>0,12</text:p>
          </table:table-cell>
          <table:table-cell table:formula="of:=ROUND([Tabelle1.L13];ABS(INT(LOG(ABS([Tabelle1.M13])))-1))" office:value-type="float" office:value="4" calcext:value-type="float">
            <text:p>4</text:p>
          </table:table-cell>
          <table:table-cell table:formula="of:=IF([Tabelle1.M13]=0;0;ROUND([Tabelle1.M13];2-(INT(LOG(ABS([Tabelle1.M13])))+1)))" office:value-type="float" office:value="11" calcext:value-type="float">
            <text:p>11</text:p>
          </table:table-cell>
          <table:table-cell table:formula="of:=ROUND([Tabelle1.N13];ABS(INT(LOG(ABS([Tabelle1.O13])))-1))" office:value-type="float" office:value="0" calcext:value-type="float">
            <text:p>0</text:p>
          </table:table-cell>
          <table:table-cell table:formula="of:=IF([Tabelle1.O13]=0;0;ROUND([Tabelle1.O13];2-(INT(LOG(ABS([Tabelle1.O13])))+1)))" office:value-type="float" office:value="4.2" calcext:value-type="float">
            <text:p>4,2</text:p>
          </table:table-cell>
          <table:table-cell table:formula="of:=ROUND([Tabelle1.P13];ABS(INT(LOG(ABS([Tabelle1.Q13])))-1))" office:value-type="float" office:value="0.344" calcext:value-type="float">
            <text:p>0,344</text:p>
          </table:table-cell>
          <table:table-cell table:formula="of:=IF([Tabelle1.Q13]=0;0;ROUND([Tabelle1.Q13];2-(INT(LOG(ABS([Tabelle1.Q13])))+1)))" office:value-type="float" office:value="0.01" calcext:value-type="float">
            <text:p>0,01</text:p>
          </table:table-cell>
          <table:table-cell table:formula="of:=ROUND([Tabelle1.R13];2)" office:value-type="float" office:value="60.37" calcext:value-type="float">
            <text:p>60,37</text:p>
          </table:table-cell>
          <table:table-cell table:formula="of:=ROUND([Tabelle1.S13];2)" office:value-type="float" office:value="0.49" calcext:value-type="float">
            <text:p>0,49</text:p>
          </table:table-cell>
        </table:table-row>
        <table:table-row table:style-name="ro1">
          <table:table-cell table:formula="of:=[Tabelle1.A14]" office:value-type="float" office:value="34" calcext:value-type="float">
            <text:p>34</text:p>
          </table:table-cell>
          <table:table-cell table:formula="of:=[Tabelle1.B14]" office:value-type="float" office:value="38" calcext:value-type="float">
            <text:p>38</text:p>
          </table:table-cell>
          <table:table-cell table:formula="of:=[Tabelle1.C14]" office:value-type="float" office:value="1.05" calcext:value-type="float">
            <text:p>1,05</text:p>
          </table:table-cell>
          <table:table-cell table:formula="of:=ROUND([Tabelle1.D14];ABS(INT(LOG(ABS([Tabelle1.E14])))-1))" office:value-type="float" office:value="5.2" calcext:value-type="float">
            <text:p>5,2</text:p>
          </table:table-cell>
          <table:table-cell table:formula="of:=IF([Tabelle1.E14]=0;0;ROUND([Tabelle1.E14];2-(INT(LOG(ABS([Tabelle1.E14])))+1)))" office:value-type="float" office:value="2.3" calcext:value-type="float">
            <text:p>2,3</text:p>
          </table:table-cell>
          <table:table-cell table:formula="of:=ROUND([Tabelle1.F14];ABS(INT(LOG(ABS([Tabelle1.G14])))-1))" office:value-type="float" office:value="0.42" calcext:value-type="float">
            <text:p>0,42</text:p>
          </table:table-cell>
          <table:table-cell table:formula="of:=IF([Tabelle1.G14]=0;0;ROUND([Tabelle1.G14];2-(INT(LOG(ABS([Tabelle1.G14])))+1)))" office:value-type="float" office:value="0.17" calcext:value-type="float">
            <text:p>0,17</text:p>
          </table:table-cell>
          <table:table-cell table:formula="of:=ROUND([Tabelle1.H14];ABS(INT(LOG(ABS([Tabelle1.I14])))-1))" office:value-type="float" office:value="1.69" calcext:value-type="float">
            <text:p>1,69</text:p>
          </table:table-cell>
          <table:table-cell table:formula="of:=IF([Tabelle1.I14]=0;0;ROUND([Tabelle1.I14];2-(INT(LOG(ABS([Tabelle1.I14])))+1)))" office:value-type="float" office:value="0.21" calcext:value-type="float">
            <text:p>0,21</text:p>
          </table:table-cell>
          <table:table-cell table:formula="of:=ROUND([Tabelle1.J14];ABS(INT(LOG(ABS([Tabelle1.K14])))-1))" office:value-type="float" office:value="2.22" calcext:value-type="float">
            <text:p>2,22</text:p>
          </table:table-cell>
          <table:table-cell table:formula="of:=IF([Tabelle1.K14]=0;0;ROUND([Tabelle1.K14];2-(INT(LOG(ABS([Tabelle1.K14])))+1)))" office:value-type="float" office:value="0.13" calcext:value-type="float">
            <text:p>0,13</text:p>
          </table:table-cell>
          <table:table-cell table:formula="of:=ROUND([Tabelle1.L14];ABS(INT(LOG(ABS([Tabelle1.M14])))-1))" office:value-type="float" office:value="3.2" calcext:value-type="float">
            <text:p>3,2</text:p>
          </table:table-cell>
          <table:table-cell table:formula="of:=IF([Tabelle1.M14]=0;0;ROUND([Tabelle1.M14];2-(INT(LOG(ABS([Tabelle1.M14])))+1)))" office:value-type="float" office:value="10" calcext:value-type="float">
            <text:p>10</text:p>
          </table:table-cell>
          <table:table-cell table:formula="of:=ROUND([Tabelle1.N14];ABS(INT(LOG(ABS([Tabelle1.O14])))-1))" office:value-type="float" office:value="0" calcext:value-type="float">
            <text:p>0</text:p>
          </table:table-cell>
          <table:table-cell table:formula="of:=IF([Tabelle1.O14]=0;0;ROUND([Tabelle1.O14];2-(INT(LOG(ABS([Tabelle1.O14])))+1)))" office:value-type="float" office:value="3.1" calcext:value-type="float">
            <text:p>3,1</text:p>
          </table:table-cell>
          <table:table-cell table:formula="of:=ROUND([Tabelle1.P14];ABS(INT(LOG(ABS([Tabelle1.Q14])))-1))" office:value-type="float" office:value="0.346" calcext:value-type="float">
            <text:p>0,346</text:p>
          </table:table-cell>
          <table:table-cell table:formula="of:=IF([Tabelle1.Q14]=0;0;ROUND([Tabelle1.Q14];2-(INT(LOG(ABS([Tabelle1.Q14])))+1)))" office:value-type="float" office:value="0.011" calcext:value-type="float">
            <text:p>0,011</text:p>
          </table:table-cell>
          <table:table-cell table:formula="of:=ROUND([Tabelle1.R14];2)" office:value-type="float" office:value="60.07" calcext:value-type="float">
            <text:p>60,07</text:p>
          </table:table-cell>
          <table:table-cell table:formula="of:=ROUND([Tabelle1.S14];2)" office:value-type="float" office:value="0.38" calcext:value-type="float">
            <text:p>0,38</text:p>
          </table:table-cell>
        </table:table-row>
        <table:table-row table:style-name="ro1">
          <table:table-cell table:formula="of:=[Tabelle1.A15]" office:value-type="float" office:value="33" calcext:value-type="float">
            <text:p>33</text:p>
          </table:table-cell>
          <table:table-cell table:formula="of:=[Tabelle1.B15]" office:value-type="float" office:value="39" calcext:value-type="float">
            <text:p>39</text:p>
          </table:table-cell>
          <table:table-cell table:formula="of:=[Tabelle1.C15]" office:value-type="float" office:value="1.075" calcext:value-type="float">
            <text:p>1,075</text:p>
          </table:table-cell>
          <table:table-cell table:formula="of:=ROUND([Tabelle1.D15];ABS(INT(LOG(ABS([Tabelle1.E15])))-1))" office:value-type="float" office:value="4.8438" calcext:value-type="float">
            <text:p>4,8438</text:p>
          </table:table-cell>
          <table:table-cell table:formula="of:=IF([Tabelle1.E15]=0;0;ROUND([Tabelle1.E15];2-(INT(LOG(ABS([Tabelle1.E15])))+1)))" office:value-type="float" office:value="0.0015" calcext:value-type="float">
            <text:p>0,0015</text:p>
          </table:table-cell>
          <table:table-cell table:formula="of:=ROUND([Tabelle1.F15];ABS(INT(LOG(ABS([Tabelle1.G15])))-1))" office:value-type="float" office:value="0.2859" calcext:value-type="float">
            <text:p>0,2859</text:p>
          </table:table-cell>
          <table:table-cell table:formula="of:=IF([Tabelle1.G15]=0;0;ROUND([Tabelle1.G15];2-(INT(LOG(ABS([Tabelle1.G15])))+1)))" office:value-type="float" office:value="0.0014" calcext:value-type="float">
            <text:p>0,0014</text:p>
          </table:table-cell>
          <table:table-cell table:formula="of:=ROUND([Tabelle1.H15];ABS(INT(LOG(ABS([Tabelle1.I15])))-1))" office:value-type="float" office:value="1.8766" calcext:value-type="float">
            <text:p>1,8766</text:p>
          </table:table-cell>
          <table:table-cell table:formula="of:=IF([Tabelle1.I15]=0;0;ROUND([Tabelle1.I15];2-(INT(LOG(ABS([Tabelle1.I15])))+1)))" office:value-type="float" office:value="0.0032" calcext:value-type="float">
            <text:p>0,0032</text:p>
          </table:table-cell>
          <table:table-cell table:formula="of:=ROUND([Tabelle1.J15];ABS(INT(LOG(ABS([Tabelle1.K15])))-1))" office:value-type="float" office:value="2.0741" calcext:value-type="float">
            <text:p>2,0741</text:p>
          </table:table-cell>
          <table:table-cell table:formula="of:=IF([Tabelle1.K15]=0;0;ROUND([Tabelle1.K15];2-(INT(LOG(ABS([Tabelle1.K15])))+1)))" office:value-type="float" office:value="0.0038" calcext:value-type="float">
            <text:p>0,0038</text:p>
          </table:table-cell>
          <table:table-cell table:formula="of:=ROUND([Tabelle1.L15];ABS(INT(LOG(ABS([Tabelle1.M15])))-1))" office:value-type="float" office:value="1.5443" calcext:value-type="float">
            <text:p>1,5443</text:p>
          </table:table-cell>
          <table:table-cell table:formula="of:=IF([Tabelle1.M15]=0;0;ROUND([Tabelle1.M15];2-(INT(LOG(ABS([Tabelle1.M15])))+1)))" office:value-type="float" office:value="0.0013" calcext:value-type="float">
            <text:p>0,0013</text:p>
          </table:table-cell>
          <table:table-cell table:formula="of:=ROUND([Tabelle1.N15];ABS(INT(LOG(ABS([Tabelle1.O15])))-1))" office:value-type="float" office:value="0" calcext:value-type="float">
            <text:p>0</text:p>
          </table:table-cell>
          <table:table-cell table:formula="of:=IF([Tabelle1.O15]=0;0;ROUND([Tabelle1.O15];2-(INT(LOG(ABS([Tabelle1.O15])))+1)))" office:value-type="float" office:value="60" calcext:value-type="float">
            <text:p>60</text:p>
          </table:table-cell>
          <table:table-cell table:formula="of:=ROUND([Tabelle1.P15];ABS(INT(LOG(ABS([Tabelle1.Q15])))-1))" office:value-type="float" office:value="0.35387" calcext:value-type="float">
            <text:p>0,35387</text:p>
          </table:table-cell>
          <table:table-cell table:formula="of:=IF([Tabelle1.Q15]=0;0;ROUND([Tabelle1.Q15];2-(INT(LOG(ABS([Tabelle1.Q15])))+1)))" office:value-type="float" office:value="0.000084" calcext:value-type="float">
            <text:p>0,000084</text:p>
          </table:table-cell>
          <table:table-cell table:formula="of:=ROUND([Tabelle1.R15];2)" office:value-type="float" office:value="62.13" calcext:value-type="float">
            <text:p>62,13</text:p>
          </table:table-cell>
          <table:table-cell table:formula="of:=ROUND([Tabelle1.S15];2)" office:value-type="float" office:value="0.16" calcext:value-type="float">
            <text:p>0,16</text:p>
          </table:table-cell>
        </table:table-row>
        <table:table-row table:style-name="ro1">
          <table:table-cell table:formula="of:=[Tabelle1.A16]" office:value-type="float" office:value="32" calcext:value-type="float">
            <text:p>32</text:p>
          </table:table-cell>
          <table:table-cell table:formula="of:=[Tabelle1.B16]" office:value-type="float" office:value="40" calcext:value-type="float">
            <text:p>40</text:p>
          </table:table-cell>
          <table:table-cell table:formula="of:=[Tabelle1.C16]" office:value-type="float" office:value="1.1" calcext:value-type="float">
            <text:p>1,1</text:p>
          </table:table-cell>
          <table:table-cell table:formula="of:=ROUND([Tabelle1.D16];ABS(INT(LOG(ABS([Tabelle1.E16])))-1))" office:value-type="float" office:value="3.77" calcext:value-type="float">
            <text:p>3,77</text:p>
          </table:table-cell>
          <table:table-cell table:formula="of:=IF([Tabelle1.E16]=0;0;ROUND([Tabelle1.E16];2-(INT(LOG(ABS([Tabelle1.E16])))+1)))" office:value-type="float" office:value="0.25" calcext:value-type="float">
            <text:p>0,25</text:p>
          </table:table-cell>
          <table:table-cell table:formula="of:=ROUND([Tabelle1.F16];ABS(INT(LOG(ABS([Tabelle1.G16])))-1))" office:value-type="float" office:value="0.39" calcext:value-type="float">
            <text:p>0,39</text:p>
          </table:table-cell>
          <table:table-cell table:formula="of:=IF([Tabelle1.G16]=0;0;ROUND([Tabelle1.G16];2-(INT(LOG(ABS([Tabelle1.G16])))+1)))" office:value-type="float" office:value="0.16" calcext:value-type="float">
            <text:p>0,16</text:p>
          </table:table-cell>
          <table:table-cell table:formula="of:=ROUND([Tabelle1.H16];ABS(INT(LOG(ABS([Tabelle1.I16])))-1))" office:value-type="float" office:value="1.72" calcext:value-type="float">
            <text:p>1,72</text:p>
          </table:table-cell>
          <table:table-cell table:formula="of:=IF([Tabelle1.I16]=0;0;ROUND([Tabelle1.I16];2-(INT(LOG(ABS([Tabelle1.I16])))+1)))" office:value-type="float" office:value="0.24" calcext:value-type="float">
            <text:p>0,24</text:p>
          </table:table-cell>
          <table:table-cell table:formula="of:=ROUND([Tabelle1.J16];ABS(INT(LOG(ABS([Tabelle1.K16])))-1))" office:value-type="float" office:value="2.21" calcext:value-type="float">
            <text:p>2,21</text:p>
          </table:table-cell>
          <table:table-cell table:formula="of:=IF([Tabelle1.K16]=0;0;ROUND([Tabelle1.K16];2-(INT(LOG(ABS([Tabelle1.K16])))+1)))" office:value-type="float" office:value="0.14" calcext:value-type="float">
            <text:p>0,14</text:p>
          </table:table-cell>
          <table:table-cell table:formula="of:=ROUND([Tabelle1.L16];ABS(INT(LOG(ABS([Tabelle1.M16])))-1))" office:value-type="float" office:value="3" calcext:value-type="float">
            <text:p>3</text:p>
          </table:table-cell>
          <table:table-cell table:formula="of:=IF([Tabelle1.M16]=0;0;ROUND([Tabelle1.M16];2-(INT(LOG(ABS([Tabelle1.M16])))+1)))" office:value-type="float" office:value="1.4" calcext:value-type="float">
            <text:p>1,4</text:p>
          </table:table-cell>
          <table:table-cell table:formula="of:=ROUND([Tabelle1.N16];ABS(INT(LOG(ABS([Tabelle1.O16])))-1))" office:value-type="float" office:value="99" calcext:value-type="float">
            <text:p>99</text:p>
          </table:table-cell>
          <table:table-cell table:formula="of:=IF([Tabelle1.O16]=0;0;ROUND([Tabelle1.O16];2-(INT(LOG(ABS([Tabelle1.O16])))+1)))" office:value-type="float" office:value="75" calcext:value-type="float">
            <text:p>75</text:p>
          </table:table-cell>
          <table:table-cell table:formula="of:=ROUND([Tabelle1.P16];ABS(INT(LOG(ABS([Tabelle1.Q16])))-1))" office:value-type="float" office:value="0.348" calcext:value-type="float">
            <text:p>0,348</text:p>
          </table:table-cell>
          <table:table-cell table:formula="of:=IF([Tabelle1.Q16]=0;0;ROUND([Tabelle1.Q16];2-(INT(LOG(ABS([Tabelle1.Q16])))+1)))" office:value-type="float" office:value="0.011" calcext:value-type="float">
            <text:p>0,011</text:p>
          </table:table-cell>
          <table:table-cell table:formula="of:=ROUND([Tabelle1.R16];2)" office:value-type="float" office:value="52.79" calcext:value-type="float">
            <text:p>52,79</text:p>
          </table:table-cell>
          <table:table-cell table:formula="of:=ROUND([Tabelle1.S16];2)" office:value-type="float" office:value="1.18" calcext:value-type="float">
            <text:p>1,18</text:p>
          </table:table-cell>
        </table:table-row>
        <table:table-row table:style-name="ro1">
          <table:table-cell table:formula="of:=[Tabelle1.A17]" office:value-type="float" office:value="31" calcext:value-type="float">
            <text:p>31</text:p>
          </table:table-cell>
          <table:table-cell table:formula="of:=[Tabelle1.B17]" office:value-type="float" office:value="41" calcext:value-type="float">
            <text:p>41</text:p>
          </table:table-cell>
          <table:table-cell table:formula="of:=[Tabelle1.C17]" office:value-type="float" office:value="1.125" calcext:value-type="float">
            <text:p>1,125</text:p>
          </table:table-cell>
          <table:table-cell table:formula="of:=ROUND([Tabelle1.D17];ABS(INT(LOG(ABS([Tabelle1.E17])))-1))" office:value-type="float" office:value="3.81925" calcext:value-type="float">
            <text:p>3,81925</text:p>
          </table:table-cell>
          <table:table-cell table:formula="of:=IF([Tabelle1.E17]=0;0;ROUND([Tabelle1.E17];2-(INT(LOG(ABS([Tabelle1.E17])))+1)))" office:value-type="float" office:value="0.00031" calcext:value-type="float">
            <text:p>0,00031</text:p>
          </table:table-cell>
          <table:table-cell table:formula="of:=ROUND([Tabelle1.F17];ABS(INT(LOG(ABS([Tabelle1.G17])))-1))" office:value-type="float" office:value="0.7405" calcext:value-type="float">
            <text:p>0,7405</text:p>
          </table:table-cell>
          <table:table-cell table:formula="of:=IF([Tabelle1.G17]=0;0;ROUND([Tabelle1.G17];2-(INT(LOG(ABS([Tabelle1.G17])))+1)))" office:value-type="float" office:value="0.0015" calcext:value-type="float">
            <text:p>0,0015</text:p>
          </table:table-cell>
          <table:table-cell table:formula="of:=ROUND([Tabelle1.H17];ABS(INT(LOG(ABS([Tabelle1.I17])))-1))" office:value-type="float" office:value="-152.0947" calcext:value-type="float">
            <text:p>-152,0947</text:p>
          </table:table-cell>
          <table:table-cell table:formula="of:=IF([Tabelle1.I17]=0;0;ROUND([Tabelle1.I17];2-(INT(LOG(ABS([Tabelle1.I17])))+1)))" office:value-type="float" office:value="0.0022" calcext:value-type="float">
            <text:p>0,0022</text:p>
          </table:table-cell>
          <table:table-cell table:formula="of:=ROUND([Tabelle1.J17];ABS(INT(LOG(ABS([Tabelle1.K17])))-1))" office:value-type="float" office:value="0.5114" calcext:value-type="float">
            <text:p>0,5114</text:p>
          </table:table-cell>
          <table:table-cell table:formula="of:=IF([Tabelle1.K17]=0;0;ROUND([Tabelle1.K17];2-(INT(LOG(ABS([Tabelle1.K17])))+1)))" office:value-type="float" office:value="0.0039" calcext:value-type="float">
            <text:p>0,0039</text:p>
          </table:table-cell>
          <table:table-cell table:formula="of:=ROUND([Tabelle1.L17];ABS(INT(LOG(ABS([Tabelle1.M17])))-1))" office:value-type="float" office:value="3.07445" calcext:value-type="float">
            <text:p>3,07445</text:p>
          </table:table-cell>
          <table:table-cell table:formula="of:=IF([Tabelle1.M17]=0;0;ROUND([Tabelle1.M17];2-(INT(LOG(ABS([Tabelle1.M17])))+1)))" office:value-type="float" office:value="0.00025" calcext:value-type="float">
            <text:p>0,00025</text:p>
          </table:table-cell>
          <table:table-cell table:formula="of:=ROUND([Tabelle1.N17];ABS(INT(LOG(ABS([Tabelle1.O17])))-1))" office:value-type="float" office:value="20.238" calcext:value-type="float">
            <text:p>20,238</text:p>
          </table:table-cell>
          <table:table-cell table:formula="of:=IF([Tabelle1.O17]=0;0;ROUND([Tabelle1.O17];2-(INT(LOG(ABS([Tabelle1.O17])))+1)))" office:value-type="float" office:value="0.014" calcext:value-type="float">
            <text:p>0,014</text:p>
          </table:table-cell>
          <table:table-cell table:formula="of:=ROUND([Tabelle1.P17];ABS(INT(LOG(ABS([Tabelle1.Q17])))-1))" office:value-type="float" office:value="0.4" calcext:value-type="float">
            <text:p>0,4</text:p>
          </table:table-cell>
          <table:table-cell table:formula="of:=IF([Tabelle1.Q17]=0;0;ROUND([Tabelle1.Q17];2-(INT(LOG(ABS([Tabelle1.Q17])))+1)))" office:value-type="float" office:value="1.5" calcext:value-type="float">
            <text:p>1,5</text:p>
          </table:table-cell>
          <table:table-cell table:formula="of:=ROUND([Tabelle1.R17];2)" office:value-type="float" office:value="549.72" calcext:value-type="float">
            <text:p>549,72</text:p>
          </table:table-cell>
          <table:table-cell table:formula="of:=ROUND([Tabelle1.S17];2)" office:value-type="float" office:value="0" calcext:value-type="float">
            <text:p>0</text:p>
          </table:table-cell>
        </table:table-row>
        <table:table-row table:style-name="ro1">
          <table:table-cell table:formula="of:=[Tabelle1.A18]" office:value-type="float" office:value="30" calcext:value-type="float">
            <text:p>30</text:p>
          </table:table-cell>
          <table:table-cell table:formula="of:=[Tabelle1.B18]" office:value-type="float" office:value="42" calcext:value-type="float">
            <text:p>42</text:p>
          </table:table-cell>
          <table:table-cell table:formula="of:=[Tabelle1.C18]" office:value-type="float" office:value="1.15" calcext:value-type="float">
            <text:p>1,15</text:p>
          </table:table-cell>
          <table:table-cell table:formula="of:=ROUND([Tabelle1.D18];ABS(INT(LOG(ABS([Tabelle1.E18])))-1))" office:value-type="float" office:value="3.53" calcext:value-type="float">
            <text:p>3,53</text:p>
          </table:table-cell>
          <table:table-cell table:formula="of:=IF([Tabelle1.E18]=0;0;ROUND([Tabelle1.E18];2-(INT(LOG(ABS([Tabelle1.E18])))+1)))" office:value-type="float" office:value="0.35" calcext:value-type="float">
            <text:p>0,35</text:p>
          </table:table-cell>
          <table:table-cell table:formula="of:=ROUND([Tabelle1.F18];ABS(INT(LOG(ABS([Tabelle1.G18])))-1))" office:value-type="float" office:value="0.58" calcext:value-type="float">
            <text:p>0,58</text:p>
          </table:table-cell>
          <table:table-cell table:formula="of:=IF([Tabelle1.G18]=0;0;ROUND([Tabelle1.G18];2-(INT(LOG(ABS([Tabelle1.G18])))+1)))" office:value-type="float" office:value="0.21" calcext:value-type="float">
            <text:p>0,21</text:p>
          </table:table-cell>
          <table:table-cell table:formula="of:=ROUND([Tabelle1.H18];ABS(INT(LOG(ABS([Tabelle1.I18])))-1))" office:value-type="float" office:value="75.15" calcext:value-type="float">
            <text:p>75,15</text:p>
          </table:table-cell>
          <table:table-cell table:formula="of:=IF([Tabelle1.I18]=0;0;ROUND([Tabelle1.I18];2-(INT(LOG(ABS([Tabelle1.I18])))+1)))" office:value-type="float" office:value="0.34" calcext:value-type="float">
            <text:p>0,34</text:p>
          </table:table-cell>
          <table:table-cell table:formula="of:=ROUND([Tabelle1.J18];ABS(INT(LOG(ABS([Tabelle1.K18])))-1))" office:value-type="float" office:value="3.22" calcext:value-type="float">
            <text:p>3,22</text:p>
          </table:table-cell>
          <table:table-cell table:formula="of:=IF([Tabelle1.K18]=0;0;ROUND([Tabelle1.K18];2-(INT(LOG(ABS([Tabelle1.K18])))+1)))" office:value-type="float" office:value="0.19" calcext:value-type="float">
            <text:p>0,19</text:p>
          </table:table-cell>
          <table:table-cell table:formula="of:=ROUND([Tabelle1.L18];ABS(INT(LOG(ABS([Tabelle1.M18])))-1))" office:value-type="float" office:value="18" calcext:value-type="float">
            <text:p>18</text:p>
          </table:table-cell>
          <table:table-cell table:formula="of:=IF([Tabelle1.M18]=0;0;ROUND([Tabelle1.M18];2-(INT(LOG(ABS([Tabelle1.M18])))+1)))" office:value-type="float" office:value="14" calcext:value-type="float">
            <text:p>14</text:p>
          </table:table-cell>
          <table:table-cell table:formula="of:=ROUND([Tabelle1.N18];ABS(INT(LOG(ABS([Tabelle1.O18])))-1))" office:value-type="float" office:value="14.7" calcext:value-type="float">
            <text:p>14,7</text:p>
          </table:table-cell>
          <table:table-cell table:formula="of:=IF([Tabelle1.O18]=0;0;ROUND([Tabelle1.O18];2-(INT(LOG(ABS([Tabelle1.O18])))+1)))" office:value-type="float" office:value="2.8" calcext:value-type="float">
            <text:p>2,8</text:p>
          </table:table-cell>
          <table:table-cell table:formula="of:=ROUND([Tabelle1.P18];ABS(INT(LOG(ABS([Tabelle1.Q18])))-1))" office:value-type="float" office:value="0.3134" calcext:value-type="float">
            <text:p>0,3134</text:p>
          </table:table-cell>
          <table:table-cell table:formula="of:=IF([Tabelle1.Q18]=0;0;ROUND([Tabelle1.Q18];2-(INT(LOG(ABS([Tabelle1.Q18])))+1)))" office:value-type="float" office:value="0.009" calcext:value-type="float">
            <text:p>0,009</text:p>
          </table:table-cell>
          <table:table-cell table:formula="of:=ROUND([Tabelle1.R18];2)" office:value-type="float" office:value="38.05" calcext:value-type="float">
            <text:p>38,05</text:p>
          </table:table-cell>
          <table:table-cell table:formula="of:=ROUND([Tabelle1.S18];2)" office:value-type="float" office:value="14.84" calcext:value-type="float">
            <text:p>14,84</text:p>
          </table:table-cell>
        </table:table-row>
        <table:table-row table:style-name="ro1">
          <table:table-cell table:formula="of:=[Tabelle1.A19]" office:value-type="float" office:value="29" calcext:value-type="float">
            <text:p>29</text:p>
          </table:table-cell>
          <table:table-cell table:formula="of:=[Tabelle1.B19]" office:value-type="float" office:value="43" calcext:value-type="float">
            <text:p>43</text:p>
          </table:table-cell>
          <table:table-cell table:formula="of:=[Tabelle1.C19]" office:value-type="float" office:value="1.175" calcext:value-type="float">
            <text:p>1,175</text:p>
          </table:table-cell>
          <table:table-cell table:formula="of:=ROUND([Tabelle1.D19];ABS(INT(LOG(ABS([Tabelle1.E19])))-1))" office:value-type="float" office:value="3.79" calcext:value-type="float">
            <text:p>3,79</text:p>
          </table:table-cell>
          <table:table-cell table:formula="of:=IF([Tabelle1.E19]=0;0;ROUND([Tabelle1.E19];2-(INT(LOG(ABS([Tabelle1.E19])))+1)))" office:value-type="float" office:value="0.26" calcext:value-type="float">
            <text:p>0,26</text:p>
          </table:table-cell>
          <table:table-cell table:formula="of:=ROUND([Tabelle1.F19];ABS(INT(LOG(ABS([Tabelle1.G19])))-1))" office:value-type="float" office:value="0.37" calcext:value-type="float">
            <text:p>0,37</text:p>
          </table:table-cell>
          <table:table-cell table:formula="of:=IF([Tabelle1.G19]=0;0;ROUND([Tabelle1.G19];2-(INT(LOG(ABS([Tabelle1.G19])))+1)))" office:value-type="float" office:value="0.17" calcext:value-type="float">
            <text:p>0,17</text:p>
          </table:table-cell>
          <table:table-cell table:formula="of:=ROUND([Tabelle1.H19];ABS(INT(LOG(ABS([Tabelle1.I19])))-1))" office:value-type="float" office:value="1.65" calcext:value-type="float">
            <text:p>1,65</text:p>
          </table:table-cell>
          <table:table-cell table:formula="of:=IF([Tabelle1.I19]=0;0;ROUND([Tabelle1.I19];2-(INT(LOG(ABS([Tabelle1.I19])))+1)))" office:value-type="float" office:value="0.31" calcext:value-type="float">
            <text:p>0,31</text:p>
          </table:table-cell>
          <table:table-cell table:formula="of:=ROUND([Tabelle1.J19];ABS(INT(LOG(ABS([Tabelle1.K19])))-1))" office:value-type="float" office:value="2.25" calcext:value-type="float">
            <text:p>2,25</text:p>
          </table:table-cell>
          <table:table-cell table:formula="of:=IF([Tabelle1.K19]=0;0;ROUND([Tabelle1.K19];2-(INT(LOG(ABS([Tabelle1.K19])))+1)))" office:value-type="float" office:value="0.17" calcext:value-type="float">
            <text:p>0,17</text:p>
          </table:table-cell>
          <table:table-cell table:formula="of:=ROUND([Tabelle1.L19];ABS(INT(LOG(ABS([Tabelle1.M19])))-1))" office:value-type="float" office:value="3" calcext:value-type="float">
            <text:p>3</text:p>
          </table:table-cell>
          <table:table-cell table:formula="of:=IF([Tabelle1.M19]=0;0;ROUND([Tabelle1.M19];2-(INT(LOG(ABS([Tabelle1.M19])))+1)))" office:value-type="float" office:value="1.4" calcext:value-type="float">
            <text:p>1,4</text:p>
          </table:table-cell>
          <table:table-cell table:formula="of:=ROUND([Tabelle1.N19];ABS(INT(LOG(ABS([Tabelle1.O19])))-1))" office:value-type="float" office:value="94" calcext:value-type="float">
            <text:p>94</text:p>
          </table:table-cell>
          <table:table-cell table:formula="of:=IF([Tabelle1.O19]=0;0;ROUND([Tabelle1.O19];2-(INT(LOG(ABS([Tabelle1.O19])))+1)))" office:value-type="float" office:value="80" calcext:value-type="float">
            <text:p>80</text:p>
          </table:table-cell>
          <table:table-cell table:formula="of:=ROUND([Tabelle1.P19];ABS(INT(LOG(ABS([Tabelle1.Q19])))-1))" office:value-type="float" office:value="0.348" calcext:value-type="float">
            <text:p>0,348</text:p>
          </table:table-cell>
          <table:table-cell table:formula="of:=IF([Tabelle1.Q19]=0;0;ROUND([Tabelle1.Q19];2-(INT(LOG(ABS([Tabelle1.Q19])))+1)))" office:value-type="float" office:value="0.012" calcext:value-type="float">
            <text:p>0,012</text:p>
          </table:table-cell>
          <table:table-cell table:formula="of:=ROUND([Tabelle1.R19];2)" office:value-type="float" office:value="47.39" calcext:value-type="float">
            <text:p>47,39</text:p>
          </table:table-cell>
          <table:table-cell table:formula="of:=ROUND([Tabelle1.S19];2)" office:value-type="float" office:value="1.7" calcext:value-type="float">
            <text:p>1,7</text:p>
          </table:table-cell>
        </table:table-row>
        <table:table-row table:style-name="ro1">
          <table:table-cell table:formula="of:=[Tabelle1.A20]" office:value-type="float" office:value="28" calcext:value-type="float">
            <text:p>28</text:p>
          </table:table-cell>
          <table:table-cell table:formula="of:=[Tabelle1.B20]" office:value-type="float" office:value="44" calcext:value-type="float">
            <text:p>44</text:p>
          </table:table-cell>
          <table:table-cell table:formula="of:=[Tabelle1.C20]" office:value-type="float" office:value="1.2" calcext:value-type="float">
            <text:p>1,2</text:p>
          </table:table-cell>
          <table:table-cell table:formula="of:=ROUND([Tabelle1.D20];ABS(INT(LOG(ABS([Tabelle1.E20])))-1))" office:value-type="float" office:value="3.86" calcext:value-type="float">
            <text:p>3,86</text:p>
          </table:table-cell>
          <table:table-cell table:formula="of:=IF([Tabelle1.E20]=0;0;ROUND([Tabelle1.E20];2-(INT(LOG(ABS([Tabelle1.E20])))+1)))" office:value-type="float" office:value="0.15" calcext:value-type="float">
            <text:p>0,15</text:p>
          </table:table-cell>
          <table:table-cell table:formula="of:=ROUND([Tabelle1.F20];ABS(INT(LOG(ABS([Tabelle1.G20])))-1))" office:value-type="float" office:value="0.33" calcext:value-type="float">
            <text:p>0,33</text:p>
          </table:table-cell>
          <table:table-cell table:formula="of:=IF([Tabelle1.G20]=0;0;ROUND([Tabelle1.G20];2-(INT(LOG(ABS([Tabelle1.G20])))+1)))" office:value-type="float" office:value="0.071" calcext:value-type="float">
            <text:p>0,071</text:p>
          </table:table-cell>
          <table:table-cell table:formula="of:=ROUND([Tabelle1.H20];ABS(INT(LOG(ABS([Tabelle1.I20])))-1))" office:value-type="float" office:value="1.37" calcext:value-type="float">
            <text:p>1,37</text:p>
          </table:table-cell>
          <table:table-cell table:formula="of:=IF([Tabelle1.I20]=0;0;ROUND([Tabelle1.I20];2-(INT(LOG(ABS([Tabelle1.I20])))+1)))" office:value-type="float" office:value="0.14" calcext:value-type="float">
            <text:p>0,14</text:p>
          </table:table-cell>
          <table:table-cell table:formula="of:=ROUND([Tabelle1.J20];ABS(INT(LOG(ABS([Tabelle1.K20])))-1))" office:value-type="float" office:value="2.408" calcext:value-type="float">
            <text:p>2,408</text:p>
          </table:table-cell>
          <table:table-cell table:formula="of:=IF([Tabelle1.K20]=0;0;ROUND([Tabelle1.K20];2-(INT(LOG(ABS([Tabelle1.K20])))+1)))" office:value-type="float" office:value="0.055" calcext:value-type="float">
            <text:p>0,055</text:p>
          </table:table-cell>
          <table:table-cell table:formula="of:=ROUND([Tabelle1.L20];ABS(INT(LOG(ABS([Tabelle1.M20])))-1))" office:value-type="float" office:value="3" calcext:value-type="float">
            <text:p>3</text:p>
          </table:table-cell>
          <table:table-cell table:formula="of:=IF([Tabelle1.M20]=0;0;ROUND([Tabelle1.M20];2-(INT(LOG(ABS([Tabelle1.M20])))+1)))" office:value-type="float" office:value="0.4" calcext:value-type="float">
            <text:p>0,4</text:p>
          </table:table-cell>
          <table:table-cell table:formula="of:=ROUND([Tabelle1.N20];ABS(INT(LOG(ABS([Tabelle1.O20])))-1))" office:value-type="float" office:value="28" calcext:value-type="float">
            <text:p>28</text:p>
          </table:table-cell>
          <table:table-cell table:formula="of:=IF([Tabelle1.O20]=0;0;ROUND([Tabelle1.O20];2-(INT(LOG(ABS([Tabelle1.O20])))+1)))" office:value-type="float" office:value="81" calcext:value-type="float">
            <text:p>81</text:p>
          </table:table-cell>
          <table:table-cell table:formula="of:=ROUND([Tabelle1.P20];ABS(INT(LOG(ABS([Tabelle1.Q20])))-1))" office:value-type="float" office:value="0.347" calcext:value-type="float">
            <text:p>0,347</text:p>
          </table:table-cell>
          <table:table-cell table:formula="of:=IF([Tabelle1.Q20]=0;0;ROUND([Tabelle1.Q20];2-(INT(LOG(ABS([Tabelle1.Q20])))+1)))" office:value-type="float" office:value="0.02" calcext:value-type="float">
            <text:p>0,02</text:p>
          </table:table-cell>
          <table:table-cell table:formula="of:=ROUND([Tabelle1.R20];2)" office:value-type="float" office:value="46.14" calcext:value-type="float">
            <text:p>46,14</text:p>
          </table:table-cell>
          <table:table-cell table:formula="of:=ROUND([Tabelle1.S20];2)" office:value-type="float" office:value="1.68" calcext:value-type="float">
            <text:p>1,68</text:p>
          </table:table-cell>
        </table:table-row>
        <table:table-row table:style-name="ro1">
          <table:table-cell table:formula="of:=[Tabelle1.A21]" office:value-type="float" office:value="27" calcext:value-type="float">
            <text:p>27</text:p>
          </table:table-cell>
          <table:table-cell table:formula="of:=[Tabelle1.B21]" office:value-type="float" office:value="45" calcext:value-type="float">
            <text:p>45</text:p>
          </table:table-cell>
          <table:table-cell table:formula="of:=[Tabelle1.C21]" office:value-type="float" office:value="1.225" calcext:value-type="float">
            <text:p>1,225</text:p>
          </table:table-cell>
          <table:table-cell table:formula="of:=ROUND([Tabelle1.D21];ABS(INT(LOG(ABS([Tabelle1.E21])))-1))" office:value-type="float" office:value="3.64" calcext:value-type="float">
            <text:p>3,64</text:p>
          </table:table-cell>
          <table:table-cell table:formula="of:=IF([Tabelle1.E21]=0;0;ROUND([Tabelle1.E21];2-(INT(LOG(ABS([Tabelle1.E21])))+1)))" office:value-type="float" office:value="0.27" calcext:value-type="float">
            <text:p>0,27</text:p>
          </table:table-cell>
          <table:table-cell table:formula="of:=ROUND([Tabelle1.F21];ABS(INT(LOG(ABS([Tabelle1.G21])))-1))" office:value-type="float" office:value="0.47" calcext:value-type="float">
            <text:p>0,47</text:p>
          </table:table-cell>
          <table:table-cell table:formula="of:=IF([Tabelle1.G21]=0;0;ROUND([Tabelle1.G21];2-(INT(LOG(ABS([Tabelle1.G21])))+1)))" office:value-type="float" office:value="0.17" calcext:value-type="float">
            <text:p>0,17</text:p>
          </table:table-cell>
          <table:table-cell table:formula="of:=ROUND([Tabelle1.H21];ABS(INT(LOG(ABS([Tabelle1.I21])))-1))" office:value-type="float" office:value="1.21" calcext:value-type="float">
            <text:p>1,21</text:p>
          </table:table-cell>
          <table:table-cell table:formula="of:=IF([Tabelle1.I21]=0;0;ROUND([Tabelle1.I21];2-(INT(LOG(ABS([Tabelle1.I21])))+1)))" office:value-type="float" office:value="0.35" calcext:value-type="float">
            <text:p>0,35</text:p>
          </table:table-cell>
          <table:table-cell table:formula="of:=ROUND([Tabelle1.J21];ABS(INT(LOG(ABS([Tabelle1.K21])))-1))" office:value-type="float" office:value="2.47" calcext:value-type="float">
            <text:p>2,47</text:p>
          </table:table-cell>
          <table:table-cell table:formula="of:=IF([Tabelle1.K21]=0;0;ROUND([Tabelle1.K21];2-(INT(LOG(ABS([Tabelle1.K21])))+1)))" office:value-type="float" office:value="0.19" calcext:value-type="float">
            <text:p>0,19</text:p>
          </table:table-cell>
          <table:table-cell table:formula="of:=ROUND([Tabelle1.L21];ABS(INT(LOG(ABS([Tabelle1.M21])))-1))" office:value-type="float" office:value="3" calcext:value-type="float">
            <text:p>3</text:p>
          </table:table-cell>
          <table:table-cell table:formula="of:=IF([Tabelle1.M21]=0;0;ROUND([Tabelle1.M21];2-(INT(LOG(ABS([Tabelle1.M21])))+1)))" office:value-type="float" office:value="1.4" calcext:value-type="float">
            <text:p>1,4</text:p>
          </table:table-cell>
          <table:table-cell table:formula="of:=ROUND([Tabelle1.N21];ABS(INT(LOG(ABS([Tabelle1.O21])))-1))" office:value-type="float" office:value="64" calcext:value-type="float">
            <text:p>64</text:p>
          </table:table-cell>
          <table:table-cell table:formula="of:=IF([Tabelle1.O21]=0;0;ROUND([Tabelle1.O21];2-(INT(LOG(ABS([Tabelle1.O21])))+1)))" office:value-type="float" office:value="80" calcext:value-type="float">
            <text:p>80</text:p>
          </table:table-cell>
          <table:table-cell table:formula="of:=ROUND([Tabelle1.P21];ABS(INT(LOG(ABS([Tabelle1.Q21])))-1))" office:value-type="float" office:value="0.337" calcext:value-type="float">
            <text:p>0,337</text:p>
          </table:table-cell>
          <table:table-cell table:formula="of:=IF([Tabelle1.Q21]=0;0;ROUND([Tabelle1.Q21];2-(INT(LOG(ABS([Tabelle1.Q21])))+1)))" office:value-type="float" office:value="0.012" calcext:value-type="float">
            <text:p>0,012</text:p>
          </table:table-cell>
          <table:table-cell table:formula="of:=ROUND([Tabelle1.R21];2)" office:value-type="float" office:value="44.04" calcext:value-type="float">
            <text:p>44,04</text:p>
          </table:table-cell>
          <table:table-cell table:formula="of:=ROUND([Tabelle1.S21];2)" office:value-type="float" office:value="2.05" calcext:value-type="float">
            <text:p>2,05</text:p>
          </table:table-cell>
        </table:table-row>
        <table:table-row table:style-name="ro1">
          <table:table-cell table:formula="of:=[Tabelle1.A22]" office:value-type="float" office:value="26" calcext:value-type="float">
            <text:p>26</text:p>
          </table:table-cell>
          <table:table-cell table:formula="of:=[Tabelle1.B22]" office:value-type="float" office:value="46" calcext:value-type="float">
            <text:p>46</text:p>
          </table:table-cell>
          <table:table-cell table:formula="of:=[Tabelle1.C22]" office:value-type="float" office:value="1.25" calcext:value-type="float">
            <text:p>1,25</text:p>
          </table:table-cell>
          <table:table-cell table:formula="of:=ROUND([Tabelle1.D22];ABS(INT(LOG(ABS([Tabelle1.E22])))-1))" office:value-type="float" office:value="4.9" calcext:value-type="float">
            <text:p>4,9</text:p>
          </table:table-cell>
          <table:table-cell table:formula="of:=IF([Tabelle1.E22]=0;0;ROUND([Tabelle1.E22];2-(INT(LOG(ABS([Tabelle1.E22])))+1)))" office:value-type="float" office:value="2.7" calcext:value-type="float">
            <text:p>2,7</text:p>
          </table:table-cell>
          <table:table-cell table:formula="of:=ROUND([Tabelle1.F22];ABS(INT(LOG(ABS([Tabelle1.G22])))-1))" office:value-type="float" office:value="0.49" calcext:value-type="float">
            <text:p>0,49</text:p>
          </table:table-cell>
          <table:table-cell table:formula="of:=IF([Tabelle1.G22]=0;0;ROUND([Tabelle1.G22];2-(INT(LOG(ABS([Tabelle1.G22])))+1)))" office:value-type="float" office:value="0.19" calcext:value-type="float">
            <text:p>0,19</text:p>
          </table:table-cell>
          <table:table-cell table:formula="of:=ROUND([Tabelle1.H22];ABS(INT(LOG(ABS([Tabelle1.I22])))-1))" office:value-type="float" office:value="1.13" calcext:value-type="float">
            <text:p>1,13</text:p>
          </table:table-cell>
          <table:table-cell table:formula="of:=IF([Tabelle1.I22]=0;0;ROUND([Tabelle1.I22];2-(INT(LOG(ABS([Tabelle1.I22])))+1)))" office:value-type="float" office:value="0.41" calcext:value-type="float">
            <text:p>0,41</text:p>
          </table:table-cell>
          <table:table-cell table:formula="of:=ROUND([Tabelle1.J22];ABS(INT(LOG(ABS([Tabelle1.K22])))-1))" office:value-type="float" office:value="2.52" calcext:value-type="float">
            <text:p>2,52</text:p>
          </table:table-cell>
          <table:table-cell table:formula="of:=IF([Tabelle1.K22]=0;0;ROUND([Tabelle1.K22];2-(INT(LOG(ABS([Tabelle1.K22])))+1)))" office:value-type="float" office:value="0.23" calcext:value-type="float">
            <text:p>0,23</text:p>
          </table:table-cell>
          <table:table-cell table:formula="of:=ROUND([Tabelle1.L22];ABS(INT(LOG(ABS([Tabelle1.M22])))-1))" office:value-type="float" office:value="2.5" calcext:value-type="float">
            <text:p>2,5</text:p>
          </table:table-cell>
          <table:table-cell table:formula="of:=IF([Tabelle1.M22]=0;0;ROUND([Tabelle1.M22];2-(INT(LOG(ABS([Tabelle1.M22])))+1)))" office:value-type="float" office:value="9.5" calcext:value-type="float">
            <text:p>9,5</text:p>
          </table:table-cell>
          <table:table-cell table:formula="of:=ROUND([Tabelle1.N22];ABS(INT(LOG(ABS([Tabelle1.O22])))-1))" office:value-type="float" office:value="0" calcext:value-type="float">
            <text:p>0</text:p>
          </table:table-cell>
          <table:table-cell table:formula="of:=IF([Tabelle1.O22]=0;0;ROUND([Tabelle1.O22];2-(INT(LOG(ABS([Tabelle1.O22])))+1)))" office:value-type="float" office:value="3.7" calcext:value-type="float">
            <text:p>3,7</text:p>
          </table:table-cell>
          <table:table-cell table:formula="of:=ROUND([Tabelle1.P22];ABS(INT(LOG(ABS([Tabelle1.Q22])))-1))" office:value-type="float" office:value="0.335" calcext:value-type="float">
            <text:p>0,335</text:p>
          </table:table-cell>
          <table:table-cell table:formula="of:=IF([Tabelle1.Q22]=0;0;ROUND([Tabelle1.Q22];2-(INT(LOG(ABS([Tabelle1.Q22])))+1)))" office:value-type="float" office:value="0.013" calcext:value-type="float">
            <text:p>0,013</text:p>
          </table:table-cell>
          <table:table-cell table:formula="of:=ROUND([Tabelle1.R22];2)" office:value-type="float" office:value="43.87" calcext:value-type="float">
            <text:p>43,87</text:p>
          </table:table-cell>
          <table:table-cell table:formula="of:=ROUND([Tabelle1.S22];2)" office:value-type="float" office:value="1.56" calcext:value-type="float">
            <text:p>1,56</text:p>
          </table:table-cell>
        </table:table-row>
        <table:table-row table:style-name="ro1">
          <table:table-cell table:formula="of:=[Tabelle1.A23]" office:value-type="float" office:value="25" calcext:value-type="float">
            <text:p>25</text:p>
          </table:table-cell>
          <table:table-cell table:formula="of:=[Tabelle1.B23]" office:value-type="float" office:value="47" calcext:value-type="float">
            <text:p>47</text:p>
          </table:table-cell>
          <table:table-cell table:formula="of:=[Tabelle1.C23]" office:value-type="float" office:value="1.275" calcext:value-type="float">
            <text:p>1,275</text:p>
          </table:table-cell>
          <table:table-cell table:formula="of:=ROUND([Tabelle1.D23];ABS(INT(LOG(ABS([Tabelle1.E23])))-1))" office:value-type="float" office:value="4.62712" calcext:value-type="float">
            <text:p>4,62712</text:p>
          </table:table-cell>
          <table:table-cell table:formula="of:=IF([Tabelle1.E23]=0;0;ROUND([Tabelle1.E23];2-(INT(LOG(ABS([Tabelle1.E23])))+1)))" office:value-type="float" office:value="0.00062" calcext:value-type="float">
            <text:p>0,00062</text:p>
          </table:table-cell>
          <table:table-cell table:formula="of:=ROUND([Tabelle1.F23];ABS(INT(LOG(ABS([Tabelle1.G23])))-1))" office:value-type="float" office:value="0.01404" calcext:value-type="float">
            <text:p>0,01404</text:p>
          </table:table-cell>
          <table:table-cell table:formula="of:=IF([Tabelle1.G23]=0;0;ROUND([Tabelle1.G23];2-(INT(LOG(ABS([Tabelle1.G23])))+1)))" office:value-type="float" office:value="0.00056" calcext:value-type="float">
            <text:p>0,00056</text:p>
          </table:table-cell>
          <table:table-cell table:formula="of:=ROUND([Tabelle1.H23];ABS(INT(LOG(ABS([Tabelle1.I23])))-1))" office:value-type="float" office:value="37.9" calcext:value-type="float">
            <text:p>37,9</text:p>
          </table:table-cell>
          <table:table-cell table:formula="of:=IF([Tabelle1.I23]=0;0;ROUND([Tabelle1.I23];2-(INT(LOG(ABS([Tabelle1.I23])))+1)))" office:value-type="float" office:value="1.8" calcext:value-type="float">
            <text:p>1,8</text:p>
          </table:table-cell>
          <table:table-cell table:formula="of:=ROUND([Tabelle1.J23];ABS(INT(LOG(ABS([Tabelle1.K23])))-1))" office:value-type="float" office:value="2.977" calcext:value-type="float">
            <text:p>2,977</text:p>
          </table:table-cell>
          <table:table-cell table:formula="of:=IF([Tabelle1.K23]=0;0;ROUND([Tabelle1.K23];2-(INT(LOG(ABS([Tabelle1.K23])))+1)))" office:value-type="float" office:value="0.053" calcext:value-type="float">
            <text:p>0,053</text:p>
          </table:table-cell>
          <table:table-cell table:formula="of:=ROUND([Tabelle1.L23];ABS(INT(LOG(ABS([Tabelle1.M23])))-1))" office:value-type="float" office:value="3.00223" calcext:value-type="float">
            <text:p>3,00223</text:p>
          </table:table-cell>
          <table:table-cell table:formula="of:=IF([Tabelle1.M23]=0;0;ROUND([Tabelle1.M23];2-(INT(LOG(ABS([Tabelle1.M23])))+1)))" office:value-type="float" office:value="0.00095" calcext:value-type="float">
            <text:p>0,00095</text:p>
          </table:table-cell>
          <table:table-cell table:formula="of:=ROUND([Tabelle1.N23];ABS(INT(LOG(ABS([Tabelle1.O23])))-1))" office:value-type="float" office:value="5.83" calcext:value-type="float">
            <text:p>5,83</text:p>
          </table:table-cell>
          <table:table-cell table:formula="of:=IF([Tabelle1.O23]=0;0;ROUND([Tabelle1.O23];2-(INT(LOG(ABS([Tabelle1.O23])))+1)))" office:value-type="float" office:value="0.014" calcext:value-type="float">
            <text:p>0,014</text:p>
          </table:table-cell>
          <table:table-cell table:formula="of:=ROUND([Tabelle1.P23];ABS(INT(LOG(ABS([Tabelle1.Q23])))-1))" office:value-type="float" office:value="0.3438" calcext:value-type="float">
            <text:p>0,3438</text:p>
          </table:table-cell>
          <table:table-cell table:formula="of:=IF([Tabelle1.Q23]=0;0;ROUND([Tabelle1.Q23];2-(INT(LOG(ABS([Tabelle1.Q23])))+1)))" office:value-type="float" office:value="0.00031" calcext:value-type="float">
            <text:p>0,00031</text:p>
          </table:table-cell>
          <table:table-cell table:formula="of:=ROUND([Tabelle1.R23];2)" office:value-type="float" office:value="67.42" calcext:value-type="float">
            <text:p>67,42</text:p>
          </table:table-cell>
          <table:table-cell table:formula="of:=ROUND([Tabelle1.S23];2)" office:value-type="float" office:value="0" calcext:value-type="float">
            <text:p>0</text:p>
          </table:table-cell>
        </table:table-row>
        <table:table-row table:style-name="ro1">
          <table:table-cell table:formula="of:=[Tabelle1.A24]" office:value-type="float" office:value="24" calcext:value-type="float">
            <text:p>24</text:p>
          </table:table-cell>
          <table:table-cell table:formula="of:=[Tabelle1.B24]" office:value-type="float" office:value="48" calcext:value-type="float">
            <text:p>48</text:p>
          </table:table-cell>
          <table:table-cell table:formula="of:=[Tabelle1.C24]" office:value-type="float" office:value="1.3" calcext:value-type="float">
            <text:p>1,3</text:p>
          </table:table-cell>
          <table:table-cell table:formula="of:=ROUND([Tabelle1.D24];ABS(INT(LOG(ABS([Tabelle1.E24])))-1))" office:value-type="float" office:value="3.66" calcext:value-type="float">
            <text:p>3,66</text:p>
          </table:table-cell>
          <table:table-cell table:formula="of:=IF([Tabelle1.E24]=0;0;ROUND([Tabelle1.E24];2-(INT(LOG(ABS([Tabelle1.E24])))+1)))" office:value-type="float" office:value="0.47" calcext:value-type="float">
            <text:p>0,47</text:p>
          </table:table-cell>
          <table:table-cell table:formula="of:=ROUND([Tabelle1.F24];ABS(INT(LOG(ABS([Tabelle1.G24])))-1))" office:value-type="float" office:value="0.54" calcext:value-type="float">
            <text:p>0,54</text:p>
          </table:table-cell>
          <table:table-cell table:formula="of:=IF([Tabelle1.G24]=0;0;ROUND([Tabelle1.G24];2-(INT(LOG(ABS([Tabelle1.G24])))+1)))" office:value-type="float" office:value="0.26" calcext:value-type="float">
            <text:p>0,26</text:p>
          </table:table-cell>
          <table:table-cell table:formula="of:=ROUND([Tabelle1.H24];ABS(INT(LOG(ABS([Tabelle1.I24])))-1))" office:value-type="float" office:value="36.09" calcext:value-type="float">
            <text:p>36,09</text:p>
          </table:table-cell>
          <table:table-cell table:formula="of:=IF([Tabelle1.I24]=0;0;ROUND([Tabelle1.I24];2-(INT(LOG(ABS([Tabelle1.I24])))+1)))" office:value-type="float" office:value="0.47" calcext:value-type="float">
            <text:p>0,47</text:p>
          </table:table-cell>
          <table:table-cell table:formula="of:=ROUND([Tabelle1.J24];ABS(INT(LOG(ABS([Tabelle1.K24])))-1))" office:value-type="float" office:value="3.9" calcext:value-type="float">
            <text:p>3,9</text:p>
          </table:table-cell>
          <table:table-cell table:formula="of:=IF([Tabelle1.K24]=0;0;ROUND([Tabelle1.K24];2-(INT(LOG(ABS([Tabelle1.K24])))+1)))" office:value-type="float" office:value="0.26" calcext:value-type="float">
            <text:p>0,26</text:p>
          </table:table-cell>
          <table:table-cell table:formula="of:=ROUND([Tabelle1.L24];ABS(INT(LOG(ABS([Tabelle1.M24])))-1))" office:value-type="float" office:value="185.6" calcext:value-type="float">
            <text:p>185,6</text:p>
          </table:table-cell>
          <table:table-cell table:formula="of:=IF([Tabelle1.M24]=0;0;ROUND([Tabelle1.M24];2-(INT(LOG(ABS([Tabelle1.M24])))+1)))" office:value-type="float" office:value="270" calcext:value-type="float">
            <text:p>270</text:p>
          </table:table-cell>
          <table:table-cell table:formula="of:=ROUND([Tabelle1.N24];ABS(INT(LOG(ABS([Tabelle1.O24])))-1))" office:value-type="float" office:value="16.6" calcext:value-type="float">
            <text:p>16,6</text:p>
          </table:table-cell>
          <table:table-cell table:formula="of:=IF([Tabelle1.O24]=0;0;ROUND([Tabelle1.O24];2-(INT(LOG(ABS([Tabelle1.O24])))+1)))" office:value-type="float" office:value="3.9" calcext:value-type="float">
            <text:p>3,9</text:p>
          </table:table-cell>
          <table:table-cell table:formula="of:=ROUND([Tabelle1.P24];ABS(INT(LOG(ABS([Tabelle1.Q24])))-1))" office:value-type="float" office:value="0.3005" calcext:value-type="float">
            <text:p>0,3005</text:p>
          </table:table-cell>
          <table:table-cell table:formula="of:=IF([Tabelle1.Q24]=0;0;ROUND([Tabelle1.Q24];2-(INT(LOG(ABS([Tabelle1.Q24])))+1)))" office:value-type="float" office:value="0.0083" calcext:value-type="float">
            <text:p>0,0083</text:p>
          </table:table-cell>
          <table:table-cell table:formula="of:=ROUND([Tabelle1.R24];2)" office:value-type="float" office:value="34.32" calcext:value-type="float">
            <text:p>34,32</text:p>
          </table:table-cell>
          <table:table-cell table:formula="of:=ROUND([Tabelle1.S24];2)" office:value-type="float" office:value="7.91" calcext:value-type="float">
            <text:p>7,91</text:p>
          </table:table-cell>
        </table:table-row>
        <table:table-row table:style-name="ro1">
          <table:table-cell table:formula="of:=[Tabelle1.A25]" office:value-type="float" office:value="23" calcext:value-type="float">
            <text:p>23</text:p>
          </table:table-cell>
          <table:table-cell table:formula="of:=[Tabelle1.B25]" office:value-type="float" office:value="49" calcext:value-type="float">
            <text:p>49</text:p>
          </table:table-cell>
          <table:table-cell table:formula="of:=[Tabelle1.C25]" office:value-type="float" office:value="1.325" calcext:value-type="float">
            <text:p>1,325</text:p>
          </table:table-cell>
          <table:table-cell table:formula="of:=ROUND([Tabelle1.D25];ABS(INT(LOG(ABS([Tabelle1.E25])))-1))" office:value-type="float" office:value="3.68" calcext:value-type="float">
            <text:p>3,68</text:p>
          </table:table-cell>
          <table:table-cell table:formula="of:=IF([Tabelle1.E25]=0;0;ROUND([Tabelle1.E25];2-(INT(LOG(ABS([Tabelle1.E25])))+1)))" office:value-type="float" office:value="0.48" calcext:value-type="float">
            <text:p>0,48</text:p>
          </table:table-cell>
          <table:table-cell table:formula="of:=ROUND([Tabelle1.F25];ABS(INT(LOG(ABS([Tabelle1.G25])))-1))" office:value-type="float" office:value="0.54" calcext:value-type="float">
            <text:p>0,54</text:p>
          </table:table-cell>
          <table:table-cell table:formula="of:=IF([Tabelle1.G25]=0;0;ROUND([Tabelle1.G25];2-(INT(LOG(ABS([Tabelle1.G25])))+1)))" office:value-type="float" office:value="0.27" calcext:value-type="float">
            <text:p>0,27</text:p>
          </table:table-cell>
          <table:table-cell table:formula="of:=ROUND([Tabelle1.H25];ABS(INT(LOG(ABS([Tabelle1.I25])))-1))" office:value-type="float" office:value="-1.75" calcext:value-type="float">
            <text:p>-1,75</text:p>
          </table:table-cell>
          <table:table-cell table:formula="of:=IF([Tabelle1.I25]=0;0;ROUND([Tabelle1.I25];2-(INT(LOG(ABS([Tabelle1.I25])))+1)))" office:value-type="float" office:value="0.59" calcext:value-type="float">
            <text:p>0,59</text:p>
          </table:table-cell>
          <table:table-cell table:formula="of:=ROUND([Tabelle1.J25];ABS(INT(LOG(ABS([Tabelle1.K25])))-1))" office:value-type="float" office:value="3.97" calcext:value-type="float">
            <text:p>3,97</text:p>
          </table:table-cell>
          <table:table-cell table:formula="of:=IF([Tabelle1.K25]=0;0;ROUND([Tabelle1.K25];2-(INT(LOG(ABS([Tabelle1.K25])))+1)))" office:value-type="float" office:value="0.31" calcext:value-type="float">
            <text:p>0,31</text:p>
          </table:table-cell>
          <table:table-cell table:formula="of:=ROUND([Tabelle1.L25];ABS(INT(LOG(ABS([Tabelle1.M25])))-1))" office:value-type="float" office:value="231.2" calcext:value-type="float">
            <text:p>231,2</text:p>
          </table:table-cell>
          <table:table-cell table:formula="of:=IF([Tabelle1.M25]=0;0;ROUND([Tabelle1.M25];2-(INT(LOG(ABS([Tabelle1.M25])))+1)))" office:value-type="float" office:value="380" calcext:value-type="float">
            <text:p>380</text:p>
          </table:table-cell>
          <table:table-cell table:formula="of:=ROUND([Tabelle1.N25];ABS(INT(LOG(ABS([Tabelle1.O25])))-1))" office:value-type="float" office:value="16.8" calcext:value-type="float">
            <text:p>16,8</text:p>
          </table:table-cell>
          <table:table-cell table:formula="of:=IF([Tabelle1.O25]=0;0;ROUND([Tabelle1.O25];2-(INT(LOG(ABS([Tabelle1.O25])))+1)))" office:value-type="float" office:value="4" calcext:value-type="float">
            <text:p>4</text:p>
          </table:table-cell>
          <table:table-cell table:formula="of:=ROUND([Tabelle1.P25];ABS(INT(LOG(ABS([Tabelle1.Q25])))-1))" office:value-type="float" office:value="0.2993" calcext:value-type="float">
            <text:p>0,2993</text:p>
          </table:table-cell>
          <table:table-cell table:formula="of:=IF([Tabelle1.Q25]=0;0;ROUND([Tabelle1.Q25];2-(INT(LOG(ABS([Tabelle1.Q25])))+1)))" office:value-type="float" office:value="0.0088" calcext:value-type="float">
            <text:p>0,0088</text:p>
          </table:table-cell>
          <table:table-cell table:formula="of:=ROUND([Tabelle1.R25];2)" office:value-type="float" office:value="34.24" calcext:value-type="float">
            <text:p>34,24</text:p>
          </table:table-cell>
          <table:table-cell table:formula="of:=ROUND([Tabelle1.S25];2)" office:value-type="float" office:value="6.18" calcext:value-type="float">
            <text:p>6,18</text:p>
          </table:table-cell>
        </table:table-row>
        <table:table-row table:style-name="ro1">
          <table:table-cell table:formula="of:=[Tabelle1.A26]" office:value-type="float" office:value="22" calcext:value-type="float">
            <text:p>22</text:p>
          </table:table-cell>
          <table:table-cell table:formula="of:=[Tabelle1.B26]" office:value-type="float" office:value="50" calcext:value-type="float">
            <text:p>50</text:p>
          </table:table-cell>
          <table:table-cell table:formula="of:=[Tabelle1.C26]" office:value-type="float" office:value="1.35" calcext:value-type="float">
            <text:p>1,35</text:p>
          </table:table-cell>
          <table:table-cell table:formula="of:=ROUND([Tabelle1.D26];ABS(INT(LOG(ABS([Tabelle1.E26])))-1))" office:value-type="float" office:value="4.6" calcext:value-type="float">
            <text:p>4,6</text:p>
          </table:table-cell>
          <table:table-cell table:formula="of:=IF([Tabelle1.E26]=0;0;ROUND([Tabelle1.E26];2-(INT(LOG(ABS([Tabelle1.E26])))+1)))" office:value-type="float" office:value="2.7" calcext:value-type="float">
            <text:p>2,7</text:p>
          </table:table-cell>
          <table:table-cell table:formula="of:=ROUND([Tabelle1.F26];ABS(INT(LOG(ABS([Tabelle1.G26])))-1))" office:value-type="float" office:value="0.64" calcext:value-type="float">
            <text:p>0,64</text:p>
          </table:table-cell>
          <table:table-cell table:formula="of:=IF([Tabelle1.G26]=0;0;ROUND([Tabelle1.G26];2-(INT(LOG(ABS([Tabelle1.G26])))+1)))" office:value-type="float" office:value="0.22" calcext:value-type="float">
            <text:p>0,22</text:p>
          </table:table-cell>
          <table:table-cell table:formula="of:=ROUND([Tabelle1.H26];ABS(INT(LOG(ABS([Tabelle1.I26])))-1))" office:value-type="float" office:value="0.07" calcext:value-type="float">
            <text:p>0,07</text:p>
          </table:table-cell>
          <table:table-cell table:formula="of:=IF([Tabelle1.I26]=0;0;ROUND([Tabelle1.I26];2-(INT(LOG(ABS([Tabelle1.I26])))+1)))" office:value-type="float" office:value="0.48" calcext:value-type="float">
            <text:p>0,48</text:p>
          </table:table-cell>
          <table:table-cell table:formula="of:=ROUND([Tabelle1.J26];ABS(INT(LOG(ABS([Tabelle1.K26])))-1))" office:value-type="float" office:value="3.07" calcext:value-type="float">
            <text:p>3,07</text:p>
          </table:table-cell>
          <table:table-cell table:formula="of:=IF([Tabelle1.K26]=0;0;ROUND([Tabelle1.K26];2-(INT(LOG(ABS([Tabelle1.K26])))+1)))" office:value-type="float" office:value="0.26" calcext:value-type="float">
            <text:p>0,26</text:p>
          </table:table-cell>
          <table:table-cell table:formula="of:=ROUND([Tabelle1.L26];ABS(INT(LOG(ABS([Tabelle1.M26])))-1))" office:value-type="float" office:value="2.2" calcext:value-type="float">
            <text:p>2,2</text:p>
          </table:table-cell>
          <table:table-cell table:formula="of:=IF([Tabelle1.M26]=0;0;ROUND([Tabelle1.M26];2-(INT(LOG(ABS([Tabelle1.M26])))+1)))" office:value-type="float" office:value="8.9" calcext:value-type="float">
            <text:p>8,9</text:p>
          </table:table-cell>
          <table:table-cell table:formula="of:=ROUND([Tabelle1.N26];ABS(INT(LOG(ABS([Tabelle1.O26])))-1))" office:value-type="float" office:value="0" calcext:value-type="float">
            <text:p>0</text:p>
          </table:table-cell>
          <table:table-cell table:formula="of:=IF([Tabelle1.O26]=0;0;ROUND([Tabelle1.O26];2-(INT(LOG(ABS([Tabelle1.O26])))+1)))" office:value-type="float" office:value="7.8" calcext:value-type="float">
            <text:p>7,8</text:p>
          </table:table-cell>
          <table:table-cell table:formula="of:=ROUND([Tabelle1.P26];ABS(INT(LOG(ABS([Tabelle1.Q26])))-1))" office:value-type="float" office:value="0.317" calcext:value-type="float">
            <text:p>0,317</text:p>
          </table:table-cell>
          <table:table-cell table:formula="of:=IF([Tabelle1.Q26]=0;0;ROUND([Tabelle1.Q26];2-(INT(LOG(ABS([Tabelle1.Q26])))+1)))" office:value-type="float" office:value="0.011" calcext:value-type="float">
            <text:p>0,011</text:p>
          </table:table-cell>
          <table:table-cell table:formula="of:=ROUND([Tabelle1.R26];2)" office:value-type="float" office:value="36.26" calcext:value-type="float">
            <text:p>36,26</text:p>
          </table:table-cell>
          <table:table-cell table:formula="of:=ROUND([Tabelle1.S26];2)" office:value-type="float" office:value="2.84" calcext:value-type="float">
            <text:p>2,84</text:p>
          </table:table-cell>
        </table:table-row>
        <table:table-row table:style-name="ro1">
          <table:table-cell table:formula="of:=[Tabelle1.A27]" office:value-type="float" office:value="21" calcext:value-type="float">
            <text:p>21</text:p>
          </table:table-cell>
          <table:table-cell table:formula="of:=[Tabelle1.B27]" office:value-type="float" office:value="51" calcext:value-type="float">
            <text:p>51</text:p>
          </table:table-cell>
          <table:table-cell table:formula="of:=[Tabelle1.C27]" office:value-type="float" office:value="1.375" calcext:value-type="float">
            <text:p>1,375</text:p>
          </table:table-cell>
          <table:table-cell table:formula="of:=ROUND([Tabelle1.D27];ABS(INT(LOG(ABS([Tabelle1.E27])))-1))" office:value-type="float" office:value="3.48" calcext:value-type="float">
            <text:p>3,48</text:p>
          </table:table-cell>
          <table:table-cell table:formula="of:=IF([Tabelle1.E27]=0;0;ROUND([Tabelle1.E27];2-(INT(LOG(ABS([Tabelle1.E27])))+1)))" office:value-type="float" office:value="0.54" calcext:value-type="float">
            <text:p>0,54</text:p>
          </table:table-cell>
          <table:table-cell table:formula="of:=ROUND([Tabelle1.F27];ABS(INT(LOG(ABS([Tabelle1.G27])))-1))" office:value-type="float" office:value="0.66" calcext:value-type="float">
            <text:p>0,66</text:p>
          </table:table-cell>
          <table:table-cell table:formula="of:=IF([Tabelle1.G27]=0;0;ROUND([Tabelle1.G27];2-(INT(LOG(ABS([Tabelle1.G27])))+1)))" office:value-type="float" office:value="0.3" calcext:value-type="float">
            <text:p>0,3</text:p>
          </table:table-cell>
          <table:table-cell table:formula="of:=ROUND([Tabelle1.H27];ABS(INT(LOG(ABS([Tabelle1.I27])))-1))" office:value-type="float" office:value="-2.88" calcext:value-type="float">
            <text:p>-2,88</text:p>
          </table:table-cell>
          <table:table-cell table:formula="of:=IF([Tabelle1.I27]=0;0;ROUND([Tabelle1.I27];2-(INT(LOG(ABS([Tabelle1.I27])))+1)))" office:value-type="float" office:value="0.41" calcext:value-type="float">
            <text:p>0,41</text:p>
          </table:table-cell>
          <table:table-cell table:formula="of:=ROUND([Tabelle1.J27];ABS(INT(LOG(ABS([Tabelle1.K27])))-1))" office:value-type="float" office:value="4.54" calcext:value-type="float">
            <text:p>4,54</text:p>
          </table:table-cell>
          <table:table-cell table:formula="of:=IF([Tabelle1.K27]=0;0;ROUND([Tabelle1.K27];2-(INT(LOG(ABS([Tabelle1.K27])))+1)))" office:value-type="float" office:value="0.23" calcext:value-type="float">
            <text:p>0,23</text:p>
          </table:table-cell>
          <table:table-cell table:formula="of:=ROUND([Tabelle1.L27];ABS(INT(LOG(ABS([Tabelle1.M27])))-1))" office:value-type="float" office:value="9104.966" calcext:value-type="float">
            <text:p>9104,966</text:p>
          </table:table-cell>
          <table:table-cell table:formula="of:=IF([Tabelle1.M27]=0;0;ROUND([Tabelle1.M27];2-(INT(LOG(ABS([Tabelle1.M27])))+1)))" office:value-type="float" office:value="19000" calcext:value-type="float">
            <text:p>19000</text:p>
          </table:table-cell>
          <table:table-cell table:formula="of:=ROUND([Tabelle1.N27];ABS(INT(LOG(ABS([Tabelle1.O27])))-1))" office:value-type="float" office:value="24.3" calcext:value-type="float">
            <text:p>24,3</text:p>
          </table:table-cell>
          <table:table-cell table:formula="of:=IF([Tabelle1.O27]=0;0;ROUND([Tabelle1.O27];2-(INT(LOG(ABS([Tabelle1.O27])))+1)))" office:value-type="float" office:value="5.5" calcext:value-type="float">
            <text:p>5,5</text:p>
          </table:table-cell>
          <table:table-cell table:formula="of:=ROUND([Tabelle1.P27];ABS(INT(LOG(ABS([Tabelle1.Q27])))-1))" office:value-type="float" office:value="0.2911" calcext:value-type="float">
            <text:p>0,2911</text:p>
          </table:table-cell>
          <table:table-cell table:formula="of:=IF([Tabelle1.Q27]=0;0;ROUND([Tabelle1.Q27];2-(INT(LOG(ABS([Tabelle1.Q27])))+1)))" office:value-type="float" office:value="0.0078" calcext:value-type="float">
            <text:p>0,0078</text:p>
          </table:table-cell>
          <table:table-cell table:formula="of:=ROUND([Tabelle1.R27];2)" office:value-type="float" office:value="29.19" calcext:value-type="float">
            <text:p>29,19</text:p>
          </table:table-cell>
          <table:table-cell table:formula="of:=ROUND([Tabelle1.S27];2)" office:value-type="float" office:value="10.96" calcext:value-type="float">
            <text:p>10,96</text:p>
          </table:table-cell>
        </table:table-row>
        <table:table-row table:style-name="ro1">
          <table:table-cell table:formula="of:=[Tabelle1.A28]" office:value-type="float" office:value="20" calcext:value-type="float">
            <text:p>20</text:p>
          </table:table-cell>
          <table:table-cell table:formula="of:=[Tabelle1.B28]" office:value-type="float" office:value="52" calcext:value-type="float">
            <text:p>52</text:p>
          </table:table-cell>
          <table:table-cell table:formula="of:=[Tabelle1.C28]" office:value-type="float" office:value="1.4" calcext:value-type="float">
            <text:p>1,4</text:p>
          </table:table-cell>
          <table:table-cell table:formula="of:=ROUND([Tabelle1.D28];ABS(INT(LOG(ABS([Tabelle1.E28])))-1))" office:value-type="float" office:value="-8.5" calcext:value-type="float">
            <text:p>-8,5</text:p>
          </table:table-cell>
          <table:table-cell table:formula="of:=IF([Tabelle1.E28]=0;0;ROUND([Tabelle1.E28];2-(INT(LOG(ABS([Tabelle1.E28])))+1)))" office:value-type="float" office:value="1.3" calcext:value-type="float">
            <text:p>1,3</text:p>
          </table:table-cell>
          <table:table-cell table:formula="of:=ROUND([Tabelle1.F28];ABS(INT(LOG(ABS([Tabelle1.G28])))-1))" office:value-type="float" office:value="9.14" calcext:value-type="float">
            <text:p>9,14</text:p>
          </table:table-cell>
          <table:table-cell table:formula="of:=IF([Tabelle1.G28]=0;0;ROUND([Tabelle1.G28];2-(INT(LOG(ABS([Tabelle1.G28])))+1)))" office:value-type="float" office:value="0.83" calcext:value-type="float">
            <text:p>0,83</text:p>
          </table:table-cell>
          <table:table-cell table:formula="of:=ROUND([Tabelle1.H28];ABS(INT(LOG(ABS([Tabelle1.I28])))-1))" office:value-type="float" office:value="-1.3" calcext:value-type="float">
            <text:p>-1,3</text:p>
          </table:table-cell>
          <table:table-cell table:formula="of:=IF([Tabelle1.I28]=0;0;ROUND([Tabelle1.I28];2-(INT(LOG(ABS([Tabelle1.I28])))+1)))" office:value-type="float" office:value="1.7" calcext:value-type="float">
            <text:p>1,7</text:p>
          </table:table-cell>
          <table:table-cell table:formula="of:=ROUND([Tabelle1.J28];ABS(INT(LOG(ABS([Tabelle1.K28])))-1))" office:value-type="float" office:value="3.75" calcext:value-type="float">
            <text:p>3,75</text:p>
          </table:table-cell>
          <table:table-cell table:formula="of:=IF([Tabelle1.K28]=0;0;ROUND([Tabelle1.K28];2-(INT(LOG(ABS([Tabelle1.K28])))+1)))" office:value-type="float" office:value="0.84" calcext:value-type="float">
            <text:p>0,84</text:p>
          </table:table-cell>
          <table:table-cell table:formula="of:=ROUND([Tabelle1.L28];ABS(INT(LOG(ABS([Tabelle1.M28])))-1))" office:value-type="float" office:value="0.0011" calcext:value-type="float">
            <text:p>0,0011</text:p>
          </table:table-cell>
          <table:table-cell table:formula="of:=IF([Tabelle1.M28]=0;0;ROUND([Tabelle1.M28];2-(INT(LOG(ABS([Tabelle1.M28])))+1)))" office:value-type="float" office:value="0.0014" calcext:value-type="float">
            <text:p>0,0014</text:p>
          </table:table-cell>
          <table:table-cell table:formula="of:=ROUND([Tabelle1.N28];ABS(INT(LOG(ABS([Tabelle1.O28])))-1))" office:value-type="float" office:value="-17.3" calcext:value-type="float">
            <text:p>-17,3</text:p>
          </table:table-cell>
          <table:table-cell table:formula="of:=IF([Tabelle1.O28]=0;0;ROUND([Tabelle1.O28];2-(INT(LOG(ABS([Tabelle1.O28])))+1)))" office:value-type="float" office:value="1.5" calcext:value-type="float">
            <text:p>1,5</text:p>
          </table:table-cell>
          <table:table-cell table:formula="of:=ROUND([Tabelle1.P28];ABS(INT(LOG(ABS([Tabelle1.Q28])))-1))" office:value-type="float" office:value="0.317" calcext:value-type="float">
            <text:p>0,317</text:p>
          </table:table-cell>
          <table:table-cell table:formula="of:=IF([Tabelle1.Q28]=0;0;ROUND([Tabelle1.Q28];2-(INT(LOG(ABS([Tabelle1.Q28])))+1)))" office:value-type="float" office:value="0.018" calcext:value-type="float">
            <text:p>0,018</text:p>
          </table:table-cell>
          <table:table-cell table:formula="of:=ROUND([Tabelle1.R28];2)" office:value-type="float" office:value="26.53" calcext:value-type="float">
            <text:p>26,53</text:p>
          </table:table-cell>
          <table:table-cell table:formula="of:=ROUND([Tabelle1.S28];2)" office:value-type="float" office:value="14.91" calcext:value-type="float">
            <text:p>14,91</text:p>
          </table:table-cell>
        </table:table-row>
        <table:table-row table:style-name="ro1">
          <table:table-cell table:formula="of:=[Tabelle1.A29]" office:value-type="float" office:value="19" calcext:value-type="float">
            <text:p>19</text:p>
          </table:table-cell>
          <table:table-cell table:formula="of:=[Tabelle1.B29]" office:value-type="float" office:value="53" calcext:value-type="float">
            <text:p>53</text:p>
          </table:table-cell>
          <table:table-cell table:formula="of:=[Tabelle1.C29]" office:value-type="float" office:value="1.425" calcext:value-type="float">
            <text:p>1,425</text:p>
          </table:table-cell>
          <table:table-cell table:formula="of:=ROUND([Tabelle1.D29];ABS(INT(LOG(ABS([Tabelle1.E29])))-1))" office:value-type="float" office:value="3.49" calcext:value-type="float">
            <text:p>3,49</text:p>
          </table:table-cell>
          <table:table-cell table:formula="of:=IF([Tabelle1.E29]=0;0;ROUND([Tabelle1.E29];2-(INT(LOG(ABS([Tabelle1.E29])))+1)))" office:value-type="float" office:value="0.51" calcext:value-type="float">
            <text:p>0,51</text:p>
          </table:table-cell>
          <table:table-cell table:formula="of:=ROUND([Tabelle1.F29];ABS(INT(LOG(ABS([Tabelle1.G29])))-1))" office:value-type="float" office:value="0.64" calcext:value-type="float">
            <text:p>0,64</text:p>
          </table:table-cell>
          <table:table-cell table:formula="of:=IF([Tabelle1.G29]=0;0;ROUND([Tabelle1.G29];2-(INT(LOG(ABS([Tabelle1.G29])))+1)))" office:value-type="float" office:value="0.28" calcext:value-type="float">
            <text:p>0,28</text:p>
          </table:table-cell>
          <table:table-cell table:formula="of:=ROUND([Tabelle1.H29];ABS(INT(LOG(ABS([Tabelle1.I29])))-1))" office:value-type="float" office:value="4.1" calcext:value-type="float">
            <text:p>4,1</text:p>
          </table:table-cell>
          <table:table-cell table:formula="of:=IF([Tabelle1.I29]=0;0;ROUND([Tabelle1.I29];2-(INT(LOG(ABS([Tabelle1.I29])))+1)))" office:value-type="float" office:value="1.1" calcext:value-type="float">
            <text:p>1,1</text:p>
          </table:table-cell>
          <table:table-cell table:formula="of:=ROUND([Tabelle1.J29];ABS(INT(LOG(ABS([Tabelle1.K29])))-1))" office:value-type="float" office:value="4.21" calcext:value-type="float">
            <text:p>4,21</text:p>
          </table:table-cell>
          <table:table-cell table:formula="of:=IF([Tabelle1.K29]=0;0;ROUND([Tabelle1.K29];2-(INT(LOG(ABS([Tabelle1.K29])))+1)))" office:value-type="float" office:value="0.56" calcext:value-type="float">
            <text:p>0,56</text:p>
          </table:table-cell>
          <table:table-cell table:formula="of:=ROUND([Tabelle1.L29];ABS(INT(LOG(ABS([Tabelle1.M29])))-1))" office:value-type="float" office:value="5415.512" calcext:value-type="float">
            <text:p>5415,512</text:p>
          </table:table-cell>
          <table:table-cell table:formula="of:=IF([Tabelle1.M29]=0;0;ROUND([Tabelle1.M29];2-(INT(LOG(ABS([Tabelle1.M29])))+1)))" office:value-type="float" office:value="17000" calcext:value-type="float">
            <text:p>17000</text:p>
          </table:table-cell>
          <table:table-cell table:formula="of:=ROUND([Tabelle1.N29];ABS(INT(LOG(ABS([Tabelle1.O29])))-1))" office:value-type="float" office:value="24.6" calcext:value-type="float">
            <text:p>24,6</text:p>
          </table:table-cell>
          <table:table-cell table:formula="of:=IF([Tabelle1.O29]=0;0;ROUND([Tabelle1.O29];2-(INT(LOG(ABS([Tabelle1.O29])))+1)))" office:value-type="float" office:value="9.8" calcext:value-type="float">
            <text:p>9,8</text:p>
          </table:table-cell>
          <table:table-cell table:formula="of:=ROUND([Tabelle1.P29];ABS(INT(LOG(ABS([Tabelle1.Q29])))-1))" office:value-type="float" office:value="0.296" calcext:value-type="float">
            <text:p>0,296</text:p>
          </table:table-cell>
          <table:table-cell table:formula="of:=IF([Tabelle1.Q29]=0;0;ROUND([Tabelle1.Q29];2-(INT(LOG(ABS([Tabelle1.Q29])))+1)))" office:value-type="float" office:value="0.012" calcext:value-type="float">
            <text:p>0,012</text:p>
          </table:table-cell>
          <table:table-cell table:formula="of:=ROUND([Tabelle1.R29];2)" office:value-type="float" office:value="28.77" calcext:value-type="float">
            <text:p>28,77</text:p>
          </table:table-cell>
          <table:table-cell table:formula="of:=ROUND([Tabelle1.S29];2)" office:value-type="float" office:value="6.97" calcext:value-type="float">
            <text:p>6,97</text:p>
          </table:table-cell>
        </table:table-row>
        <table:table-row table:style-name="ro1">
          <table:table-cell table:formula="of:=[Tabelle1.A30]" office:value-type="float" office:value="18" calcext:value-type="float">
            <text:p>18</text:p>
          </table:table-cell>
          <table:table-cell table:formula="of:=[Tabelle1.B30]" office:value-type="float" office:value="54" calcext:value-type="float">
            <text:p>54</text:p>
          </table:table-cell>
          <table:table-cell table:formula="of:=[Tabelle1.C30]" office:value-type="float" office:value="1.45" calcext:value-type="float">
            <text:p>1,45</text:p>
          </table:table-cell>
          <table:table-cell table:formula="of:=ROUND([Tabelle1.D30];ABS(INT(LOG(ABS([Tabelle1.E30])))-1))" office:value-type="float" office:value="-7.6" calcext:value-type="float">
            <text:p>-7,6</text:p>
          </table:table-cell>
          <table:table-cell table:formula="of:=IF([Tabelle1.E30]=0;0;ROUND([Tabelle1.E30];2-(INT(LOG(ABS([Tabelle1.E30])))+1)))" office:value-type="float" office:value="1.6" calcext:value-type="float">
            <text:p>1,6</text:p>
          </table:table-cell>
          <table:table-cell table:formula="of:=ROUND([Tabelle1.F30];ABS(INT(LOG(ABS([Tabelle1.G30])))-1))" office:value-type="float" office:value="8.31" calcext:value-type="float">
            <text:p>8,31</text:p>
          </table:table-cell>
          <table:table-cell table:formula="of:=IF([Tabelle1.G30]=0;0;ROUND([Tabelle1.G30];2-(INT(LOG(ABS([Tabelle1.G30])))+1)))" office:value-type="float" office:value="0.94" calcext:value-type="float">
            <text:p>0,94</text:p>
          </table:table-cell>
          <table:table-cell table:formula="of:=ROUND([Tabelle1.H30];ABS(INT(LOG(ABS([Tabelle1.I30])))-1))" office:value-type="float" office:value="-2.1" calcext:value-type="float">
            <text:p>-2,1</text:p>
          </table:table-cell>
          <table:table-cell table:formula="of:=IF([Tabelle1.I30]=0;0;ROUND([Tabelle1.I30];2-(INT(LOG(ABS([Tabelle1.I30])))+1)))" office:value-type="float" office:value="2.5" calcext:value-type="float">
            <text:p>2,5</text:p>
          </table:table-cell>
          <table:table-cell table:formula="of:=ROUND([Tabelle1.J30];ABS(INT(LOG(ABS([Tabelle1.K30])))-1))" office:value-type="float" office:value="4.1" calcext:value-type="float">
            <text:p>4,1</text:p>
          </table:table-cell>
          <table:table-cell table:formula="of:=IF([Tabelle1.K30]=0;0;ROUND([Tabelle1.K30];2-(INT(LOG(ABS([Tabelle1.K30])))+1)))" office:value-type="float" office:value="1.2" calcext:value-type="float">
            <text:p>1,2</text:p>
          </table:table-cell>
          <table:table-cell table:formula="of:=ROUND([Tabelle1.L30];ABS(INT(LOG(ABS([Tabelle1.M30])))-1))" office:value-type="float" office:value="0.0013" calcext:value-type="float">
            <text:p>0,0013</text:p>
          </table:table-cell>
          <table:table-cell table:formula="of:=IF([Tabelle1.M30]=0;0;ROUND([Tabelle1.M30];2-(INT(LOG(ABS([Tabelle1.M30])))+1)))" office:value-type="float" office:value="0.0027" calcext:value-type="float">
            <text:p>0,0027</text:p>
          </table:table-cell>
          <table:table-cell table:formula="of:=ROUND([Tabelle1.N30];ABS(INT(LOG(ABS([Tabelle1.O30])))-1))" office:value-type="float" office:value="-15.9" calcext:value-type="float">
            <text:p>-15,9</text:p>
          </table:table-cell>
          <table:table-cell table:formula="of:=IF([Tabelle1.O30]=0;0;ROUND([Tabelle1.O30];2-(INT(LOG(ABS([Tabelle1.O30])))+1)))" office:value-type="float" office:value="1.8" calcext:value-type="float">
            <text:p>1,8</text:p>
          </table:table-cell>
          <table:table-cell table:formula="of:=ROUND([Tabelle1.P30];ABS(INT(LOG(ABS([Tabelle1.Q30])))-1))" office:value-type="float" office:value="0.31" calcext:value-type="float">
            <text:p>0,31</text:p>
          </table:table-cell>
          <table:table-cell table:formula="of:=IF([Tabelle1.Q30]=0;0;ROUND([Tabelle1.Q30];2-(INT(LOG(ABS([Tabelle1.Q30])))+1)))" office:value-type="float" office:value="0.025" calcext:value-type="float">
            <text:p>0,025</text:p>
          </table:table-cell>
          <table:table-cell table:formula="of:=ROUND([Tabelle1.R30];2)" office:value-type="float" office:value="26.35" calcext:value-type="float">
            <text:p>26,35</text:p>
          </table:table-cell>
          <table:table-cell table:formula="of:=ROUND([Tabelle1.S30];2)" office:value-type="float" office:value="9.2" calcext:value-type="float">
            <text:p>9,2</text:p>
          </table:table-cell>
        </table:table-row>
        <table:table-row table:style-name="ro1">
          <table:table-cell table:formula="of:=[Tabelle1.A31]" office:value-type="float" office:value="17" calcext:value-type="float">
            <text:p>17</text:p>
          </table:table-cell>
          <table:table-cell table:formula="of:=[Tabelle1.B31]" office:value-type="float" office:value="55" calcext:value-type="float">
            <text:p>55</text:p>
          </table:table-cell>
          <table:table-cell table:formula="of:=[Tabelle1.C31]" office:value-type="float" office:value="1.475" calcext:value-type="float">
            <text:p>1,475</text:p>
          </table:table-cell>
          <table:table-cell table:formula="of:=ROUND([Tabelle1.D31];ABS(INT(LOG(ABS([Tabelle1.E31])))-1))" office:value-type="float" office:value="-8.8" calcext:value-type="float">
            <text:p>-8,8</text:p>
          </table:table-cell>
          <table:table-cell table:formula="of:=IF([Tabelle1.E31]=0;0;ROUND([Tabelle1.E31];2-(INT(LOG(ABS([Tabelle1.E31])))+1)))" office:value-type="float" office:value="1.5" calcext:value-type="float">
            <text:p>1,5</text:p>
          </table:table-cell>
          <table:table-cell table:formula="of:=ROUND([Tabelle1.F31];ABS(INT(LOG(ABS([Tabelle1.G31])))-1))" office:value-type="float" office:value="9.3" calcext:value-type="float">
            <text:p>9,3</text:p>
          </table:table-cell>
          <table:table-cell table:formula="of:=IF([Tabelle1.G31]=0;0;ROUND([Tabelle1.G31];2-(INT(LOG(ABS([Tabelle1.G31])))+1)))" office:value-type="float" office:value="1" calcext:value-type="float">
            <text:p>1</text:p>
          </table:table-cell>
          <table:table-cell table:formula="of:=ROUND([Tabelle1.H31];ABS(INT(LOG(ABS([Tabelle1.I31])))-1))" office:value-type="float" office:value="-1.4" calcext:value-type="float">
            <text:p>-1,4</text:p>
          </table:table-cell>
          <table:table-cell table:formula="of:=IF([Tabelle1.I31]=0;0;ROUND([Tabelle1.I31];2-(INT(LOG(ABS([Tabelle1.I31])))+1)))" office:value-type="float" office:value="2.9" calcext:value-type="float">
            <text:p>2,9</text:p>
          </table:table-cell>
          <table:table-cell table:formula="of:=ROUND([Tabelle1.J31];ABS(INT(LOG(ABS([Tabelle1.K31])))-1))" office:value-type="float" office:value="3.8" calcext:value-type="float">
            <text:p>3,8</text:p>
          </table:table-cell>
          <table:table-cell table:formula="of:=IF([Tabelle1.K31]=0;0;ROUND([Tabelle1.K31];2-(INT(LOG(ABS([Tabelle1.K31])))+1)))" office:value-type="float" office:value="1.4" calcext:value-type="float">
            <text:p>1,4</text:p>
          </table:table-cell>
          <table:table-cell table:formula="of:=ROUND([Tabelle1.L31];ABS(INT(LOG(ABS([Tabelle1.M31])))-1))" office:value-type="float" office:value="0.0008" calcext:value-type="float">
            <text:p>0,0008</text:p>
          </table:table-cell>
          <table:table-cell table:formula="of:=IF([Tabelle1.M31]=0;0;ROUND([Tabelle1.M31];2-(INT(LOG(ABS([Tabelle1.M31])))+1)))" office:value-type="float" office:value="0.0014" calcext:value-type="float">
            <text:p>0,0014</text:p>
          </table:table-cell>
          <table:table-cell table:formula="of:=ROUND([Tabelle1.N31];ABS(INT(LOG(ABS([Tabelle1.O31])))-1))" office:value-type="float" office:value="-17.6" calcext:value-type="float">
            <text:p>-17,6</text:p>
          </table:table-cell>
          <table:table-cell table:formula="of:=IF([Tabelle1.O31]=0;0;ROUND([Tabelle1.O31];2-(INT(LOG(ABS([Tabelle1.O31])))+1)))" office:value-type="float" office:value="1.9" calcext:value-type="float">
            <text:p>1,9</text:p>
          </table:table-cell>
          <table:table-cell table:formula="of:=ROUND([Tabelle1.P31];ABS(INT(LOG(ABS([Tabelle1.Q31])))-1))" office:value-type="float" office:value="0.316" calcext:value-type="float">
            <text:p>0,316</text:p>
          </table:table-cell>
          <table:table-cell table:formula="of:=IF([Tabelle1.Q31]=0;0;ROUND([Tabelle1.Q31];2-(INT(LOG(ABS([Tabelle1.Q31])))+1)))" office:value-type="float" office:value="0.028" calcext:value-type="float">
            <text:p>0,028</text:p>
          </table:table-cell>
          <table:table-cell table:formula="of:=ROUND([Tabelle1.R31];2)" office:value-type="float" office:value="26.17" calcext:value-type="float">
            <text:p>26,17</text:p>
          </table:table-cell>
          <table:table-cell table:formula="of:=ROUND([Tabelle1.S31];2)" office:value-type="float" office:value="7.14" calcext:value-type="float">
            <text:p>7,14</text:p>
          </table:table-cell>
        </table:table-row>
        <table:table-row table:style-name="ro1">
          <table:table-cell table:formula="of:=[Tabelle1.A32]" office:value-type="float" office:value="16" calcext:value-type="float">
            <text:p>16</text:p>
          </table:table-cell>
          <table:table-cell table:formula="of:=[Tabelle1.B32]" office:value-type="float" office:value="56" calcext:value-type="float">
            <text:p>56</text:p>
          </table:table-cell>
          <table:table-cell table:formula="of:=[Tabelle1.C32]" office:value-type="float" office:value="1.5" calcext:value-type="float">
            <text:p>1,5</text:p>
          </table:table-cell>
          <table:table-cell table:formula="of:=ROUND([Tabelle1.D32];ABS(INT(LOG(ABS([Tabelle1.E32])))-1))" office:value-type="float" office:value="-13.3" calcext:value-type="float">
            <text:p>-13,3</text:p>
          </table:table-cell>
          <table:table-cell table:formula="of:=IF([Tabelle1.E32]=0;0;ROUND([Tabelle1.E32];2-(INT(LOG(ABS([Tabelle1.E32])))+1)))" office:value-type="float" office:value="1.5" calcext:value-type="float">
            <text:p>1,5</text:p>
          </table:table-cell>
          <table:table-cell table:formula="of:=ROUND([Tabelle1.F32];ABS(INT(LOG(ABS([Tabelle1.G32])))-1))" office:value-type="float" office:value="12.25" calcext:value-type="float">
            <text:p>12,25</text:p>
          </table:table-cell>
          <table:table-cell table:formula="of:=IF([Tabelle1.G32]=0;0;ROUND([Tabelle1.G32];2-(INT(LOG(ABS([Tabelle1.G32])))+1)))" office:value-type="float" office:value="0.99" calcext:value-type="float">
            <text:p>0,99</text:p>
          </table:table-cell>
          <table:table-cell table:formula="of:=ROUND([Tabelle1.H32];ABS(INT(LOG(ABS([Tabelle1.I32])))-1))" office:value-type="float" office:value="18.6" calcext:value-type="float">
            <text:p>18,6</text:p>
          </table:table-cell>
          <table:table-cell table:formula="of:=IF([Tabelle1.I32]=0;0;ROUND([Tabelle1.I32];2-(INT(LOG(ABS([Tabelle1.I32])))+1)))" office:value-type="float" office:value="2.6" calcext:value-type="float">
            <text:p>2,6</text:p>
          </table:table-cell>
          <table:table-cell table:formula="of:=ROUND([Tabelle1.J32];ABS(INT(LOG(ABS([Tabelle1.K32])))-1))" office:value-type="float" office:value="3.2" calcext:value-type="float">
            <text:p>3,2</text:p>
          </table:table-cell>
          <table:table-cell table:formula="of:=IF([Tabelle1.K32]=0;0;ROUND([Tabelle1.K32];2-(INT(LOG(ABS([Tabelle1.K32])))+1)))" office:value-type="float" office:value="1.3" calcext:value-type="float">
            <text:p>1,3</text:p>
          </table:table-cell>
          <table:table-cell table:formula="of:=ROUND([Tabelle1.L32];ABS(INT(LOG(ABS([Tabelle1.M32])))-1))" office:value-type="float" office:value="0.000078" calcext:value-type="float">
            <text:p>0,000078</text:p>
          </table:table-cell>
          <table:table-cell table:formula="of:=IF([Tabelle1.M32]=0;0;ROUND([Tabelle1.M32];2-(INT(LOG(ABS([Tabelle1.M32])))+1)))" office:value-type="float" office:value="0.000088" calcext:value-type="float">
            <text:p>0,000088</text:p>
          </table:table-cell>
          <table:table-cell table:formula="of:=ROUND([Tabelle1.N32];ABS(INT(LOG(ABS([Tabelle1.O32])))-1))" office:value-type="float" office:value="-23.5" calcext:value-type="float">
            <text:p>-23,5</text:p>
          </table:table-cell>
          <table:table-cell table:formula="of:=IF([Tabelle1.O32]=0;0;ROUND([Tabelle1.O32];2-(INT(LOG(ABS([Tabelle1.O32])))+1)))" office:value-type="float" office:value="1.9" calcext:value-type="float">
            <text:p>1,9</text:p>
          </table:table-cell>
          <table:table-cell table:formula="of:=ROUND([Tabelle1.P32];ABS(INT(LOG(ABS([Tabelle1.Q32])))-1))" office:value-type="float" office:value="0.326" calcext:value-type="float">
            <text:p>0,326</text:p>
          </table:table-cell>
          <table:table-cell table:formula="of:=IF([Tabelle1.Q32]=0;0;ROUND([Tabelle1.Q32];2-(INT(LOG(ABS([Tabelle1.Q32])))+1)))" office:value-type="float" office:value="0.024" calcext:value-type="float">
            <text:p>0,024</text:p>
          </table:table-cell>
          <table:table-cell table:formula="of:=ROUND([Tabelle1.R32];2)" office:value-type="float" office:value="25.06" calcext:value-type="float">
            <text:p>25,06</text:p>
          </table:table-cell>
          <table:table-cell table:formula="of:=ROUND([Tabelle1.S32];2)" office:value-type="float" office:value="6.88" calcext:value-type="float">
            <text:p>6,88</text:p>
          </table:table-cell>
        </table:table-row>
        <table:table-row table:style-name="ro1">
          <table:table-cell table:formula="of:=[Tabelle1.A33]" office:value-type="float" office:value="15" calcext:value-type="float">
            <text:p>15</text:p>
          </table:table-cell>
          <table:table-cell table:formula="of:=[Tabelle1.B33]" office:value-type="float" office:value="57" calcext:value-type="float">
            <text:p>57</text:p>
          </table:table-cell>
          <table:table-cell table:formula="of:=[Tabelle1.C33]" office:value-type="float" office:value="1.525" calcext:value-type="float">
            <text:p>1,525</text:p>
          </table:table-cell>
          <table:table-cell table:formula="of:=ROUND([Tabelle1.D33];ABS(INT(LOG(ABS([Tabelle1.E33])))-1))" office:value-type="float" office:value="-22.93" calcext:value-type="float">
            <text:p>-22,93</text:p>
          </table:table-cell>
          <table:table-cell table:formula="of:=IF([Tabelle1.E33]=0;0;ROUND([Tabelle1.E33];2-(INT(LOG(ABS([Tabelle1.E33])))+1)))" office:value-type="float" office:value="0.45" calcext:value-type="float">
            <text:p>0,45</text:p>
          </table:table-cell>
          <table:table-cell table:formula="of:=ROUND([Tabelle1.F33];ABS(INT(LOG(ABS([Tabelle1.G33])))-1))" office:value-type="float" office:value="18.18" calcext:value-type="float">
            <text:p>18,18</text:p>
          </table:table-cell>
          <table:table-cell table:formula="of:=IF([Tabelle1.G33]=0;0;ROUND([Tabelle1.G33];2-(INT(LOG(ABS([Tabelle1.G33])))+1)))" office:value-type="float" office:value="0.3" calcext:value-type="float">
            <text:p>0,3</text:p>
          </table:table-cell>
          <table:table-cell table:formula="of:=ROUND([Tabelle1.H33];ABS(INT(LOG(ABS([Tabelle1.I33])))-1))" office:value-type="float" office:value="22.4" calcext:value-type="float">
            <text:p>22,4</text:p>
          </table:table-cell>
          <table:table-cell table:formula="of:=IF([Tabelle1.I33]=0;0;ROUND([Tabelle1.I33];2-(INT(LOG(ABS([Tabelle1.I33])))+1)))" office:value-type="float" office:value="0.12" calcext:value-type="float">
            <text:p>0,12</text:p>
          </table:table-cell>
          <table:table-cell table:formula="of:=ROUND([Tabelle1.J33];ABS(INT(LOG(ABS([Tabelle1.K33])))-1))" office:value-type="float" office:value="1.36" calcext:value-type="float">
            <text:p>1,36</text:p>
          </table:table-cell>
          <table:table-cell table:formula="of:=IF([Tabelle1.K33]=0;0;ROUND([Tabelle1.K33];2-(INT(LOG(ABS([Tabelle1.K33])))+1)))" office:value-type="float" office:value="0.058" calcext:value-type="float">
            <text:p>0,058</text:p>
          </table:table-cell>
          <table:table-cell table:formula="of:=ROUND([Tabelle1.L33];ABS(INT(LOG(ABS([Tabelle1.M33])))-1))" office:value-type="float" office:value="0.00000059" calcext:value-type="float">
            <text:p>0,00000059</text:p>
          </table:table-cell>
          <table:table-cell table:formula="of:=IF([Tabelle1.M33]=0;0;ROUND([Tabelle1.M33];2-(INT(LOG(ABS([Tabelle1.M33])))+1)))" office:value-type="float" office:value="0.00000028" calcext:value-type="float">
            <text:p>0,00000028</text:p>
          </table:table-cell>
          <table:table-cell table:formula="of:=ROUND([Tabelle1.N33];ABS(INT(LOG(ABS([Tabelle1.O33])))-1))" office:value-type="float" office:value="-35.05" calcext:value-type="float">
            <text:p>-35,05</text:p>
          </table:table-cell>
          <table:table-cell table:formula="of:=IF([Tabelle1.O33]=0;0;ROUND([Tabelle1.O33];2-(INT(LOG(ABS([Tabelle1.O33])))+1)))" office:value-type="float" office:value="0.63" calcext:value-type="float">
            <text:p>0,63</text:p>
          </table:table-cell>
          <table:table-cell table:formula="of:=ROUND([Tabelle1.P33];ABS(INT(LOG(ABS([Tabelle1.Q33])))-1))" office:value-type="float" office:value="0.334" calcext:value-type="float">
            <text:p>0,334</text:p>
          </table:table-cell>
          <table:table-cell table:formula="of:=IF([Tabelle1.Q33]=0;0;ROUND([Tabelle1.Q33];2-(INT(LOG(ABS([Tabelle1.Q33])))+1)))" office:value-type="float" office:value="0.015" calcext:value-type="float">
            <text:p>0,015</text:p>
          </table:table-cell>
          <table:table-cell table:formula="of:=ROUND([Tabelle1.R33];2)" office:value-type="float" office:value="24.7" calcext:value-type="float">
            <text:p>24,7</text:p>
          </table:table-cell>
          <table:table-cell table:formula="of:=ROUND([Tabelle1.S33];2)" office:value-type="float" office:value="5.41" calcext:value-type="float">
            <text:p>5,41</text:p>
          </table:table-cell>
        </table:table-row>
        <table:table-row table:style-name="ro1">
          <table:table-cell table:formula="of:=[Tabelle1.A34]" office:value-type="float" office:value="14" calcext:value-type="float">
            <text:p>14</text:p>
          </table:table-cell>
          <table:table-cell table:formula="of:=[Tabelle1.B34]" office:value-type="float" office:value="58" calcext:value-type="float">
            <text:p>58</text:p>
          </table:table-cell>
          <table:table-cell table:formula="of:=[Tabelle1.C34]" office:value-type="float" office:value="1.55" calcext:value-type="float">
            <text:p>1,55</text:p>
          </table:table-cell>
          <table:table-cell table:formula="of:=ROUND([Tabelle1.D34];ABS(INT(LOG(ABS([Tabelle1.E34])))-1))" office:value-type="float" office:value="-8.9" calcext:value-type="float">
            <text:p>-8,9</text:p>
          </table:table-cell>
          <table:table-cell table:formula="of:=IF([Tabelle1.E34]=0;0;ROUND([Tabelle1.E34];2-(INT(LOG(ABS([Tabelle1.E34])))+1)))" office:value-type="float" office:value="4.1" calcext:value-type="float">
            <text:p>4,1</text:p>
          </table:table-cell>
          <table:table-cell table:formula="of:=ROUND([Tabelle1.F34];ABS(INT(LOG(ABS([Tabelle1.G34])))-1))" office:value-type="float" office:value="13.7" calcext:value-type="float">
            <text:p>13,7</text:p>
          </table:table-cell>
          <table:table-cell table:formula="of:=IF([Tabelle1.G34]=0;0;ROUND([Tabelle1.G34];2-(INT(LOG(ABS([Tabelle1.G34])))+1)))" office:value-type="float" office:value="1.2" calcext:value-type="float">
            <text:p>1,2</text:p>
          </table:table-cell>
          <table:table-cell table:formula="of:=ROUND([Tabelle1.H34];ABS(INT(LOG(ABS([Tabelle1.I34])))-1))" office:value-type="float" office:value="1.7" calcext:value-type="float">
            <text:p>1,7</text:p>
          </table:table-cell>
          <table:table-cell table:formula="of:=IF([Tabelle1.I34]=0;0;ROUND([Tabelle1.I34];2-(INT(LOG(ABS([Tabelle1.I34])))+1)))" office:value-type="float" office:value="2.4" calcext:value-type="float">
            <text:p>2,4</text:p>
          </table:table-cell>
          <table:table-cell table:formula="of:=ROUND([Tabelle1.J34];ABS(INT(LOG(ABS([Tabelle1.K34])))-1))" office:value-type="float" office:value="2.3" calcext:value-type="float">
            <text:p>2,3</text:p>
          </table:table-cell>
          <table:table-cell table:formula="of:=IF([Tabelle1.K34]=0;0;ROUND([Tabelle1.K34];2-(INT(LOG(ABS([Tabelle1.K34])))+1)))" office:value-type="float" office:value="1.2" calcext:value-type="float">
            <text:p>1,2</text:p>
          </table:table-cell>
          <table:table-cell table:formula="of:=ROUND([Tabelle1.L34];ABS(INT(LOG(ABS([Tabelle1.M34])))-1))" office:value-type="float" office:value="0.03" calcext:value-type="float">
            <text:p>0,03</text:p>
          </table:table-cell>
          <table:table-cell table:formula="of:=IF([Tabelle1.M34]=0;0;ROUND([Tabelle1.M34];2-(INT(LOG(ABS([Tabelle1.M34])))+1)))" office:value-type="float" office:value="0.14" calcext:value-type="float">
            <text:p>0,14</text:p>
          </table:table-cell>
          <table:table-cell table:formula="of:=ROUND([Tabelle1.N34];ABS(INT(LOG(ABS([Tabelle1.O34])))-1))" office:value-type="float" office:value="-25.9" calcext:value-type="float">
            <text:p>-25,9</text:p>
          </table:table-cell>
          <table:table-cell table:formula="of:=IF([Tabelle1.O34]=0;0;ROUND([Tabelle1.O34];2-(INT(LOG(ABS([Tabelle1.O34])))+1)))" office:value-type="float" office:value="2.4" calcext:value-type="float">
            <text:p>2,4</text:p>
          </table:table-cell>
          <table:table-cell table:formula="of:=ROUND([Tabelle1.P34];ABS(INT(LOG(ABS([Tabelle1.Q34])))-1))" office:value-type="float" office:value="0.335" calcext:value-type="float">
            <text:p>0,335</text:p>
          </table:table-cell>
          <table:table-cell table:formula="of:=IF([Tabelle1.Q34]=0;0;ROUND([Tabelle1.Q34];2-(INT(LOG(ABS([Tabelle1.Q34])))+1)))" office:value-type="float" office:value="0.022" calcext:value-type="float">
            <text:p>0,022</text:p>
          </table:table-cell>
          <table:table-cell table:formula="of:=ROUND([Tabelle1.R34];2)" office:value-type="float" office:value="22.52" calcext:value-type="float">
            <text:p>22,52</text:p>
          </table:table-cell>
          <table:table-cell table:formula="of:=ROUND([Tabelle1.S34];2)" office:value-type="float" office:value="6.86" calcext:value-type="float">
            <text:p>6,86</text:p>
          </table:table-cell>
        </table:table-row>
        <table:table-row table:style-name="ro1">
          <table:table-cell table:formula="of:=[Tabelle1.A35]" office:value-type="float" office:value="13" calcext:value-type="float">
            <text:p>13</text:p>
          </table:table-cell>
          <table:table-cell table:formula="of:=[Tabelle1.B35]" office:value-type="float" office:value="59" calcext:value-type="float">
            <text:p>59</text:p>
          </table:table-cell>
          <table:table-cell table:formula="of:=[Tabelle1.C35]" office:value-type="float" office:value="1.575" calcext:value-type="float">
            <text:p>1,575</text:p>
          </table:table-cell>
          <table:table-cell table:formula="of:=ROUND([Tabelle1.D35];ABS(INT(LOG(ABS([Tabelle1.E35])))-1))" office:value-type="float" office:value="-15.1" calcext:value-type="float">
            <text:p>-15,1</text:p>
          </table:table-cell>
          <table:table-cell table:formula="of:=IF([Tabelle1.E35]=0;0;ROUND([Tabelle1.E35];2-(INT(LOG(ABS([Tabelle1.E35])))+1)))" office:value-type="float" office:value="1.8" calcext:value-type="float">
            <text:p>1,8</text:p>
          </table:table-cell>
          <table:table-cell table:formula="of:=ROUND([Tabelle1.F35];ABS(INT(LOG(ABS([Tabelle1.G35])))-1))" office:value-type="float" office:value="13.4" calcext:value-type="float">
            <text:p>13,4</text:p>
          </table:table-cell>
          <table:table-cell table:formula="of:=IF([Tabelle1.G35]=0;0;ROUND([Tabelle1.G35];2-(INT(LOG(ABS([Tabelle1.G35])))+1)))" office:value-type="float" office:value="1" calcext:value-type="float">
            <text:p>1</text:p>
          </table:table-cell>
          <table:table-cell table:formula="of:=ROUND([Tabelle1.H35];ABS(INT(LOG(ABS([Tabelle1.I35])))-1))" office:value-type="float" office:value="0.4" calcext:value-type="float">
            <text:p>0,4</text:p>
          </table:table-cell>
          <table:table-cell table:formula="of:=IF([Tabelle1.I35]=0;0;ROUND([Tabelle1.I35];2-(INT(LOG(ABS([Tabelle1.I35])))+1)))" office:value-type="float" office:value="3" calcext:value-type="float">
            <text:p>3</text:p>
          </table:table-cell>
          <table:table-cell table:formula="of:=ROUND([Tabelle1.J35];ABS(INT(LOG(ABS([Tabelle1.K35])))-1))" office:value-type="float" office:value="2.9" calcext:value-type="float">
            <text:p>2,9</text:p>
          </table:table-cell>
          <table:table-cell table:formula="of:=IF([Tabelle1.K35]=0;0;ROUND([Tabelle1.K35];2-(INT(LOG(ABS([Tabelle1.K35])))+1)))" office:value-type="float" office:value="1.5" calcext:value-type="float">
            <text:p>1,5</text:p>
          </table:table-cell>
          <table:table-cell table:formula="of:=ROUND([Tabelle1.L35];ABS(INT(LOG(ABS([Tabelle1.M35])))-1))" office:value-type="float" office:value="0.00003" calcext:value-type="float">
            <text:p>0,00003</text:p>
          </table:table-cell>
          <table:table-cell table:formula="of:=IF([Tabelle1.M35]=0;0;ROUND([Tabelle1.M35];2-(INT(LOG(ABS([Tabelle1.M35])))+1)))" office:value-type="float" office:value="0.000056" calcext:value-type="float">
            <text:p>0,000056</text:p>
          </table:table-cell>
          <table:table-cell table:formula="of:=ROUND([Tabelle1.N35];ABS(INT(LOG(ABS([Tabelle1.O35])))-1))" office:value-type="float" office:value="-25.7" calcext:value-type="float">
            <text:p>-25,7</text:p>
          </table:table-cell>
          <table:table-cell table:formula="of:=IF([Tabelle1.O35]=0;0;ROUND([Tabelle1.O35];2-(INT(LOG(ABS([Tabelle1.O35])))+1)))" office:value-type="float" office:value="2" calcext:value-type="float">
            <text:p>2</text:p>
          </table:table-cell>
          <table:table-cell table:formula="of:=ROUND([Tabelle1.P35];ABS(INT(LOG(ABS([Tabelle1.Q35])))-1))" office:value-type="float" office:value="0.329" calcext:value-type="float">
            <text:p>0,329</text:p>
          </table:table-cell>
          <table:table-cell table:formula="of:=IF([Tabelle1.Q35]=0;0;ROUND([Tabelle1.Q35];2-(INT(LOG(ABS([Tabelle1.Q35])))+1)))" office:value-type="float" office:value="0.024" calcext:value-type="float">
            <text:p>0,024</text:p>
          </table:table-cell>
          <table:table-cell table:formula="of:=ROUND([Tabelle1.R35];2)" office:value-type="float" office:value="21.21" calcext:value-type="float">
            <text:p>21,21</text:p>
          </table:table-cell>
          <table:table-cell table:formula="of:=ROUND([Tabelle1.S35];2)" office:value-type="float" office:value="6.88" calcext:value-type="float">
            <text:p>6,88</text:p>
          </table:table-cell>
        </table:table-row>
        <table:table-row table:style-name="ro1">
          <table:table-cell table:formula="of:=[Tabelle1.A36]" office:value-type="float" office:value="12" calcext:value-type="float">
            <text:p>12</text:p>
          </table:table-cell>
          <table:table-cell table:formula="of:=[Tabelle1.B36]" office:value-type="float" office:value="60" calcext:value-type="float">
            <text:p>60</text:p>
          </table:table-cell>
          <table:table-cell table:formula="of:=[Tabelle1.C36]" office:value-type="float" office:value="1.6" calcext:value-type="float">
            <text:p>1,6</text:p>
          </table:table-cell>
          <table:table-cell table:formula="of:=ROUND([Tabelle1.D36];ABS(INT(LOG(ABS([Tabelle1.E36])))-1))" office:value-type="float" office:value="5.002" calcext:value-type="float">
            <text:p>5,002</text:p>
          </table:table-cell>
          <table:table-cell table:formula="of:=IF([Tabelle1.E36]=0;0;ROUND([Tabelle1.E36];2-(INT(LOG(ABS([Tabelle1.E36])))+1)))" office:value-type="float" office:value="0.033" calcext:value-type="float">
            <text:p>0,033</text:p>
          </table:table-cell>
          <table:table-cell table:formula="of:=ROUND([Tabelle1.F36];ABS(INT(LOG(ABS([Tabelle1.G36])))-1))" office:value-type="float" office:value="0.202" calcext:value-type="float">
            <text:p>0,202</text:p>
          </table:table-cell>
          <table:table-cell table:formula="of:=IF([Tabelle1.G36]=0;0;ROUND([Tabelle1.G36];2-(INT(LOG(ABS([Tabelle1.G36])))+1)))" office:value-type="float" office:value="0.02" calcext:value-type="float">
            <text:p>0,02</text:p>
          </table:table-cell>
          <table:table-cell table:formula="of:=ROUND([Tabelle1.H36];ABS(INT(LOG(ABS([Tabelle1.I36])))-1))" office:value-type="float" office:value="3" calcext:value-type="float">
            <text:p>3</text:p>
          </table:table-cell>
          <table:table-cell table:formula="of:=IF([Tabelle1.I36]=0;0;ROUND([Tabelle1.I36];2-(INT(LOG(ABS([Tabelle1.I36])))+1)))" office:value-type="float" office:value="5.1" calcext:value-type="float">
            <text:p>5,1</text:p>
          </table:table-cell>
          <table:table-cell table:formula="of:=ROUND([Tabelle1.J36];ABS(INT(LOG(ABS([Tabelle1.K36])))-1))" office:value-type="float" office:value="4.784" calcext:value-type="float">
            <text:p>4,784</text:p>
          </table:table-cell>
          <table:table-cell table:formula="of:=IF([Tabelle1.K36]=0;0;ROUND([Tabelle1.K36];2-(INT(LOG(ABS([Tabelle1.K36])))+1)))" office:value-type="float" office:value="0.016" calcext:value-type="float">
            <text:p>0,016</text:p>
          </table:table-cell>
          <table:table-cell table:formula="of:=ROUND([Tabelle1.L36];ABS(INT(LOG(ABS([Tabelle1.M36])))-1))" office:value-type="float" office:value="3.38" calcext:value-type="float">
            <text:p>3,38</text:p>
          </table:table-cell>
          <table:table-cell table:formula="of:=IF([Tabelle1.M36]=0;0;ROUND([Tabelle1.M36];2-(INT(LOG(ABS([Tabelle1.M36])))+1)))" office:value-type="float" office:value="0.1" calcext:value-type="float">
            <text:p>0,1</text:p>
          </table:table-cell>
          <table:table-cell table:formula="of:=ROUND([Tabelle1.N36];ABS(INT(LOG(ABS([Tabelle1.O36])))-1))" office:value-type="float" office:value="1.989" calcext:value-type="float">
            <text:p>1,989</text:p>
          </table:table-cell>
          <table:table-cell table:formula="of:=IF([Tabelle1.O36]=0;0;ROUND([Tabelle1.O36];2-(INT(LOG(ABS([Tabelle1.O36])))+1)))" office:value-type="float" office:value="0.072" calcext:value-type="float">
            <text:p>0,072</text:p>
          </table:table-cell>
          <table:table-cell table:formula="of:=ROUND([Tabelle1.P36];ABS(INT(LOG(ABS([Tabelle1.Q36])))-1))" office:value-type="float" office:value="0.2958" calcext:value-type="float">
            <text:p>0,2958</text:p>
          </table:table-cell>
          <table:table-cell table:formula="of:=IF([Tabelle1.Q36]=0;0;ROUND([Tabelle1.Q36];2-(INT(LOG(ABS([Tabelle1.Q36])))+1)))" office:value-type="float" office:value="0.0095" calcext:value-type="float">
            <text:p>0,0095</text:p>
          </table:table-cell>
          <table:table-cell table:formula="of:=ROUND([Tabelle1.R36];2)" office:value-type="float" office:value="26.04" calcext:value-type="float">
            <text:p>26,04</text:p>
          </table:table-cell>
          <table:table-cell table:formula="of:=ROUND([Tabelle1.S36];2)" office:value-type="float" office:value="1.06" calcext:value-type="float">
            <text:p>1,06</text:p>
          </table:table-cell>
        </table:table-row>
        <table:table-row table:style-name="ro1">
          <table:table-cell table:formula="of:=[Tabelle1.A37]" office:value-type="float" office:value="11" calcext:value-type="float">
            <text:p>11</text:p>
          </table:table-cell>
          <table:table-cell table:formula="of:=[Tabelle1.B37]" office:value-type="float" office:value="61" calcext:value-type="float">
            <text:p>61</text:p>
          </table:table-cell>
          <table:table-cell table:formula="of:=[Tabelle1.C37]" office:value-type="float" office:value="1.625" calcext:value-type="float">
            <text:p>1,625</text:p>
          </table:table-cell>
          <table:table-cell table:formula="of:=ROUND([Tabelle1.D37];ABS(INT(LOG(ABS([Tabelle1.E37])))-1))" office:value-type="float" office:value="-2.5" calcext:value-type="float">
            <text:p>-2,5</text:p>
          </table:table-cell>
          <table:table-cell table:formula="of:=IF([Tabelle1.E37]=0;0;ROUND([Tabelle1.E37];2-(INT(LOG(ABS([Tabelle1.E37])))+1)))" office:value-type="float" office:value="3.5" calcext:value-type="float">
            <text:p>3,5</text:p>
          </table:table-cell>
          <table:table-cell table:formula="of:=ROUND([Tabelle1.F37];ABS(INT(LOG(ABS([Tabelle1.G37])))-1))" office:value-type="float" office:value="1.91" calcext:value-type="float">
            <text:p>1,91</text:p>
          </table:table-cell>
          <table:table-cell table:formula="of:=IF([Tabelle1.G37]=0;0;ROUND([Tabelle1.G37];2-(INT(LOG(ABS([Tabelle1.G37])))+1)))" office:value-type="float" office:value="0.81" calcext:value-type="float">
            <text:p>0,81</text:p>
          </table:table-cell>
          <table:table-cell table:formula="of:=ROUND([Tabelle1.H37];ABS(INT(LOG(ABS([Tabelle1.I37])))-1))" office:value-type="float" office:value="-1.1" calcext:value-type="float">
            <text:p>-1,1</text:p>
          </table:table-cell>
          <table:table-cell table:formula="of:=IF([Tabelle1.I37]=0;0;ROUND([Tabelle1.I37];2-(INT(LOG(ABS([Tabelle1.I37])))+1)))" office:value-type="float" office:value="2" calcext:value-type="float">
            <text:p>2</text:p>
          </table:table-cell>
          <table:table-cell table:formula="of:=ROUND([Tabelle1.J37];ABS(INT(LOG(ABS([Tabelle1.K37])))-1))" office:value-type="float" office:value="3.67" calcext:value-type="float">
            <text:p>3,67</text:p>
          </table:table-cell>
          <table:table-cell table:formula="of:=IF([Tabelle1.K37]=0;0;ROUND([Tabelle1.K37];2-(INT(LOG(ABS([Tabelle1.K37])))+1)))" office:value-type="float" office:value="0.98" calcext:value-type="float">
            <text:p>0,98</text:p>
          </table:table-cell>
          <table:table-cell table:formula="of:=ROUND([Tabelle1.L37];ABS(INT(LOG(ABS([Tabelle1.M37])))-1))" office:value-type="float" office:value="-1.02" calcext:value-type="float">
            <text:p>-1,02</text:p>
          </table:table-cell>
          <table:table-cell table:formula="of:=IF([Tabelle1.M37]=0;0;ROUND([Tabelle1.M37];2-(INT(LOG(ABS([Tabelle1.M37])))+1)))" office:value-type="float" office:value="0.13" calcext:value-type="float">
            <text:p>0,13</text:p>
          </table:table-cell>
          <table:table-cell table:formula="of:=ROUND([Tabelle1.N37];ABS(INT(LOG(ABS([Tabelle1.O37])))-1))" office:value-type="float" office:value="0.09" calcext:value-type="float">
            <text:p>0,09</text:p>
          </table:table-cell>
          <table:table-cell table:formula="of:=IF([Tabelle1.O37]=0;0;ROUND([Tabelle1.O37];2-(INT(LOG(ABS([Tabelle1.O37])))+1)))" office:value-type="float" office:value="0.4" calcext:value-type="float">
            <text:p>0,4</text:p>
          </table:table-cell>
          <table:table-cell table:formula="of:=ROUND([Tabelle1.P37];ABS(INT(LOG(ABS([Tabelle1.Q37])))-1))" office:value-type="float" office:value="0.312" calcext:value-type="float">
            <text:p>0,312</text:p>
          </table:table-cell>
          <table:table-cell table:formula="of:=IF([Tabelle1.Q37]=0;0;ROUND([Tabelle1.Q37];2-(INT(LOG(ABS([Tabelle1.Q37])))+1)))" office:value-type="float" office:value="0.025" calcext:value-type="float">
            <text:p>0,025</text:p>
          </table:table-cell>
          <table:table-cell table:formula="of:=ROUND([Tabelle1.R37];2)" office:value-type="float" office:value="22.55" calcext:value-type="float">
            <text:p>22,55</text:p>
          </table:table-cell>
          <table:table-cell table:formula="of:=ROUND([Tabelle1.S37];2)" office:value-type="float" office:value="2.04" calcext:value-type="float">
            <text:p>2,04</text:p>
          </table:table-cell>
        </table:table-row>
        <table:table-row table:style-name="ro1">
          <table:table-cell table:formula="of:=[Tabelle1.A38]" office:value-type="float" office:value="10" calcext:value-type="float">
            <text:p>10</text:p>
          </table:table-cell>
          <table:table-cell table:formula="of:=[Tabelle1.B38]" office:value-type="float" office:value="62" calcext:value-type="float">
            <text:p>62</text:p>
          </table:table-cell>
          <table:table-cell table:formula="of:=[Tabelle1.C38]" office:value-type="float" office:value="1.65" calcext:value-type="float">
            <text:p>1,65</text:p>
          </table:table-cell>
          <table:table-cell table:formula="of:=ROUND([Tabelle1.D38];ABS(INT(LOG(ABS([Tabelle1.E38])))-1))" office:value-type="float" office:value="3.54" calcext:value-type="float">
            <text:p>3,54</text:p>
          </table:table-cell>
          <table:table-cell table:formula="of:=IF([Tabelle1.E38]=0;0;ROUND([Tabelle1.E38];2-(INT(LOG(ABS([Tabelle1.E38])))+1)))" office:value-type="float" office:value="0.69" calcext:value-type="float">
            <text:p>0,69</text:p>
          </table:table-cell>
          <table:table-cell table:formula="of:=ROUND([Tabelle1.F38];ABS(INT(LOG(ABS([Tabelle1.G38])))-1))" office:value-type="float" office:value="0.61" calcext:value-type="float">
            <text:p>0,61</text:p>
          </table:table-cell>
          <table:table-cell table:formula="of:=IF([Tabelle1.G38]=0;0;ROUND([Tabelle1.G38];2-(INT(LOG(ABS([Tabelle1.G38])))+1)))" office:value-type="float" office:value="0.34" calcext:value-type="float">
            <text:p>0,34</text:p>
          </table:table-cell>
          <table:table-cell table:formula="of:=ROUND([Tabelle1.H38];ABS(INT(LOG(ABS([Tabelle1.I38])))-1))" office:value-type="float" office:value="-2" calcext:value-type="float">
            <text:p>-2</text:p>
          </table:table-cell>
          <table:table-cell table:formula="of:=IF([Tabelle1.I38]=0;0;ROUND([Tabelle1.I38];2-(INT(LOG(ABS([Tabelle1.I38])))+1)))" office:value-type="float" office:value="1.6" calcext:value-type="float">
            <text:p>1,6</text:p>
          </table:table-cell>
          <table:table-cell table:formula="of:=ROUND([Tabelle1.J38];ABS(INT(LOG(ABS([Tabelle1.K38])))-1))" office:value-type="float" office:value="4.11" calcext:value-type="float">
            <text:p>4,11</text:p>
          </table:table-cell>
          <table:table-cell table:formula="of:=IF([Tabelle1.K38]=0;0;ROUND([Tabelle1.K38];2-(INT(LOG(ABS([Tabelle1.K38])))+1)))" office:value-type="float" office:value="0.78" calcext:value-type="float">
            <text:p>0,78</text:p>
          </table:table-cell>
          <table:table-cell table:formula="of:=ROUND([Tabelle1.L38];ABS(INT(LOG(ABS([Tabelle1.M38])))-1))" office:value-type="float" office:value="282845135.376151" calcext:value-type="float">
            <text:p>282845135,376151</text:p>
          </table:table-cell>
          <table:table-cell table:formula="of:=IF([Tabelle1.M38]=0;0;ROUND([Tabelle1.M38];2-(INT(LOG(ABS([Tabelle1.M38])))+1)))" office:value-type="float" office:value="210000000" calcext:value-type="float">
            <text:p>210000000</text:p>
          </table:table-cell>
          <table:table-cell table:formula="of:=ROUND([Tabelle1.N38];ABS(INT(LOG(ABS([Tabelle1.O38])))-1))" office:value-type="float" office:value="43.5" calcext:value-type="float">
            <text:p>43,5</text:p>
          </table:table-cell>
          <table:table-cell table:formula="of:=IF([Tabelle1.O38]=0;0;ROUND([Tabelle1.O38];2-(INT(LOG(ABS([Tabelle1.O38])))+1)))" office:value-type="float" office:value="5.4" calcext:value-type="float">
            <text:p>5,4</text:p>
          </table:table-cell>
          <table:table-cell table:formula="of:=ROUND([Tabelle1.P38];ABS(INT(LOG(ABS([Tabelle1.Q38])))-1))" office:value-type="float" office:value="0.298" calcext:value-type="float">
            <text:p>0,298</text:p>
          </table:table-cell>
          <table:table-cell table:formula="of:=IF([Tabelle1.Q38]=0;0;ROUND([Tabelle1.Q38];2-(INT(LOG(ABS([Tabelle1.Q38])))+1)))" office:value-type="float" office:value="0.016" calcext:value-type="float">
            <text:p>0,016</text:p>
          </table:table-cell>
          <table:table-cell table:formula="of:=ROUND([Tabelle1.R38];2)" office:value-type="float" office:value="22.95" calcext:value-type="float">
            <text:p>22,95</text:p>
          </table:table-cell>
          <table:table-cell table:formula="of:=ROUND([Tabelle1.S38];2)" office:value-type="float" office:value="1.09" calcext:value-type="float">
            <text:p>1,09</text:p>
          </table:table-cell>
        </table:table-row>
        <table:table-row table:style-name="ro1">
          <table:table-cell table:formula="of:=[Tabelle1.A39]" office:value-type="float" office:value="9" calcext:value-type="float">
            <text:p>9</text:p>
          </table:table-cell>
          <table:table-cell table:formula="of:=[Tabelle1.B39]" office:value-type="float" office:value="63" calcext:value-type="float">
            <text:p>63</text:p>
          </table:table-cell>
          <table:table-cell table:formula="of:=[Tabelle1.C39]" office:value-type="float" office:value="1.675" calcext:value-type="float">
            <text:p>1,675</text:p>
          </table:table-cell>
          <table:table-cell table:formula="of:=ROUND([Tabelle1.D39];ABS(INT(LOG(ABS([Tabelle1.E39])))-1))" office:value-type="float" office:value="3.71" calcext:value-type="float">
            <text:p>3,71</text:p>
          </table:table-cell>
          <table:table-cell table:formula="of:=IF([Tabelle1.E39]=0;0;ROUND([Tabelle1.E39];2-(INT(LOG(ABS([Tabelle1.E39])))+1)))" office:value-type="float" office:value="0.64" calcext:value-type="float">
            <text:p>0,64</text:p>
          </table:table-cell>
          <table:table-cell table:formula="of:=ROUND([Tabelle1.F39];ABS(INT(LOG(ABS([Tabelle1.G39])))-1))" office:value-type="float" office:value="0.53" calcext:value-type="float">
            <text:p>0,53</text:p>
          </table:table-cell>
          <table:table-cell table:formula="of:=IF([Tabelle1.G39]=0;0;ROUND([Tabelle1.G39];2-(INT(LOG(ABS([Tabelle1.G39])))+1)))" office:value-type="float" office:value="0.32" calcext:value-type="float">
            <text:p>0,32</text:p>
          </table:table-cell>
          <table:table-cell table:formula="of:=ROUND([Tabelle1.H39];ABS(INT(LOG(ABS([Tabelle1.I39])))-1))" office:value-type="float" office:value="-2.3" calcext:value-type="float">
            <text:p>-2,3</text:p>
          </table:table-cell>
          <table:table-cell table:formula="of:=IF([Tabelle1.I39]=0;0;ROUND([Tabelle1.I39];2-(INT(LOG(ABS([Tabelle1.I39])))+1)))" office:value-type="float" office:value="1.6" calcext:value-type="float">
            <text:p>1,6</text:p>
          </table:table-cell>
          <table:table-cell table:formula="of:=ROUND([Tabelle1.J39];ABS(INT(LOG(ABS([Tabelle1.K39])))-1))" office:value-type="float" office:value="4.26" calcext:value-type="float">
            <text:p>4,26</text:p>
          </table:table-cell>
          <table:table-cell table:formula="of:=IF([Tabelle1.K39]=0;0;ROUND([Tabelle1.K39];2-(INT(LOG(ABS([Tabelle1.K39])))+1)))" office:value-type="float" office:value="0.76" calcext:value-type="float">
            <text:p>0,76</text:p>
          </table:table-cell>
          <table:table-cell table:formula="of:=ROUND([Tabelle1.L39];ABS(INT(LOG(ABS([Tabelle1.M39])))-1))" office:value-type="string" office:string-value="" calcext:value-type="error">
            <text:p>Err:502</text:p>
          </table:table-cell>
          <table:table-cell table:formula="of:=IF([Tabelle1.M39]=0;0;ROUND([Tabelle1.M39];2-(INT(LOG(ABS([Tabelle1.M39])))+1)))" office:value-type="string" office:string-value="" calcext:value-type="error">
            <text:p>Err:502</text:p>
          </table:table-cell>
          <table:table-cell table:formula="of:=ROUND([Tabelle1.N39];ABS(INT(LOG(ABS([Tabelle1.O39])))-1))" office:value-type="float" office:value="112.3" calcext:value-type="float">
            <text:p>112,3</text:p>
          </table:table-cell>
          <table:table-cell table:formula="of:=IF([Tabelle1.O39]=0;0;ROUND([Tabelle1.O39];2-(INT(LOG(ABS([Tabelle1.O39])))+1)))" office:value-type="float" office:value="4" calcext:value-type="float">
            <text:p>4</text:p>
          </table:table-cell>
          <table:table-cell table:formula="of:=ROUND([Tabelle1.P39];ABS(INT(LOG(ABS([Tabelle1.Q39])))-1))" office:value-type="float" office:value="0.295" calcext:value-type="float">
            <text:p>0,295</text:p>
          </table:table-cell>
          <table:table-cell table:formula="of:=IF([Tabelle1.Q39]=0;0;ROUND([Tabelle1.Q39];2-(INT(LOG(ABS([Tabelle1.Q39])))+1)))" office:value-type="float" office:value="0.014" calcext:value-type="float">
            <text:p>0,014</text:p>
          </table:table-cell>
          <table:table-cell table:formula="of:=ROUND([Tabelle1.R39];2)" office:value-type="float" office:value="21.9" calcext:value-type="float">
            <text:p>21,9</text:p>
          </table:table-cell>
          <table:table-cell table:formula="of:=ROUND([Tabelle1.S39];2)" office:value-type="float" office:value="0.92" calcext:value-type="float">
            <text:p>0,92</text:p>
          </table:table-cell>
        </table:table-row>
        <table:table-row table:style-name="ro1">
          <table:table-cell table:formula="of:=[Tabelle1.A40]" office:value-type="float" office:value="8" calcext:value-type="float">
            <text:p>8</text:p>
          </table:table-cell>
          <table:table-cell table:formula="of:=[Tabelle1.B40]" office:value-type="float" office:value="64" calcext:value-type="float">
            <text:p>64</text:p>
          </table:table-cell>
          <table:table-cell table:formula="of:=[Tabelle1.C40]" office:value-type="float" office:value="1.7" calcext:value-type="float">
            <text:p>1,7</text:p>
          </table:table-cell>
          <table:table-cell table:formula="of:=ROUND([Tabelle1.D40];ABS(INT(LOG(ABS([Tabelle1.E40])))-1))" office:value-type="float" office:value="3.654" calcext:value-type="float">
            <text:p>3,654</text:p>
          </table:table-cell>
          <table:table-cell table:formula="of:=IF([Tabelle1.E40]=0;0;ROUND([Tabelle1.E40];2-(INT(LOG(ABS([Tabelle1.E40])))+1)))" office:value-type="float" office:value="0.014" calcext:value-type="float">
            <text:p>0,014</text:p>
          </table:table-cell>
          <table:table-cell table:formula="of:=ROUND([Tabelle1.F40];ABS(INT(LOG(ABS([Tabelle1.G40])))-1))" office:value-type="float" office:value="0.5561" calcext:value-type="float">
            <text:p>0,5561</text:p>
          </table:table-cell>
          <table:table-cell table:formula="of:=IF([Tabelle1.G40]=0;0;ROUND([Tabelle1.G40];2-(INT(LOG(ABS([Tabelle1.G40])))+1)))" office:value-type="float" office:value="0.007" calcext:value-type="float">
            <text:p>0,007</text:p>
          </table:table-cell>
          <table:table-cell table:formula="of:=ROUND([Tabelle1.H40];ABS(INT(LOG(ABS([Tabelle1.I40])))-1))" office:value-type="float" office:value="-2.275" calcext:value-type="float">
            <text:p>-2,275</text:p>
          </table:table-cell>
          <table:table-cell table:formula="of:=IF([Tabelle1.I40]=0;0;ROUND([Tabelle1.I40];2-(INT(LOG(ABS([Tabelle1.I40])))+1)))" office:value-type="float" office:value="0.012" calcext:value-type="float">
            <text:p>0,012</text:p>
          </table:table-cell>
          <table:table-cell table:formula="of:=ROUND([Tabelle1.J40];ABS(INT(LOG(ABS([Tabelle1.K40])))-1))" office:value-type="float" office:value="4.2311" calcext:value-type="float">
            <text:p>4,2311</text:p>
          </table:table-cell>
          <table:table-cell table:formula="of:=IF([Tabelle1.K40]=0;0;ROUND([Tabelle1.K40];2-(INT(LOG(ABS([Tabelle1.K40])))+1)))" office:value-type="float" office:value="0.0063" calcext:value-type="float">
            <text:p>0,0063</text:p>
          </table:table-cell>
          <table:table-cell table:formula="of:=ROUND([Tabelle1.L40];ABS(INT(LOG(ABS([Tabelle1.M40])))-1))" office:value-type="float" office:value="20.211246" calcext:value-type="float">
            <text:p>20,211246</text:p>
          </table:table-cell>
          <table:table-cell table:formula="of:=IF([Tabelle1.M40]=0;0;ROUND([Tabelle1.M40];2-(INT(LOG(ABS([Tabelle1.M40])))+1)))" office:value-type="float" office:value="10000000" calcext:value-type="float">
            <text:p>10000000</text:p>
          </table:table-cell>
          <table:table-cell table:formula="of:=ROUND([Tabelle1.N40];ABS(INT(LOG(ABS([Tabelle1.O40])))-1))" office:value-type="float" office:value="31.54" calcext:value-type="float">
            <text:p>31,54</text:p>
          </table:table-cell>
          <table:table-cell table:formula="of:=IF([Tabelle1.O40]=0;0;ROUND([Tabelle1.O40];2-(INT(LOG(ABS([Tabelle1.O40])))+1)))" office:value-type="float" office:value="3200" calcext:value-type="float">
            <text:p>3200</text:p>
          </table:table-cell>
          <table:table-cell table:formula="of:=ROUND([Tabelle1.P40];ABS(INT(LOG(ABS([Tabelle1.Q40])))-1))" office:value-type="float" office:value="0.29571" calcext:value-type="float">
            <text:p>0,29571</text:p>
          </table:table-cell>
          <table:table-cell table:formula="of:=IF([Tabelle1.Q40]=0;0;ROUND([Tabelle1.Q40];2-(INT(LOG(ABS([Tabelle1.Q40])))+1)))" office:value-type="float" office:value="0.00095" calcext:value-type="float">
            <text:p>0,00095</text:p>
          </table:table-cell>
          <table:table-cell table:formula="of:=ROUND([Tabelle1.R40];2)" office:value-type="float" office:value="21.94" calcext:value-type="float">
            <text:p>21,94</text:p>
          </table:table-cell>
          <table:table-cell table:formula="of:=ROUND([Tabelle1.S40];2)" office:value-type="float" office:value="0.5" calcext:value-type="float">
            <text:p>0,5</text:p>
          </table:table-cell>
        </table:table-row>
        <table:table-row table:style-name="ro1">
          <table:table-cell table:formula="of:=[Tabelle1.A41]" office:value-type="float" office:value="7" calcext:value-type="float">
            <text:p>7</text:p>
          </table:table-cell>
          <table:table-cell table:formula="of:=[Tabelle1.B41]" office:value-type="float" office:value="65" calcext:value-type="float">
            <text:p>65</text:p>
          </table:table-cell>
          <table:table-cell table:formula="of:=[Tabelle1.C41]" office:value-type="float" office:value="1.75" calcext:value-type="float">
            <text:p>1,75</text:p>
          </table:table-cell>
          <table:table-cell table:formula="of:=ROUND([Tabelle1.D41];ABS(INT(LOG(ABS([Tabelle1.E41])))-1))" office:value-type="float" office:value="-16.57" calcext:value-type="float">
            <text:p>-16,57</text:p>
          </table:table-cell>
          <table:table-cell table:formula="of:=IF([Tabelle1.E41]=0;0;ROUND([Tabelle1.E41];2-(INT(LOG(ABS([Tabelle1.E41])))+1)))" office:value-type="float" office:value="0.88" calcext:value-type="float">
            <text:p>0,88</text:p>
          </table:table-cell>
          <table:table-cell table:formula="of:=ROUND([Tabelle1.F41];ABS(INT(LOG(ABS([Tabelle1.G41])))-1))" office:value-type="float" office:value="34.89" calcext:value-type="float">
            <text:p>34,89</text:p>
          </table:table-cell>
          <table:table-cell table:formula="of:=IF([Tabelle1.G41]=0;0;ROUND([Tabelle1.G41];2-(INT(LOG(ABS([Tabelle1.G41])))+1)))" office:value-type="float" office:value="0.44" calcext:value-type="float">
            <text:p>0,44</text:p>
          </table:table-cell>
          <table:table-cell table:formula="of:=ROUND([Tabelle1.H41];ABS(INT(LOG(ABS([Tabelle1.I41])))-1))" office:value-type="float" office:value="5.866" calcext:value-type="float">
            <text:p>5,866</text:p>
          </table:table-cell>
          <table:table-cell table:formula="of:=IF([Tabelle1.I41]=0;0;ROUND([Tabelle1.I41];2-(INT(LOG(ABS([Tabelle1.I41])))+1)))" office:value-type="float" office:value="0.018" calcext:value-type="float">
            <text:p>0,018</text:p>
          </table:table-cell>
          <table:table-cell table:formula="of:=ROUND([Tabelle1.J41];ABS(INT(LOG(ABS([Tabelle1.K41])))-1))" office:value-type="float" office:value="0.2073" calcext:value-type="float">
            <text:p>0,2073</text:p>
          </table:table-cell>
          <table:table-cell table:formula="of:=IF([Tabelle1.K41]=0;0;ROUND([Tabelle1.K41];2-(INT(LOG(ABS([Tabelle1.K41])))+1)))" office:value-type="float" office:value="0.0091" calcext:value-type="float">
            <text:p>0,0091</text:p>
          </table:table-cell>
          <table:table-cell table:formula="of:=ROUND([Tabelle1.L41];ABS(INT(LOG(ABS([Tabelle1.M41])))-1))" office:value-type="float" office:value="36" calcext:value-type="float">
            <text:p>36</text:p>
          </table:table-cell>
          <table:table-cell table:formula="of:=IF([Tabelle1.M41]=0;0;ROUND([Tabelle1.M41];2-(INT(LOG(ABS([Tabelle1.M41])))+1)))" office:value-type="float" office:value="32" calcext:value-type="float">
            <text:p>32</text:p>
          </table:table-cell>
          <table:table-cell table:formula="of:=ROUND([Tabelle1.N41];ABS(INT(LOG(ABS([Tabelle1.O41])))-1))" office:value-type="float" office:value="-69.6" calcext:value-type="float">
            <text:p>-69,6</text:p>
          </table:table-cell>
          <table:table-cell table:formula="of:=IF([Tabelle1.O41]=0;0;ROUND([Tabelle1.O41];2-(INT(LOG(ABS([Tabelle1.O41])))+1)))" office:value-type="float" office:value="1" calcext:value-type="float">
            <text:p>1</text:p>
          </table:table-cell>
          <table:table-cell table:formula="of:=ROUND([Tabelle1.P41];ABS(INT(LOG(ABS([Tabelle1.Q41])))-1))" office:value-type="float" office:value="0.318" calcext:value-type="float">
            <text:p>0,318</text:p>
          </table:table-cell>
          <table:table-cell table:formula="of:=IF([Tabelle1.Q41]=0;0;ROUND([Tabelle1.Q41];2-(INT(LOG(ABS([Tabelle1.Q41])))+1)))" office:value-type="float" office:value="0.013" calcext:value-type="float">
            <text:p>0,013</text:p>
          </table:table-cell>
          <table:table-cell table:formula="of:=ROUND([Tabelle1.R41];2)" office:value-type="float" office:value="16.07" calcext:value-type="float">
            <text:p>16,07</text:p>
          </table:table-cell>
          <table:table-cell table:formula="of:=ROUND([Tabelle1.S41];2)" office:value-type="float" office:value="2.45" calcext:value-type="float">
            <text:p>2,45</text:p>
          </table:table-cell>
        </table:table-row>
      </table:table>
      <table:named-expressions/>
      <table:database-ranges>
        <table:database-range table:name="__Anonymous_Sheet_DB__1" table:target-range-address="Tabelle3.A7:Tabelle3.M47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.00.0000</text:date>, <text:time style:data-style-name="N2" text:time-value="17:35:13.1216584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38:20.785800940</meta:creation-date>
    <dc:date>2016-07-06T19:08:21.270889984</dc:date>
    <meta:editing-duration>PT1H37M32S</meta:editing-duration>
    <meta:editing-cycles>7</meta:editing-cycles>
    <meta:generator>LibreOffice/5.1.4.2$Linux_X86_64 LibreOffice_project/10m0$Build-2</meta:generator>
    <meta:document-statistic meta:table-count="3" meta:cell-count="2146" meta:object-count="0"/>
  </office:meta>
</office:document-meta>
</file>